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4965in"/>
    </style:style>
    <style:style style:name="co2" style:family="table-column">
      <style:table-column-properties fo:break-before="auto" style:column-width="0.8827in"/>
    </style:style>
    <style:style style:name="co3" style:family="table-column">
      <style:table-column-properties fo:break-before="auto" style:column-width="0.6783in"/>
    </style:style>
    <style:style style:name="co4" style:family="table-column">
      <style:table-column-properties fo:break-before="auto" style:column-width="0.5717in"/>
    </style:style>
    <style:style style:name="co5" style:family="table-column">
      <style:table-column-properties fo:break-before="auto" style:column-width="0.711in"/>
    </style:style>
    <style:style style:name="co6" style:family="table-column">
      <style:table-column-properties fo:break-before="auto" style:column-width="0.8075in"/>
    </style:style>
    <style:style style:name="co7" style:family="table-column">
      <style:table-column-properties fo:break-before="auto" style:column-width="0.5071in"/>
    </style:style>
    <style:style style:name="co8" style:family="table-column">
      <style:table-column-properties fo:break-before="auto" style:column-width="0.5181in"/>
    </style:style>
    <style:style style:name="co9" style:family="table-column">
      <style:table-column-properties fo:break-before="auto" style:column-width="0.8398in"/>
    </style:style>
    <style:style style:name="co10" style:family="table-column">
      <style:table-column-properties fo:break-before="auto" style:column-width="0.6571in"/>
    </style:style>
    <style:style style:name="co11" style:family="table-column">
      <style:table-column-properties fo:break-before="auto" style:column-width="0.2283in"/>
    </style:style>
    <style:style style:name="co12" style:family="table-column">
      <style:table-column-properties fo:break-before="auto" style:column-width="0.3354in"/>
    </style:style>
    <style:style style:name="co13" style:family="table-column">
      <style:table-column-properties fo:break-before="auto" style:column-width="0.7319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3"/>
    <style:style style:name="ce5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 style:data-style-name="N123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5" style:family="table-cell" style:parent-style-name="Default" style:data-style-name="N3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ighter" table:style-name="ta1">
        <table:table-column table:style-name="co1" table:default-cell-style-name="ce3"/>
        <table:table-column table:style-name="co2" table:default-cell-style-name="ce4"/>
        <table:table-column table:style-name="co3" table:default-cell-style-name="ce3"/>
        <table:table-column table:style-name="co4" table:default-cell-style-name="ce5"/>
        <table:table-column table:style-name="co5" table:default-cell-style-name="ce5"/>
        <table:table-column table:style-name="co3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3"/>
        <table:table-column table:style-name="co7" table:default-cell-style-name="ce3"/>
        <table:table-column table:style-name="co9" table:default-cell-style-name="ce3"/>
        <table:table-column table:style-name="co10" table:default-cell-style-name="ce7"/>
        <table:table-column table:style-name="co9" table:default-cell-style-name="ce3"/>
        <table:table-column table:style-name="co3" table:default-cell-style-name="ce3"/>
        <table:table-column table:style-name="co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3" table:number-columns-repeated="2" table:default-cell-style-name="Default"/>
        <table:table-row table:style-name="ro1">
          <table:table-cell table:style-name="Default" table:number-columns-repeated="12"/>
          <table:table-cell office:value-type="float" office:value="5.5" calcext:value-type="float">
            <text:p>5.5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Default" table:number-columns-repeated="14"/>
          <table:table-cell table:number-columns-repeated="6"/>
        </table:table-row>
        <table:table-row table:style-name="ro1">
          <table:table-cell table:style-name="ce1" office:value-type="string" calcext:value-type="string">
            <text:p>FIGHTER</text:p>
          </table:table-cell>
          <table:table-cell table:style-name="Default" table:number-columns-repeated="13"/>
          <table:table-cell table:number-columns-repeated="6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Hit</text:p>
          </table:table-cell>
          <table:table-cell table:style-name="ce2" office:value-type="string" calcext:value-type="string">
            <text:p>Attack</text:p>
          </table:table-cell>
          <table:table-cell table:style-name="ce2"/>
          <table:table-cell table:style-name="ce12" office:value-type="string" calcext:value-type="string" table:number-columns-spanned="3" table:number-rows-spanned="1">
            <text:p>Saving Throws</text:p>
          </table:table-cell>
          <table:covered-table-cell table:number-columns-repeated="2" table:style-name="ce2"/>
          <table:table-cell table:style-name="ce2" table:number-columns-repeated="3"/>
          <table:table-cell table:style-name="ce2" office:value-type="string" calcext:value-type="string">
            <text:p>Combat</text:p>
          </table:table-cell>
          <table:table-cell table:number-columns-repeated="2" table:style-name="ce2" office:value-type="string" calcext:value-type="string">
            <text:p>Average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Level</text:p>
          </table:table-cell>
          <table:table-cell table:style-name="ce2" office:value-type="string" calcext:value-type="string">
            <text:p>Experience</text:p>
          </table:table-cell>
          <table:table-cell table:style-name="ce2" office:value-type="string" calcext:value-type="string">
            <text:p>Dice</text:p>
          </table:table-cell>
          <table:table-cell table:style-name="ce2" office:value-type="string" calcext:value-type="string">
            <text:p>Bonus</text:p>
          </table:table-cell>
          <table:table-cell table:style-name="ce2" office:value-type="string" calcext:value-type="string">
            <text:p>Initiative</text:p>
          </table:table-cell>
          <table:table-cell table:style-name="ce2" office:value-type="string" calcext:value-type="string">
            <text:p>Evasion</text:p>
          </table:table-cell>
          <table:table-cell table:style-name="ce2" office:value-type="string" calcext:value-type="string">
            <text:p>Hardiness</text:p>
          </table:table-cell>
          <table:table-cell table:style-name="ce2" office:value-type="string" calcext:value-type="string">
            <text:p>Spirit</text:p>
          </table:table-cell>
          <table:table-cell table:style-name="ce2" office:value-type="string" calcext:value-type="string">
            <text:p>Skills</text:p>
          </table:table-cell>
          <table:table-cell table:style-name="ce2" office:value-type="string" calcext:value-type="string">
            <text:p>Traits</text:p>
          </table:table-cell>
          <table:table-cell table:style-name="ce2" office:value-type="string" calcext:value-type="string">
            <text:p>Knacks</text:p>
          </table:table-cell>
          <table:table-cell table:style-name="ce2" office:value-type="string" calcext:value-type="string">
            <text:p>Mastery</text:p>
          </table:table-cell>
          <table:table-cell table:style-name="ce2" office:value-type="string" calcext:value-type="string">
            <text:p>HP</text:p>
          </table:table-cell>
          <table:table-cell table:style-name="ce2" office:value-type="string" calcext:value-type="string">
            <text:p>Save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A6] &amp; &quot;d6+&quot; &amp; ([.A6]*2)" office:value-type="string" office:string-value="1d6+2" calcext:value-type="string">
            <text:p>1d6+2</text:p>
          </table:table-cell>
          <table:table-cell table:formula="of:=ROUNDUP([.A6]*2/3)" office:value-type="float" office:value="1" calcext:value-type="float">
            <text:p>+1</text:p>
          </table:table-cell>
          <table:table-cell table:formula="of:=ROUNDDOWN([.A6]*(4/15))" office:value-type="float" office:value="0" calcext:value-type="float">
            <text:p>+0</text:p>
          </table:table-cell>
          <table:table-cell table:formula="of:=ROUND([.A6]*(2/3))" office:value-type="float" office:value="1" calcext:value-type="float">
            <text:p>+1</text:p>
          </table:table-cell>
          <table:table-cell table:formula="of:=ROUNDUP([.A6]*0.75)" office:value-type="float" office:value="1" calcext:value-type="float">
            <text:p>+1</text:p>
          </table:table-cell>
          <table:table-cell table:formula="of:=ROUNDDOWN([.A6]*2/3)" office:value-type="float" office:value="0" calcext:value-type="float">
            <text:p>+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+</text:p>
          </table:table-cell>
          <table:table-cell office:value-type="float" office:value="8" calcext:value-type="float">
            <text:p>8</text:p>
          </table:table-cell>
          <table:table-cell table:style-name="ce5" table:formula="of:=ROUND(AVERAGE([.F6:.H6]))" office:value-type="float" office:value="1" calcext:value-type="float">
            <text:p>+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,000</text:p>
          </table:table-cell>
          <table:table-cell table:formula="of:=[.A7] &amp; &quot;d6+&quot; &amp; ([.A7]*2)" office:value-type="string" office:string-value="2d6+4" calcext:value-type="string">
            <text:p>2d6+4</text:p>
          </table:table-cell>
          <table:table-cell table:formula="of:=ROUNDUP([.A7]*2/3)" office:value-type="float" office:value="2" calcext:value-type="float">
            <text:p>+2</text:p>
          </table:table-cell>
          <table:table-cell table:formula="of:=ROUNDDOWN([.A7]*(4/15))" office:value-type="float" office:value="0" calcext:value-type="float">
            <text:p>+0</text:p>
          </table:table-cell>
          <table:table-cell table:formula="of:=ROUND([.A7]*(2/3))" office:value-type="float" office:value="1" calcext:value-type="float">
            <text:p>+1</text:p>
          </table:table-cell>
          <table:table-cell table:formula="of:=ROUNDUP([.A7]*0.75)" office:value-type="float" office:value="2" calcext:value-type="float">
            <text:p>+2</text:p>
          </table:table-cell>
          <table:table-cell table:formula="of:=ROUNDDOWN([.A7]*2/3)" office:value-type="float" office:value="1" calcext:value-type="float">
            <text:p>+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+</text:p>
          </table:table-cell>
          <table:table-cell table:formula="of:=[.$M$1]*[.A7]" office:value-type="float" office:value="11" calcext:value-type="float">
            <text:p>11</text:p>
          </table:table-cell>
          <table:table-cell table:style-name="ce5" table:formula="of:=ROUND(AVERAGE([.F7:.H7]))" office:value-type="float" office:value="1" calcext:value-type="float">
            <text:p>+1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7]*2" office:value-type="float" office:value="4000" calcext:value-type="float">
            <text:p>4,000</text:p>
          </table:table-cell>
          <table:table-cell table:formula="of:=[.A8] &amp; &quot;d6+&quot; &amp; ([.A8]*2)" office:value-type="string" office:string-value="3d6+6" calcext:value-type="string">
            <text:p>3d6+6</text:p>
          </table:table-cell>
          <table:table-cell table:formula="of:=ROUNDUP([.A8]*2/3)" office:value-type="float" office:value="2" calcext:value-type="float">
            <text:p>+2</text:p>
          </table:table-cell>
          <table:table-cell table:formula="of:=ROUNDDOWN([.A8]*(4/15))" office:value-type="float" office:value="0" calcext:value-type="float">
            <text:p>+0</text:p>
          </table:table-cell>
          <table:table-cell table:formula="of:=ROUND([.A8]*(2/3))" office:value-type="float" office:value="2" calcext:value-type="float">
            <text:p>+2</text:p>
          </table:table-cell>
          <table:table-cell table:formula="of:=ROUNDUP([.A8]*0.75)" office:value-type="float" office:value="3" calcext:value-type="float">
            <text:p>+3</text:p>
          </table:table-cell>
          <table:table-cell table:formula="of:=ROUNDDOWN([.A8]*2/3)" office:value-type="float" office:value="2" calcext:value-type="float">
            <text:p>+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K6]+1" office:value-type="float" office:value="2" calcext:value-type="float">
            <text:p>2</text:p>
          </table:table-cell>
          <table:table-cell table:formula="of:=[.L6]-1" office:value-type="float" office:value="13" calcext:value-type="float">
            <text:p>13+</text:p>
          </table:table-cell>
          <table:table-cell table:formula="of:=[.$M$1]*[.A8]" office:value-type="float" office:value="16.5" calcext:value-type="float">
            <text:p>16.5</text:p>
          </table:table-cell>
          <table:table-cell table:style-name="ce5" table:formula="of:=ROUND(AVERAGE([.F8:.H8]))" office:value-type="float" office:value="2" calcext:value-type="float">
            <text:p>+2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8]*2" office:value-type="float" office:value="8000" calcext:value-type="float">
            <text:p>8,000</text:p>
          </table:table-cell>
          <table:table-cell table:formula="of:=[.A9] &amp; &quot;d6+&quot; &amp; ([.A9]*2)" office:value-type="string" office:string-value="4d6+8" calcext:value-type="string">
            <text:p>4d6+8</text:p>
          </table:table-cell>
          <table:table-cell table:formula="of:=ROUNDUP([.A9]*2/3)" office:value-type="float" office:value="3" calcext:value-type="float">
            <text:p>+3</text:p>
          </table:table-cell>
          <table:table-cell table:formula="of:=ROUNDDOWN([.A9]*(4/15))" office:value-type="float" office:value="1" calcext:value-type="float">
            <text:p>+1</text:p>
          </table:table-cell>
          <table:table-cell table:formula="of:=ROUND([.A9]*(2/3))" office:value-type="float" office:value="3" calcext:value-type="float">
            <text:p>+3</text:p>
          </table:table-cell>
          <table:table-cell table:formula="of:=ROUNDUP([.A9]*0.75)" office:value-type="float" office:value="3" calcext:value-type="float">
            <text:p>+3</text:p>
          </table:table-cell>
          <table:table-cell table:formula="of:=ROUNDDOWN([.A9]*2/3)" office:value-type="float" office:value="2" calcext:value-type="float">
            <text:p>+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K7]+1" office:value-type="float" office:value="2" calcext:value-type="float">
            <text:p>2</text:p>
          </table:table-cell>
          <table:table-cell table:formula="of:=[.L7]-1" office:value-type="float" office:value="13" calcext:value-type="float">
            <text:p>13+</text:p>
          </table:table-cell>
          <table:table-cell table:formula="of:=[.$M$1]*[.A9]" office:value-type="float" office:value="22" calcext:value-type="float">
            <text:p>22</text:p>
          </table:table-cell>
          <table:table-cell table:style-name="ce5" table:formula="of:=ROUND(AVERAGE([.F9:.H9]))" office:value-type="float" office:value="3" calcext:value-type="float">
            <text:p>+3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9]*2" office:value-type="float" office:value="16000" calcext:value-type="float">
            <text:p>16,000</text:p>
          </table:table-cell>
          <table:table-cell table:formula="of:=[.A10] &amp; &quot;d6+&quot; &amp; ([.A10]*2)" office:value-type="string" office:string-value="5d6+10" calcext:value-type="string">
            <text:p>5d6+10</text:p>
          </table:table-cell>
          <table:table-cell table:formula="of:=ROUNDUP([.A10]*2/3)" office:value-type="float" office:value="4" calcext:value-type="float">
            <text:p>+4</text:p>
          </table:table-cell>
          <table:table-cell table:formula="of:=ROUNDDOWN([.A10]*(4/15))" office:value-type="float" office:value="1" calcext:value-type="float">
            <text:p>+1</text:p>
          </table:table-cell>
          <table:table-cell table:formula="of:=ROUND([.A10]*(2/3))" office:value-type="float" office:value="3" calcext:value-type="float">
            <text:p>+3</text:p>
          </table:table-cell>
          <table:table-cell table:formula="of:=ROUNDUP([.A10]*0.75)" office:value-type="float" office:value="4" calcext:value-type="float">
            <text:p>+4</text:p>
          </table:table-cell>
          <table:table-cell table:formula="of:=ROUNDDOWN([.A10]*2/3)" office:value-type="float" office:value="3" calcext:value-type="float">
            <text:p>+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K8]+1" office:value-type="float" office:value="3" calcext:value-type="float">
            <text:p>3</text:p>
          </table:table-cell>
          <table:table-cell table:formula="of:=[.L8]-1" office:value-type="float" office:value="12" calcext:value-type="float">
            <text:p>12+</text:p>
          </table:table-cell>
          <table:table-cell table:formula="of:=[.$M$1]*[.A10]" office:value-type="float" office:value="27.5" calcext:value-type="float">
            <text:p>27.5</text:p>
          </table:table-cell>
          <table:table-cell table:style-name="ce5" table:formula="of:=ROUND(AVERAGE([.F10:.H10]))" office:value-type="float" office:value="3" calcext:value-type="float">
            <text:p>+3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0]*2" office:value-type="float" office:value="32000" calcext:value-type="float">
            <text:p>32,000</text:p>
          </table:table-cell>
          <table:table-cell table:formula="of:=[.A11] &amp; &quot;d6+&quot; &amp; ([.A11]*2)" office:value-type="string" office:string-value="6d6+12" calcext:value-type="string">
            <text:p>6d6+12</text:p>
          </table:table-cell>
          <table:table-cell table:formula="of:=ROUNDUP([.A11]*2/3)" office:value-type="float" office:value="4" calcext:value-type="float">
            <text:p>+4</text:p>
          </table:table-cell>
          <table:table-cell table:formula="of:=ROUNDDOWN([.A11]*(4/15))" office:value-type="float" office:value="1" calcext:value-type="float">
            <text:p>+1</text:p>
          </table:table-cell>
          <table:table-cell table:formula="of:=ROUND([.A11]*(2/3))" office:value-type="float" office:value="4" calcext:value-type="float">
            <text:p>+4</text:p>
          </table:table-cell>
          <table:table-cell table:formula="of:=ROUNDUP([.A11]*0.75)" office:value-type="float" office:value="5" calcext:value-type="float">
            <text:p>+5</text:p>
          </table:table-cell>
          <table:table-cell table:formula="of:=ROUNDDOWN([.A11]*2/3)" office:value-type="float" office:value="4" calcext:value-type="float">
            <text:p>+4</text:p>
          </table:table-cell>
          <table:table-cell office:value-type="float" office:value="4" calcext:value-type="float">
            <text:p>4</text:p>
          </table:table-cell>
          <table:table-cell table:formula="of:=[.J7]+1" office:value-type="float" office:value="2" calcext:value-type="float">
            <text:p>2</text:p>
          </table:table-cell>
          <table:table-cell table:formula="of:=[.K9]+1" office:value-type="float" office:value="3" calcext:value-type="float">
            <text:p>3</text:p>
          </table:table-cell>
          <table:table-cell table:formula="of:=[.L9]-1" office:value-type="float" office:value="12" calcext:value-type="float">
            <text:p>12+</text:p>
          </table:table-cell>
          <table:table-cell table:formula="of:=[.$M$1]*[.A11]" office:value-type="float" office:value="33" calcext:value-type="float">
            <text:p>33</text:p>
          </table:table-cell>
          <table:table-cell table:style-name="ce5" table:formula="of:=ROUND(AVERAGE([.F11:.H11]))" office:value-type="float" office:value="4" calcext:value-type="float">
            <text:p>+4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1]*2" office:value-type="float" office:value="64000" calcext:value-type="float">
            <text:p>64,000</text:p>
          </table:table-cell>
          <table:table-cell table:formula="of:=[.A12] &amp; &quot;d6+&quot; &amp; ([.A12]*2)" office:value-type="string" office:string-value="7d6+14" calcext:value-type="string">
            <text:p>7d6+14</text:p>
          </table:table-cell>
          <table:table-cell table:formula="of:=ROUNDUP([.A12]*2/3)" office:value-type="float" office:value="5" calcext:value-type="float">
            <text:p>+5</text:p>
          </table:table-cell>
          <table:table-cell table:formula="of:=ROUNDDOWN([.A12]*(4/15))" office:value-type="float" office:value="1" calcext:value-type="float">
            <text:p>+1</text:p>
          </table:table-cell>
          <table:table-cell table:formula="of:=ROUND([.A12]*(2/3))" office:value-type="float" office:value="5" calcext:value-type="float">
            <text:p>+5</text:p>
          </table:table-cell>
          <table:table-cell table:formula="of:=ROUNDUP([.A12]*0.75)" office:value-type="float" office:value="6" calcext:value-type="float">
            <text:p>+6</text:p>
          </table:table-cell>
          <table:table-cell table:formula="of:=ROUNDDOWN([.A12]*2/3)" office:value-type="float" office:value="4" calcext:value-type="float">
            <text:p>+4</text:p>
          </table:table-cell>
          <table:table-cell office:value-type="float" office:value="4" calcext:value-type="float">
            <text:p>4</text:p>
          </table:table-cell>
          <table:table-cell table:formula="of:=[.J8]+1" office:value-type="float" office:value="2" calcext:value-type="float">
            <text:p>2</text:p>
          </table:table-cell>
          <table:table-cell table:formula="of:=[.K10]+1" office:value-type="float" office:value="4" calcext:value-type="float">
            <text:p>4</text:p>
          </table:table-cell>
          <table:table-cell table:formula="of:=[.L10]-1" office:value-type="float" office:value="11" calcext:value-type="float">
            <text:p>11+</text:p>
          </table:table-cell>
          <table:table-cell table:formula="of:=[.$M$1]*[.A12]" office:value-type="float" office:value="38.5" calcext:value-type="float">
            <text:p>38.5</text:p>
          </table:table-cell>
          <table:table-cell table:style-name="ce5" table:formula="of:=ROUND(AVERAGE([.F12:.H12]))" office:value-type="float" office:value="5" calcext:value-type="float">
            <text:p>+5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0000" calcext:value-type="float">
            <text:p>120,000</text:p>
          </table:table-cell>
          <table:table-cell table:formula="of:=[.A13] &amp; &quot;d6+&quot; &amp; ([.A13]*2)" office:value-type="string" office:string-value="8d6+16" calcext:value-type="string">
            <text:p>8d6+16</text:p>
          </table:table-cell>
          <table:table-cell table:formula="of:=ROUNDUP([.A13]*2/3)" office:value-type="float" office:value="6" calcext:value-type="float">
            <text:p>+6</text:p>
          </table:table-cell>
          <table:table-cell table:formula="of:=ROUNDDOWN([.A13]*(4/15))" office:value-type="float" office:value="2" calcext:value-type="float">
            <text:p>+2</text:p>
          </table:table-cell>
          <table:table-cell table:formula="of:=ROUND([.A13]*(2/3))" office:value-type="float" office:value="5" calcext:value-type="float">
            <text:p>+5</text:p>
          </table:table-cell>
          <table:table-cell table:formula="of:=ROUNDUP([.A13]*0.75)" office:value-type="float" office:value="6" calcext:value-type="float">
            <text:p>+6</text:p>
          </table:table-cell>
          <table:table-cell table:formula="of:=ROUNDDOWN([.A13]*2/3)" office:value-type="float" office:value="5" calcext:value-type="float">
            <text:p>+5</text:p>
          </table:table-cell>
          <table:table-cell table:formula="of:=[.I9]+2" office:value-type="float" office:value="6" calcext:value-type="float">
            <text:p>6</text:p>
          </table:table-cell>
          <table:table-cell table:formula="of:=[.J9]+1" office:value-type="float" office:value="2" calcext:value-type="float">
            <text:p>2</text:p>
          </table:table-cell>
          <table:table-cell table:formula="of:=[.K11]+1" office:value-type="float" office:value="4" calcext:value-type="float">
            <text:p>4</text:p>
          </table:table-cell>
          <table:table-cell table:formula="of:=[.L11]-1" office:value-type="float" office:value="11" calcext:value-type="float">
            <text:p>11+</text:p>
          </table:table-cell>
          <table:table-cell table:formula="of:=[.$M$1]*[.A13]" office:value-type="float" office:value="44" calcext:value-type="float">
            <text:p>44</text:p>
          </table:table-cell>
          <table:table-cell table:style-name="ce5" table:formula="of:=ROUND(AVERAGE([.F13:.H13]))" office:value-type="float" office:value="5" calcext:value-type="float">
            <text:p>+5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3]*2" office:value-type="float" office:value="240000" calcext:value-type="float">
            <text:p>240,000</text:p>
          </table:table-cell>
          <table:table-cell table:formula="of:=[.A14] &amp; &quot;d6+&quot; &amp; ([.A14]*2)" office:value-type="string" office:string-value="9d6+18" calcext:value-type="string">
            <text:p>9d6+18</text:p>
          </table:table-cell>
          <table:table-cell table:formula="of:=ROUNDUP([.A14]*2/3)" office:value-type="float" office:value="6" calcext:value-type="float">
            <text:p>+6</text:p>
          </table:table-cell>
          <table:table-cell table:formula="of:=ROUNDDOWN([.A14]*(4/15))" office:value-type="float" office:value="2" calcext:value-type="float">
            <text:p>+2</text:p>
          </table:table-cell>
          <table:table-cell table:formula="of:=ROUND([.A14]*(2/3))" office:value-type="float" office:value="6" calcext:value-type="float">
            <text:p>+6</text:p>
          </table:table-cell>
          <table:table-cell table:formula="of:=ROUNDUP([.A14]*0.75)" office:value-type="float" office:value="7" calcext:value-type="float">
            <text:p>+7</text:p>
          </table:table-cell>
          <table:table-cell table:formula="of:=ROUNDDOWN([.A14]*2/3)" office:value-type="float" office:value="6" calcext:value-type="float">
            <text:p>+6</text:p>
          </table:table-cell>
          <table:table-cell table:formula="of:=[.I10]+2" office:value-type="float" office:value="6" calcext:value-type="float">
            <text:p>6</text:p>
          </table:table-cell>
          <table:table-cell table:formula="of:=[.J10]+1" office:value-type="float" office:value="2" calcext:value-type="float">
            <text:p>2</text:p>
          </table:table-cell>
          <table:table-cell table:formula="of:=[.K12]+1" office:value-type="float" office:value="5" calcext:value-type="float">
            <text:p>5</text:p>
          </table:table-cell>
          <table:table-cell table:formula="of:=[.L12]-1" office:value-type="float" office:value="10" calcext:value-type="float">
            <text:p>10+</text:p>
          </table:table-cell>
          <table:table-cell table:formula="of:=[.$M$1]*[.A14]" office:value-type="float" office:value="49.5" calcext:value-type="float">
            <text:p>49.5</text:p>
          </table:table-cell>
          <table:table-cell table:style-name="ce5" table:formula="of:=ROUND(AVERAGE([.F14:.H14]))" office:value-type="float" office:value="6" calcext:value-type="float">
            <text:p>+6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14]+120000" office:value-type="float" office:value="360000" calcext:value-type="float">
            <text:p>360,000</text:p>
          </table:table-cell>
          <table:table-cell table:formula="of:=[.A15] &amp; &quot;d6+&quot; &amp; ([.A15]*2)" office:value-type="string" office:string-value="10d6+20" calcext:value-type="string">
            <text:p>10d6+20</text:p>
          </table:table-cell>
          <table:table-cell table:formula="of:=ROUNDUP([.A15]*2/3)" office:value-type="float" office:value="7" calcext:value-type="float">
            <text:p>+7</text:p>
          </table:table-cell>
          <table:table-cell table:formula="of:=ROUNDDOWN([.A15]*(4/15))" office:value-type="float" office:value="2" calcext:value-type="float">
            <text:p>+2</text:p>
          </table:table-cell>
          <table:table-cell table:formula="of:=ROUND([.A15]*(2/3))" office:value-type="float" office:value="7" calcext:value-type="float">
            <text:p>+7</text:p>
          </table:table-cell>
          <table:table-cell table:formula="of:=ROUNDUP([.A15]*0.75)" office:value-type="float" office:value="8" calcext:value-type="float">
            <text:p>+8</text:p>
          </table:table-cell>
          <table:table-cell table:formula="of:=ROUNDDOWN([.A15]*2/3)" office:value-type="float" office:value="6" calcext:value-type="float">
            <text:p>+6</text:p>
          </table:table-cell>
          <table:table-cell table:formula="of:=[.I11]+2" office:value-type="float" office:value="6" calcext:value-type="float">
            <text:p>6</text:p>
          </table:table-cell>
          <table:table-cell table:formula="of:=[.J11]+1" office:value-type="float" office:value="3" calcext:value-type="float">
            <text:p>3</text:p>
          </table:table-cell>
          <table:table-cell table:formula="of:=[.K13]+1" office:value-type="float" office:value="5" calcext:value-type="float">
            <text:p>5</text:p>
          </table:table-cell>
          <table:table-cell table:formula="of:=[.L13]-1" office:value-type="float" office:value="10" calcext:value-type="float">
            <text:p>10+</text:p>
          </table:table-cell>
          <table:table-cell table:formula="of:=[.$M$1]*[.A15]" office:value-type="float" office:value="55" calcext:value-type="float">
            <text:p>55</text:p>
          </table:table-cell>
          <table:table-cell table:style-name="ce5" table:formula="of:=ROUND(AVERAGE([.F15:.H15]))" office:value-type="float" office:value="7" calcext:value-type="float">
            <text:p>+7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15]+120000" office:value-type="float" office:value="480000" calcext:value-type="float">
            <text:p>480,000</text:p>
          </table:table-cell>
          <table:table-cell table:formula="of:=&quot;10d6+&quot; &amp; ([.A16]*2)" office:value-type="string" office:string-value="10d6+22" calcext:value-type="string">
            <text:p>10d6+22</text:p>
          </table:table-cell>
          <table:table-cell table:formula="of:=ROUNDUP([.A16]*2/3)" office:value-type="float" office:value="8" calcext:value-type="float">
            <text:p>+8</text:p>
          </table:table-cell>
          <table:table-cell table:formula="of:=ROUNDDOWN([.A16]*(4/15))" office:value-type="float" office:value="2" calcext:value-type="float">
            <text:p>+2</text:p>
          </table:table-cell>
          <table:table-cell table:formula="of:=ROUND([.A16]*(2/3))" office:value-type="float" office:value="7" calcext:value-type="float">
            <text:p>+7</text:p>
          </table:table-cell>
          <table:table-cell table:formula="of:=ROUNDUP([.A16]*0.75)" office:value-type="float" office:value="9" calcext:value-type="float">
            <text:p>+9</text:p>
          </table:table-cell>
          <table:table-cell table:formula="of:=ROUNDDOWN([.A16]*2/3)" office:value-type="float" office:value="7" calcext:value-type="float">
            <text:p>+7</text:p>
          </table:table-cell>
          <table:table-cell table:formula="of:=[.I12]+2" office:value-type="float" office:value="6" calcext:value-type="float">
            <text:p>6</text:p>
          </table:table-cell>
          <table:table-cell table:formula="of:=[.J12]+1" office:value-type="float" office:value="3" calcext:value-type="float">
            <text:p>3</text:p>
          </table:table-cell>
          <table:table-cell table:formula="of:=[.K14]+1" office:value-type="float" office:value="6" calcext:value-type="float">
            <text:p>6</text:p>
          </table:table-cell>
          <table:table-cell table:formula="of:=[.L14]-1" office:value-type="float" office:value="9" calcext:value-type="float">
            <text:p>9+</text:p>
          </table:table-cell>
          <table:table-cell table:formula="of:=[.M15]+2" office:value-type="float" office:value="57" calcext:value-type="float">
            <text:p>57</text:p>
          </table:table-cell>
          <table:table-cell table:style-name="ce5" table:formula="of:=ROUND(AVERAGE([.F16:.H16]))" office:value-type="float" office:value="8" calcext:value-type="float">
            <text:p>+8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16]+120000" office:value-type="float" office:value="600000" calcext:value-type="float">
            <text:p>600,000</text:p>
          </table:table-cell>
          <table:table-cell table:formula="of:=&quot;10d6+&quot; &amp; ([.A17]*2)" office:value-type="string" office:string-value="10d6+24" calcext:value-type="string">
            <text:p>10d6+24</text:p>
          </table:table-cell>
          <table:table-cell table:formula="of:=ROUNDUP([.A17]*2/3)" office:value-type="float" office:value="8" calcext:value-type="float">
            <text:p>+8</text:p>
          </table:table-cell>
          <table:table-cell table:formula="of:=ROUNDDOWN([.A17]*(4/15))" office:value-type="float" office:value="3" calcext:value-type="float">
            <text:p>+3</text:p>
          </table:table-cell>
          <table:table-cell table:formula="of:=ROUND([.A17]*(2/3))" office:value-type="float" office:value="8" calcext:value-type="float">
            <text:p>+8</text:p>
          </table:table-cell>
          <table:table-cell table:formula="of:=ROUNDUP([.A17]*0.75)" office:value-type="float" office:value="9" calcext:value-type="float">
            <text:p>+9</text:p>
          </table:table-cell>
          <table:table-cell table:formula="of:=ROUNDDOWN([.A17]*2/3)" office:value-type="float" office:value="8" calcext:value-type="float">
            <text:p>+8</text:p>
          </table:table-cell>
          <table:table-cell table:formula="of:=[.I13]+2" office:value-type="float" office:value="8" calcext:value-type="float">
            <text:p>8</text:p>
          </table:table-cell>
          <table:table-cell table:formula="of:=[.J13]+1" office:value-type="float" office:value="3" calcext:value-type="float">
            <text:p>3</text:p>
          </table:table-cell>
          <table:table-cell table:formula="of:=[.K15]+1" office:value-type="float" office:value="6" calcext:value-type="float">
            <text:p>6</text:p>
          </table:table-cell>
          <table:table-cell table:formula="of:=[.L15]-1" office:value-type="float" office:value="9" calcext:value-type="float">
            <text:p>9+</text:p>
          </table:table-cell>
          <table:table-cell table:formula="of:=[.M16]+2" office:value-type="float" office:value="59" calcext:value-type="float">
            <text:p>59</text:p>
          </table:table-cell>
          <table:table-cell table:style-name="ce5" table:formula="of:=ROUND(AVERAGE([.F17:.H17]))" office:value-type="float" office:value="8" calcext:value-type="float">
            <text:p>+8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17]+120000" office:value-type="float" office:value="720000" calcext:value-type="float">
            <text:p>720,000</text:p>
          </table:table-cell>
          <table:table-cell table:formula="of:=&quot;10d6+&quot; &amp; ([.A18]*2)" office:value-type="string" office:string-value="10d6+26" calcext:value-type="string">
            <text:p>10d6+26</text:p>
          </table:table-cell>
          <table:table-cell table:formula="of:=ROUNDUP([.A18]*2/3)" office:value-type="float" office:value="9" calcext:value-type="float">
            <text:p>+9</text:p>
          </table:table-cell>
          <table:table-cell table:formula="of:=ROUNDDOWN([.A18]*(4/15))" office:value-type="float" office:value="3" calcext:value-type="float">
            <text:p>+3</text:p>
          </table:table-cell>
          <table:table-cell table:formula="of:=ROUND([.A18]*(2/3))" office:value-type="float" office:value="9" calcext:value-type="float">
            <text:p>+9</text:p>
          </table:table-cell>
          <table:table-cell table:formula="of:=ROUNDUP([.A18]*0.75)" office:value-type="float" office:value="10" calcext:value-type="float">
            <text:p>+10</text:p>
          </table:table-cell>
          <table:table-cell table:formula="of:=ROUNDDOWN([.A18]*2/3)" office:value-type="float" office:value="8" calcext:value-type="float">
            <text:p>+8</text:p>
          </table:table-cell>
          <table:table-cell table:formula="of:=[.I14]+2" office:value-type="float" office:value="8" calcext:value-type="float">
            <text:p>8</text:p>
          </table:table-cell>
          <table:table-cell table:formula="of:=[.J14]+1" office:value-type="float" office:value="3" calcext:value-type="float">
            <text:p>3</text:p>
          </table:table-cell>
          <table:table-cell table:formula="of:=[.K16]+1" office:value-type="float" office:value="7" calcext:value-type="float">
            <text:p>7</text:p>
          </table:table-cell>
          <table:table-cell table:formula="of:=[.L16]-1" office:value-type="float" office:value="8" calcext:value-type="float">
            <text:p>8+</text:p>
          </table:table-cell>
          <table:table-cell table:formula="of:=[.M17]+2" office:value-type="float" office:value="61" calcext:value-type="float">
            <text:p>61</text:p>
          </table:table-cell>
          <table:table-cell table:style-name="ce5" table:formula="of:=ROUND(AVERAGE([.F18:.H18]))" office:value-type="float" office:value="9" calcext:value-type="float">
            <text:p>+9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18]+120000" office:value-type="float" office:value="840000" calcext:value-type="float">
            <text:p>840,000</text:p>
          </table:table-cell>
          <table:table-cell table:formula="of:=&quot;10d6+&quot; &amp; ([.A19]*2)" office:value-type="string" office:string-value="10d6+28" calcext:value-type="string">
            <text:p>10d6+28</text:p>
          </table:table-cell>
          <table:table-cell table:formula="of:=ROUNDUP([.A19]*2/3)" office:value-type="float" office:value="10" calcext:value-type="float">
            <text:p>+10</text:p>
          </table:table-cell>
          <table:table-cell table:formula="of:=ROUNDDOWN([.A19]*(4/15))" office:value-type="float" office:value="3" calcext:value-type="float">
            <text:p>+3</text:p>
          </table:table-cell>
          <table:table-cell table:formula="of:=ROUND([.A19]*(2/3))" office:value-type="float" office:value="9" calcext:value-type="float">
            <text:p>+9</text:p>
          </table:table-cell>
          <table:table-cell table:formula="of:=ROUNDUP([.A19]*0.75)" office:value-type="float" office:value="11" calcext:value-type="float">
            <text:p>+11</text:p>
          </table:table-cell>
          <table:table-cell table:formula="of:=ROUNDDOWN([.A19]*2/3)" office:value-type="float" office:value="9" calcext:value-type="float">
            <text:p>+9</text:p>
          </table:table-cell>
          <table:table-cell table:formula="of:=[.I15]+2" office:value-type="float" office:value="8" calcext:value-type="float">
            <text:p>8</text:p>
          </table:table-cell>
          <table:table-cell table:formula="of:=[.J15]+1" office:value-type="float" office:value="4" calcext:value-type="float">
            <text:p>4</text:p>
          </table:table-cell>
          <table:table-cell table:formula="of:=[.K17]+1" office:value-type="float" office:value="7" calcext:value-type="float">
            <text:p>7</text:p>
          </table:table-cell>
          <table:table-cell table:formula="of:=[.L17]-1" office:value-type="float" office:value="8" calcext:value-type="float">
            <text:p>8+</text:p>
          </table:table-cell>
          <table:table-cell table:formula="of:=[.M18]+2" office:value-type="float" office:value="63" calcext:value-type="float">
            <text:p>63</text:p>
          </table:table-cell>
          <table:table-cell table:style-name="ce5" table:formula="of:=ROUND(AVERAGE([.F19:.H19]))" office:value-type="float" office:value="10" calcext:value-type="float">
            <text:p>+10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19]+120000" office:value-type="float" office:value="960000" calcext:value-type="float">
            <text:p>960,000</text:p>
          </table:table-cell>
          <table:table-cell table:formula="of:=&quot;10d6+&quot; &amp; ([.A20]*2)" office:value-type="string" office:string-value="10d6+30" calcext:value-type="string">
            <text:p>10d6+30</text:p>
          </table:table-cell>
          <table:table-cell table:formula="of:=ROUNDUP([.A20]*2/3)" office:value-type="float" office:value="10" calcext:value-type="float">
            <text:p>+10</text:p>
          </table:table-cell>
          <table:table-cell table:formula="of:=ROUNDDOWN([.A20]*(4/15))" office:value-type="float" office:value="4" calcext:value-type="float">
            <text:p>+4</text:p>
          </table:table-cell>
          <table:table-cell table:formula="of:=ROUND([.A20]*(2/3))" office:value-type="float" office:value="10" calcext:value-type="float">
            <text:p>+10</text:p>
          </table:table-cell>
          <table:table-cell table:formula="of:=ROUNDUP([.A20]*0.75)" office:value-type="float" office:value="12" calcext:value-type="float">
            <text:p>+12</text:p>
          </table:table-cell>
          <table:table-cell table:formula="of:=ROUNDDOWN([.A20]*2/3)" office:value-type="float" office:value="10" calcext:value-type="float">
            <text:p>+10</text:p>
          </table:table-cell>
          <table:table-cell table:formula="of:=[.I16]+2" office:value-type="float" office:value="8" calcext:value-type="float">
            <text:p>8</text:p>
          </table:table-cell>
          <table:table-cell table:formula="of:=[.J16]+1" office:value-type="float" office:value="4" calcext:value-type="float">
            <text:p>4</text:p>
          </table:table-cell>
          <table:table-cell table:formula="of:=[.K18]+1" office:value-type="float" office:value="8" calcext:value-type="float">
            <text:p>8</text:p>
          </table:table-cell>
          <table:table-cell table:formula="of:=[.L18]-1" office:value-type="float" office:value="7" calcext:value-type="float">
            <text:p>7+</text:p>
          </table:table-cell>
          <table:table-cell table:formula="of:=[.M19]+2" office:value-type="float" office:value="65" calcext:value-type="float">
            <text:p>65</text:p>
          </table:table-cell>
          <table:table-cell table:style-name="ce5" table:formula="of:=ROUND(AVERAGE([.F20:.H20]))" office:value-type="float" office:value="11" calcext:value-type="float">
            <text:p>+11</text:p>
          </table:table-cell>
          <table:table-cell table:number-columns-repeated="6"/>
        </table:table-row>
        <table:table-row table:style-name="ro1">
          <table:table-cell table:style-name="Default" table:number-columns-repeated="14"/>
          <table:table-cell table:number-columns-repeated="6"/>
        </table:table-row>
        <table:table-row table:style-name="ro1">
          <table:table-cell table:style-name="ce1" office:value-type="string" calcext:value-type="string">
            <text:p>ROGUE</text:p>
          </table:table-cell>
          <table:table-cell table:style-name="Default" table:number-columns-repeated="11"/>
          <table:table-cell office:value-type="float" office:value="3.5" calcext:value-type="float">
            <text:p>3.5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Hit</text:p>
          </table:table-cell>
          <table:table-cell table:style-name="ce2" office:value-type="string" calcext:value-type="string">
            <text:p>Attack</text:p>
          </table:table-cell>
          <table:table-cell table:style-name="ce2"/>
          <table:table-cell table:style-name="ce12" office:value-type="string" calcext:value-type="string" table:number-columns-spanned="3" table:number-rows-spanned="1">
            <text:p>Saving Throws</text:p>
          </table:table-cell>
          <table:covered-table-cell table:number-columns-repeated="2" table:style-name="ce2"/>
          <table:table-cell table:style-name="ce2" table:number-columns-repeated="3"/>
          <table:table-cell table:style-name="ce2" office:value-type="string" calcext:value-type="string">
            <text:p>Sneak</text:p>
          </table:table-cell>
          <table:table-cell table:number-columns-repeated="2" table:style-name="ce2" office:value-type="string" calcext:value-type="string">
            <text:p>Average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Level</text:p>
          </table:table-cell>
          <table:table-cell table:style-name="ce2" office:value-type="string" calcext:value-type="string">
            <text:p>Experience</text:p>
          </table:table-cell>
          <table:table-cell table:style-name="ce2" office:value-type="string" calcext:value-type="string">
            <text:p>Dice</text:p>
          </table:table-cell>
          <table:table-cell table:style-name="ce2" office:value-type="string" calcext:value-type="string">
            <text:p>Bonus</text:p>
          </table:table-cell>
          <table:table-cell table:style-name="ce2" office:value-type="string" calcext:value-type="string">
            <text:p>Initiative</text:p>
          </table:table-cell>
          <table:table-cell table:style-name="ce2" office:value-type="string" calcext:value-type="string">
            <text:p>Evasion</text:p>
          </table:table-cell>
          <table:table-cell table:style-name="ce2" office:value-type="string" calcext:value-type="string">
            <text:p>Hardiness</text:p>
          </table:table-cell>
          <table:table-cell table:style-name="ce2" office:value-type="string" calcext:value-type="string">
            <text:p>Spirit</text:p>
          </table:table-cell>
          <table:table-cell table:style-name="ce2" office:value-type="string" calcext:value-type="string">
            <text:p>Skills</text:p>
          </table:table-cell>
          <table:table-cell table:style-name="ce2" office:value-type="string" calcext:value-type="string">
            <text:p>Traits</text:p>
          </table:table-cell>
          <table:table-cell table:style-name="ce2" office:value-type="string" calcext:value-type="string">
            <text:p>Knacks</text:p>
          </table:table-cell>
          <table:table-cell table:style-name="ce2" office:value-type="string" calcext:value-type="string">
            <text:p>Attack</text:p>
          </table:table-cell>
          <table:table-cell table:style-name="ce2" office:value-type="string" calcext:value-type="string">
            <text:p>HP</text:p>
          </table:table-cell>
          <table:table-cell table:style-name="ce2" office:value-type="string" calcext:value-type="string">
            <text:p>Save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A25] &amp; &quot;d6&quot;" office:value-type="string" office:string-value="1d6" calcext:value-type="string">
            <text:p>1d6</text:p>
          </table:table-cell>
          <table:table-cell office:value-type="float" office:value="0" calcext:value-type="float">
            <text:p>+0</text:p>
          </table:table-cell>
          <table:table-cell table:formula="of:=ROUNDDOWN([.A25]/3)" office:value-type="float" office:value="0" calcext:value-type="float">
            <text:p>+0</text:p>
          </table:table-cell>
          <table:table-cell table:formula="of:=ROUNDUP([.A25]*(0.75))" office:value-type="float" office:value="1" calcext:value-type="float">
            <text:p>+1</text:p>
          </table:table-cell>
          <table:table-cell table:formula="of:=ROUND([.A25]*(2/3))" office:value-type="float" office:value="1" calcext:value-type="float">
            <text:p>+1</text:p>
          </table:table-cell>
          <table:table-cell table:formula="of:=ROUNDDOWN([.A25]*2/3)" office:value-type="float" office:value="0" calcext:value-type="float">
            <text:p>+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&quot;+&quot; &amp; (ROUNDDOWN(([.A25]-1)/4)+1) &amp; &quot;d4&quot;" office:value-type="string" office:string-value="+1d4" calcext:value-type="string">
            <text:p>+1d4</text:p>
          </table:table-cell>
          <table:table-cell office:value-type="float" office:value="6" calcext:value-type="float">
            <text:p>6</text:p>
          </table:table-cell>
          <table:table-cell table:style-name="ce5" table:formula="of:=ROUND(AVERAGE([.F25:.H25]))" office:value-type="float" office:value="1" calcext:value-type="float">
            <text:p>+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00" calcext:value-type="float">
            <text:p>1,500</text:p>
          </table:table-cell>
          <table:table-cell table:formula="of:=[.A26] &amp; &quot;d6&quot;" office:value-type="string" office:string-value="2d6" calcext:value-type="string">
            <text:p>2d6</text:p>
          </table:table-cell>
          <table:table-cell table:formula="of:=ROUND([.A26]/2)" office:value-type="float" office:value="1" calcext:value-type="float">
            <text:p>+1</text:p>
          </table:table-cell>
          <table:table-cell table:formula="of:=ROUNDDOWN([.A26]/3)" office:value-type="float" office:value="0" calcext:value-type="float">
            <text:p>+0</text:p>
          </table:table-cell>
          <table:table-cell table:formula="of:=ROUNDUP([.A26]*(0.75))" office:value-type="float" office:value="2" calcext:value-type="float">
            <text:p>+2</text:p>
          </table:table-cell>
          <table:table-cell table:formula="of:=ROUND([.A26]*(2/3))" office:value-type="float" office:value="1" calcext:value-type="float">
            <text:p>+1</text:p>
          </table:table-cell>
          <table:table-cell table:formula="of:=ROUNDDOWN([.A26]*2/3)" office:value-type="float" office:value="1" calcext:value-type="float">
            <text:p>+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&quot;+&quot; &amp; (ROUNDDOWN(([.A26]-1)/4)+1) &amp; &quot;d4&quot;" office:value-type="string" office:string-value="+1d4" calcext:value-type="string">
            <text:p>+1d4</text:p>
          </table:table-cell>
          <table:table-cell table:formula="of:=[.$M$22]*[.A26]" office:value-type="float" office:value="7" calcext:value-type="float">
            <text:p>7</text:p>
          </table:table-cell>
          <table:table-cell table:style-name="ce5" table:formula="of:=ROUND(AVERAGE([.F26:.H26]))" office:value-type="float" office:value="1" calcext:value-type="float">
            <text:p>+1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26]*2" office:value-type="float" office:value="3000" calcext:value-type="float">
            <text:p>3,000</text:p>
          </table:table-cell>
          <table:table-cell table:formula="of:=[.A27] &amp; &quot;d6&quot;" office:value-type="string" office:string-value="3d6" calcext:value-type="string">
            <text:p>3d6</text:p>
          </table:table-cell>
          <table:table-cell table:formula="of:=ROUND([.A27]/2)" office:value-type="float" office:value="2" calcext:value-type="float">
            <text:p>+2</text:p>
          </table:table-cell>
          <table:table-cell table:formula="of:=ROUNDDOWN([.A27]/3)" office:value-type="float" office:value="1" calcext:value-type="float">
            <text:p>+1</text:p>
          </table:table-cell>
          <table:table-cell table:formula="of:=ROUNDUP([.A27]*(0.75))" office:value-type="float" office:value="3" calcext:value-type="float">
            <text:p>+3</text:p>
          </table:table-cell>
          <table:table-cell table:formula="of:=ROUND([.A27]*(2/3))" office:value-type="float" office:value="2" calcext:value-type="float">
            <text:p>+2</text:p>
          </table:table-cell>
          <table:table-cell table:formula="of:=ROUNDDOWN([.A27]*2/3)" office:value-type="float" office:value="2" calcext:value-type="float">
            <text:p>+2</text:p>
          </table:table-cell>
          <table:table-cell table:formula="of:=[.I25]+2"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&quot;+&quot; &amp; (ROUNDDOWN(([.A27]-1)/4)+1) &amp; &quot;d4&quot;" office:value-type="string" office:string-value="+1d4" calcext:value-type="string">
            <text:p>+1d4</text:p>
          </table:table-cell>
          <table:table-cell table:formula="of:=[.$M$22]*[.A27]" office:value-type="float" office:value="10.5" calcext:value-type="float">
            <text:p>10.5</text:p>
          </table:table-cell>
          <table:table-cell table:style-name="ce5" table:formula="of:=ROUND(AVERAGE([.F27:.H27]))" office:value-type="float" office:value="2" calcext:value-type="float">
            <text:p>+2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27]*2" office:value-type="float" office:value="6000" calcext:value-type="float">
            <text:p>6,000</text:p>
          </table:table-cell>
          <table:table-cell table:formula="of:=[.A28] &amp; &quot;d6&quot;" office:value-type="string" office:string-value="4d6" calcext:value-type="string">
            <text:p>4d6</text:p>
          </table:table-cell>
          <table:table-cell table:formula="of:=ROUND([.A28]/2)" office:value-type="float" office:value="2" calcext:value-type="float">
            <text:p>+2</text:p>
          </table:table-cell>
          <table:table-cell table:formula="of:=ROUNDDOWN([.A28]/3)" office:value-type="float" office:value="1" calcext:value-type="float">
            <text:p>+1</text:p>
          </table:table-cell>
          <table:table-cell table:formula="of:=ROUNDUP([.A28]*(0.75))" office:value-type="float" office:value="3" calcext:value-type="float">
            <text:p>+3</text:p>
          </table:table-cell>
          <table:table-cell table:formula="of:=ROUND([.A28]*(2/3))" office:value-type="float" office:value="3" calcext:value-type="float">
            <text:p>+3</text:p>
          </table:table-cell>
          <table:table-cell table:formula="of:=ROUNDDOWN([.A28]*2/3)" office:value-type="float" office:value="2" calcext:value-type="float">
            <text:p>+2</text:p>
          </table:table-cell>
          <table:table-cell table:formula="of:=[.I26]+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K25]+1" office:value-type="float" office:value="2" calcext:value-type="float">
            <text:p>2</text:p>
          </table:table-cell>
          <table:table-cell table:formula="of:=&quot;+&quot; &amp; (ROUNDDOWN(([.A28]-1)/4)+1) &amp; &quot;d4&quot;" office:value-type="string" office:string-value="+1d4" calcext:value-type="string">
            <text:p>+1d4</text:p>
          </table:table-cell>
          <table:table-cell table:formula="of:=[.$M$22]*[.A28]" office:value-type="float" office:value="14" calcext:value-type="float">
            <text:p>14</text:p>
          </table:table-cell>
          <table:table-cell table:style-name="ce5" table:formula="of:=ROUND(AVERAGE([.F28:.H28]))" office:value-type="float" office:value="3" calcext:value-type="float">
            <text:p>+3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28]*2" office:value-type="float" office:value="12000" calcext:value-type="float">
            <text:p>12,000</text:p>
          </table:table-cell>
          <table:table-cell table:formula="of:=[.A29] &amp; &quot;d6&quot;" office:value-type="string" office:string-value="5d6" calcext:value-type="string">
            <text:p>5d6</text:p>
          </table:table-cell>
          <table:table-cell table:formula="of:=ROUND([.A29]/2)" office:value-type="float" office:value="3" calcext:value-type="float">
            <text:p>+3</text:p>
          </table:table-cell>
          <table:table-cell table:formula="of:=ROUNDDOWN([.A29]/3)" office:value-type="float" office:value="1" calcext:value-type="float">
            <text:p>+1</text:p>
          </table:table-cell>
          <table:table-cell table:formula="of:=ROUNDUP([.A29]*(0.75))" office:value-type="float" office:value="4" calcext:value-type="float">
            <text:p>+4</text:p>
          </table:table-cell>
          <table:table-cell table:formula="of:=ROUND([.A29]*(2/3))" office:value-type="float" office:value="3" calcext:value-type="float">
            <text:p>+3</text:p>
          </table:table-cell>
          <table:table-cell table:formula="of:=ROUNDDOWN([.A29]*2/3)" office:value-type="float" office:value="3" calcext:value-type="float">
            <text:p>+3</text:p>
          </table:table-cell>
          <table:table-cell table:formula="of:=[.I27]+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K26]+1" office:value-type="float" office:value="2" calcext:value-type="float">
            <text:p>2</text:p>
          </table:table-cell>
          <table:table-cell table:formula="of:=&quot;+&quot; &amp; (ROUNDDOWN(([.A29]-1)/4)+1) &amp; &quot;d4&quot;" office:value-type="string" office:string-value="+2d4" calcext:value-type="string">
            <text:p>+2d4</text:p>
          </table:table-cell>
          <table:table-cell table:formula="of:=[.$M$22]*[.A29]" office:value-type="float" office:value="17.5" calcext:value-type="float">
            <text:p>17.5</text:p>
          </table:table-cell>
          <table:table-cell table:style-name="ce5" table:formula="of:=ROUND(AVERAGE([.F29:.H29]))" office:value-type="float" office:value="3" calcext:value-type="float">
            <text:p>+3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29]*2" office:value-type="float" office:value="24000" calcext:value-type="float">
            <text:p>24,000</text:p>
          </table:table-cell>
          <table:table-cell table:formula="of:=[.A30] &amp; &quot;d6&quot;" office:value-type="string" office:string-value="6d6" calcext:value-type="string">
            <text:p>6d6</text:p>
          </table:table-cell>
          <table:table-cell table:formula="of:=ROUND([.A30]/2)" office:value-type="float" office:value="3" calcext:value-type="float">
            <text:p>+3</text:p>
          </table:table-cell>
          <table:table-cell table:formula="of:=ROUNDDOWN([.A30]/3)" office:value-type="float" office:value="2" calcext:value-type="float">
            <text:p>+2</text:p>
          </table:table-cell>
          <table:table-cell table:formula="of:=ROUNDUP([.A30]*(0.75))" office:value-type="float" office:value="5" calcext:value-type="float">
            <text:p>+5</text:p>
          </table:table-cell>
          <table:table-cell table:formula="of:=ROUND([.A30]*(2/3))" office:value-type="float" office:value="4" calcext:value-type="float">
            <text:p>+4</text:p>
          </table:table-cell>
          <table:table-cell table:formula="of:=ROUNDDOWN([.A30]*2/3)" office:value-type="float" office:value="4" calcext:value-type="float">
            <text:p>+4</text:p>
          </table:table-cell>
          <table:table-cell table:formula="of:=[.I28]+2" office:value-type="float" office:value="8" calcext:value-type="float">
            <text:p>8</text:p>
          </table:table-cell>
          <table:table-cell table:formula="of:=[.J26]+1" office:value-type="float" office:value="2" calcext:value-type="float">
            <text:p>2</text:p>
          </table:table-cell>
          <table:table-cell table:formula="of:=[.K27]+1" office:value-type="float" office:value="2" calcext:value-type="float">
            <text:p>2</text:p>
          </table:table-cell>
          <table:table-cell table:formula="of:=&quot;+&quot; &amp; (ROUNDDOWN(([.A30]-1)/4)+1) &amp; &quot;d4&quot;" office:value-type="string" office:string-value="+2d4" calcext:value-type="string">
            <text:p>+2d4</text:p>
          </table:table-cell>
          <table:table-cell table:formula="of:=[.$M$22]*[.A30]" office:value-type="float" office:value="21" calcext:value-type="float">
            <text:p>21</text:p>
          </table:table-cell>
          <table:table-cell table:style-name="ce5" table:formula="of:=ROUND(AVERAGE([.F30:.H30]))" office:value-type="float" office:value="4" calcext:value-type="float">
            <text:p>+4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30]*2" office:value-type="float" office:value="48000" calcext:value-type="float">
            <text:p>48,000</text:p>
          </table:table-cell>
          <table:table-cell table:formula="of:=[.A31] &amp; &quot;d6&quot;" office:value-type="string" office:string-value="7d6" calcext:value-type="string">
            <text:p>7d6</text:p>
          </table:table-cell>
          <table:table-cell table:formula="of:=ROUND([.A31]/2)" office:value-type="float" office:value="4" calcext:value-type="float">
            <text:p>+4</text:p>
          </table:table-cell>
          <table:table-cell table:formula="of:=ROUNDDOWN([.A31]/3)" office:value-type="float" office:value="2" calcext:value-type="float">
            <text:p>+2</text:p>
          </table:table-cell>
          <table:table-cell table:formula="of:=ROUNDUP([.A31]*(0.75))" office:value-type="float" office:value="6" calcext:value-type="float">
            <text:p>+6</text:p>
          </table:table-cell>
          <table:table-cell table:formula="of:=ROUND([.A31]*(2/3))" office:value-type="float" office:value="5" calcext:value-type="float">
            <text:p>+5</text:p>
          </table:table-cell>
          <table:table-cell table:formula="of:=ROUNDDOWN([.A31]*2/3)" office:value-type="float" office:value="4" calcext:value-type="float">
            <text:p>+4</text:p>
          </table:table-cell>
          <table:table-cell table:formula="of:=[.I29]+2" office:value-type="float" office:value="10" calcext:value-type="float">
            <text:p>10</text:p>
          </table:table-cell>
          <table:table-cell table:formula="of:=[.J27]+1" office:value-type="float" office:value="2" calcext:value-type="float">
            <text:p>2</text:p>
          </table:table-cell>
          <table:table-cell table:formula="of:=[.K28]+1" office:value-type="float" office:value="3" calcext:value-type="float">
            <text:p>3</text:p>
          </table:table-cell>
          <table:table-cell table:formula="of:=&quot;+&quot; &amp; (ROUNDDOWN(([.A31]-1)/4)+1) &amp; &quot;d4&quot;" office:value-type="string" office:string-value="+2d4" calcext:value-type="string">
            <text:p>+2d4</text:p>
          </table:table-cell>
          <table:table-cell table:formula="of:=[.$M$22]*[.A31]" office:value-type="float" office:value="24.5" calcext:value-type="float">
            <text:p>24.5</text:p>
          </table:table-cell>
          <table:table-cell table:style-name="ce5" table:formula="of:=ROUND(AVERAGE([.F31:.H31]))" office:value-type="float" office:value="5" calcext:value-type="float">
            <text:p>+5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31]*2" office:value-type="float" office:value="96000" calcext:value-type="float">
            <text:p>96,000</text:p>
          </table:table-cell>
          <table:table-cell table:formula="of:=[.A32] &amp; &quot;d6&quot;" office:value-type="string" office:string-value="8d6" calcext:value-type="string">
            <text:p>8d6</text:p>
          </table:table-cell>
          <table:table-cell table:formula="of:=ROUND([.A32]/2)" office:value-type="float" office:value="4" calcext:value-type="float">
            <text:p>+4</text:p>
          </table:table-cell>
          <table:table-cell table:formula="of:=ROUNDDOWN([.A32]/3)" office:value-type="float" office:value="2" calcext:value-type="float">
            <text:p>+2</text:p>
          </table:table-cell>
          <table:table-cell table:formula="of:=ROUNDUP([.A32]*(0.75))" office:value-type="float" office:value="6" calcext:value-type="float">
            <text:p>+6</text:p>
          </table:table-cell>
          <table:table-cell table:formula="of:=ROUND([.A32]*(2/3))" office:value-type="float" office:value="5" calcext:value-type="float">
            <text:p>+5</text:p>
          </table:table-cell>
          <table:table-cell table:formula="of:=ROUNDDOWN([.A32]*2/3)" office:value-type="float" office:value="5" calcext:value-type="float">
            <text:p>+5</text:p>
          </table:table-cell>
          <table:table-cell table:formula="of:=[.I30]+2" office:value-type="float" office:value="10" calcext:value-type="float">
            <text:p>10</text:p>
          </table:table-cell>
          <table:table-cell table:formula="of:=[.J28]+1" office:value-type="float" office:value="2" calcext:value-type="float">
            <text:p>2</text:p>
          </table:table-cell>
          <table:table-cell table:formula="of:=[.K29]+1" office:value-type="float" office:value="3" calcext:value-type="float">
            <text:p>3</text:p>
          </table:table-cell>
          <table:table-cell table:formula="of:=&quot;+&quot; &amp; (ROUNDDOWN(([.A32]-1)/4)+1) &amp; &quot;d4&quot;" office:value-type="string" office:string-value="+2d4" calcext:value-type="string">
            <text:p>+2d4</text:p>
          </table:table-cell>
          <table:table-cell table:formula="of:=[.$M$22]*[.A32]" office:value-type="float" office:value="28" calcext:value-type="float">
            <text:p>28</text:p>
          </table:table-cell>
          <table:table-cell table:style-name="ce5" table:formula="of:=ROUND(AVERAGE([.F32:.H32]))" office:value-type="float" office:value="5" calcext:value-type="float">
            <text:p>+5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0000" calcext:value-type="float">
            <text:p>190,000</text:p>
          </table:table-cell>
          <table:table-cell table:formula="of:=[.A33] &amp; &quot;d6&quot;" office:value-type="string" office:string-value="9d6" calcext:value-type="string">
            <text:p>9d6</text:p>
          </table:table-cell>
          <table:table-cell table:formula="of:=ROUND([.A33]/2)" office:value-type="float" office:value="5" calcext:value-type="float">
            <text:p>+5</text:p>
          </table:table-cell>
          <table:table-cell table:formula="of:=ROUNDDOWN([.A33]/3)" office:value-type="float" office:value="3" calcext:value-type="float">
            <text:p>+3</text:p>
          </table:table-cell>
          <table:table-cell table:formula="of:=ROUNDUP([.A33]*(0.75))" office:value-type="float" office:value="7" calcext:value-type="float">
            <text:p>+7</text:p>
          </table:table-cell>
          <table:table-cell table:formula="of:=ROUND([.A33]*(2/3))" office:value-type="float" office:value="6" calcext:value-type="float">
            <text:p>+6</text:p>
          </table:table-cell>
          <table:table-cell table:formula="of:=ROUNDDOWN([.A33]*2/3)" office:value-type="float" office:value="6" calcext:value-type="float">
            <text:p>+6</text:p>
          </table:table-cell>
          <table:table-cell table:formula="of:=[.I31]+2" office:value-type="float" office:value="12" calcext:value-type="float">
            <text:p>12</text:p>
          </table:table-cell>
          <table:table-cell table:formula="of:=[.J29]+1" office:value-type="float" office:value="2" calcext:value-type="float">
            <text:p>2</text:p>
          </table:table-cell>
          <table:table-cell table:formula="of:=[.K30]+1" office:value-type="float" office:value="3" calcext:value-type="float">
            <text:p>3</text:p>
          </table:table-cell>
          <table:table-cell table:formula="of:=&quot;+&quot; &amp; (ROUNDDOWN(([.A33]-1)/4)+1) &amp; &quot;d4&quot;" office:value-type="string" office:string-value="+3d4" calcext:value-type="string">
            <text:p>+3d4</text:p>
          </table:table-cell>
          <table:table-cell table:formula="of:=[.$M$22]*[.A33]" office:value-type="float" office:value="31.5" calcext:value-type="float">
            <text:p>31.5</text:p>
          </table:table-cell>
          <table:table-cell table:style-name="ce5" table:formula="of:=ROUND(AVERAGE([.F33:.H33]))" office:value-type="float" office:value="6" calcext:value-type="float">
            <text:p>+6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33]+100000" office:value-type="float" office:value="290000" calcext:value-type="float">
            <text:p>290,000</text:p>
          </table:table-cell>
          <table:table-cell table:formula="of:=[.A34] &amp; &quot;d6&quot;" office:value-type="string" office:string-value="10d6" calcext:value-type="string">
            <text:p>10d6</text:p>
          </table:table-cell>
          <table:table-cell table:formula="of:=ROUND([.A34]/2)" office:value-type="float" office:value="5" calcext:value-type="float">
            <text:p>+5</text:p>
          </table:table-cell>
          <table:table-cell table:formula="of:=ROUNDDOWN([.A34]/3)" office:value-type="float" office:value="3" calcext:value-type="float">
            <text:p>+3</text:p>
          </table:table-cell>
          <table:table-cell table:formula="of:=ROUNDUP([.A34]*(0.75))" office:value-type="float" office:value="8" calcext:value-type="float">
            <text:p>+8</text:p>
          </table:table-cell>
          <table:table-cell table:formula="of:=ROUND([.A34]*(2/3))" office:value-type="float" office:value="7" calcext:value-type="float">
            <text:p>+7</text:p>
          </table:table-cell>
          <table:table-cell table:formula="of:=ROUNDDOWN([.A34]*2/3)" office:value-type="float" office:value="6" calcext:value-type="float">
            <text:p>+6</text:p>
          </table:table-cell>
          <table:table-cell table:formula="of:=[.I32]+2" office:value-type="float" office:value="12" calcext:value-type="float">
            <text:p>12</text:p>
          </table:table-cell>
          <table:table-cell table:formula="of:=[.J30]+1" office:value-type="float" office:value="3" calcext:value-type="float">
            <text:p>3</text:p>
          </table:table-cell>
          <table:table-cell table:formula="of:=[.K31]+1" office:value-type="float" office:value="4" calcext:value-type="float">
            <text:p>4</text:p>
          </table:table-cell>
          <table:table-cell table:formula="of:=&quot;+&quot; &amp; (ROUNDDOWN(([.A34]-1)/4)+1) &amp; &quot;d4&quot;" office:value-type="string" office:string-value="+3d4" calcext:value-type="string">
            <text:p>+3d4</text:p>
          </table:table-cell>
          <table:table-cell table:formula="of:=[.$M$22]*[.A34]" office:value-type="float" office:value="35" calcext:value-type="float">
            <text:p>35</text:p>
          </table:table-cell>
          <table:table-cell table:style-name="ce5" table:formula="of:=ROUND(AVERAGE([.F34:.H34]))" office:value-type="float" office:value="7" calcext:value-type="float">
            <text:p>+7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34]+100000" office:value-type="float" office:value="390000" calcext:value-type="float">
            <text:p>390,000</text:p>
          </table:table-cell>
          <table:table-cell table:formula="of:=&quot;10d6+&quot; &amp; ([.A35]-10)" office:value-type="string" office:string-value="10d6+1" calcext:value-type="string">
            <text:p>10d6+1</text:p>
          </table:table-cell>
          <table:table-cell table:formula="of:=ROUND([.A35]/2)" office:value-type="float" office:value="6" calcext:value-type="float">
            <text:p>+6</text:p>
          </table:table-cell>
          <table:table-cell table:formula="of:=ROUNDDOWN([.A35]/3)" office:value-type="float" office:value="3" calcext:value-type="float">
            <text:p>+3</text:p>
          </table:table-cell>
          <table:table-cell table:formula="of:=ROUNDUP([.A35]*(0.75))" office:value-type="float" office:value="9" calcext:value-type="float">
            <text:p>+9</text:p>
          </table:table-cell>
          <table:table-cell table:formula="of:=ROUND([.A35]*(2/3))" office:value-type="float" office:value="7" calcext:value-type="float">
            <text:p>+7</text:p>
          </table:table-cell>
          <table:table-cell table:formula="of:=ROUNDDOWN([.A35]*2/3)" office:value-type="float" office:value="7" calcext:value-type="float">
            <text:p>+7</text:p>
          </table:table-cell>
          <table:table-cell table:formula="of:=[.I33]+2" office:value-type="float" office:value="14" calcext:value-type="float">
            <text:p>14</text:p>
          </table:table-cell>
          <table:table-cell table:formula="of:=[.J31]+1" office:value-type="float" office:value="3" calcext:value-type="float">
            <text:p>3</text:p>
          </table:table-cell>
          <table:table-cell table:formula="of:=[.K32]+1" office:value-type="float" office:value="4" calcext:value-type="float">
            <text:p>4</text:p>
          </table:table-cell>
          <table:table-cell table:formula="of:=&quot;+&quot; &amp; (ROUNDDOWN(([.A35]-1)/4)+1) &amp; &quot;d4&quot;" office:value-type="string" office:string-value="+3d4" calcext:value-type="string">
            <text:p>+3d4</text:p>
          </table:table-cell>
          <table:table-cell table:formula="of:=[.M34]+1" office:value-type="float" office:value="36" calcext:value-type="float">
            <text:p>36</text:p>
          </table:table-cell>
          <table:table-cell table:style-name="ce5" table:formula="of:=ROUND(AVERAGE([.F35:.H35]))" office:value-type="float" office:value="8" calcext:value-type="float">
            <text:p>+8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35]+100000" office:value-type="float" office:value="490000" calcext:value-type="float">
            <text:p>490,000</text:p>
          </table:table-cell>
          <table:table-cell table:formula="of:=&quot;10d6+&quot; &amp; ([.A36]-10)" office:value-type="string" office:string-value="10d6+2" calcext:value-type="string">
            <text:p>10d6+2</text:p>
          </table:table-cell>
          <table:table-cell table:formula="of:=ROUND([.A36]/2)" office:value-type="float" office:value="6" calcext:value-type="float">
            <text:p>+6</text:p>
          </table:table-cell>
          <table:table-cell table:formula="of:=ROUNDDOWN([.A36]/3)" office:value-type="float" office:value="4" calcext:value-type="float">
            <text:p>+4</text:p>
          </table:table-cell>
          <table:table-cell table:formula="of:=ROUNDUP([.A36]*(0.75))" office:value-type="float" office:value="9" calcext:value-type="float">
            <text:p>+9</text:p>
          </table:table-cell>
          <table:table-cell table:formula="of:=ROUND([.A36]*(2/3))" office:value-type="float" office:value="8" calcext:value-type="float">
            <text:p>+8</text:p>
          </table:table-cell>
          <table:table-cell table:formula="of:=ROUNDDOWN([.A36]*2/3)" office:value-type="float" office:value="8" calcext:value-type="float">
            <text:p>+8</text:p>
          </table:table-cell>
          <table:table-cell table:formula="of:=[.I34]+2" office:value-type="float" office:value="14" calcext:value-type="float">
            <text:p>14</text:p>
          </table:table-cell>
          <table:table-cell table:formula="of:=[.J32]+1" office:value-type="float" office:value="3" calcext:value-type="float">
            <text:p>3</text:p>
          </table:table-cell>
          <table:table-cell table:formula="of:=[.K33]+1" office:value-type="float" office:value="4" calcext:value-type="float">
            <text:p>4</text:p>
          </table:table-cell>
          <table:table-cell table:formula="of:=&quot;+&quot; &amp; (ROUNDDOWN(([.A36]-1)/4)+1) &amp; &quot;d4&quot;" office:value-type="string" office:string-value="+3d4" calcext:value-type="string">
            <text:p>+3d4</text:p>
          </table:table-cell>
          <table:table-cell table:formula="of:=[.M35]+1" office:value-type="float" office:value="37" calcext:value-type="float">
            <text:p>37</text:p>
          </table:table-cell>
          <table:table-cell table:style-name="ce5" table:formula="of:=ROUND(AVERAGE([.F36:.H36]))" office:value-type="float" office:value="8" calcext:value-type="float">
            <text:p>+8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36]+100000" office:value-type="float" office:value="590000" calcext:value-type="float">
            <text:p>590,000</text:p>
          </table:table-cell>
          <table:table-cell table:formula="of:=&quot;10d6+&quot; &amp; ([.A37]-10)" office:value-type="string" office:string-value="10d6+3" calcext:value-type="string">
            <text:p>10d6+3</text:p>
          </table:table-cell>
          <table:table-cell table:formula="of:=ROUND([.A37]/2)" office:value-type="float" office:value="7" calcext:value-type="float">
            <text:p>+7</text:p>
          </table:table-cell>
          <table:table-cell table:formula="of:=ROUNDDOWN([.A37]/3)" office:value-type="float" office:value="4" calcext:value-type="float">
            <text:p>+4</text:p>
          </table:table-cell>
          <table:table-cell table:formula="of:=ROUNDUP([.A37]*(0.75))" office:value-type="float" office:value="10" calcext:value-type="float">
            <text:p>+10</text:p>
          </table:table-cell>
          <table:table-cell table:formula="of:=ROUND([.A37]*(2/3))" office:value-type="float" office:value="9" calcext:value-type="float">
            <text:p>+9</text:p>
          </table:table-cell>
          <table:table-cell table:formula="of:=ROUNDDOWN([.A37]*2/3)" office:value-type="float" office:value="8" calcext:value-type="float">
            <text:p>+8</text:p>
          </table:table-cell>
          <table:table-cell table:formula="of:=[.I35]+2" office:value-type="float" office:value="16" calcext:value-type="float">
            <text:p>16</text:p>
          </table:table-cell>
          <table:table-cell table:formula="of:=[.J33]+1" office:value-type="float" office:value="3" calcext:value-type="float">
            <text:p>3</text:p>
          </table:table-cell>
          <table:table-cell table:formula="of:=[.K34]+1" office:value-type="float" office:value="5" calcext:value-type="float">
            <text:p>5</text:p>
          </table:table-cell>
          <table:table-cell table:formula="of:=&quot;+&quot; &amp; (ROUNDDOWN(([.A37]-1)/4)+1) &amp; &quot;d4&quot;" office:value-type="string" office:string-value="+4d4" calcext:value-type="string">
            <text:p>+4d4</text:p>
          </table:table-cell>
          <table:table-cell table:formula="of:=[.M36]+1" office:value-type="float" office:value="38" calcext:value-type="float">
            <text:p>38</text:p>
          </table:table-cell>
          <table:table-cell table:style-name="ce5" table:formula="of:=ROUND(AVERAGE([.F37:.H37]))" office:value-type="float" office:value="9" calcext:value-type="float">
            <text:p>+9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37]+100000" office:value-type="float" office:value="690000" calcext:value-type="float">
            <text:p>690,000</text:p>
          </table:table-cell>
          <table:table-cell table:formula="of:=&quot;10d6+&quot; &amp; ([.A38]-10)" office:value-type="string" office:string-value="10d6+4" calcext:value-type="string">
            <text:p>10d6+4</text:p>
          </table:table-cell>
          <table:table-cell table:formula="of:=ROUND([.A38]/2)" office:value-type="float" office:value="7" calcext:value-type="float">
            <text:p>+7</text:p>
          </table:table-cell>
          <table:table-cell table:formula="of:=ROUNDDOWN([.A38]/3)" office:value-type="float" office:value="4" calcext:value-type="float">
            <text:p>+4</text:p>
          </table:table-cell>
          <table:table-cell table:formula="of:=ROUNDUP([.A38]*(0.75))" office:value-type="float" office:value="11" calcext:value-type="float">
            <text:p>+11</text:p>
          </table:table-cell>
          <table:table-cell table:formula="of:=ROUND([.A38]*(2/3))" office:value-type="float" office:value="9" calcext:value-type="float">
            <text:p>+9</text:p>
          </table:table-cell>
          <table:table-cell table:formula="of:=ROUNDDOWN([.A38]*2/3)" office:value-type="float" office:value="9" calcext:value-type="float">
            <text:p>+9</text:p>
          </table:table-cell>
          <table:table-cell table:formula="of:=[.I36]+2" office:value-type="float" office:value="16" calcext:value-type="float">
            <text:p>16</text:p>
          </table:table-cell>
          <table:table-cell table:formula="of:=[.J34]+1" office:value-type="float" office:value="4" calcext:value-type="float">
            <text:p>4</text:p>
          </table:table-cell>
          <table:table-cell table:formula="of:=[.K35]+1" office:value-type="float" office:value="5" calcext:value-type="float">
            <text:p>5</text:p>
          </table:table-cell>
          <table:table-cell table:formula="of:=&quot;+&quot; &amp; (ROUNDDOWN(([.A38]-1)/4)+1) &amp; &quot;d4&quot;" office:value-type="string" office:string-value="+4d4" calcext:value-type="string">
            <text:p>+4d4</text:p>
          </table:table-cell>
          <table:table-cell table:formula="of:=[.M37]+1" office:value-type="float" office:value="39" calcext:value-type="float">
            <text:p>39</text:p>
          </table:table-cell>
          <table:table-cell table:style-name="ce5" table:formula="of:=ROUND(AVERAGE([.F38:.H38]))" office:value-type="float" office:value="10" calcext:value-type="float">
            <text:p>+10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38]+100000" office:value-type="float" office:value="790000" calcext:value-type="float">
            <text:p>790,000</text:p>
          </table:table-cell>
          <table:table-cell table:formula="of:=&quot;10d6+&quot; &amp; ([.A39]-10)" office:value-type="string" office:string-value="10d6+5" calcext:value-type="string">
            <text:p>10d6+5</text:p>
          </table:table-cell>
          <table:table-cell table:formula="of:=ROUND([.A39]/2)" office:value-type="float" office:value="8" calcext:value-type="float">
            <text:p>+8</text:p>
          </table:table-cell>
          <table:table-cell table:formula="of:=ROUNDDOWN([.A39]/3)" office:value-type="float" office:value="5" calcext:value-type="float">
            <text:p>+5</text:p>
          </table:table-cell>
          <table:table-cell table:formula="of:=ROUNDUP([.A39]*(0.75))" office:value-type="float" office:value="12" calcext:value-type="float">
            <text:p>+12</text:p>
          </table:table-cell>
          <table:table-cell table:formula="of:=ROUND([.A39]*(2/3))" office:value-type="float" office:value="10" calcext:value-type="float">
            <text:p>+10</text:p>
          </table:table-cell>
          <table:table-cell table:formula="of:=ROUNDDOWN([.A39]*2/3)" office:value-type="float" office:value="10" calcext:value-type="float">
            <text:p>+10</text:p>
          </table:table-cell>
          <table:table-cell table:formula="of:=[.I37]+2" office:value-type="float" office:value="18" calcext:value-type="float">
            <text:p>18</text:p>
          </table:table-cell>
          <table:table-cell table:formula="of:=[.J35]+1" office:value-type="float" office:value="4" calcext:value-type="float">
            <text:p>4</text:p>
          </table:table-cell>
          <table:table-cell table:formula="of:=[.K36]+1" office:value-type="float" office:value="5" calcext:value-type="float">
            <text:p>5</text:p>
          </table:table-cell>
          <table:table-cell table:formula="of:=&quot;+&quot; &amp; (ROUNDDOWN(([.A39]-1)/4)+1) &amp; &quot;d4&quot;" office:value-type="string" office:string-value="+4d4" calcext:value-type="string">
            <text:p>+4d4</text:p>
          </table:table-cell>
          <table:table-cell table:formula="of:=[.M38]+1" office:value-type="float" office:value="40" calcext:value-type="float">
            <text:p>40</text:p>
          </table:table-cell>
          <table:table-cell table:style-name="ce5" table:formula="of:=ROUND(AVERAGE([.F39:.H39]))" office:value-type="float" office:value="11" calcext:value-type="float">
            <text:p>+11</text:p>
          </table:table-cell>
          <table:table-cell table:number-columns-repeated="6"/>
        </table:table-row>
        <table:table-row table:style-name="ro1">
          <table:table-cell table:style-name="Default" table:number-columns-repeated="14"/>
          <table:table-cell table:number-columns-repeated="3"/>
          <table:table-cell table:style-name="ce3" office:value-type="float" office:value="0.7" calcext:value-type="float">
            <text:p>0.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AGE</text:p>
          </table:table-cell>
          <table:table-cell table:style-name="Default" table:number-columns-repeated="13"/>
          <table:table-cell table:number-columns-repeated="3"/>
          <table:table-cell table:style-name="ce2" office:value-type="string" calcext:value-type="string">
            <text:p>Spell</text:p>
          </table:table-cell>
          <table:table-cell table:style-name="ce3" office:value-type="float" office:value="2.5" calcext:value-type="float">
            <text:p>2.5</text:p>
          </table:table-cell>
          <table:table-cell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Hit</text:p>
          </table:table-cell>
          <table:table-cell table:style-name="ce2" office:value-type="string" calcext:value-type="string">
            <text:p>Attack</text:p>
          </table:table-cell>
          <table:table-cell table:style-name="ce2"/>
          <table:table-cell table:style-name="ce12" office:value-type="string" calcext:value-type="string" table:number-columns-spanned="3" table:number-rows-spanned="1">
            <text:p>Saving Throws</text:p>
          </table:table-cell>
          <table:covered-table-cell table:number-columns-repeated="2" table:style-name="ce2"/>
          <table:table-cell table:style-name="ce2" table:number-columns-repeated="2"/>
          <table:table-cell table:style-name="ce2" office:value-type="string" calcext:value-type="string">
            <text:p>Invocation</text:p>
          </table:table-cell>
          <table:table-cell table:style-name="ce12" office:value-type="string" calcext:value-type="string" table:number-columns-spanned="6" table:number-rows-spanned="1">
            <text:p>Prepared Spells</text:p>
          </table:table-cell>
          <table:covered-table-cell table:number-columns-repeated="2" table:style-name="Default"/>
          <table:covered-table-cell table:number-columns-repeated="3"/>
          <table:table-cell table:style-name="ce2" office:value-type="string" calcext:value-type="string">
            <text:p>Save</text:p>
          </table:table-cell>
          <table:table-cell table:number-columns-repeated="2" table:style-name="ce2" office:value-type="string" calcext:value-type="string">
            <text:p>Average</text:p>
          </table:table-cell>
        </table:table-row>
        <table:table-row table:style-name="ro1">
          <table:table-cell table:style-name="ce2" office:value-type="string" calcext:value-type="string">
            <text:p>Level</text:p>
          </table:table-cell>
          <table:table-cell table:style-name="ce2" office:value-type="string" calcext:value-type="string">
            <text:p>Experience</text:p>
          </table:table-cell>
          <table:table-cell table:style-name="ce2" office:value-type="string" calcext:value-type="string">
            <text:p>Dice</text:p>
          </table:table-cell>
          <table:table-cell table:style-name="ce2" office:value-type="string" calcext:value-type="string">
            <text:p>Bonus</text:p>
          </table:table-cell>
          <table:table-cell table:style-name="ce2" office:value-type="string" calcext:value-type="string">
            <text:p>Initiative</text:p>
          </table:table-cell>
          <table:table-cell table:style-name="ce2" office:value-type="string" calcext:value-type="string">
            <text:p>Evasion</text:p>
          </table:table-cell>
          <table:table-cell table:style-name="ce2" office:value-type="string" calcext:value-type="string">
            <text:p>Hardiness</text:p>
          </table:table-cell>
          <table:table-cell table:style-name="ce2" office:value-type="string" calcext:value-type="string">
            <text:p>Spirit</text:p>
          </table:table-cell>
          <table:table-cell table:style-name="ce2" office:value-type="string" calcext:value-type="string">
            <text:p>Skills</text:p>
          </table:table-cell>
          <table:table-cell table:style-name="ce2" office:value-type="string" calcext:value-type="string">
            <text:p>Traits</text:p>
          </table:table-cell>
          <table:table-cell table:style-name="ce2" office:value-type="string" calcext:value-type="string">
            <text:p>Dic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Difficulty</text:p>
          </table:table-cell>
          <table:table-cell table:style-name="ce2" office:value-type="string" calcext:value-type="string">
            <text:p>HP</text:p>
          </table:table-cell>
          <table:table-cell table:style-name="ce2" office:value-type="string" calcext:value-type="string">
            <text:p>Sav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A44] &amp; &quot;d4&quot;" office:value-type="string" office:string-value="1d4" calcext:value-type="string">
            <text:p>1d4</text:p>
          </table:table-cell>
          <table:table-cell office:value-type="float" office:value="0" calcext:value-type="float">
            <text:p>+0</text:p>
          </table:table-cell>
          <table:table-cell table:formula="of:=ROUNDDOWN([.A44]/5)" office:value-type="float" office:value="0" calcext:value-type="float">
            <text:p>+0</text:p>
          </table:table-cell>
          <table:table-cell table:formula="of:=ROUND([.A44]*(2/3))" office:value-type="float" office:value="1" calcext:value-type="float">
            <text:p>+1</text:p>
          </table:table-cell>
          <table:table-cell table:formula="of:=ROUNDDOWN([.A44]*(2/3))" office:value-type="float" office:value="0" calcext:value-type="float">
            <text:p>+0</text:p>
          </table:table-cell>
          <table:table-cell table:formula="of:=ROUNDUP([.A44]*0.75)" office:value-type="float" office:value="1" calcext:value-type="float">
            <text:p>+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A44]&amp;&quot;d6&quot;" office:value-type="string" office:string-value="1d6" calcext:value-type="string">
            <text:p>1d6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office:value-type="string" calcext:value-type="string">
            <text:p>--</text:p>
          </table:table-cell>
          <table:table-cell table:number-columns-repeated="3" table:style-name="ce3" office:value-type="string" calcext:value-type="string">
            <text:p>--</text:p>
          </table:table-cell>
          <table:table-cell table:style-name="ce7" table:formula="of:=10+ROUND([.A44]*[.$R$40])" office:value-type="float" office:value="11" calcext:value-type="float">
            <text:p>11+</text:p>
          </table:table-cell>
          <table:table-cell table:style-name="ce3" office:value-type="float" office:value="4" calcext:value-type="float">
            <text:p>4</text:p>
          </table:table-cell>
          <table:table-cell table:style-name="ce5" table:formula="of:=ROUND(AVERAGE([.F44:.H44]))" office:value-type="float" office:value="1" calcext:value-type="float">
            <text:p>+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00" calcext:value-type="float">
            <text:p>2,500</text:p>
          </table:table-cell>
          <table:table-cell table:formula="of:=[.A45] &amp; &quot;d4&quot;" office:value-type="string" office:string-value="2d4" calcext:value-type="string">
            <text:p>2d4</text:p>
          </table:table-cell>
          <table:table-cell office:value-type="float" office:value="0" calcext:value-type="float">
            <text:p>+0</text:p>
          </table:table-cell>
          <table:table-cell table:formula="of:=ROUNDDOWN([.A45]/5)" office:value-type="float" office:value="0" calcext:value-type="float">
            <text:p>+0</text:p>
          </table:table-cell>
          <table:table-cell table:formula="of:=ROUND([.A45]*(2/3))" office:value-type="float" office:value="1" calcext:value-type="float">
            <text:p>+1</text:p>
          </table:table-cell>
          <table:table-cell table:formula="of:=ROUNDDOWN([.A45]*(2/3))" office:value-type="float" office:value="1" calcext:value-type="float">
            <text:p>+1</text:p>
          </table:table-cell>
          <table:table-cell table:formula="of:=ROUNDUP([.A45]*0.75)" office:value-type="float" office:value="2" calcext:value-type="float">
            <text:p>+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A45]&amp;&quot;d6&quot;" office:value-type="string" office:string-value="2d6" calcext:value-type="string">
            <text:p>2d6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office:value-type="string" calcext:value-type="string">
            <text:p>--</text:p>
          </table:table-cell>
          <table:table-cell table:number-columns-repeated="3" table:style-name="ce3" office:value-type="string" calcext:value-type="string">
            <text:p>--</text:p>
          </table:table-cell>
          <table:table-cell table:style-name="ce7" table:formula="of:=10+ROUND([.A45]*[.$R$40])" office:value-type="float" office:value="11" calcext:value-type="float">
            <text:p>11+</text:p>
          </table:table-cell>
          <table:table-cell table:style-name="ce3" table:formula="of:=[.A45]*[.$S$41]" office:value-type="float" office:value="5" calcext:value-type="float">
            <text:p>5</text:p>
          </table:table-cell>
          <table:table-cell table:style-name="ce5" table:formula="of:=ROUND(AVERAGE([.F45:.H45]))" office:value-type="float" office:value="1" calcext:value-type="float">
            <text:p>+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45]*2" office:value-type="float" office:value="5000" calcext:value-type="float">
            <text:p>5,000</text:p>
          </table:table-cell>
          <table:table-cell table:formula="of:=[.A46] &amp; &quot;d4&quot;" office:value-type="string" office:string-value="3d4" calcext:value-type="string">
            <text:p>3d4</text:p>
          </table:table-cell>
          <table:table-cell office:value-type="float" office:value="1" calcext:value-type="float">
            <text:p>+1</text:p>
          </table:table-cell>
          <table:table-cell table:formula="of:=ROUNDDOWN([.A46]/5)" office:value-type="float" office:value="0" calcext:value-type="float">
            <text:p>+0</text:p>
          </table:table-cell>
          <table:table-cell table:formula="of:=ROUND([.A46]*(2/3))" office:value-type="float" office:value="2" calcext:value-type="float">
            <text:p>+2</text:p>
          </table:table-cell>
          <table:table-cell table:formula="of:=ROUNDDOWN([.A46]*(2/3))" office:value-type="float" office:value="2" calcext:value-type="float">
            <text:p>+2</text:p>
          </table:table-cell>
          <table:table-cell table:formula="of:=ROUNDUP([.A46]*0.75)" office:value-type="float" office:value="3" calcext:value-type="float">
            <text:p>+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A46]&amp;&quot;d6&quot;" office:value-type="string" office:string-value="3d6" calcext:value-type="string">
            <text:p>3d6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table:number-columns-repeated="3" table:style-name="ce3" office:value-type="string" calcext:value-type="string">
            <text:p>--</text:p>
          </table:table-cell>
          <table:table-cell table:style-name="ce7" table:formula="of:=10+ROUND([.A46]*[.$R$40])" office:value-type="float" office:value="12" calcext:value-type="float">
            <text:p>12+</text:p>
          </table:table-cell>
          <table:table-cell table:style-name="ce3" table:formula="of:=[.A46]*[.$S$41]" office:value-type="float" office:value="7.5" calcext:value-type="float">
            <text:p>7.5</text:p>
          </table:table-cell>
          <table:table-cell table:style-name="ce5" table:formula="of:=ROUND(AVERAGE([.F46:.H46]))" office:value-type="float" office:value="2" calcext:value-type="float">
            <text:p>+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46]*2" office:value-type="float" office:value="10000" calcext:value-type="float">
            <text:p>10,000</text:p>
          </table:table-cell>
          <table:table-cell table:formula="of:=[.A47] &amp; &quot;d4&quot;" office:value-type="string" office:string-value="4d4" calcext:value-type="string">
            <text:p>4d4</text:p>
          </table:table-cell>
          <table:table-cell office:value-type="float" office:value="1" calcext:value-type="float">
            <text:p>+1</text:p>
          </table:table-cell>
          <table:table-cell table:formula="of:=ROUNDDOWN([.A47]/5)" office:value-type="float" office:value="0" calcext:value-type="float">
            <text:p>+0</text:p>
          </table:table-cell>
          <table:table-cell office:value-type="float" office:value="2" calcext:value-type="float">
            <text:p>+2</text:p>
          </table:table-cell>
          <table:table-cell table:formula="of:=ROUNDDOWN([.A47]*(2/3))" office:value-type="float" office:value="2" calcext:value-type="float">
            <text:p>+2</text:p>
          </table:table-cell>
          <table:table-cell office:value-type="float" office:value="4" calcext:value-type="float">
            <text:p>+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A47]&amp;&quot;d6&quot;" office:value-type="string" office:string-value="4d6" calcext:value-type="string">
            <text:p>4d6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</text:p>
          </table:table-cell>
          <table:table-cell table:number-columns-repeated="3" table:style-name="ce3" office:value-type="string" calcext:value-type="string">
            <text:p>--</text:p>
          </table:table-cell>
          <table:table-cell table:style-name="ce7" table:formula="of:=10+ROUND([.A47]*[.$R$40])" office:value-type="float" office:value="13" calcext:value-type="float">
            <text:p>13+</text:p>
          </table:table-cell>
          <table:table-cell table:style-name="ce3" table:formula="of:=[.A47]*[.$S$41]" office:value-type="float" office:value="10" calcext:value-type="float">
            <text:p>10</text:p>
          </table:table-cell>
          <table:table-cell table:style-name="ce5" table:formula="of:=ROUND(AVERAGE([.F47:.H47]))" office:value-type="float" office:value="3" calcext:value-type="float">
            <text:p>+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47]*2" office:value-type="float" office:value="20000" calcext:value-type="float">
            <text:p>20,000</text:p>
          </table:table-cell>
          <table:table-cell table:formula="of:=[.A48] &amp; &quot;d4&quot;" office:value-type="string" office:string-value="5d4" calcext:value-type="string">
            <text:p>5d4</text:p>
          </table:table-cell>
          <table:table-cell office:value-type="float" office:value="1" calcext:value-type="float">
            <text:p>+1</text:p>
          </table:table-cell>
          <table:table-cell table:formula="of:=ROUNDDOWN([.A48]/5)" office:value-type="float" office:value="1" calcext:value-type="float">
            <text:p>+1</text:p>
          </table:table-cell>
          <table:table-cell table:formula="of:=ROUND([.A48]*(2/3))" office:value-type="float" office:value="3" calcext:value-type="float">
            <text:p>+3</text:p>
          </table:table-cell>
          <table:table-cell table:formula="of:=ROUNDDOWN([.A48]*(2/3))" office:value-type="float" office:value="3" calcext:value-type="float">
            <text:p>+3</text:p>
          </table:table-cell>
          <table:table-cell table:formula="of:=ROUNDUP([.A48]*0.75)" office:value-type="float" office:value="4" calcext:value-type="float">
            <text:p>+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A48]&amp;&quot;d6&quot;" office:value-type="string" office:string-value="5d6" calcext:value-type="string">
            <text:p>5d6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3" office:value-type="string" calcext:value-type="string">
            <text:p>--</text:p>
          </table:table-cell>
          <table:table-cell table:style-name="ce7" table:formula="of:=10+ROUND([.A48]*[.$R$40])" office:value-type="float" office:value="14" calcext:value-type="float">
            <text:p>14+</text:p>
          </table:table-cell>
          <table:table-cell table:style-name="ce3" table:formula="of:=[.A48]*[.$S$41]" office:value-type="float" office:value="12.5" calcext:value-type="float">
            <text:p>12.5</text:p>
          </table:table-cell>
          <table:table-cell table:style-name="ce5" table:formula="of:=ROUND(AVERAGE([.F48:.H48]))" office:value-type="float" office:value="3" calcext:value-type="float">
            <text:p>+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48]*2" office:value-type="float" office:value="40000" calcext:value-type="float">
            <text:p>40,000</text:p>
          </table:table-cell>
          <table:table-cell table:formula="of:=[.A49] &amp; &quot;d4&quot;" office:value-type="string" office:string-value="6d4" calcext:value-type="string">
            <text:p>6d4</text:p>
          </table:table-cell>
          <table:table-cell office:value-type="float" office:value="2" calcext:value-type="float">
            <text:p>+2</text:p>
          </table:table-cell>
          <table:table-cell table:formula="of:=ROUNDDOWN([.A49]/5)" office:value-type="float" office:value="1" calcext:value-type="float">
            <text:p>+1</text:p>
          </table:table-cell>
          <table:table-cell table:formula="of:=ROUND([.A49]*(2/3))" office:value-type="float" office:value="4" calcext:value-type="float">
            <text:p>+4</text:p>
          </table:table-cell>
          <table:table-cell table:formula="of:=ROUNDDOWN([.A49]*(2/3))" office:value-type="float" office:value="4" calcext:value-type="float">
            <text:p>+4</text:p>
          </table:table-cell>
          <table:table-cell table:formula="of:=ROUNDUP([.A49]*0.75)" office:value-type="float" office:value="5" calcext:value-type="float">
            <text:p>+5</text:p>
          </table:table-cell>
          <table:table-cell office:value-type="float" office:value="4" calcext:value-type="float">
            <text:p>4</text:p>
          </table:table-cell>
          <table:table-cell table:formula="of:=[.J45]+1" office:value-type="float" office:value="2" calcext:value-type="float">
            <text:p>2</text:p>
          </table:table-cell>
          <table:table-cell table:formula="of:=[.A49]&amp;&quot;d6&quot;" office:value-type="string" office:string-value="6d6" calcext:value-type="string">
            <text:p>6d6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table:style-name="ce3" office:value-type="string" calcext:value-type="string">
            <text:p>--</text:p>
          </table:table-cell>
          <table:table-cell table:style-name="ce7" table:formula="of:=10+ROUND([.A49]*[.$R$40])" office:value-type="float" office:value="14" calcext:value-type="float">
            <text:p>14+</text:p>
          </table:table-cell>
          <table:table-cell table:style-name="ce3" table:formula="of:=[.A49]*[.$S$41]" office:value-type="float" office:value="15" calcext:value-type="float">
            <text:p>15</text:p>
          </table:table-cell>
          <table:table-cell table:style-name="ce5" table:formula="of:=ROUND(AVERAGE([.F49:.H49]))" office:value-type="float" office:value="4" calcext:value-type="float">
            <text:p>+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49]*2" office:value-type="float" office:value="80000" calcext:value-type="float">
            <text:p>80,000</text:p>
          </table:table-cell>
          <table:table-cell table:formula="of:=[.A50] &amp; &quot;d4&quot;" office:value-type="string" office:string-value="7d4" calcext:value-type="string">
            <text:p>7d4</text:p>
          </table:table-cell>
          <table:table-cell office:value-type="float" office:value="2" calcext:value-type="float">
            <text:p>+2</text:p>
          </table:table-cell>
          <table:table-cell table:formula="of:=ROUNDDOWN([.A50]/5)" office:value-type="float" office:value="1" calcext:value-type="float">
            <text:p>+1</text:p>
          </table:table-cell>
          <table:table-cell table:formula="of:=ROUND([.A50]*(2/3))" office:value-type="float" office:value="5" calcext:value-type="float">
            <text:p>+5</text:p>
          </table:table-cell>
          <table:table-cell table:formula="of:=ROUNDDOWN([.A50]*(2/3))" office:value-type="float" office:value="4" calcext:value-type="float">
            <text:p>+4</text:p>
          </table:table-cell>
          <table:table-cell table:formula="of:=ROUNDUP([.A50]*0.75)" office:value-type="float" office:value="6" calcext:value-type="float">
            <text:p>+6</text:p>
          </table:table-cell>
          <table:table-cell office:value-type="float" office:value="4" calcext:value-type="float">
            <text:p>4</text:p>
          </table:table-cell>
          <table:table-cell table:formula="of:=[.J46]+1" office:value-type="float" office:value="2" calcext:value-type="float">
            <text:p>2</text:p>
          </table:table-cell>
          <table:table-cell table:formula="of:=[.A50]&amp;&quot;d6&quot;" office:value-type="string" office:string-value="7d6" calcext:value-type="string">
            <text:p>7d6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string" calcext:value-type="string">
            <text:p>--</text:p>
          </table:table-cell>
          <table:table-cell table:style-name="ce7" table:formula="of:=10+ROUND([.A50]*[.$R$40])" office:value-type="float" office:value="15" calcext:value-type="float">
            <text:p>15+</text:p>
          </table:table-cell>
          <table:table-cell table:style-name="ce3" table:formula="of:=[.A50]*[.$S$41]" office:value-type="float" office:value="17.5" calcext:value-type="float">
            <text:p>17.5</text:p>
          </table:table-cell>
          <table:table-cell table:style-name="ce5" table:formula="of:=ROUND(AVERAGE([.F50:.H50]))" office:value-type="float" office:value="5" calcext:value-type="float">
            <text:p>+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50]*2" office:value-type="float" office:value="160000" calcext:value-type="float">
            <text:p>160,000</text:p>
          </table:table-cell>
          <table:table-cell table:formula="of:=[.A51] &amp; &quot;d4&quot;" office:value-type="string" office:string-value="8d4" calcext:value-type="string">
            <text:p>8d4</text:p>
          </table:table-cell>
          <table:table-cell office:value-type="float" office:value="3" calcext:value-type="float">
            <text:p>+3</text:p>
          </table:table-cell>
          <table:table-cell table:formula="of:=ROUNDDOWN([.A51]/5)" office:value-type="float" office:value="1" calcext:value-type="float">
            <text:p>+1</text:p>
          </table:table-cell>
          <table:table-cell table:formula="of:=ROUND([.A51]*(2/3))" office:value-type="float" office:value="5" calcext:value-type="float">
            <text:p>+5</text:p>
          </table:table-cell>
          <table:table-cell table:formula="of:=ROUNDDOWN([.A51]*(2/3))" office:value-type="float" office:value="5" calcext:value-type="float">
            <text:p>+5</text:p>
          </table:table-cell>
          <table:table-cell table:formula="of:=ROUNDUP([.A51]*0.75)" office:value-type="float" office:value="6" calcext:value-type="float">
            <text:p>+6</text:p>
          </table:table-cell>
          <table:table-cell table:formula="of:=[.I47]+2" office:value-type="float" office:value="6" calcext:value-type="float">
            <text:p>6</text:p>
          </table:table-cell>
          <table:table-cell table:formula="of:=[.J47]+1" office:value-type="float" office:value="2" calcext:value-type="float">
            <text:p>2</text:p>
          </table:table-cell>
          <table:table-cell table:formula="of:=[.A51]&amp;&quot;d6&quot;" office:value-type="string" office:string-value="8d6" calcext:value-type="string">
            <text:p>8d6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string" calcext:value-type="string">
            <text:p>--</text:p>
          </table:table-cell>
          <table:table-cell table:style-name="ce7" table:formula="of:=10+ROUND([.A51]*[.$R$40])" office:value-type="float" office:value="16" calcext:value-type="float">
            <text:p>16+</text:p>
          </table:table-cell>
          <table:table-cell table:style-name="ce3" table:formula="of:=[.A51]*[.$S$41]" office:value-type="float" office:value="20" calcext:value-type="float">
            <text:p>20</text:p>
          </table:table-cell>
          <table:table-cell table:style-name="ce5" table:formula="of:=ROUND(AVERAGE([.F51:.H51]))" office:value-type="float" office:value="5" calcext:value-type="float">
            <text:p>+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51]*2" office:value-type="float" office:value="320000" calcext:value-type="float">
            <text:p>320,000</text:p>
          </table:table-cell>
          <table:table-cell table:formula="of:=[.A52] &amp; &quot;d4&quot;" office:value-type="string" office:string-value="9d4" calcext:value-type="string">
            <text:p>9d4</text:p>
          </table:table-cell>
          <table:table-cell office:value-type="float" office:value="3" calcext:value-type="float">
            <text:p>+3</text:p>
          </table:table-cell>
          <table:table-cell table:formula="of:=ROUNDDOWN([.A52]/5)" office:value-type="float" office:value="1" calcext:value-type="float">
            <text:p>+1</text:p>
          </table:table-cell>
          <table:table-cell table:formula="of:=ROUND([.A52]*(2/3))" office:value-type="float" office:value="6" calcext:value-type="float">
            <text:p>+6</text:p>
          </table:table-cell>
          <table:table-cell table:formula="of:=ROUNDDOWN([.A52]*(2/3))" office:value-type="float" office:value="6" calcext:value-type="float">
            <text:p>+6</text:p>
          </table:table-cell>
          <table:table-cell table:formula="of:=ROUNDUP([.A52]*0.75)" office:value-type="float" office:value="7" calcext:value-type="float">
            <text:p>+7</text:p>
          </table:table-cell>
          <table:table-cell table:formula="of:=[.I48]+2" office:value-type="float" office:value="6" calcext:value-type="float">
            <text:p>6</text:p>
          </table:table-cell>
          <table:table-cell table:formula="of:=[.J48]+1" office:value-type="float" office:value="2" calcext:value-type="float">
            <text:p>2</text:p>
          </table:table-cell>
          <table:table-cell table:formula="of:=[.A52]&amp;&quot;d6&quot;" office:value-type="string" office:string-value="9d6" calcext:value-type="string">
            <text:p>9d6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--</text:p>
          </table:table-cell>
          <table:table-cell table:style-name="ce7" table:formula="of:=10+ROUND([.A52]*[.$R$40])" office:value-type="float" office:value="16" calcext:value-type="float">
            <text:p>16+</text:p>
          </table:table-cell>
          <table:table-cell table:style-name="ce3" table:formula="of:=[.A52]*[.$S$41]" office:value-type="float" office:value="22.5" calcext:value-type="float">
            <text:p>22.5</text:p>
          </table:table-cell>
          <table:table-cell table:style-name="ce5" table:formula="of:=ROUND(AVERAGE([.F52:.H52]))" office:value-type="float" office:value="6" calcext:value-type="float">
            <text:p>+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52]+150000" office:value-type="float" office:value="470000" calcext:value-type="float">
            <text:p>470,000</text:p>
          </table:table-cell>
          <table:table-cell table:formula="of:=[.A53] &amp; &quot;d4&quot;" office:value-type="string" office:string-value="10d4" calcext:value-type="string">
            <text:p>10d4</text:p>
          </table:table-cell>
          <table:table-cell office:value-type="float" office:value="3" calcext:value-type="float">
            <text:p>+3</text:p>
          </table:table-cell>
          <table:table-cell table:formula="of:=ROUNDDOWN([.A53]/5)" office:value-type="float" office:value="2" calcext:value-type="float">
            <text:p>+2</text:p>
          </table:table-cell>
          <table:table-cell table:formula="of:=ROUND([.A53]*(2/3))" office:value-type="float" office:value="7" calcext:value-type="float">
            <text:p>+7</text:p>
          </table:table-cell>
          <table:table-cell table:formula="of:=ROUNDDOWN([.A53]*(2/3))" office:value-type="float" office:value="6" calcext:value-type="float">
            <text:p>+6</text:p>
          </table:table-cell>
          <table:table-cell table:formula="of:=ROUNDUP([.A53]*0.75)" office:value-type="float" office:value="8" calcext:value-type="float">
            <text:p>+8</text:p>
          </table:table-cell>
          <table:table-cell table:formula="of:=[.I49]+2" office:value-type="float" office:value="6" calcext:value-type="float">
            <text:p>6</text:p>
          </table:table-cell>
          <table:table-cell table:formula="of:=[.J49]+1" office:value-type="float" office:value="3" calcext:value-type="float">
            <text:p>3</text:p>
          </table:table-cell>
          <table:table-cell table:formula="of:=[.A53]&amp;&quot;d6&quot;" office:value-type="string" office:string-value="10d6" calcext:value-type="string">
            <text:p>10d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--</text:p>
          </table:table-cell>
          <table:table-cell table:style-name="ce7" table:formula="of:=10+ROUND([.A53]*[.$R$40])" office:value-type="float" office:value="17" calcext:value-type="float">
            <text:p>17+</text:p>
          </table:table-cell>
          <table:table-cell table:style-name="ce3" table:formula="of:=[.A53]*[.$S$41]" office:value-type="float" office:value="25" calcext:value-type="float">
            <text:p>25</text:p>
          </table:table-cell>
          <table:table-cell table:style-name="ce5" table:formula="of:=ROUND(AVERAGE([.F53:.H53]))" office:value-type="float" office:value="7" calcext:value-type="float">
            <text:p>+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53]+150000" office:value-type="float" office:value="620000" calcext:value-type="float">
            <text:p>620,000</text:p>
          </table:table-cell>
          <table:table-cell table:formula="of:=&quot;10d4+&quot; &amp; ([.A54]-10)" office:value-type="string" office:string-value="10d4+1" calcext:value-type="string">
            <text:p>10d4+1</text:p>
          </table:table-cell>
          <table:table-cell office:value-type="float" office:value="4" calcext:value-type="float">
            <text:p>+4</text:p>
          </table:table-cell>
          <table:table-cell table:formula="of:=ROUNDDOWN([.A54]/5)" office:value-type="float" office:value="2" calcext:value-type="float">
            <text:p>+2</text:p>
          </table:table-cell>
          <table:table-cell table:formula="of:=ROUND([.A54]*(2/3))" office:value-type="float" office:value="7" calcext:value-type="float">
            <text:p>+7</text:p>
          </table:table-cell>
          <table:table-cell table:formula="of:=ROUNDDOWN([.A54]*(2/3))" office:value-type="float" office:value="7" calcext:value-type="float">
            <text:p>+7</text:p>
          </table:table-cell>
          <table:table-cell table:formula="of:=ROUNDUP([.A54]*0.75)" office:value-type="float" office:value="9" calcext:value-type="float">
            <text:p>+9</text:p>
          </table:table-cell>
          <table:table-cell table:formula="of:=[.I50]+2" office:value-type="float" office:value="6" calcext:value-type="float">
            <text:p>6</text:p>
          </table:table-cell>
          <table:table-cell table:formula="of:=[.J50]+1" office:value-type="float" office:value="3" calcext:value-type="float">
            <text:p>3</text:p>
          </table:table-cell>
          <table:table-cell table:formula="of:=[.A54]&amp;&quot;d6&quot;" office:value-type="string" office:string-value="11d6" calcext:value-type="string">
            <text:p>11d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7" table:formula="of:=10+ROUND([.A54]*[.$R$40])" office:value-type="float" office:value="18" calcext:value-type="float">
            <text:p>18+</text:p>
          </table:table-cell>
          <table:table-cell table:style-name="ce3" table:formula="of:=[.S53]+1" office:value-type="float" office:value="26" calcext:value-type="float">
            <text:p>26</text:p>
          </table:table-cell>
          <table:table-cell table:style-name="ce5" table:formula="of:=ROUND(AVERAGE([.F54:.H54]))" office:value-type="float" office:value="8" calcext:value-type="float">
            <text:p>+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54]+150000" office:value-type="float" office:value="770000" calcext:value-type="float">
            <text:p>770,000</text:p>
          </table:table-cell>
          <table:table-cell table:formula="of:=&quot;10d4+&quot; &amp; ([.A55]-10)" office:value-type="string" office:string-value="10d4+2" calcext:value-type="string">
            <text:p>10d4+2</text:p>
          </table:table-cell>
          <table:table-cell office:value-type="float" office:value="4" calcext:value-type="float">
            <text:p>+4</text:p>
          </table:table-cell>
          <table:table-cell table:formula="of:=ROUNDDOWN([.A55]/5)" office:value-type="float" office:value="2" calcext:value-type="float">
            <text:p>+2</text:p>
          </table:table-cell>
          <table:table-cell table:formula="of:=ROUND([.A55]*(2/3))" office:value-type="float" office:value="8" calcext:value-type="float">
            <text:p>+8</text:p>
          </table:table-cell>
          <table:table-cell table:formula="of:=ROUNDDOWN([.A55]*(2/3))" office:value-type="float" office:value="8" calcext:value-type="float">
            <text:p>+8</text:p>
          </table:table-cell>
          <table:table-cell table:formula="of:=ROUNDUP([.A55]*0.75)" office:value-type="float" office:value="9" calcext:value-type="float">
            <text:p>+9</text:p>
          </table:table-cell>
          <table:table-cell table:formula="of:=[.I51]+2" office:value-type="float" office:value="8" calcext:value-type="float">
            <text:p>8</text:p>
          </table:table-cell>
          <table:table-cell table:formula="of:=[.J51]+1" office:value-type="float" office:value="3" calcext:value-type="float">
            <text:p>3</text:p>
          </table:table-cell>
          <table:table-cell table:formula="of:=[.A55]&amp;&quot;d6&quot;" office:value-type="string" office:string-value="12d6" calcext:value-type="string">
            <text:p>12d6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7" table:formula="of:=10+ROUND([.A55]*[.$R$40])" office:value-type="float" office:value="18" calcext:value-type="float">
            <text:p>18+</text:p>
          </table:table-cell>
          <table:table-cell table:style-name="ce3" table:formula="of:=[.S54]+1" office:value-type="float" office:value="27" calcext:value-type="float">
            <text:p>27</text:p>
          </table:table-cell>
          <table:table-cell table:style-name="ce5" table:formula="of:=ROUND(AVERAGE([.F55:.H55]))" office:value-type="float" office:value="8" calcext:value-type="float">
            <text:p>+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55]+150000" office:value-type="float" office:value="920000" calcext:value-type="float">
            <text:p>920,000</text:p>
          </table:table-cell>
          <table:table-cell table:formula="of:=&quot;10d4+&quot; &amp; ([.A56]-10)" office:value-type="string" office:string-value="10d4+3" calcext:value-type="string">
            <text:p>10d4+3</text:p>
          </table:table-cell>
          <table:table-cell office:value-type="float" office:value="4" calcext:value-type="float">
            <text:p>+4</text:p>
          </table:table-cell>
          <table:table-cell table:formula="of:=ROUNDDOWN([.A56]/5)" office:value-type="float" office:value="2" calcext:value-type="float">
            <text:p>+2</text:p>
          </table:table-cell>
          <table:table-cell table:formula="of:=ROUND([.A56]*(2/3))" office:value-type="float" office:value="9" calcext:value-type="float">
            <text:p>+9</text:p>
          </table:table-cell>
          <table:table-cell table:formula="of:=ROUNDDOWN([.A56]*(2/3))" office:value-type="float" office:value="8" calcext:value-type="float">
            <text:p>+8</text:p>
          </table:table-cell>
          <table:table-cell table:formula="of:=ROUNDUP([.A56]*0.75)" office:value-type="float" office:value="10" calcext:value-type="float">
            <text:p>+10</text:p>
          </table:table-cell>
          <table:table-cell table:formula="of:=[.I52]+2" office:value-type="float" office:value="8" calcext:value-type="float">
            <text:p>8</text:p>
          </table:table-cell>
          <table:table-cell table:formula="of:=[.J52]+1" office:value-type="float" office:value="3" calcext:value-type="float">
            <text:p>3</text:p>
          </table:table-cell>
          <table:table-cell table:formula="of:=[.A56]&amp;&quot;d6&quot;" office:value-type="string" office:string-value="13d6" calcext:value-type="string">
            <text:p>13d6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7" table:formula="of:=10+ROUND([.A56]*[.$R$40])" office:value-type="float" office:value="19" calcext:value-type="float">
            <text:p>19+</text:p>
          </table:table-cell>
          <table:table-cell table:style-name="ce3" table:formula="of:=[.S55]+1" office:value-type="float" office:value="28" calcext:value-type="float">
            <text:p>28</text:p>
          </table:table-cell>
          <table:table-cell table:style-name="ce5" table:formula="of:=ROUND(AVERAGE([.F56:.H56]))" office:value-type="float" office:value="9" calcext:value-type="float">
            <text:p>+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56]+150000" office:value-type="float" office:value="1070000" calcext:value-type="float">
            <text:p>1,070,000</text:p>
          </table:table-cell>
          <table:table-cell table:formula="of:=&quot;10d4+&quot; &amp; ([.A57]-10)" office:value-type="string" office:string-value="10d4+4" calcext:value-type="string">
            <text:p>10d4+4</text:p>
          </table:table-cell>
          <table:table-cell office:value-type="float" office:value="5" calcext:value-type="float">
            <text:p>+5</text:p>
          </table:table-cell>
          <table:table-cell table:formula="of:=ROUNDDOWN([.A57]/5)" office:value-type="float" office:value="2" calcext:value-type="float">
            <text:p>+2</text:p>
          </table:table-cell>
          <table:table-cell table:formula="of:=ROUND([.A57]*(2/3))" office:value-type="float" office:value="9" calcext:value-type="float">
            <text:p>+9</text:p>
          </table:table-cell>
          <table:table-cell table:formula="of:=ROUNDDOWN([.A57]*(2/3))" office:value-type="float" office:value="9" calcext:value-type="float">
            <text:p>+9</text:p>
          </table:table-cell>
          <table:table-cell table:formula="of:=ROUNDUP([.A57]*0.75)" office:value-type="float" office:value="11" calcext:value-type="float">
            <text:p>+11</text:p>
          </table:table-cell>
          <table:table-cell table:formula="of:=[.I53]+2" office:value-type="float" office:value="8" calcext:value-type="float">
            <text:p>8</text:p>
          </table:table-cell>
          <table:table-cell table:formula="of:=[.J53]+1" office:value-type="float" office:value="4" calcext:value-type="float">
            <text:p>4</text:p>
          </table:table-cell>
          <table:table-cell table:formula="of:=[.A57]&amp;&quot;d6&quot;" office:value-type="string" office:string-value="14d6" calcext:value-type="string">
            <text:p>14d6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7" table:formula="of:=10+ROUND([.A57]*[.$R$40])" office:value-type="float" office:value="20" calcext:value-type="float">
            <text:p>20+</text:p>
          </table:table-cell>
          <table:table-cell table:style-name="ce3" table:formula="of:=[.S56]+1" office:value-type="float" office:value="29" calcext:value-type="float">
            <text:p>29</text:p>
          </table:table-cell>
          <table:table-cell table:style-name="ce5" table:formula="of:=ROUND(AVERAGE([.F57:.H57]))" office:value-type="float" office:value="10" calcext:value-type="float">
            <text:p>+1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57]+150000" office:value-type="float" office:value="1220000" calcext:value-type="float">
            <text:p>1,220,000</text:p>
          </table:table-cell>
          <table:table-cell table:formula="of:=&quot;10d4+&quot; &amp; ([.A58]-10)" office:value-type="string" office:string-value="10d4+5" calcext:value-type="string">
            <text:p>10d4+5</text:p>
          </table:table-cell>
          <table:table-cell office:value-type="float" office:value="5" calcext:value-type="float">
            <text:p>+5</text:p>
          </table:table-cell>
          <table:table-cell table:formula="of:=ROUNDDOWN([.A58]/5)" office:value-type="float" office:value="3" calcext:value-type="float">
            <text:p>+3</text:p>
          </table:table-cell>
          <table:table-cell table:formula="of:=ROUND([.A58]*(2/3))" office:value-type="float" office:value="10" calcext:value-type="float">
            <text:p>+10</text:p>
          </table:table-cell>
          <table:table-cell table:formula="of:=ROUNDDOWN([.A58]*(2/3))" office:value-type="float" office:value="10" calcext:value-type="float">
            <text:p>+10</text:p>
          </table:table-cell>
          <table:table-cell table:formula="of:=ROUNDUP([.A58]*0.75)" office:value-type="float" office:value="12" calcext:value-type="float">
            <text:p>+12</text:p>
          </table:table-cell>
          <table:table-cell table:formula="of:=[.I54]+2" office:value-type="float" office:value="8" calcext:value-type="float">
            <text:p>8</text:p>
          </table:table-cell>
          <table:table-cell table:formula="of:=[.J54]+1" office:value-type="float" office:value="4" calcext:value-type="float">
            <text:p>4</text:p>
          </table:table-cell>
          <table:table-cell table:formula="of:=[.A58]&amp;&quot;d6&quot;" office:value-type="string" office:string-value="15d6" calcext:value-type="string">
            <text:p>15d6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table:style-name="ce3" office:value-type="float" office:value="3" calcext:value-type="float">
            <text:p>3</text:p>
          </table:table-cell>
          <table:table-cell table:style-name="ce7" table:formula="of:=10+ROUND([.A58]*[.$R$40])" office:value-type="float" office:value="21" calcext:value-type="float">
            <text:p>21+</text:p>
          </table:table-cell>
          <table:table-cell table:style-name="ce3" table:formula="of:=[.S57]+1" office:value-type="float" office:value="30" calcext:value-type="float">
            <text:p>30</text:p>
          </table:table-cell>
          <table:table-cell table:style-name="ce5" table:formula="of:=ROUND(AVERAGE([.F58:.H58]))" office:value-type="float" office:value="11" calcext:value-type="float">
            <text:p>+11</text:p>
          </table:table-cell>
        </table:table-row>
        <table:table-row table:style-name="ro1">
          <table:table-cell table:style-name="Default" table:number-columns-repeated="14"/>
          <table:table-cell table:number-columns-repeated="6"/>
        </table:table-row>
        <table:table-row table:style-name="ro1">
          <table:table-cell table:style-name="ce1" office:value-type="string" calcext:value-type="string">
            <text:p>FIGHTER-ROGUE</text:p>
          </table:table-cell>
          <table:table-cell table:style-name="Default" table:number-columns-repeated="12"/>
          <table:table-cell office:value-type="float" office:value="4.5" calcext:value-type="float">
            <text:p>4.5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float" office:value="0.6" calcext:value-type="float">
            <text:p>0.6</text:p>
          </table:table-cell>
          <table:table-cell table:style-name="ce2" office:value-type="string" calcext:value-type="string">
            <text:p>Hit</text:p>
          </table:table-cell>
          <table:table-cell table:style-name="ce2" office:value-type="string" calcext:value-type="string">
            <text:p>Attack</text:p>
          </table:table-cell>
          <table:table-cell table:style-name="ce2"/>
          <table:table-cell table:style-name="ce12" office:value-type="string" calcext:value-type="string" table:number-columns-spanned="3" table:number-rows-spanned="1">
            <text:p>Saving Throws</text:p>
          </table:table-cell>
          <table:covered-table-cell table:number-columns-repeated="2" table:style-name="ce2"/>
          <table:table-cell table:style-name="ce2" table:number-columns-repeated="3"/>
          <table:table-cell table:style-name="ce2" office:value-type="string" calcext:value-type="string">
            <text:p>Combat</text:p>
          </table:table-cell>
          <table:table-cell table:style-name="ce2" office:value-type="string" calcext:value-type="string">
            <text:p>Sneak</text:p>
          </table:table-cell>
          <table:table-cell table:number-columns-repeated="2" table:style-name="ce2" office:value-type="string" calcext:value-type="string">
            <text:p>Average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Level</text:p>
          </table:table-cell>
          <table:table-cell table:style-name="ce2" office:value-type="string" calcext:value-type="string">
            <text:p>Experience</text:p>
          </table:table-cell>
          <table:table-cell table:style-name="ce2" office:value-type="string" calcext:value-type="string">
            <text:p>Dice</text:p>
          </table:table-cell>
          <table:table-cell table:style-name="ce2" office:value-type="string" calcext:value-type="string">
            <text:p>Bonus</text:p>
          </table:table-cell>
          <table:table-cell table:style-name="ce2" office:value-type="string" calcext:value-type="string">
            <text:p>Initiative</text:p>
          </table:table-cell>
          <table:table-cell table:style-name="ce2" office:value-type="string" calcext:value-type="string">
            <text:p>Evasion</text:p>
          </table:table-cell>
          <table:table-cell table:style-name="ce2" office:value-type="string" calcext:value-type="string">
            <text:p>Hardiness</text:p>
          </table:table-cell>
          <table:table-cell table:style-name="ce2" office:value-type="string" calcext:value-type="string">
            <text:p>Spirit</text:p>
          </table:table-cell>
          <table:table-cell table:style-name="ce2" office:value-type="string" calcext:value-type="string">
            <text:p>Skills</text:p>
          </table:table-cell>
          <table:table-cell table:style-name="ce2" office:value-type="string" calcext:value-type="string">
            <text:p>Traits</text:p>
          </table:table-cell>
          <table:table-cell table:style-name="ce2" office:value-type="string" calcext:value-type="string">
            <text:p>Knacks</text:p>
          </table:table-cell>
          <table:table-cell table:style-name="ce2" office:value-type="string" calcext:value-type="string">
            <text:p>Mastery</text:p>
          </table:table-cell>
          <table:table-cell table:style-name="ce2" office:value-type="string" calcext:value-type="string">
            <text:p>Attack</text:p>
          </table:table-cell>
          <table:table-cell table:style-name="ce2" office:value-type="string" calcext:value-type="string">
            <text:p>HP</text:p>
          </table:table-cell>
          <table:table-cell table:style-name="ce2" office:value-type="string" calcext:value-type="string">
            <text:p>Save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ROUND(([.B6]+[.B25])*[.$B$61])" office:value-type="float" office:value="0" calcext:value-type="float">
            <text:p>0</text:p>
          </table:table-cell>
          <table:table-cell table:formula="of:=[.A63] &amp; &quot;d6+&quot; &amp; [.A63]" office:value-type="string" office:string-value="1d6+1" calcext:value-type="string">
            <text:p>1d6+1</text:p>
          </table:table-cell>
          <table:table-cell table:formula="of:=ROUND(AVERAGE([.D6];[.D25]))" office:value-type="float" office:value="1" calcext:value-type="float">
            <text:p>+1</text:p>
          </table:table-cell>
          <table:table-cell table:formula="of:=ROUNDDOWN(AVERAGE([.E6];[.E25]))" office:value-type="float" office:value="0" calcext:value-type="float">
            <text:p>+0</text:p>
          </table:table-cell>
          <table:table-cell table:formula="of:=ROUND(AVERAGE([.F6];[.F25]))" office:value-type="float" office:value="1" calcext:value-type="float">
            <text:p>+1</text:p>
          </table:table-cell>
          <table:table-cell table:formula="of:=ROUND(AVERAGE([.G6];[.G25]))" office:value-type="float" office:value="1" calcext:value-type="float">
            <text:p>+1</text:p>
          </table:table-cell>
          <table:table-cell table:formula="of:=ROUND(AVERAGE([.H6];[.H25]))" office:value-type="float" office:value="0" calcext:value-type="float">
            <text:p>+0</text:p>
          </table:table-cell>
          <table:table-cell table:formula="of:=ROUND(AVERAGE([.I6];[.I25]))" office:value-type="float" office:value="3" calcext:value-type="float">
            <text:p>3</text:p>
          </table:table-cell>
          <table:table-cell table:formula="of:=ROUND(AVERAGE([.J6];[.J25]))" office:value-type="float" office:value="0" calcext:value-type="float">
            <text:p>0</text:p>
          </table:table-cell>
          <table:table-cell table:formula="of:=ROUND(AVERAGE([.K6];[.K25]))" office:value-type="float" office:value="1" calcext:value-type="float">
            <text:p>1</text:p>
          </table:table-cell>
          <table:table-cell table:formula="of:=LOOKUP(ROUND([.A63]*0.8);[.$A$6:.$A$20];[.$L$6:.$L$20])" office:value-type="float" office:value="14" calcext:value-type="float">
            <text:p>14+</text:p>
          </table:table-cell>
          <table:table-cell table:style-name="ce7" table:formula="of:=LOOKUP(ROUND([.A63]*0.8);[.$A$25:.$A$39];[.$L$25:.$L$39])" office:value-type="string" office:string-value="+1d4" calcext:value-type="string">
            <text:p>+1d4</text:p>
          </table:table-cell>
          <table:table-cell office:value-type="float" office:value="7" calcext:value-type="float">
            <text:p>7</text:p>
          </table:table-cell>
          <table:table-cell table:style-name="ce5" table:formula="of:=ROUND(AVERAGE([.F63:.H63]))" office:value-type="float" office:value="1" calcext:value-type="float">
            <text:p>+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ROUND(([.B7]+[.B26])*[.$B$61])" office:value-type="float" office:value="2100" calcext:value-type="float">
            <text:p>2,100</text:p>
          </table:table-cell>
          <table:table-cell table:formula="of:=[.A64] &amp; &quot;d6+&quot; &amp; [.A64]" office:value-type="string" office:string-value="2d6+2" calcext:value-type="string">
            <text:p>2d6+2</text:p>
          </table:table-cell>
          <table:table-cell table:formula="of:=ROUND(AVERAGE([.D7];[.D26]))" office:value-type="float" office:value="2" calcext:value-type="float">
            <text:p>+2</text:p>
          </table:table-cell>
          <table:table-cell table:formula="of:=ROUNDDOWN(AVERAGE([.E7];[.E26]))" office:value-type="float" office:value="0" calcext:value-type="float">
            <text:p>+0</text:p>
          </table:table-cell>
          <table:table-cell table:formula="of:=ROUND(AVERAGE([.F7];[.F26]))" office:value-type="float" office:value="2" calcext:value-type="float">
            <text:p>+2</text:p>
          </table:table-cell>
          <table:table-cell table:formula="of:=ROUND(AVERAGE([.G7];[.G26]))" office:value-type="float" office:value="2" calcext:value-type="float">
            <text:p>+2</text:p>
          </table:table-cell>
          <table:table-cell table:formula="of:=ROUND(AVERAGE([.H7];[.H26]))" office:value-type="float" office:value="1" calcext:value-type="float">
            <text:p>+1</text:p>
          </table:table-cell>
          <table:table-cell table:formula="of:=ROUND(AVERAGE([.I7];[.I26]))" office:value-type="float" office:value="3" calcext:value-type="float">
            <text:p>3</text:p>
          </table:table-cell>
          <table:table-cell table:formula="of:=ROUND(AVERAGE([.J7];[.J26]))" office:value-type="float" office:value="1" calcext:value-type="float">
            <text:p>1</text:p>
          </table:table-cell>
          <table:table-cell table:formula="of:=ROUND(AVERAGE([.K7];[.K26]))" office:value-type="float" office:value="1" calcext:value-type="float">
            <text:p>1</text:p>
          </table:table-cell>
          <table:table-cell table:formula="of:=LOOKUP(ROUND([.A64]*0.8);[.$A$6:.$A$20];[.$L$6:.$L$20])" office:value-type="float" office:value="14" calcext:value-type="float">
            <text:p>14+</text:p>
          </table:table-cell>
          <table:table-cell table:style-name="ce7" table:formula="of:=LOOKUP(ROUND([.A64]*0.8);[.$A$25:.$A$39];[.$L$25:.$L$39])" office:value-type="string" office:string-value="+1d4" calcext:value-type="string">
            <text:p>+1d4</text:p>
          </table:table-cell>
          <table:table-cell table:formula="of:=[.A64]*[.$N$60]" office:value-type="float" office:value="9" calcext:value-type="float">
            <text:p>9</text:p>
          </table:table-cell>
          <table:table-cell table:style-name="ce5" table:formula="of:=ROUND(AVERAGE([.F64:.H64]))" office:value-type="float" office:value="2" calcext:value-type="float">
            <text:p>+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ROUND(([.B8]+[.B27])*[.$B$61])" office:value-type="float" office:value="4200" calcext:value-type="float">
            <text:p>4,200</text:p>
          </table:table-cell>
          <table:table-cell table:formula="of:=[.A65] &amp; &quot;d6+&quot; &amp; [.A65]" office:value-type="string" office:string-value="3d6+3" calcext:value-type="string">
            <text:p>3d6+3</text:p>
          </table:table-cell>
          <table:table-cell table:formula="of:=ROUND(AVERAGE([.D8];[.D27]))" office:value-type="float" office:value="2" calcext:value-type="float">
            <text:p>+2</text:p>
          </table:table-cell>
          <table:table-cell table:formula="of:=ROUNDDOWN(AVERAGE([.E8];[.E27]))" office:value-type="float" office:value="0" calcext:value-type="float">
            <text:p>+0</text:p>
          </table:table-cell>
          <table:table-cell table:formula="of:=ROUND(AVERAGE([.F8];[.F27]))" office:value-type="float" office:value="3" calcext:value-type="float">
            <text:p>+3</text:p>
          </table:table-cell>
          <table:table-cell office:value-type="float" office:value="2" calcext:value-type="float">
            <text:p>+2</text:p>
          </table:table-cell>
          <table:table-cell table:formula="of:=ROUND(AVERAGE([.H8];[.H27]))" office:value-type="float" office:value="2" calcext:value-type="float">
            <text:p>+2</text:p>
          </table:table-cell>
          <table:table-cell table:formula="of:=ROUND(AVERAGE([.I8];[.I27]))" office:value-type="float" office:value="4" calcext:value-type="float">
            <text:p>4</text:p>
          </table:table-cell>
          <table:table-cell table:formula="of:=ROUND(AVERAGE([.J8];[.J27]))" office:value-type="float" office:value="1" calcext:value-type="float">
            <text:p>1</text:p>
          </table:table-cell>
          <table:table-cell table:formula="of:=ROUND(AVERAGE([.K8];[.K27]))" office:value-type="float" office:value="2" calcext:value-type="float">
            <text:p>2</text:p>
          </table:table-cell>
          <table:table-cell table:formula="of:=LOOKUP(ROUND([.A65]*0.8);[.$A$6:.$A$20];[.$L$6:.$L$20])" office:value-type="float" office:value="14" calcext:value-type="float">
            <text:p>14+</text:p>
          </table:table-cell>
          <table:table-cell table:style-name="ce7" table:formula="of:=LOOKUP(ROUND([.A65]*0.8);[.$A$25:.$A$39];[.$L$25:.$L$39])" office:value-type="string" office:string-value="+1d4" calcext:value-type="string">
            <text:p>+1d4</text:p>
          </table:table-cell>
          <table:table-cell table:formula="of:=[.A65]*[.$N$60]" office:value-type="float" office:value="13.5" calcext:value-type="float">
            <text:p>13.5</text:p>
          </table:table-cell>
          <table:table-cell table:style-name="ce5" table:formula="of:=ROUND(AVERAGE([.F65:.H65]))" office:value-type="float" office:value="2" calcext:value-type="float">
            <text:p>+2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ROUND(([.B9]+[.B28])*[.$B$61])" office:value-type="float" office:value="8400" calcext:value-type="float">
            <text:p>8,400</text:p>
          </table:table-cell>
          <table:table-cell table:formula="of:=[.A66] &amp; &quot;d6+&quot; &amp; [.A66]" office:value-type="string" office:string-value="4d6+4" calcext:value-type="string">
            <text:p>4d6+4</text:p>
          </table:table-cell>
          <table:table-cell table:formula="of:=ROUND(AVERAGE([.D9];[.D28]))" office:value-type="float" office:value="3" calcext:value-type="float">
            <text:p>+3</text:p>
          </table:table-cell>
          <table:table-cell table:formula="of:=ROUNDDOWN(AVERAGE([.E9];[.E28]))" office:value-type="float" office:value="1" calcext:value-type="float">
            <text:p>+1</text:p>
          </table:table-cell>
          <table:table-cell table:formula="of:=ROUND(AVERAGE([.F9];[.F28]))" office:value-type="float" office:value="3" calcext:value-type="float">
            <text:p>+3</text:p>
          </table:table-cell>
          <table:table-cell table:formula="of:=ROUND(AVERAGE([.G9];[.G28]))" office:value-type="float" office:value="3" calcext:value-type="float">
            <text:p>+3</text:p>
          </table:table-cell>
          <table:table-cell table:formula="of:=ROUND(AVERAGE([.H9];[.H28]))" office:value-type="float" office:value="2" calcext:value-type="float">
            <text:p>+2</text:p>
          </table:table-cell>
          <table:table-cell table:formula="of:=ROUND(AVERAGE([.I9];[.I28]))" office:value-type="float" office:value="5" calcext:value-type="float">
            <text:p>5</text:p>
          </table:table-cell>
          <table:table-cell table:formula="of:=ROUND(AVERAGE([.J9];[.J28]))" office:value-type="float" office:value="1" calcext:value-type="float">
            <text:p>1</text:p>
          </table:table-cell>
          <table:table-cell table:formula="of:=ROUND(AVERAGE([.K9];[.K28]))" office:value-type="float" office:value="2" calcext:value-type="float">
            <text:p>2</text:p>
          </table:table-cell>
          <table:table-cell table:formula="of:=LOOKUP(ROUND([.A66]*0.8);[.$A$6:.$A$20];[.$L$6:.$L$20])" office:value-type="float" office:value="13" calcext:value-type="float">
            <text:p>13+</text:p>
          </table:table-cell>
          <table:table-cell table:style-name="ce7" table:formula="of:=LOOKUP(ROUND([.A66]*0.8);[.$A$25:.$A$39];[.$L$25:.$L$39])" office:value-type="string" office:string-value="+1d4" calcext:value-type="string">
            <text:p>+1d4</text:p>
          </table:table-cell>
          <table:table-cell table:formula="of:=[.A66]*[.$N$60]" office:value-type="float" office:value="18" calcext:value-type="float">
            <text:p>18</text:p>
          </table:table-cell>
          <table:table-cell table:style-name="ce5" table:formula="of:=ROUND(AVERAGE([.F66:.H66]))" office:value-type="float" office:value="3" calcext:value-type="float">
            <text:p>+3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ROUND(([.B10]+[.B29])*[.$B$61];-3)" office:value-type="float" office:value="17000" calcext:value-type="float">
            <text:p>17,000</text:p>
          </table:table-cell>
          <table:table-cell table:formula="of:=[.A67] &amp; &quot;d6+&quot; &amp; [.A67]" office:value-type="string" office:string-value="5d6+5" calcext:value-type="string">
            <text:p>5d6+5</text:p>
          </table:table-cell>
          <table:table-cell table:formula="of:=ROUND(AVERAGE([.D10];[.D29]))" office:value-type="float" office:value="4" calcext:value-type="float">
            <text:p>+4</text:p>
          </table:table-cell>
          <table:table-cell table:formula="of:=ROUNDDOWN(AVERAGE([.E10];[.E29]))" office:value-type="float" office:value="1" calcext:value-type="float">
            <text:p>+1</text:p>
          </table:table-cell>
          <table:table-cell table:formula="of:=ROUND(AVERAGE([.F10];[.F29]))" office:value-type="float" office:value="4" calcext:value-type="float">
            <text:p>+4</text:p>
          </table:table-cell>
          <table:table-cell table:formula="of:=ROUND(AVERAGE([.G10];[.G29]))" office:value-type="float" office:value="4" calcext:value-type="float">
            <text:p>+4</text:p>
          </table:table-cell>
          <table:table-cell table:formula="of:=ROUND(AVERAGE([.H10];[.H29]))" office:value-type="float" office:value="3" calcext:value-type="float">
            <text:p>+3</text:p>
          </table:table-cell>
          <table:table-cell table:formula="of:=ROUND(AVERAGE([.I10];[.I29]))" office:value-type="float" office:value="6" calcext:value-type="float">
            <text:p>6</text:p>
          </table:table-cell>
          <table:table-cell table:formula="of:=ROUND(AVERAGE([.J10];[.J29]))" office:value-type="float" office:value="1" calcext:value-type="float">
            <text:p>1</text:p>
          </table:table-cell>
          <table:table-cell table:formula="of:=ROUND(AVERAGE([.K10];[.K29]))" office:value-type="float" office:value="3" calcext:value-type="float">
            <text:p>3</text:p>
          </table:table-cell>
          <table:table-cell table:formula="of:=LOOKUP(ROUND([.A67]*0.8);[.$A$6:.$A$20];[.$L$6:.$L$20])" office:value-type="float" office:value="13" calcext:value-type="float">
            <text:p>13+</text:p>
          </table:table-cell>
          <table:table-cell table:style-name="ce7" table:formula="of:=LOOKUP(ROUND([.A67]*0.8);[.$A$25:.$A$39];[.$L$25:.$L$39])" office:value-type="string" office:string-value="+1d4" calcext:value-type="string">
            <text:p>+1d4</text:p>
          </table:table-cell>
          <table:table-cell table:formula="of:=[.A67]*[.$N$60]" office:value-type="float" office:value="22.5" calcext:value-type="float">
            <text:p>22.5</text:p>
          </table:table-cell>
          <table:table-cell table:style-name="ce5" table:formula="of:=ROUND(AVERAGE([.F67:.H67]))" office:value-type="float" office:value="4" calcext:value-type="float">
            <text:p>+4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ROUND(([.B11]+[.B30])*[.$B$61];-3)" office:value-type="float" office:value="34000" calcext:value-type="float">
            <text:p>34,000</text:p>
          </table:table-cell>
          <table:table-cell table:formula="of:=[.A68] &amp; &quot;d6+&quot; &amp; [.A68]" office:value-type="string" office:string-value="6d6+6" calcext:value-type="string">
            <text:p>6d6+6</text:p>
          </table:table-cell>
          <table:table-cell table:formula="of:=ROUND(AVERAGE([.D11];[.D30]))" office:value-type="float" office:value="4" calcext:value-type="float">
            <text:p>+4</text:p>
          </table:table-cell>
          <table:table-cell table:formula="of:=ROUNDDOWN(AVERAGE([.E11];[.E30]))" office:value-type="float" office:value="1" calcext:value-type="float">
            <text:p>+1</text:p>
          </table:table-cell>
          <table:table-cell table:formula="of:=ROUND(AVERAGE([.F11];[.F30]))" office:value-type="float" office:value="5" calcext:value-type="float">
            <text:p>+5</text:p>
          </table:table-cell>
          <table:table-cell table:formula="of:=ROUND(AVERAGE([.G11];[.G30]))" office:value-type="float" office:value="5" calcext:value-type="float">
            <text:p>+5</text:p>
          </table:table-cell>
          <table:table-cell table:formula="of:=ROUND(AVERAGE([.H11];[.H30]))" office:value-type="float" office:value="4" calcext:value-type="float">
            <text:p>+4</text:p>
          </table:table-cell>
          <table:table-cell table:formula="of:=ROUND(AVERAGE([.I11];[.I30]))" office:value-type="float" office:value="6" calcext:value-type="float">
            <text:p>6</text:p>
          </table:table-cell>
          <table:table-cell table:formula="of:=ROUND(AVERAGE([.J11];[.J30]))" office:value-type="float" office:value="2" calcext:value-type="float">
            <text:p>2</text:p>
          </table:table-cell>
          <table:table-cell table:formula="of:=ROUND(AVERAGE([.K11];[.K30]))" office:value-type="float" office:value="3" calcext:value-type="float">
            <text:p>3</text:p>
          </table:table-cell>
          <table:table-cell table:formula="of:=LOOKUP(ROUND([.A68]*0.8);[.$A$6:.$A$20];[.$L$6:.$L$20])" office:value-type="float" office:value="12" calcext:value-type="float">
            <text:p>12+</text:p>
          </table:table-cell>
          <table:table-cell table:style-name="ce7" table:formula="of:=LOOKUP(ROUND([.A68]*0.8);[.$A$25:.$A$39];[.$L$25:.$L$39])" office:value-type="string" office:string-value="+2d4" calcext:value-type="string">
            <text:p>+2d4</text:p>
          </table:table-cell>
          <table:table-cell table:formula="of:=[.A68]*[.$N$60]" office:value-type="float" office:value="27" calcext:value-type="float">
            <text:p>27</text:p>
          </table:table-cell>
          <table:table-cell table:style-name="ce5" table:formula="of:=ROUND(AVERAGE([.F68:.H68]))" office:value-type="float" office:value="5" calcext:value-type="float">
            <text:p>+5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ROUND(([.B12]+[.B31])*[.$B$61];-3)" office:value-type="float" office:value="67000" calcext:value-type="float">
            <text:p>67,000</text:p>
          </table:table-cell>
          <table:table-cell table:formula="of:=[.A69] &amp; &quot;d6+&quot; &amp; [.A69]" office:value-type="string" office:string-value="7d6+7" calcext:value-type="string">
            <text:p>7d6+7</text:p>
          </table:table-cell>
          <table:table-cell table:formula="of:=ROUND(AVERAGE([.D12];[.D31]))" office:value-type="float" office:value="5" calcext:value-type="float">
            <text:p>+5</text:p>
          </table:table-cell>
          <table:table-cell table:formula="of:=ROUNDDOWN(AVERAGE([.E12];[.E31]))" office:value-type="float" office:value="1" calcext:value-type="float">
            <text:p>+1</text:p>
          </table:table-cell>
          <table:table-cell table:formula="of:=ROUND(AVERAGE([.F12];[.F31]))" office:value-type="float" office:value="6" calcext:value-type="float">
            <text:p>+6</text:p>
          </table:table-cell>
          <table:table-cell table:formula="of:=ROUND(AVERAGE([.G12];[.G31]))" office:value-type="float" office:value="6" calcext:value-type="float">
            <text:p>+6</text:p>
          </table:table-cell>
          <table:table-cell table:formula="of:=ROUND(AVERAGE([.H12];[.H31]))" office:value-type="float" office:value="4" calcext:value-type="float">
            <text:p>+4</text:p>
          </table:table-cell>
          <table:table-cell table:formula="of:=ROUND(AVERAGE([.I12];[.I31]))" office:value-type="float" office:value="7" calcext:value-type="float">
            <text:p>7</text:p>
          </table:table-cell>
          <table:table-cell table:formula="of:=ROUND(AVERAGE([.J12];[.J31]))" office:value-type="float" office:value="2" calcext:value-type="float">
            <text:p>2</text:p>
          </table:table-cell>
          <table:table-cell table:formula="of:=ROUND(AVERAGE([.K12];[.K31]))" office:value-type="float" office:value="4" calcext:value-type="float">
            <text:p>4</text:p>
          </table:table-cell>
          <table:table-cell table:formula="of:=LOOKUP(ROUND([.A69]*0.8);[.$A$6:.$A$20];[.$L$6:.$L$20])" office:value-type="float" office:value="12" calcext:value-type="float">
            <text:p>12+</text:p>
          </table:table-cell>
          <table:table-cell table:style-name="ce7" table:formula="of:=LOOKUP(ROUND([.A69]*0.8);[.$A$25:.$A$39];[.$L$25:.$L$39])" office:value-type="string" office:string-value="+2d4" calcext:value-type="string">
            <text:p>+2d4</text:p>
          </table:table-cell>
          <table:table-cell table:formula="of:=[.A69]*[.$N$60]" office:value-type="float" office:value="31.5" calcext:value-type="float">
            <text:p>31.5</text:p>
          </table:table-cell>
          <table:table-cell table:style-name="ce5" table:formula="of:=ROUND(AVERAGE([.F69:.H69]))" office:value-type="float" office:value="5" calcext:value-type="float">
            <text:p>+5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ROUND(([.B13]+[.B32])*[.$B$61];-3)" office:value-type="float" office:value="130000" calcext:value-type="float">
            <text:p>130,000</text:p>
          </table:table-cell>
          <table:table-cell table:formula="of:=[.A70] &amp; &quot;d6+&quot; &amp; [.A70]" office:value-type="string" office:string-value="8d6+8" calcext:value-type="string">
            <text:p>8d6+8</text:p>
          </table:table-cell>
          <table:table-cell table:formula="of:=ROUND(AVERAGE([.D13];[.D32]))" office:value-type="float" office:value="5" calcext:value-type="float">
            <text:p>+5</text:p>
          </table:table-cell>
          <table:table-cell table:formula="of:=ROUNDDOWN(AVERAGE([.E13];[.E32]))" office:value-type="float" office:value="2" calcext:value-type="float">
            <text:p>+2</text:p>
          </table:table-cell>
          <table:table-cell table:formula="of:=ROUND(AVERAGE([.F13];[.F32]))" office:value-type="float" office:value="6" calcext:value-type="float">
            <text:p>+6</text:p>
          </table:table-cell>
          <table:table-cell table:formula="of:=ROUND(AVERAGE([.G13];[.G32]))" office:value-type="float" office:value="6" calcext:value-type="float">
            <text:p>+6</text:p>
          </table:table-cell>
          <table:table-cell table:formula="of:=ROUND(AVERAGE([.H13];[.H32]))" office:value-type="float" office:value="5" calcext:value-type="float">
            <text:p>+5</text:p>
          </table:table-cell>
          <table:table-cell table:formula="of:=ROUND(AVERAGE([.I13];[.I32]))" office:value-type="float" office:value="8" calcext:value-type="float">
            <text:p>8</text:p>
          </table:table-cell>
          <table:table-cell table:formula="of:=ROUND(AVERAGE([.J13];[.J32]))" office:value-type="float" office:value="2" calcext:value-type="float">
            <text:p>2</text:p>
          </table:table-cell>
          <table:table-cell table:formula="of:=ROUND(AVERAGE([.K13];[.K32]))" office:value-type="float" office:value="4" calcext:value-type="float">
            <text:p>4</text:p>
          </table:table-cell>
          <table:table-cell table:formula="of:=LOOKUP(ROUND([.A70]*0.8);[.$A$6:.$A$20];[.$L$6:.$L$20])" office:value-type="float" office:value="12" calcext:value-type="float">
            <text:p>12+</text:p>
          </table:table-cell>
          <table:table-cell table:style-name="ce7" table:formula="of:=LOOKUP(ROUND([.A70]*0.8);[.$A$25:.$A$39];[.$L$25:.$L$39])" office:value-type="string" office:string-value="+2d4" calcext:value-type="string">
            <text:p>+2d4</text:p>
          </table:table-cell>
          <table:table-cell table:formula="of:=[.A70]*[.$N$60]" office:value-type="float" office:value="36" calcext:value-type="float">
            <text:p>36</text:p>
          </table:table-cell>
          <table:table-cell table:style-name="ce5" table:formula="of:=ROUND(AVERAGE([.F70:.H70]))" office:value-type="float" office:value="6" calcext:value-type="float">
            <text:p>+6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ROUND(([.B14]+[.B33])*[.$B$61];-4)" office:value-type="float" office:value="260000" calcext:value-type="float">
            <text:p>260,000</text:p>
          </table:table-cell>
          <table:table-cell table:formula="of:=[.A71] &amp; &quot;d6+&quot; &amp; [.A71]" office:value-type="string" office:string-value="9d6+9" calcext:value-type="string">
            <text:p>9d6+9</text:p>
          </table:table-cell>
          <table:table-cell table:formula="of:=ROUND(AVERAGE([.D14];[.D33]))" office:value-type="float" office:value="6" calcext:value-type="float">
            <text:p>+6</text:p>
          </table:table-cell>
          <table:table-cell table:formula="of:=ROUNDDOWN(AVERAGE([.E14];[.E33]))" office:value-type="float" office:value="2" calcext:value-type="float">
            <text:p>+2</text:p>
          </table:table-cell>
          <table:table-cell table:formula="of:=ROUND(AVERAGE([.F14];[.F33]))" office:value-type="float" office:value="7" calcext:value-type="float">
            <text:p>+7</text:p>
          </table:table-cell>
          <table:table-cell table:formula="of:=ROUND(AVERAGE([.G14];[.G33]))" office:value-type="float" office:value="7" calcext:value-type="float">
            <text:p>+7</text:p>
          </table:table-cell>
          <table:table-cell table:formula="of:=ROUND(AVERAGE([.H14];[.H33]))" office:value-type="float" office:value="6" calcext:value-type="float">
            <text:p>+6</text:p>
          </table:table-cell>
          <table:table-cell table:formula="of:=ROUND(AVERAGE([.I14];[.I33]))" office:value-type="float" office:value="9" calcext:value-type="float">
            <text:p>9</text:p>
          </table:table-cell>
          <table:table-cell table:formula="of:=ROUND(AVERAGE([.J14];[.J33]))" office:value-type="float" office:value="2" calcext:value-type="float">
            <text:p>2</text:p>
          </table:table-cell>
          <table:table-cell table:formula="of:=ROUND(AVERAGE([.K14];[.K33]))" office:value-type="float" office:value="4" calcext:value-type="float">
            <text:p>4</text:p>
          </table:table-cell>
          <table:table-cell table:formula="of:=LOOKUP(ROUND([.A71]*0.8);[.$A$6:.$A$20];[.$L$6:.$L$20])" office:value-type="float" office:value="11" calcext:value-type="float">
            <text:p>11+</text:p>
          </table:table-cell>
          <table:table-cell table:style-name="ce7" table:formula="of:=LOOKUP(ROUND([.A71]*0.8);[.$A$25:.$A$39];[.$L$25:.$L$39])" office:value-type="string" office:string-value="+2d4" calcext:value-type="string">
            <text:p>+2d4</text:p>
          </table:table-cell>
          <table:table-cell table:formula="of:=[.A71]*[.$N$60]" office:value-type="float" office:value="40.5" calcext:value-type="float">
            <text:p>40.5</text:p>
          </table:table-cell>
          <table:table-cell table:style-name="ce5" table:formula="of:=ROUND(AVERAGE([.F71:.H71]))" office:value-type="float" office:value="7" calcext:value-type="float">
            <text:p>+7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ROUND(([.B15]+[.B34])*[.$B$61];-4)" office:value-type="float" office:value="390000" calcext:value-type="float">
            <text:p>390,000</text:p>
          </table:table-cell>
          <table:table-cell table:formula="of:=[.A72] &amp; &quot;d6+&quot; &amp; [.A72]" office:value-type="string" office:string-value="10d6+10" calcext:value-type="string">
            <text:p>10d6+10</text:p>
          </table:table-cell>
          <table:table-cell table:formula="of:=ROUND(AVERAGE([.D15];[.D34]))" office:value-type="float" office:value="6" calcext:value-type="float">
            <text:p>+6</text:p>
          </table:table-cell>
          <table:table-cell table:formula="of:=ROUNDDOWN(AVERAGE([.E15];[.E34]))" office:value-type="float" office:value="2" calcext:value-type="float">
            <text:p>+2</text:p>
          </table:table-cell>
          <table:table-cell table:formula="of:=ROUND(AVERAGE([.F15];[.F34]))" office:value-type="float" office:value="8" calcext:value-type="float">
            <text:p>+8</text:p>
          </table:table-cell>
          <table:table-cell table:formula="of:=ROUND(AVERAGE([.G15];[.G34]))" office:value-type="float" office:value="8" calcext:value-type="float">
            <text:p>+8</text:p>
          </table:table-cell>
          <table:table-cell table:formula="of:=ROUND(AVERAGE([.H15];[.H34]))" office:value-type="float" office:value="6" calcext:value-type="float">
            <text:p>+6</text:p>
          </table:table-cell>
          <table:table-cell table:formula="of:=ROUND(AVERAGE([.I15];[.I34]))" office:value-type="float" office:value="9" calcext:value-type="float">
            <text:p>9</text:p>
          </table:table-cell>
          <table:table-cell table:formula="of:=ROUND(AVERAGE([.J15];[.J34]))" office:value-type="float" office:value="3" calcext:value-type="float">
            <text:p>3</text:p>
          </table:table-cell>
          <table:table-cell table:formula="of:=ROUND(AVERAGE([.K15];[.K34]))" office:value-type="float" office:value="5" calcext:value-type="float">
            <text:p>5</text:p>
          </table:table-cell>
          <table:table-cell table:formula="of:=LOOKUP(ROUND([.A72]*0.8);[.$A$6:.$A$20];[.$L$6:.$L$20])" office:value-type="float" office:value="11" calcext:value-type="float">
            <text:p>11+</text:p>
          </table:table-cell>
          <table:table-cell table:style-name="ce7" table:formula="of:=LOOKUP(ROUND([.A72]*0.8);[.$A$25:.$A$39];[.$L$25:.$L$39])" office:value-type="string" office:string-value="+2d4" calcext:value-type="string">
            <text:p>+2d4</text:p>
          </table:table-cell>
          <table:table-cell table:formula="of:=[.A72]*[.$N$60]" office:value-type="float" office:value="45" calcext:value-type="float">
            <text:p>45</text:p>
          </table:table-cell>
          <table:table-cell table:style-name="ce5" table:formula="of:=ROUND(AVERAGE([.F72:.H72]))" office:value-type="float" office:value="7" calcext:value-type="float">
            <text:p>+7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ROUND(([.B16]+[.B35])*[.$B$61];-4)" office:value-type="float" office:value="520000" calcext:value-type="float">
            <text:p>520,000</text:p>
          </table:table-cell>
          <table:table-cell table:formula="of:=&quot;10d6+&quot; &amp; ((([.A73]-10)*2)+10)" office:value-type="string" office:string-value="10d6+12" calcext:value-type="string">
            <text:p>10d6+12</text:p>
          </table:table-cell>
          <table:table-cell table:formula="of:=ROUND(AVERAGE([.D16];[.D35]))" office:value-type="float" office:value="7" calcext:value-type="float">
            <text:p>+7</text:p>
          </table:table-cell>
          <table:table-cell table:formula="of:=ROUNDDOWN(AVERAGE([.E16];[.E35]))" office:value-type="float" office:value="2" calcext:value-type="float">
            <text:p>+2</text:p>
          </table:table-cell>
          <table:table-cell table:formula="of:=ROUND(AVERAGE([.F16];[.F35]))" office:value-type="float" office:value="8" calcext:value-type="float">
            <text:p>+8</text:p>
          </table:table-cell>
          <table:table-cell table:formula="of:=ROUND(AVERAGE([.G16];[.G35]))" office:value-type="float" office:value="8" calcext:value-type="float">
            <text:p>+8</text:p>
          </table:table-cell>
          <table:table-cell table:formula="of:=ROUND(AVERAGE([.H16];[.H35]))" office:value-type="float" office:value="7" calcext:value-type="float">
            <text:p>+7</text:p>
          </table:table-cell>
          <table:table-cell table:formula="of:=ROUND(AVERAGE([.I16];[.I35]))" office:value-type="float" office:value="10" calcext:value-type="float">
            <text:p>10</text:p>
          </table:table-cell>
          <table:table-cell table:formula="of:=ROUND(AVERAGE([.J16];[.J35]))" office:value-type="float" office:value="3" calcext:value-type="float">
            <text:p>3</text:p>
          </table:table-cell>
          <table:table-cell table:formula="of:=ROUND(AVERAGE([.K16];[.K35]))" office:value-type="float" office:value="5" calcext:value-type="float">
            <text:p>5</text:p>
          </table:table-cell>
          <table:table-cell table:formula="of:=LOOKUP(ROUND([.A73]*0.8);[.$A$6:.$A$20];[.$L$6:.$L$20])" office:value-type="float" office:value="10" calcext:value-type="float">
            <text:p>10+</text:p>
          </table:table-cell>
          <table:table-cell table:style-name="ce7" table:formula="of:=LOOKUP(ROUND([.A73]*0.8);[.$A$25:.$A$39];[.$L$25:.$L$39])" office:value-type="string" office:string-value="+3d4" calcext:value-type="string">
            <text:p>+3d4</text:p>
          </table:table-cell>
          <table:table-cell table:formula="of:=[.N72]+2" office:value-type="float" office:value="47" calcext:value-type="float">
            <text:p>47</text:p>
          </table:table-cell>
          <table:table-cell table:style-name="ce5" table:formula="of:=ROUND(AVERAGE([.F73:.H73]))" office:value-type="float" office:value="8" calcext:value-type="float">
            <text:p>+8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ROUND(([.B17]+[.B36])*[.$B$61];-4)" office:value-type="float" office:value="650000" calcext:value-type="float">
            <text:p>650,000</text:p>
          </table:table-cell>
          <table:table-cell table:formula="of:=&quot;10d6+&quot; &amp; ((([.A74]-10)*2)+10)" office:value-type="string" office:string-value="10d6+14" calcext:value-type="string">
            <text:p>10d6+14</text:p>
          </table:table-cell>
          <table:table-cell table:formula="of:=ROUND(AVERAGE([.D17];[.D36]))" office:value-type="float" office:value="7" calcext:value-type="float">
            <text:p>+7</text:p>
          </table:table-cell>
          <table:table-cell table:formula="of:=ROUNDDOWN(AVERAGE([.E17];[.E36]))" office:value-type="float" office:value="3" calcext:value-type="float">
            <text:p>+3</text:p>
          </table:table-cell>
          <table:table-cell table:formula="of:=ROUND(AVERAGE([.F17];[.F36]))" office:value-type="float" office:value="9" calcext:value-type="float">
            <text:p>+9</text:p>
          </table:table-cell>
          <table:table-cell table:formula="of:=ROUND(AVERAGE([.G17];[.G36]))" office:value-type="float" office:value="9" calcext:value-type="float">
            <text:p>+9</text:p>
          </table:table-cell>
          <table:table-cell table:formula="of:=ROUND(AVERAGE([.H17];[.H36]))" office:value-type="float" office:value="8" calcext:value-type="float">
            <text:p>+8</text:p>
          </table:table-cell>
          <table:table-cell table:formula="of:=ROUND(AVERAGE([.I17];[.I36]))" office:value-type="float" office:value="11" calcext:value-type="float">
            <text:p>11</text:p>
          </table:table-cell>
          <table:table-cell table:formula="of:=ROUND(AVERAGE([.J17];[.J36]))" office:value-type="float" office:value="3" calcext:value-type="float">
            <text:p>3</text:p>
          </table:table-cell>
          <table:table-cell table:formula="of:=ROUND(AVERAGE([.K17];[.K36]))" office:value-type="float" office:value="5" calcext:value-type="float">
            <text:p>5</text:p>
          </table:table-cell>
          <table:table-cell table:formula="of:=LOOKUP(ROUND([.A74]*0.8);[.$A$6:.$A$20];[.$L$6:.$L$20])" office:value-type="float" office:value="10" calcext:value-type="float">
            <text:p>10+</text:p>
          </table:table-cell>
          <table:table-cell table:style-name="ce7" table:formula="of:=LOOKUP(ROUND([.A74]*0.8);[.$A$25:.$A$39];[.$L$25:.$L$39])" office:value-type="string" office:string-value="+3d4" calcext:value-type="string">
            <text:p>+3d4</text:p>
          </table:table-cell>
          <table:table-cell table:formula="of:=[.N73]+2" office:value-type="float" office:value="49" calcext:value-type="float">
            <text:p>49</text:p>
          </table:table-cell>
          <table:table-cell table:style-name="ce5" table:formula="of:=ROUND(AVERAGE([.F74:.H74]))" office:value-type="float" office:value="9" calcext:value-type="float">
            <text:p>+9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ROUND(([.B18]+[.B37])*[.$B$61];-4)" office:value-type="float" office:value="790000" calcext:value-type="float">
            <text:p>790,000</text:p>
          </table:table-cell>
          <table:table-cell table:formula="of:=&quot;10d6+&quot; &amp; ((([.A75]-10)*2)+10)" office:value-type="string" office:string-value="10d6+16" calcext:value-type="string">
            <text:p>10d6+16</text:p>
          </table:table-cell>
          <table:table-cell table:formula="of:=ROUND(AVERAGE([.D18];[.D37]))" office:value-type="float" office:value="8" calcext:value-type="float">
            <text:p>+8</text:p>
          </table:table-cell>
          <table:table-cell table:formula="of:=ROUNDDOWN(AVERAGE([.E18];[.E37]))" office:value-type="float" office:value="3" calcext:value-type="float">
            <text:p>+3</text:p>
          </table:table-cell>
          <table:table-cell table:formula="of:=ROUND(AVERAGE([.F18];[.F37]))" office:value-type="float" office:value="10" calcext:value-type="float">
            <text:p>+10</text:p>
          </table:table-cell>
          <table:table-cell table:formula="of:=ROUND(AVERAGE([.G18];[.G37]))" office:value-type="float" office:value="10" calcext:value-type="float">
            <text:p>+10</text:p>
          </table:table-cell>
          <table:table-cell table:formula="of:=ROUND(AVERAGE([.H18];[.H37]))" office:value-type="float" office:value="8" calcext:value-type="float">
            <text:p>+8</text:p>
          </table:table-cell>
          <table:table-cell table:formula="of:=ROUND(AVERAGE([.I18];[.I37]))" office:value-type="float" office:value="12" calcext:value-type="float">
            <text:p>12</text:p>
          </table:table-cell>
          <table:table-cell table:formula="of:=ROUND(AVERAGE([.J18];[.J37]))" office:value-type="float" office:value="3" calcext:value-type="float">
            <text:p>3</text:p>
          </table:table-cell>
          <table:table-cell table:formula="of:=ROUND(AVERAGE([.K18];[.K37]))" office:value-type="float" office:value="6" calcext:value-type="float">
            <text:p>6</text:p>
          </table:table-cell>
          <table:table-cell table:formula="of:=LOOKUP(ROUND([.A75]*0.8);[.$A$6:.$A$20];[.$L$6:.$L$20])" office:value-type="float" office:value="10" calcext:value-type="float">
            <text:p>10+</text:p>
          </table:table-cell>
          <table:table-cell table:style-name="ce7" table:formula="of:=LOOKUP(ROUND([.A75]*0.8);[.$A$25:.$A$39];[.$L$25:.$L$39])" office:value-type="string" office:string-value="+3d4" calcext:value-type="string">
            <text:p>+3d4</text:p>
          </table:table-cell>
          <table:table-cell table:formula="of:=[.N74]+2" office:value-type="float" office:value="51" calcext:value-type="float">
            <text:p>51</text:p>
          </table:table-cell>
          <table:table-cell table:style-name="ce5" table:formula="of:=ROUND(AVERAGE([.F75:.H75]))" office:value-type="float" office:value="9" calcext:value-type="float">
            <text:p>+9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ROUND(([.B19]+[.B38])*[.$B$61];-4)" office:value-type="float" office:value="920000" calcext:value-type="float">
            <text:p>920,000</text:p>
          </table:table-cell>
          <table:table-cell table:formula="of:=&quot;10d6+&quot; &amp; ((([.A76]-10)*2)+10)" office:value-type="string" office:string-value="10d6+18" calcext:value-type="string">
            <text:p>10d6+18</text:p>
          </table:table-cell>
          <table:table-cell table:formula="of:=ROUND(AVERAGE([.D19];[.D38]))" office:value-type="float" office:value="9" calcext:value-type="float">
            <text:p>+9</text:p>
          </table:table-cell>
          <table:table-cell table:formula="of:=ROUNDDOWN(AVERAGE([.E19];[.E38]))" office:value-type="float" office:value="3" calcext:value-type="float">
            <text:p>+3</text:p>
          </table:table-cell>
          <table:table-cell table:formula="of:=ROUND(AVERAGE([.F19];[.F38]))" office:value-type="float" office:value="10" calcext:value-type="float">
            <text:p>+10</text:p>
          </table:table-cell>
          <table:table-cell table:formula="of:=ROUND(AVERAGE([.G19];[.G38]))" office:value-type="float" office:value="10" calcext:value-type="float">
            <text:p>+10</text:p>
          </table:table-cell>
          <table:table-cell table:formula="of:=ROUND(AVERAGE([.H19];[.H38]))" office:value-type="float" office:value="9" calcext:value-type="float">
            <text:p>+9</text:p>
          </table:table-cell>
          <table:table-cell table:formula="of:=ROUND(AVERAGE([.I19];[.I38]))" office:value-type="float" office:value="12" calcext:value-type="float">
            <text:p>12</text:p>
          </table:table-cell>
          <table:table-cell table:formula="of:=ROUND(AVERAGE([.J19];[.J38]))" office:value-type="float" office:value="4" calcext:value-type="float">
            <text:p>4</text:p>
          </table:table-cell>
          <table:table-cell table:formula="of:=ROUND(AVERAGE([.K19];[.K38]))" office:value-type="float" office:value="6" calcext:value-type="float">
            <text:p>6</text:p>
          </table:table-cell>
          <table:table-cell table:formula="of:=LOOKUP(ROUND([.A76]*0.8);[.$A$6:.$A$20];[.$L$6:.$L$20])" office:value-type="float" office:value="9" calcext:value-type="float">
            <text:p>9+</text:p>
          </table:table-cell>
          <table:table-cell table:style-name="ce7" table:formula="of:=LOOKUP(ROUND([.A76]*0.8);[.$A$25:.$A$39];[.$L$25:.$L$39])" office:value-type="string" office:string-value="+3d4" calcext:value-type="string">
            <text:p>+3d4</text:p>
          </table:table-cell>
          <table:table-cell table:formula="of:=[.N75]+2" office:value-type="float" office:value="53" calcext:value-type="float">
            <text:p>53</text:p>
          </table:table-cell>
          <table:table-cell table:style-name="ce5" table:formula="of:=ROUND(AVERAGE([.F76:.H76]))" office:value-type="float" office:value="10" calcext:value-type="float">
            <text:p>+10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ROUND(([.B20]+[.B39])*[.$B$61];-4)" office:value-type="float" office:value="1050000" calcext:value-type="float">
            <text:p>1,050,000</text:p>
          </table:table-cell>
          <table:table-cell table:formula="of:=&quot;10d6+&quot; &amp; ((([.A77]-10)*2)+10)" office:value-type="string" office:string-value="10d6+20" calcext:value-type="string">
            <text:p>10d6+20</text:p>
          </table:table-cell>
          <table:table-cell table:formula="of:=ROUND(AVERAGE([.D20];[.D39]))" office:value-type="float" office:value="9" calcext:value-type="float">
            <text:p>+9</text:p>
          </table:table-cell>
          <table:table-cell table:formula="of:=ROUNDDOWN(AVERAGE([.E20];[.E39]))" office:value-type="float" office:value="4" calcext:value-type="float">
            <text:p>+4</text:p>
          </table:table-cell>
          <table:table-cell table:formula="of:=ROUND(AVERAGE([.F20];[.F39]))" office:value-type="float" office:value="11" calcext:value-type="float">
            <text:p>+11</text:p>
          </table:table-cell>
          <table:table-cell table:formula="of:=ROUND(AVERAGE([.G20];[.G39]))" office:value-type="float" office:value="11" calcext:value-type="float">
            <text:p>+11</text:p>
          </table:table-cell>
          <table:table-cell table:formula="of:=ROUND(AVERAGE([.H20];[.H39]))" office:value-type="float" office:value="10" calcext:value-type="float">
            <text:p>+10</text:p>
          </table:table-cell>
          <table:table-cell table:formula="of:=ROUND(AVERAGE([.I20];[.I39]))" office:value-type="float" office:value="13" calcext:value-type="float">
            <text:p>13</text:p>
          </table:table-cell>
          <table:table-cell table:formula="of:=ROUND(AVERAGE([.J20];[.J39]))" office:value-type="float" office:value="4" calcext:value-type="float">
            <text:p>4</text:p>
          </table:table-cell>
          <table:table-cell table:formula="of:=ROUND(AVERAGE([.K20];[.K39]))" office:value-type="float" office:value="7" calcext:value-type="float">
            <text:p>7</text:p>
          </table:table-cell>
          <table:table-cell table:formula="of:=LOOKUP(ROUND([.A77]*0.8);[.$A$6:.$A$20];[.$L$6:.$L$20])" office:value-type="float" office:value="9" calcext:value-type="float">
            <text:p>9+</text:p>
          </table:table-cell>
          <table:table-cell table:style-name="ce7" table:formula="of:=LOOKUP(ROUND([.A77]*0.8);[.$A$25:.$A$39];[.$L$25:.$L$39])" office:value-type="string" office:string-value="+3d4" calcext:value-type="string">
            <text:p>+3d4</text:p>
          </table:table-cell>
          <table:table-cell table:formula="of:=[.N76]+2" office:value-type="float" office:value="55" calcext:value-type="float">
            <text:p>55</text:p>
          </table:table-cell>
          <table:table-cell table:style-name="ce5" table:formula="of:=ROUND(AVERAGE([.F77:.H77]))" office:value-type="float" office:value="11" calcext:value-type="float">
            <text:p>+11</text:p>
          </table:table-cell>
          <table:table-cell table:number-columns-repeated="5"/>
        </table:table-row>
        <table:table-row table:style-name="ro1">
          <table:table-cell table:style-name="Default" table:number-columns-repeated="14"/>
          <table:table-cell table:style-name="ce5"/>
          <table:table-cell table:number-columns-repeated="5"/>
        </table:table-row>
        <table:table-row table:style-name="ro1">
          <table:table-cell table:style-name="ce1" office:value-type="string" calcext:value-type="string">
            <text:p>FIGHTER-MAGE</text:p>
          </table:table-cell>
          <table:table-cell table:style-name="Default" table:number-columns-repeated="13"/>
          <table:table-cell table:number-columns-repeated="2"/>
          <table:table-cell table:style-name="ce3" office:value-type="float" office:value="3.5" calcext:value-type="float">
            <text:p>3.5</text:p>
          </table:table-cell>
          <table:table-cell table:style-name="ce2" office:value-type="string" calcext:value-type="string">
            <text:p>Spell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2" office:value-type="float" office:value="0.5" calcext:value-type="float">
            <text:p>0.5</text:p>
          </table:table-cell>
          <table:table-cell table:style-name="ce2" office:value-type="string" calcext:value-type="string">
            <text:p>Hit</text:p>
          </table:table-cell>
          <table:table-cell table:style-name="ce2" office:value-type="string" calcext:value-type="string">
            <text:p>Attack</text:p>
          </table:table-cell>
          <table:table-cell table:style-name="ce2"/>
          <table:table-cell table:style-name="ce12" office:value-type="string" calcext:value-type="string" table:number-columns-spanned="3" table:number-rows-spanned="1">
            <text:p>Saving Throws</text:p>
          </table:table-cell>
          <table:covered-table-cell table:number-columns-repeated="2" table:style-name="ce2"/>
          <table:table-cell table:style-name="ce2" table:number-columns-repeated="3"/>
          <table:table-cell table:style-name="ce2" office:value-type="string" calcext:value-type="string">
            <text:p>Caster</text:p>
          </table:table-cell>
          <table:table-cell table:style-name="ce2" office:value-type="string" calcext:value-type="string">
            <text:p>Invocation</text:p>
          </table:table-cell>
          <table:table-cell table:style-name="ce12" office:value-type="string" calcext:value-type="string" table:number-columns-spanned="4" table:number-rows-spanned="1">
            <text:p>Prepared Spells</text:p>
          </table:table-cell>
          <table:covered-table-cell table:number-columns-repeated="3"/>
          <table:table-cell table:style-name="ce2" office:value-type="string" calcext:value-type="string">
            <text:p>Save</text:p>
          </table:table-cell>
          <table:table-cell table:number-columns-repeated="2" table:style-name="ce2" office:value-type="string" calcext:value-type="string">
            <text:p>Average</text:p>
          </table:table-cell>
        </table:table-row>
        <table:table-row table:style-name="ro1">
          <table:table-cell table:style-name="ce2" office:value-type="string" calcext:value-type="string">
            <text:p>Level</text:p>
          </table:table-cell>
          <table:table-cell table:style-name="ce2" office:value-type="string" calcext:value-type="string">
            <text:p>Experience</text:p>
          </table:table-cell>
          <table:table-cell table:style-name="ce2" office:value-type="string" calcext:value-type="string">
            <text:p>Dice</text:p>
          </table:table-cell>
          <table:table-cell table:style-name="ce2" office:value-type="string" calcext:value-type="string">
            <text:p>Bonus</text:p>
          </table:table-cell>
          <table:table-cell table:style-name="ce2" office:value-type="string" calcext:value-type="string">
            <text:p>Initiative</text:p>
          </table:table-cell>
          <table:table-cell table:style-name="ce2" office:value-type="string" calcext:value-type="string">
            <text:p>Evasion</text:p>
          </table:table-cell>
          <table:table-cell table:style-name="ce2" office:value-type="string" calcext:value-type="string">
            <text:p>Hardiness</text:p>
          </table:table-cell>
          <table:table-cell table:style-name="ce2" office:value-type="string" calcext:value-type="string">
            <text:p>Spirit</text:p>
          </table:table-cell>
          <table:table-cell table:style-name="ce2" office:value-type="string" calcext:value-type="string">
            <text:p>Skills</text:p>
          </table:table-cell>
          <table:table-cell table:style-name="ce2" office:value-type="string" calcext:value-type="string">
            <text:p>Traits</text:p>
          </table:table-cell>
          <table:table-cell table:style-name="ce2" office:value-type="string" calcext:value-type="string">
            <text:p>Knacks</text:p>
          </table:table-cell>
          <table:table-cell table:style-name="ce2" office:value-type="string" calcext:value-type="string">
            <text:p>Level</text:p>
          </table:table-cell>
          <table:table-cell table:style-name="ce2" office:value-type="string" calcext:value-type="string">
            <text:p>Dic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Difficulty</text:p>
          </table:table-cell>
          <table:table-cell table:style-name="ce2" office:value-type="string" calcext:value-type="string">
            <text:p>HP</text:p>
          </table:table-cell>
          <table:table-cell table:style-name="ce2" office:value-type="string" calcext:value-type="string">
            <text:p>Sav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ROUND(([.B6]*[.$B$80]) + ([.B44]/2);-2)" office:value-type="float" office:value="0" calcext:value-type="float">
            <text:p>0</text:p>
          </table:table-cell>
          <table:table-cell table:formula="of:=[.A82] &amp; &quot;d6&quot;" office:value-type="string" office:string-value="1d6" calcext:value-type="string">
            <text:p>1d6</text:p>
          </table:table-cell>
          <table:table-cell table:formula="of:=ROUND(AVERAGE([.D6];[.D44]))" office:value-type="float" office:value="1" calcext:value-type="float">
            <text:p>+1</text:p>
          </table:table-cell>
          <table:table-cell table:formula="of:=ROUND(AVERAGE([.E6];[.E44]))" office:value-type="float" office:value="0" calcext:value-type="float">
            <text:p>+0</text:p>
          </table:table-cell>
          <table:table-cell table:formula="of:=ROUND(AVERAGE([.F6];[.F44]))" office:value-type="float" office:value="1" calcext:value-type="float">
            <text:p>+1</text:p>
          </table:table-cell>
          <table:table-cell table:formula="of:=ROUND(AVERAGE([.G6];[.G44]))" office:value-type="float" office:value="1" calcext:value-type="float">
            <text:p>+1</text:p>
          </table:table-cell>
          <table:table-cell table:formula="of:=ROUND(AVERAGE([.H6];[.H44]))" office:value-type="float" office:value="1" calcext:value-type="float">
            <text:p>+1</text:p>
          </table:table-cell>
          <table:table-cell table:formula="of:=ROUND(AVERAGE([.I6];[.I44]))" office:value-type="float" office:value="2" calcext:value-type="float">
            <text:p>2</text:p>
          </table:table-cell>
          <table:table-cell table:formula="of:=ROUND(AVERAGE([.J6];[.J44]))" office:value-type="float" office:value="0" calcext:value-type="float">
            <text:p>0</text:p>
          </table:table-cell>
          <table:table-cell table:formula="of:=LOOKUP(ROUND([.A82]/2);[.$A$6:.$A$20];[.$K$6:.$K$20])" office:value-type="float" office:value="1" calcext:value-type="float">
            <text:p>1</text:p>
          </table:table-cell>
          <table:table-cell table:style-name="ce3" table:formula="of:=ROUNDDOWN([.A82]/2)" office:value-type="float" office:value="0" calcext:value-type="float">
            <text:p>0</text:p>
          </table:table-cell>
          <table:table-cell table:formula="of:=[.L82]&amp;&quot;d6&quot;" office:value-type="string" office:string-value="0d6" calcext:value-type="string">
            <text:p>0d6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3" office:value-type="string" calcext:value-type="string">
            <text:p>--</text:p>
          </table:table-cell>
          <table:table-cell table:style-name="ce7" table:formula="of:=10+ROUND([.A82]/3)" office:value-type="float" office:value="10" calcext:value-type="float">
            <text:p>10+</text:p>
          </table:table-cell>
          <table:table-cell table:style-name="ce3" office:value-type="float" office:value="6" calcext:value-type="float">
            <text:p>6</text:p>
          </table:table-cell>
          <table:table-cell table:style-name="ce5" table:formula="of:=ROUND(AVERAGE([.F82:.H82]))" office:value-type="float" office:value="1" calcext:value-type="float">
            <text:p>+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ROUND(([.B7]*[.$B$80]) + ([.B45]/2);-2)" office:value-type="float" office:value="2300" calcext:value-type="float">
            <text:p>2,300</text:p>
          </table:table-cell>
          <table:table-cell table:formula="of:=[.A83] &amp; &quot;d6&quot;" office:value-type="string" office:string-value="2d6" calcext:value-type="string">
            <text:p>2d6</text:p>
          </table:table-cell>
          <table:table-cell table:formula="of:=ROUND(AVERAGE([.D7];[.D45]))" office:value-type="float" office:value="1" calcext:value-type="float">
            <text:p>+1</text:p>
          </table:table-cell>
          <table:table-cell table:formula="of:=ROUND(AVERAGE([.E7];[.E45]))" office:value-type="float" office:value="0" calcext:value-type="float">
            <text:p>+0</text:p>
          </table:table-cell>
          <table:table-cell table:formula="of:=ROUND(AVERAGE([.F7];[.F45]))" office:value-type="float" office:value="1" calcext:value-type="float">
            <text:p>+1</text:p>
          </table:table-cell>
          <table:table-cell table:formula="of:=ROUND(AVERAGE([.G7];[.G45]))" office:value-type="float" office:value="2" calcext:value-type="float">
            <text:p>+2</text:p>
          </table:table-cell>
          <table:table-cell table:formula="of:=ROUND(AVERAGE([.H7];[.H45]))" office:value-type="float" office:value="2" calcext:value-type="float">
            <text:p>+2</text:p>
          </table:table-cell>
          <table:table-cell table:formula="of:=ROUND(AVERAGE([.I7];[.I45]))" office:value-type="float" office:value="2" calcext:value-type="float">
            <text:p>2</text:p>
          </table:table-cell>
          <table:table-cell table:formula="of:=ROUND(AVERAGE([.J7];[.J45]))" office:value-type="float" office:value="1" calcext:value-type="float">
            <text:p>1</text:p>
          </table:table-cell>
          <table:table-cell table:formula="of:=LOOKUP(ROUND([.A83]/2);[.$A$6:.$A$20];[.$K$6:.$K$20])" office:value-type="float" office:value="1" calcext:value-type="float">
            <text:p>1</text:p>
          </table:table-cell>
          <table:table-cell table:style-name="ce3" table:formula="of:=ROUNDDOWN([.A83]/2)" office:value-type="float" office:value="1" calcext:value-type="float">
            <text:p>1</text:p>
          </table:table-cell>
          <table:table-cell table:formula="of:=[.L83]&amp;&quot;d6&quot;" office:value-type="string" office:string-value="1d6" calcext:value-type="string">
            <text:p>1d6</text:p>
          </table:table-cell>
          <table:table-cell table:formula="of:=LOOKUP([.$L83];[.$A$44:.$A$58];[.L$44:.L$58])" office:value-type="float" office:value="1" calcext:value-type="float">
            <text:p>1</text:p>
          </table:table-cell>
          <table:table-cell table:style-name="ce3" table:formula="of:=LOOKUP([.$L83];[.$A$44:.$A$58];[.M$44:.M$58])" office:value-type="string" office:string-value="--" calcext:value-type="string">
            <text:p>--</text:p>
          </table:table-cell>
          <table:table-cell table:style-name="ce3" table:formula="of:=LOOKUP([.$L83];[.$A$44:.$A$58];[.N$44:.N$58])" office:value-type="string" office:string-value="--" calcext:value-type="string">
            <text:p>--</text:p>
          </table:table-cell>
          <table:table-cell table:style-name="ce3" table:formula="of:=LOOKUP([.$L83];[.$A$44:.$A$58];[.O$44:.O$58])" office:value-type="string" office:string-value="--" calcext:value-type="string">
            <text:p>--</text:p>
          </table:table-cell>
          <table:table-cell table:style-name="ce7" office:value-type="float" office:value="10" calcext:value-type="float">
            <text:p>10+</text:p>
          </table:table-cell>
          <table:table-cell table:style-name="ce3" table:formula="of:=[.$Q$79]*[.A83]" office:value-type="float" office:value="7" calcext:value-type="float">
            <text:p>7</text:p>
          </table:table-cell>
          <table:table-cell table:style-name="ce5" table:formula="of:=ROUND(AVERAGE([.F83:.H83]))" office:value-type="float" office:value="2" calcext:value-type="float">
            <text:p>+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ROUND(([.B8]*[.$B$80]) + ([.B46]/2);-2)" office:value-type="float" office:value="4500" calcext:value-type="float">
            <text:p>4,500</text:p>
          </table:table-cell>
          <table:table-cell table:formula="of:=[.A84] &amp; &quot;d6&quot;" office:value-type="string" office:string-value="3d6" calcext:value-type="string">
            <text:p>3d6</text:p>
          </table:table-cell>
          <table:table-cell table:formula="of:=ROUND(AVERAGE([.D8];[.D46]))" office:value-type="float" office:value="2" calcext:value-type="float">
            <text:p>+2</text:p>
          </table:table-cell>
          <table:table-cell table:formula="of:=ROUND(AVERAGE([.E8];[.E46]))" office:value-type="float" office:value="0" calcext:value-type="float">
            <text:p>+0</text:p>
          </table:table-cell>
          <table:table-cell table:formula="of:=ROUND(AVERAGE([.F8];[.F46]))" office:value-type="float" office:value="2" calcext:value-type="float">
            <text:p>+2</text:p>
          </table:table-cell>
          <table:table-cell table:formula="of:=ROUND(AVERAGE([.G8];[.G46]))" office:value-type="float" office:value="3" calcext:value-type="float">
            <text:p>+3</text:p>
          </table:table-cell>
          <table:table-cell table:formula="of:=ROUND(AVERAGE([.H8];[.H46]))" office:value-type="float" office:value="3" calcext:value-type="float">
            <text:p>+3</text:p>
          </table:table-cell>
          <table:table-cell table:formula="of:=ROUND(AVERAGE([.I8];[.I46]))" office:value-type="float" office:value="2" calcext:value-type="float">
            <text:p>2</text:p>
          </table:table-cell>
          <table:table-cell table:formula="of:=ROUND(AVERAGE([.J8];[.J46]))" office:value-type="float" office:value="1" calcext:value-type="float">
            <text:p>1</text:p>
          </table:table-cell>
          <table:table-cell table:formula="of:=LOOKUP(ROUND([.A84]/2);[.$A$6:.$A$20];[.$K$6:.$K$20])" office:value-type="float" office:value="1" calcext:value-type="float">
            <text:p>1</text:p>
          </table:table-cell>
          <table:table-cell table:style-name="ce3" table:formula="of:=ROUNDDOWN([.A84]/2)" office:value-type="float" office:value="1" calcext:value-type="float">
            <text:p>1</text:p>
          </table:table-cell>
          <table:table-cell table:formula="of:=[.L84]&amp;&quot;d6&quot;" office:value-type="string" office:string-value="1d6" calcext:value-type="string">
            <text:p>1d6</text:p>
          </table:table-cell>
          <table:table-cell table:formula="of:=LOOKUP([.$L84];[.$A$44:.$A$58];[.L$44:.L$58])" office:value-type="float" office:value="1" calcext:value-type="float">
            <text:p>1</text:p>
          </table:table-cell>
          <table:table-cell table:style-name="ce3" table:formula="of:=LOOKUP([.$L84];[.$A$44:.$A$58];[.M$44:.M$58])" office:value-type="string" office:string-value="--" calcext:value-type="string">
            <text:p>--</text:p>
          </table:table-cell>
          <table:table-cell table:style-name="ce3" table:formula="of:=LOOKUP([.$L84];[.$A$44:.$A$58];[.N$44:.N$58])" office:value-type="string" office:string-value="--" calcext:value-type="string">
            <text:p>--</text:p>
          </table:table-cell>
          <table:table-cell table:style-name="ce3" table:formula="of:=LOOKUP([.$L84];[.$A$44:.$A$58];[.O$44:.O$58])" office:value-type="string" office:string-value="--" calcext:value-type="string">
            <text:p>--</text:p>
          </table:table-cell>
          <table:table-cell table:style-name="ce7" table:formula="of:=10+ROUND([.A84]/3)" office:value-type="float" office:value="11" calcext:value-type="float">
            <text:p>11+</text:p>
          </table:table-cell>
          <table:table-cell table:style-name="ce3" table:formula="of:=[.$Q$79]*[.A84]" office:value-type="float" office:value="10.5" calcext:value-type="float">
            <text:p>10.5</text:p>
          </table:table-cell>
          <table:table-cell table:style-name="ce5" table:formula="of:=ROUND(AVERAGE([.F84:.H84]))" office:value-type="float" office:value="3" calcext:value-type="float">
            <text:p>+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ROUND(([.B9]*[.$B$80]) + ([.B47]/2);-2)" office:value-type="float" office:value="9000" calcext:value-type="float">
            <text:p>9,000</text:p>
          </table:table-cell>
          <table:table-cell table:formula="of:=[.A85] &amp; &quot;d6&quot;" office:value-type="string" office:string-value="4d6" calcext:value-type="string">
            <text:p>4d6</text:p>
          </table:table-cell>
          <table:table-cell table:formula="of:=ROUND(AVERAGE([.D9];[.D47]))" office:value-type="float" office:value="2" calcext:value-type="float">
            <text:p>+2</text:p>
          </table:table-cell>
          <table:table-cell table:formula="of:=ROUND(AVERAGE([.E9];[.E47]))" office:value-type="float" office:value="1" calcext:value-type="float">
            <text:p>+1</text:p>
          </table:table-cell>
          <table:table-cell table:formula="of:=ROUND(AVERAGE([.F9];[.F47]))" office:value-type="float" office:value="3" calcext:value-type="float">
            <text:p>+3</text:p>
          </table:table-cell>
          <table:table-cell table:formula="of:=ROUND(AVERAGE([.G9];[.G47]))" office:value-type="float" office:value="3" calcext:value-type="float">
            <text:p>+3</text:p>
          </table:table-cell>
          <table:table-cell table:formula="of:=ROUND(AVERAGE([.H9];[.H47]))" office:value-type="float" office:value="3" calcext:value-type="float">
            <text:p>+3</text:p>
          </table:table-cell>
          <table:table-cell table:formula="of:=ROUND(AVERAGE([.I9];[.I47]))" office:value-type="float" office:value="4" calcext:value-type="float">
            <text:p>4</text:p>
          </table:table-cell>
          <table:table-cell table:formula="of:=ROUND(AVERAGE([.J9];[.J47]))" office:value-type="float" office:value="1" calcext:value-type="float">
            <text:p>1</text:p>
          </table:table-cell>
          <table:table-cell table:formula="of:=LOOKUP(ROUND([.A85]/2);[.$A$6:.$A$20];[.$K$6:.$K$20])" office:value-type="float" office:value="1" calcext:value-type="float">
            <text:p>1</text:p>
          </table:table-cell>
          <table:table-cell table:style-name="ce3" table:formula="of:=ROUNDDOWN([.A85]/2)" office:value-type="float" office:value="2" calcext:value-type="float">
            <text:p>2</text:p>
          </table:table-cell>
          <table:table-cell table:formula="of:=[.L85]&amp;&quot;d6&quot;" office:value-type="string" office:string-value="2d6" calcext:value-type="string">
            <text:p>2d6</text:p>
          </table:table-cell>
          <table:table-cell table:formula="of:=LOOKUP([.$L85];[.$A$44:.$A$58];[.L$44:.L$58])" office:value-type="float" office:value="2" calcext:value-type="float">
            <text:p>2</text:p>
          </table:table-cell>
          <table:table-cell table:style-name="ce3" table:formula="of:=LOOKUP([.$L85];[.$A$44:.$A$58];[.M$44:.M$58])" office:value-type="string" office:string-value="--" calcext:value-type="string">
            <text:p>--</text:p>
          </table:table-cell>
          <table:table-cell table:style-name="ce3" table:formula="of:=LOOKUP([.$L85];[.$A$44:.$A$58];[.N$44:.N$58])" office:value-type="string" office:string-value="--" calcext:value-type="string">
            <text:p>--</text:p>
          </table:table-cell>
          <table:table-cell table:style-name="ce3" table:formula="of:=LOOKUP([.$L85];[.$A$44:.$A$58];[.O$44:.O$58])" office:value-type="string" office:string-value="--" calcext:value-type="string">
            <text:p>--</text:p>
          </table:table-cell>
          <table:table-cell table:style-name="ce7" table:formula="of:=10+ROUND([.A85]/3)" office:value-type="float" office:value="11" calcext:value-type="float">
            <text:p>11+</text:p>
          </table:table-cell>
          <table:table-cell table:style-name="ce3" table:formula="of:=[.$Q$79]*[.A85]" office:value-type="float" office:value="14" calcext:value-type="float">
            <text:p>14</text:p>
          </table:table-cell>
          <table:table-cell table:style-name="ce5" table:formula="of:=ROUND(AVERAGE([.F85:.H85]))" office:value-type="float" office:value="3" calcext:value-type="float">
            <text:p>+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ROUND(([.B10]*[.$B$80]) + ([.B48]/2);-3)" office:value-type="float" office:value="18000" calcext:value-type="float">
            <text:p>18,000</text:p>
          </table:table-cell>
          <table:table-cell table:formula="of:=[.A86] &amp; &quot;d6&quot;" office:value-type="string" office:string-value="5d6" calcext:value-type="string">
            <text:p>5d6</text:p>
          </table:table-cell>
          <table:table-cell table:formula="of:=ROUND(AVERAGE([.D10];[.D48]))" office:value-type="float" office:value="3" calcext:value-type="float">
            <text:p>+3</text:p>
          </table:table-cell>
          <table:table-cell table:formula="of:=ROUND(AVERAGE([.E10];[.E48]))" office:value-type="float" office:value="1" calcext:value-type="float">
            <text:p>+1</text:p>
          </table:table-cell>
          <table:table-cell table:formula="of:=ROUND(AVERAGE([.F10];[.F48]))" office:value-type="float" office:value="3" calcext:value-type="float">
            <text:p>+3</text:p>
          </table:table-cell>
          <table:table-cell table:formula="of:=ROUND(AVERAGE([.G10];[.G48]))" office:value-type="float" office:value="4" calcext:value-type="float">
            <text:p>+4</text:p>
          </table:table-cell>
          <table:table-cell table:formula="of:=ROUND(AVERAGE([.H10];[.H48]))" office:value-type="float" office:value="4" calcext:value-type="float">
            <text:p>+4</text:p>
          </table:table-cell>
          <table:table-cell table:formula="of:=ROUND(AVERAGE([.I10];[.I48]))" office:value-type="float" office:value="4" calcext:value-type="float">
            <text:p>4</text:p>
          </table:table-cell>
          <table:table-cell table:formula="of:=ROUND(AVERAGE([.J10];[.J48]))" office:value-type="float" office:value="1" calcext:value-type="float">
            <text:p>1</text:p>
          </table:table-cell>
          <table:table-cell table:formula="of:=LOOKUP(ROUND([.A86]/2);[.$A$6:.$A$20];[.$K$6:.$K$20])" office:value-type="float" office:value="2" calcext:value-type="float">
            <text:p>2</text:p>
          </table:table-cell>
          <table:table-cell table:style-name="ce3" table:formula="of:=ROUNDDOWN([.A86]/2)" office:value-type="float" office:value="2" calcext:value-type="float">
            <text:p>2</text:p>
          </table:table-cell>
          <table:table-cell table:formula="of:=[.L86]&amp;&quot;d6&quot;" office:value-type="string" office:string-value="2d6" calcext:value-type="string">
            <text:p>2d6</text:p>
          </table:table-cell>
          <table:table-cell table:formula="of:=LOOKUP([.$L86];[.$A$44:.$A$58];[.L$44:.L$58])" office:value-type="float" office:value="2" calcext:value-type="float">
            <text:p>2</text:p>
          </table:table-cell>
          <table:table-cell table:style-name="ce3" table:formula="of:=LOOKUP([.$L86];[.$A$44:.$A$58];[.M$44:.M$58])" office:value-type="string" office:string-value="--" calcext:value-type="string">
            <text:p>--</text:p>
          </table:table-cell>
          <table:table-cell table:style-name="ce3" table:formula="of:=LOOKUP([.$L86];[.$A$44:.$A$58];[.N$44:.N$58])" office:value-type="string" office:string-value="--" calcext:value-type="string">
            <text:p>--</text:p>
          </table:table-cell>
          <table:table-cell table:style-name="ce3" table:formula="of:=LOOKUP([.$L86];[.$A$44:.$A$58];[.O$44:.O$58])" office:value-type="string" office:string-value="--" calcext:value-type="string">
            <text:p>--</text:p>
          </table:table-cell>
          <table:table-cell table:style-name="ce7" table:formula="of:=10+ROUND([.A86]/3)" office:value-type="float" office:value="12" calcext:value-type="float">
            <text:p>12+</text:p>
          </table:table-cell>
          <table:table-cell table:style-name="ce3" table:formula="of:=[.$Q$79]*[.A86]" office:value-type="float" office:value="17.5" calcext:value-type="float">
            <text:p>17.5</text:p>
          </table:table-cell>
          <table:table-cell table:style-name="ce5" table:formula="of:=ROUND(AVERAGE([.F86:.H86]))" office:value-type="float" office:value="4" calcext:value-type="float">
            <text:p>+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ROUND(([.B11]*[.$B$80]) + ([.B49]/2);-3)" office:value-type="float" office:value="36000" calcext:value-type="float">
            <text:p>36,000</text:p>
          </table:table-cell>
          <table:table-cell table:formula="of:=[.A87] &amp; &quot;d6&quot;" office:value-type="string" office:string-value="6d6" calcext:value-type="string">
            <text:p>6d6</text:p>
          </table:table-cell>
          <table:table-cell table:formula="of:=ROUND(AVERAGE([.D11];[.D49]))" office:value-type="float" office:value="3" calcext:value-type="float">
            <text:p>+3</text:p>
          </table:table-cell>
          <table:table-cell table:formula="of:=ROUND(AVERAGE([.E11];[.E49]))" office:value-type="float" office:value="1" calcext:value-type="float">
            <text:p>+1</text:p>
          </table:table-cell>
          <table:table-cell table:formula="of:=ROUND(AVERAGE([.F11];[.F49]))" office:value-type="float" office:value="4" calcext:value-type="float">
            <text:p>+4</text:p>
          </table:table-cell>
          <table:table-cell table:formula="of:=ROUND(AVERAGE([.G11];[.G49]))" office:value-type="float" office:value="5" calcext:value-type="float">
            <text:p>+5</text:p>
          </table:table-cell>
          <table:table-cell table:formula="of:=ROUND(AVERAGE([.H11];[.H49]))" office:value-type="float" office:value="5" calcext:value-type="float">
            <text:p>+5</text:p>
          </table:table-cell>
          <table:table-cell table:formula="of:=ROUND(AVERAGE([.I11];[.I49]))" office:value-type="float" office:value="4" calcext:value-type="float">
            <text:p>4</text:p>
          </table:table-cell>
          <table:table-cell table:formula="of:=ROUND(AVERAGE([.J11];[.J49]))" office:value-type="float" office:value="2" calcext:value-type="float">
            <text:p>2</text:p>
          </table:table-cell>
          <table:table-cell table:formula="of:=LOOKUP(ROUND([.A87]/2);[.$A$6:.$A$20];[.$K$6:.$K$20])" office:value-type="float" office:value="2" calcext:value-type="float">
            <text:p>2</text:p>
          </table:table-cell>
          <table:table-cell table:style-name="ce3" table:formula="of:=ROUNDDOWN([.A87]/2)" office:value-type="float" office:value="3" calcext:value-type="float">
            <text:p>3</text:p>
          </table:table-cell>
          <table:table-cell table:formula="of:=[.L87]&amp;&quot;d6&quot;" office:value-type="string" office:string-value="3d6" calcext:value-type="string">
            <text:p>3d6</text:p>
          </table:table-cell>
          <table:table-cell table:formula="of:=LOOKUP([.$L87];[.$A$44:.$A$58];[.L$44:.L$58])" office:value-type="float" office:value="2" calcext:value-type="float">
            <text:p>2</text:p>
          </table:table-cell>
          <table:table-cell table:style-name="ce3" table:formula="of:=LOOKUP([.$L87];[.$A$44:.$A$58];[.M$44:.M$58])" office:value-type="float" office:value="1" calcext:value-type="float">
            <text:p>1</text:p>
          </table:table-cell>
          <table:table-cell table:style-name="ce3" table:formula="of:=LOOKUP([.$L87];[.$A$44:.$A$58];[.N$44:.N$58])" office:value-type="string" office:string-value="--" calcext:value-type="string">
            <text:p>--</text:p>
          </table:table-cell>
          <table:table-cell table:style-name="ce3" table:formula="of:=LOOKUP([.$L87];[.$A$44:.$A$58];[.O$44:.O$58])" office:value-type="string" office:string-value="--" calcext:value-type="string">
            <text:p>--</text:p>
          </table:table-cell>
          <table:table-cell table:style-name="ce7" table:formula="of:=10+ROUND([.A87]/3)" office:value-type="float" office:value="12" calcext:value-type="float">
            <text:p>12+</text:p>
          </table:table-cell>
          <table:table-cell table:style-name="ce3" table:formula="of:=[.$Q$79]*[.A87]" office:value-type="float" office:value="21" calcext:value-type="float">
            <text:p>21</text:p>
          </table:table-cell>
          <table:table-cell table:style-name="ce5" table:formula="of:=ROUND(AVERAGE([.F87:.H87]))" office:value-type="float" office:value="5" calcext:value-type="float">
            <text:p>+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ROUND(([.B12]*[.$B$80]) + ([.B50]/2);-3)" office:value-type="float" office:value="72000" calcext:value-type="float">
            <text:p>72,000</text:p>
          </table:table-cell>
          <table:table-cell table:formula="of:=[.A88] &amp; &quot;d6&quot;" office:value-type="string" office:string-value="7d6" calcext:value-type="string">
            <text:p>7d6</text:p>
          </table:table-cell>
          <table:table-cell table:formula="of:=ROUND(AVERAGE([.D12];[.D50]))" office:value-type="float" office:value="4" calcext:value-type="float">
            <text:p>+4</text:p>
          </table:table-cell>
          <table:table-cell table:formula="of:=ROUND(AVERAGE([.E12];[.E50]))" office:value-type="float" office:value="1" calcext:value-type="float">
            <text:p>+1</text:p>
          </table:table-cell>
          <table:table-cell table:formula="of:=ROUND(AVERAGE([.F12];[.F50]))" office:value-type="float" office:value="5" calcext:value-type="float">
            <text:p>+5</text:p>
          </table:table-cell>
          <table:table-cell table:formula="of:=ROUND(AVERAGE([.G12];[.G50]))" office:value-type="float" office:value="5" calcext:value-type="float">
            <text:p>+5</text:p>
          </table:table-cell>
          <table:table-cell table:formula="of:=ROUND(AVERAGE([.H12];[.H50]))" office:value-type="float" office:value="5" calcext:value-type="float">
            <text:p>+5</text:p>
          </table:table-cell>
          <table:table-cell table:formula="of:=ROUND(AVERAGE([.I12];[.I50]))" office:value-type="float" office:value="4" calcext:value-type="float">
            <text:p>4</text:p>
          </table:table-cell>
          <table:table-cell table:formula="of:=ROUND(AVERAGE([.J12];[.J50]))" office:value-type="float" office:value="2" calcext:value-type="float">
            <text:p>2</text:p>
          </table:table-cell>
          <table:table-cell table:formula="of:=LOOKUP(ROUND([.A88]/2);[.$A$6:.$A$20];[.$K$6:.$K$20])" office:value-type="float" office:value="2" calcext:value-type="float">
            <text:p>2</text:p>
          </table:table-cell>
          <table:table-cell table:style-name="ce3" table:formula="of:=ROUNDDOWN([.A88]/2)" office:value-type="float" office:value="3" calcext:value-type="float">
            <text:p>3</text:p>
          </table:table-cell>
          <table:table-cell table:formula="of:=[.L88]&amp;&quot;d6&quot;" office:value-type="string" office:string-value="3d6" calcext:value-type="string">
            <text:p>3d6</text:p>
          </table:table-cell>
          <table:table-cell table:formula="of:=LOOKUP([.$L88];[.$A$44:.$A$58];[.L$44:.L$58])" office:value-type="float" office:value="2" calcext:value-type="float">
            <text:p>2</text:p>
          </table:table-cell>
          <table:table-cell table:style-name="ce3" table:formula="of:=LOOKUP([.$L88];[.$A$44:.$A$58];[.M$44:.M$58])" office:value-type="float" office:value="1" calcext:value-type="float">
            <text:p>1</text:p>
          </table:table-cell>
          <table:table-cell table:style-name="ce3" table:formula="of:=LOOKUP([.$L88];[.$A$44:.$A$58];[.N$44:.N$58])" office:value-type="string" office:string-value="--" calcext:value-type="string">
            <text:p>--</text:p>
          </table:table-cell>
          <table:table-cell table:style-name="ce3" table:formula="of:=LOOKUP([.$L88];[.$A$44:.$A$58];[.O$44:.O$58])" office:value-type="string" office:string-value="--" calcext:value-type="string">
            <text:p>--</text:p>
          </table:table-cell>
          <table:table-cell table:style-name="ce7" office:value-type="float" office:value="13" calcext:value-type="float">
            <text:p>13+</text:p>
          </table:table-cell>
          <table:table-cell table:style-name="ce3" table:formula="of:=[.$Q$79]*[.A88]" office:value-type="float" office:value="24.5" calcext:value-type="float">
            <text:p>24.5</text:p>
          </table:table-cell>
          <table:table-cell table:style-name="ce5" table:formula="of:=ROUND(AVERAGE([.F88:.H88]))" office:value-type="float" office:value="5" calcext:value-type="float">
            <text:p>+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ROUND(([.B13]*[.$B$80]) + ([.B51]/2);-4)" office:value-type="float" office:value="140000" calcext:value-type="float">
            <text:p>140,000</text:p>
          </table:table-cell>
          <table:table-cell table:formula="of:=[.A89] &amp; &quot;d6&quot;" office:value-type="string" office:string-value="8d6" calcext:value-type="string">
            <text:p>8d6</text:p>
          </table:table-cell>
          <table:table-cell table:formula="of:=ROUND(AVERAGE([.D13];[.D51]))" office:value-type="float" office:value="5" calcext:value-type="float">
            <text:p>+5</text:p>
          </table:table-cell>
          <table:table-cell table:formula="of:=ROUND(AVERAGE([.E13];[.E51]))" office:value-type="float" office:value="2" calcext:value-type="float">
            <text:p>+2</text:p>
          </table:table-cell>
          <table:table-cell table:formula="of:=ROUND(AVERAGE([.F13];[.F51]))" office:value-type="float" office:value="5" calcext:value-type="float">
            <text:p>+5</text:p>
          </table:table-cell>
          <table:table-cell table:formula="of:=ROUND(AVERAGE([.G13];[.G51]))" office:value-type="float" office:value="6" calcext:value-type="float">
            <text:p>+6</text:p>
          </table:table-cell>
          <table:table-cell table:formula="of:=ROUND(AVERAGE([.H13];[.H51]))" office:value-type="float" office:value="6" calcext:value-type="float">
            <text:p>+6</text:p>
          </table:table-cell>
          <table:table-cell table:formula="of:=ROUND(AVERAGE([.I13];[.I51]))" office:value-type="float" office:value="6" calcext:value-type="float">
            <text:p>6</text:p>
          </table:table-cell>
          <table:table-cell table:formula="of:=ROUND(AVERAGE([.J13];[.J51]))" office:value-type="float" office:value="2" calcext:value-type="float">
            <text:p>2</text:p>
          </table:table-cell>
          <table:table-cell table:formula="of:=LOOKUP(ROUND([.A89]/2);[.$A$6:.$A$20];[.$K$6:.$K$20])" office:value-type="float" office:value="2" calcext:value-type="float">
            <text:p>2</text:p>
          </table:table-cell>
          <table:table-cell table:style-name="ce3" table:formula="of:=ROUNDDOWN([.A89]/2)" office:value-type="float" office:value="4" calcext:value-type="float">
            <text:p>4</text:p>
          </table:table-cell>
          <table:table-cell table:formula="of:=[.L89]&amp;&quot;d6&quot;" office:value-type="string" office:string-value="4d6" calcext:value-type="string">
            <text:p>4d6</text:p>
          </table:table-cell>
          <table:table-cell table:formula="of:=LOOKUP([.$L89];[.$A$44:.$A$58];[.L$44:.L$58])" office:value-type="float" office:value="2" calcext:value-type="float">
            <text:p>2</text:p>
          </table:table-cell>
          <table:table-cell table:style-name="ce3" table:formula="of:=LOOKUP([.$L89];[.$A$44:.$A$58];[.M$44:.M$58])" office:value-type="float" office:value="2" calcext:value-type="float">
            <text:p>2</text:p>
          </table:table-cell>
          <table:table-cell table:style-name="ce3" table:formula="of:=LOOKUP([.$L89];[.$A$44:.$A$58];[.N$44:.N$58])" office:value-type="string" office:string-value="--" calcext:value-type="string">
            <text:p>--</text:p>
          </table:table-cell>
          <table:table-cell table:style-name="ce3" table:formula="of:=LOOKUP([.$L89];[.$A$44:.$A$58];[.O$44:.O$58])" office:value-type="string" office:string-value="--" calcext:value-type="string">
            <text:p>--</text:p>
          </table:table-cell>
          <table:table-cell table:style-name="ce7" table:formula="of:=10+ROUND([.A89]/3)" office:value-type="float" office:value="13" calcext:value-type="float">
            <text:p>13+</text:p>
          </table:table-cell>
          <table:table-cell table:style-name="ce3" table:formula="of:=[.$Q$79]*[.A89]" office:value-type="float" office:value="28" calcext:value-type="float">
            <text:p>28</text:p>
          </table:table-cell>
          <table:table-cell table:style-name="ce5" table:formula="of:=ROUND(AVERAGE([.F89:.H89]))" office:value-type="float" office:value="6" calcext:value-type="float">
            <text:p>+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ROUND(([.B14]*[.$B$80]) + ([.B52]/2);-4)" office:value-type="float" office:value="280000" calcext:value-type="float">
            <text:p>280,000</text:p>
          </table:table-cell>
          <table:table-cell table:formula="of:=[.A90] &amp; &quot;d6&quot;" office:value-type="string" office:string-value="9d6" calcext:value-type="string">
            <text:p>9d6</text:p>
          </table:table-cell>
          <table:table-cell table:formula="of:=ROUND(AVERAGE([.D14];[.D52]))" office:value-type="float" office:value="5" calcext:value-type="float">
            <text:p>+5</text:p>
          </table:table-cell>
          <table:table-cell table:formula="of:=ROUND(AVERAGE([.E14];[.E52]))" office:value-type="float" office:value="2" calcext:value-type="float">
            <text:p>+2</text:p>
          </table:table-cell>
          <table:table-cell table:formula="of:=ROUND(AVERAGE([.F14];[.F52]))" office:value-type="float" office:value="6" calcext:value-type="float">
            <text:p>+6</text:p>
          </table:table-cell>
          <table:table-cell table:formula="of:=ROUND(AVERAGE([.G14];[.G52]))" office:value-type="float" office:value="7" calcext:value-type="float">
            <text:p>+7</text:p>
          </table:table-cell>
          <table:table-cell table:formula="of:=ROUND(AVERAGE([.H14];[.H52]))" office:value-type="float" office:value="7" calcext:value-type="float">
            <text:p>+7</text:p>
          </table:table-cell>
          <table:table-cell table:formula="of:=ROUND(AVERAGE([.I14];[.I52]))" office:value-type="float" office:value="6" calcext:value-type="float">
            <text:p>6</text:p>
          </table:table-cell>
          <table:table-cell table:formula="of:=ROUND(AVERAGE([.J14];[.J52]))" office:value-type="float" office:value="2" calcext:value-type="float">
            <text:p>2</text:p>
          </table:table-cell>
          <table:table-cell table:formula="of:=LOOKUP(ROUND([.A90]/2);[.$A$6:.$A$20];[.$K$6:.$K$20])" office:value-type="float" office:value="3" calcext:value-type="float">
            <text:p>3</text:p>
          </table:table-cell>
          <table:table-cell table:style-name="ce3" table:formula="of:=ROUNDDOWN([.A90]/2)" office:value-type="float" office:value="4" calcext:value-type="float">
            <text:p>4</text:p>
          </table:table-cell>
          <table:table-cell table:formula="of:=[.L90]&amp;&quot;d6&quot;" office:value-type="string" office:string-value="4d6" calcext:value-type="string">
            <text:p>4d6</text:p>
          </table:table-cell>
          <table:table-cell table:formula="of:=LOOKUP([.$L90];[.$A$44:.$A$58];[.L$44:.L$58])" office:value-type="float" office:value="2" calcext:value-type="float">
            <text:p>2</text:p>
          </table:table-cell>
          <table:table-cell table:style-name="ce3" table:formula="of:=LOOKUP([.$L90];[.$A$44:.$A$58];[.M$44:.M$58])" office:value-type="float" office:value="2" calcext:value-type="float">
            <text:p>2</text:p>
          </table:table-cell>
          <table:table-cell table:style-name="ce3" table:formula="of:=LOOKUP([.$L90];[.$A$44:.$A$58];[.N$44:.N$58])" office:value-type="string" office:string-value="--" calcext:value-type="string">
            <text:p>--</text:p>
          </table:table-cell>
          <table:table-cell table:style-name="ce3" table:formula="of:=LOOKUP([.$L90];[.$A$44:.$A$58];[.O$44:.O$58])" office:value-type="string" office:string-value="--" calcext:value-type="string">
            <text:p>--</text:p>
          </table:table-cell>
          <table:table-cell table:style-name="ce7" office:value-type="float" office:value="14" calcext:value-type="float">
            <text:p>14+</text:p>
          </table:table-cell>
          <table:table-cell table:style-name="ce3" table:formula="of:=[.$Q$79]*[.A90]" office:value-type="float" office:value="31.5" calcext:value-type="float">
            <text:p>31.5</text:p>
          </table:table-cell>
          <table:table-cell table:style-name="ce5" table:formula="of:=ROUND(AVERAGE([.F90:.H90]))" office:value-type="float" office:value="7" calcext:value-type="float">
            <text:p>+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ROUND(([.B15]*[.$B$80]) + ([.B53]/2);-4)" office:value-type="float" office:value="420000" calcext:value-type="float">
            <text:p>420,000</text:p>
          </table:table-cell>
          <table:table-cell table:formula="of:=[.A91] &amp; &quot;d6&quot;" office:value-type="string" office:string-value="10d6" calcext:value-type="string">
            <text:p>10d6</text:p>
          </table:table-cell>
          <table:table-cell table:formula="of:=ROUND(AVERAGE([.D15];[.D53]))" office:value-type="float" office:value="5" calcext:value-type="float">
            <text:p>+5</text:p>
          </table:table-cell>
          <table:table-cell table:formula="of:=ROUND(AVERAGE([.E15];[.E53]))" office:value-type="float" office:value="2" calcext:value-type="float">
            <text:p>+2</text:p>
          </table:table-cell>
          <table:table-cell table:formula="of:=ROUND(AVERAGE([.F15];[.F53]))" office:value-type="float" office:value="7" calcext:value-type="float">
            <text:p>+7</text:p>
          </table:table-cell>
          <table:table-cell table:formula="of:=ROUND(AVERAGE([.G15];[.G53]))" office:value-type="float" office:value="7" calcext:value-type="float">
            <text:p>+7</text:p>
          </table:table-cell>
          <table:table-cell table:formula="of:=ROUND(AVERAGE([.H15];[.H53]))" office:value-type="float" office:value="7" calcext:value-type="float">
            <text:p>+7</text:p>
          </table:table-cell>
          <table:table-cell table:formula="of:=ROUND(AVERAGE([.I15];[.I53]))" office:value-type="float" office:value="6" calcext:value-type="float">
            <text:p>6</text:p>
          </table:table-cell>
          <table:table-cell table:formula="of:=ROUND(AVERAGE([.J15];[.J53]))" office:value-type="float" office:value="3" calcext:value-type="float">
            <text:p>3</text:p>
          </table:table-cell>
          <table:table-cell table:formula="of:=LOOKUP(ROUND([.A91]/2);[.$A$6:.$A$20];[.$K$6:.$K$20])" office:value-type="float" office:value="3" calcext:value-type="float">
            <text:p>3</text:p>
          </table:table-cell>
          <table:table-cell table:style-name="ce3" table:formula="of:=ROUNDDOWN([.A91]/2)" office:value-type="float" office:value="5" calcext:value-type="float">
            <text:p>5</text:p>
          </table:table-cell>
          <table:table-cell table:formula="of:=[.L91]&amp;&quot;d6&quot;" office:value-type="string" office:string-value="5d6" calcext:value-type="string">
            <text:p>5d6</text:p>
          </table:table-cell>
          <table:table-cell table:formula="of:=LOOKUP([.$L91];[.$A$44:.$A$58];[.L$44:.L$58])" office:value-type="float" office:value="2" calcext:value-type="float">
            <text:p>2</text:p>
          </table:table-cell>
          <table:table-cell table:style-name="ce3" table:formula="of:=LOOKUP([.$L91];[.$A$44:.$A$58];[.M$44:.M$58])" office:value-type="float" office:value="2" calcext:value-type="float">
            <text:p>2</text:p>
          </table:table-cell>
          <table:table-cell table:style-name="ce3" table:formula="of:=LOOKUP([.$L91];[.$A$44:.$A$58];[.N$44:.N$58])" office:value-type="float" office:value="1" calcext:value-type="float">
            <text:p>1</text:p>
          </table:table-cell>
          <table:table-cell table:style-name="ce3" table:formula="of:=LOOKUP([.$L91];[.$A$44:.$A$58];[.O$44:.O$58])" office:value-type="string" office:string-value="--" calcext:value-type="string">
            <text:p>--</text:p>
          </table:table-cell>
          <table:table-cell table:style-name="ce7" office:value-type="float" office:value="14" calcext:value-type="float">
            <text:p>14+</text:p>
          </table:table-cell>
          <table:table-cell table:style-name="ce3" table:formula="of:=[.$Q$79]*[.A91]" office:value-type="float" office:value="35" calcext:value-type="float">
            <text:p>35</text:p>
          </table:table-cell>
          <table:table-cell table:style-name="ce5" table:formula="of:=ROUND(AVERAGE([.F91:.H91]))" office:value-type="float" office:value="7" calcext:value-type="float">
            <text:p>+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ROUND(([.B16]*[.$B$80]) + ([.B54]/2);-4)" office:value-type="float" office:value="550000" calcext:value-type="float">
            <text:p>550,000</text:p>
          </table:table-cell>
          <table:table-cell table:formula="of:=&quot;10d6+&quot; &amp; ([.A92]-10)" office:value-type="string" office:string-value="10d6+1" calcext:value-type="string">
            <text:p>10d6+1</text:p>
          </table:table-cell>
          <table:table-cell table:formula="of:=ROUND(AVERAGE([.D16];[.D54]))" office:value-type="float" office:value="6" calcext:value-type="float">
            <text:p>+6</text:p>
          </table:table-cell>
          <table:table-cell table:formula="of:=ROUND(AVERAGE([.E16];[.E54]))" office:value-type="float" office:value="2" calcext:value-type="float">
            <text:p>+2</text:p>
          </table:table-cell>
          <table:table-cell table:formula="of:=ROUND(AVERAGE([.F16];[.F54]))" office:value-type="float" office:value="7" calcext:value-type="float">
            <text:p>+7</text:p>
          </table:table-cell>
          <table:table-cell table:formula="of:=ROUND(AVERAGE([.G16];[.G54]))" office:value-type="float" office:value="8" calcext:value-type="float">
            <text:p>+8</text:p>
          </table:table-cell>
          <table:table-cell table:formula="of:=ROUND(AVERAGE([.H16];[.H54]))" office:value-type="float" office:value="8" calcext:value-type="float">
            <text:p>+8</text:p>
          </table:table-cell>
          <table:table-cell table:formula="of:=ROUND(AVERAGE([.I16];[.I54]))" office:value-type="float" office:value="6" calcext:value-type="float">
            <text:p>6</text:p>
          </table:table-cell>
          <table:table-cell table:formula="of:=ROUND(AVERAGE([.J16];[.J54]))" office:value-type="float" office:value="3" calcext:value-type="float">
            <text:p>3</text:p>
          </table:table-cell>
          <table:table-cell table:formula="of:=LOOKUP(ROUND([.A92]/2);[.$A$6:.$A$20];[.$K$6:.$K$20])" office:value-type="float" office:value="3" calcext:value-type="float">
            <text:p>3</text:p>
          </table:table-cell>
          <table:table-cell table:style-name="ce3" table:formula="of:=ROUNDDOWN([.A92]/2)" office:value-type="float" office:value="5" calcext:value-type="float">
            <text:p>5</text:p>
          </table:table-cell>
          <table:table-cell table:formula="of:=[.L92]&amp;&quot;d6&quot;" office:value-type="string" office:string-value="5d6" calcext:value-type="string">
            <text:p>5d6</text:p>
          </table:table-cell>
          <table:table-cell table:formula="of:=LOOKUP([.$L92];[.$A$44:.$A$58];[.L$44:.L$58])" office:value-type="float" office:value="2" calcext:value-type="float">
            <text:p>2</text:p>
          </table:table-cell>
          <table:table-cell table:style-name="ce3" table:formula="of:=LOOKUP([.$L92];[.$A$44:.$A$58];[.M$44:.M$58])" office:value-type="float" office:value="2" calcext:value-type="float">
            <text:p>2</text:p>
          </table:table-cell>
          <table:table-cell table:style-name="ce3" table:formula="of:=LOOKUP([.$L92];[.$A$44:.$A$58];[.N$44:.N$58])" office:value-type="float" office:value="1" calcext:value-type="float">
            <text:p>1</text:p>
          </table:table-cell>
          <table:table-cell table:style-name="ce3" table:formula="of:=LOOKUP([.$L92];[.$A$44:.$A$58];[.O$44:.O$58])" office:value-type="string" office:string-value="--" calcext:value-type="string">
            <text:p>--</text:p>
          </table:table-cell>
          <table:table-cell table:style-name="ce7" office:value-type="float" office:value="15" calcext:value-type="float">
            <text:p>15+</text:p>
          </table:table-cell>
          <table:table-cell table:style-name="ce3" table:formula="of:=[.S91]+1" office:value-type="float" office:value="36" calcext:value-type="float">
            <text:p>36</text:p>
          </table:table-cell>
          <table:table-cell table:style-name="ce5" table:formula="of:=ROUND(AVERAGE([.F92:.H92]))" office:value-type="float" office:value="8" calcext:value-type="float">
            <text:p>+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ROUND(([.B17]*[.$B$80]) + ([.B55]/2);-4)" office:value-type="float" office:value="690000" calcext:value-type="float">
            <text:p>690,000</text:p>
          </table:table-cell>
          <table:table-cell table:formula="of:=&quot;10d6+&quot; &amp; ([.A93]-10)" office:value-type="string" office:string-value="10d6+2" calcext:value-type="string">
            <text:p>10d6+2</text:p>
          </table:table-cell>
          <table:table-cell table:formula="of:=ROUND(AVERAGE([.D17];[.D55]))" office:value-type="float" office:value="6" calcext:value-type="float">
            <text:p>+6</text:p>
          </table:table-cell>
          <table:table-cell table:formula="of:=ROUND(AVERAGE([.E17];[.E55]))" office:value-type="float" office:value="3" calcext:value-type="float">
            <text:p>+3</text:p>
          </table:table-cell>
          <table:table-cell table:formula="of:=ROUND(AVERAGE([.F17];[.F55]))" office:value-type="float" office:value="8" calcext:value-type="float">
            <text:p>+8</text:p>
          </table:table-cell>
          <table:table-cell table:formula="of:=ROUND(AVERAGE([.G17];[.G55]))" office:value-type="float" office:value="9" calcext:value-type="float">
            <text:p>+9</text:p>
          </table:table-cell>
          <table:table-cell table:formula="of:=ROUND(AVERAGE([.H17];[.H55]))" office:value-type="float" office:value="9" calcext:value-type="float">
            <text:p>+9</text:p>
          </table:table-cell>
          <table:table-cell table:formula="of:=ROUND(AVERAGE([.I17];[.I55]))" office:value-type="float" office:value="8" calcext:value-type="float">
            <text:p>8</text:p>
          </table:table-cell>
          <table:table-cell table:formula="of:=ROUND(AVERAGE([.J17];[.J55]))" office:value-type="float" office:value="3" calcext:value-type="float">
            <text:p>3</text:p>
          </table:table-cell>
          <table:table-cell table:formula="of:=LOOKUP(ROUND([.A93]/2);[.$A$6:.$A$20];[.$K$6:.$K$20])" office:value-type="float" office:value="3" calcext:value-type="float">
            <text:p>3</text:p>
          </table:table-cell>
          <table:table-cell table:style-name="ce3" table:formula="of:=ROUNDDOWN([.A93]/2)" office:value-type="float" office:value="6" calcext:value-type="float">
            <text:p>6</text:p>
          </table:table-cell>
          <table:table-cell table:formula="of:=[.L93]&amp;&quot;d6&quot;" office:value-type="string" office:string-value="6d6" calcext:value-type="string">
            <text:p>6d6</text:p>
          </table:table-cell>
          <table:table-cell table:formula="of:=LOOKUP([.$L93];[.$A$44:.$A$58];[.L$44:.L$58])" office:value-type="float" office:value="3" calcext:value-type="float">
            <text:p>3</text:p>
          </table:table-cell>
          <table:table-cell table:style-name="ce3" table:formula="of:=LOOKUP([.$L93];[.$A$44:.$A$58];[.M$44:.M$58])" office:value-type="float" office:value="2" calcext:value-type="float">
            <text:p>2</text:p>
          </table:table-cell>
          <table:table-cell table:style-name="ce3" table:formula="of:=LOOKUP([.$L93];[.$A$44:.$A$58];[.N$44:.N$58])" office:value-type="float" office:value="2" calcext:value-type="float">
            <text:p>2</text:p>
          </table:table-cell>
          <table:table-cell table:style-name="ce3" table:formula="of:=LOOKUP([.$L93];[.$A$44:.$A$58];[.O$44:.O$58])" office:value-type="string" office:string-value="--" calcext:value-type="string">
            <text:p>--</text:p>
          </table:table-cell>
          <table:table-cell table:style-name="ce7" office:value-type="float" office:value="15" calcext:value-type="float">
            <text:p>15+</text:p>
          </table:table-cell>
          <table:table-cell table:style-name="ce3" table:formula="of:=[.S92]+1" office:value-type="float" office:value="37" calcext:value-type="float">
            <text:p>37</text:p>
          </table:table-cell>
          <table:table-cell table:style-name="ce5" table:formula="of:=ROUND(AVERAGE([.F93:.H93]))" office:value-type="float" office:value="9" calcext:value-type="float">
            <text:p>+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ROUND(([.B18]*[.$B$80]) + ([.B56]/2);-4)" office:value-type="float" office:value="820000" calcext:value-type="float">
            <text:p>820,000</text:p>
          </table:table-cell>
          <table:table-cell table:formula="of:=&quot;10d6+&quot; &amp; ([.A94]-10)" office:value-type="string" office:string-value="10d6+3" calcext:value-type="string">
            <text:p>10d6+3</text:p>
          </table:table-cell>
          <table:table-cell table:formula="of:=ROUND(AVERAGE([.D18];[.D56]))" office:value-type="float" office:value="7" calcext:value-type="float">
            <text:p>+7</text:p>
          </table:table-cell>
          <table:table-cell table:formula="of:=ROUND(AVERAGE([.E18];[.E56]))" office:value-type="float" office:value="3" calcext:value-type="float">
            <text:p>+3</text:p>
          </table:table-cell>
          <table:table-cell table:formula="of:=ROUND(AVERAGE([.F18];[.F56]))" office:value-type="float" office:value="9" calcext:value-type="float">
            <text:p>+9</text:p>
          </table:table-cell>
          <table:table-cell table:formula="of:=ROUND(AVERAGE([.G18];[.G56]))" office:value-type="float" office:value="9" calcext:value-type="float">
            <text:p>+9</text:p>
          </table:table-cell>
          <table:table-cell table:formula="of:=ROUND(AVERAGE([.H18];[.H56]))" office:value-type="float" office:value="9" calcext:value-type="float">
            <text:p>+9</text:p>
          </table:table-cell>
          <table:table-cell table:formula="of:=ROUND(AVERAGE([.I18];[.I56]))" office:value-type="float" office:value="8" calcext:value-type="float">
            <text:p>8</text:p>
          </table:table-cell>
          <table:table-cell table:formula="of:=ROUND(AVERAGE([.J18];[.J56]))" office:value-type="float" office:value="3" calcext:value-type="float">
            <text:p>3</text:p>
          </table:table-cell>
          <table:table-cell table:formula="of:=LOOKUP(ROUND([.A94]/2);[.$A$6:.$A$20];[.$K$6:.$K$20])" office:value-type="float" office:value="4" calcext:value-type="float">
            <text:p>4</text:p>
          </table:table-cell>
          <table:table-cell table:style-name="ce3" table:formula="of:=ROUNDDOWN([.A94]/2)" office:value-type="float" office:value="6" calcext:value-type="float">
            <text:p>6</text:p>
          </table:table-cell>
          <table:table-cell table:formula="of:=[.L94]&amp;&quot;d6&quot;" office:value-type="string" office:string-value="6d6" calcext:value-type="string">
            <text:p>6d6</text:p>
          </table:table-cell>
          <table:table-cell table:formula="of:=LOOKUP([.$L94];[.$A$44:.$A$58];[.L$44:.L$58])" office:value-type="float" office:value="3" calcext:value-type="float">
            <text:p>3</text:p>
          </table:table-cell>
          <table:table-cell table:style-name="ce3" table:formula="of:=LOOKUP([.$L94];[.$A$44:.$A$58];[.M$44:.M$58])" office:value-type="float" office:value="2" calcext:value-type="float">
            <text:p>2</text:p>
          </table:table-cell>
          <table:table-cell table:style-name="ce3" table:formula="of:=LOOKUP([.$L94];[.$A$44:.$A$58];[.N$44:.N$58])" office:value-type="float" office:value="2" calcext:value-type="float">
            <text:p>2</text:p>
          </table:table-cell>
          <table:table-cell table:style-name="ce3" table:formula="of:=LOOKUP([.$L94];[.$A$44:.$A$58];[.O$44:.O$58])" office:value-type="string" office:string-value="--" calcext:value-type="string">
            <text:p>--</text:p>
          </table:table-cell>
          <table:table-cell table:style-name="ce7" office:value-type="float" office:value="16" calcext:value-type="float">
            <text:p>16+</text:p>
          </table:table-cell>
          <table:table-cell table:style-name="ce3" table:formula="of:=[.S93]+1" office:value-type="float" office:value="38" calcext:value-type="float">
            <text:p>38</text:p>
          </table:table-cell>
          <table:table-cell table:style-name="ce5" table:formula="of:=ROUND(AVERAGE([.F94:.H94]))" office:value-type="float" office:value="9" calcext:value-type="float">
            <text:p>+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ROUND(([.B19]*[.$B$80]) + ([.B57]/2);-4)" office:value-type="float" office:value="960000" calcext:value-type="float">
            <text:p>960,000</text:p>
          </table:table-cell>
          <table:table-cell table:formula="of:=&quot;10d6+&quot; &amp; ([.A95]-10)" office:value-type="string" office:string-value="10d6+4" calcext:value-type="string">
            <text:p>10d6+4</text:p>
          </table:table-cell>
          <table:table-cell table:formula="of:=ROUND(AVERAGE([.D19];[.D57]))" office:value-type="float" office:value="8" calcext:value-type="float">
            <text:p>+8</text:p>
          </table:table-cell>
          <table:table-cell table:formula="of:=ROUND(AVERAGE([.E19];[.E57]))" office:value-type="float" office:value="3" calcext:value-type="float">
            <text:p>+3</text:p>
          </table:table-cell>
          <table:table-cell table:formula="of:=ROUND(AVERAGE([.F19];[.F57]))" office:value-type="float" office:value="9" calcext:value-type="float">
            <text:p>+9</text:p>
          </table:table-cell>
          <table:table-cell table:formula="of:=ROUND(AVERAGE([.G19];[.G57]))" office:value-type="float" office:value="10" calcext:value-type="float">
            <text:p>+10</text:p>
          </table:table-cell>
          <table:table-cell table:formula="of:=ROUND(AVERAGE([.H19];[.H57]))" office:value-type="float" office:value="10" calcext:value-type="float">
            <text:p>+10</text:p>
          </table:table-cell>
          <table:table-cell table:formula="of:=ROUND(AVERAGE([.I19];[.I57]))" office:value-type="float" office:value="8" calcext:value-type="float">
            <text:p>8</text:p>
          </table:table-cell>
          <table:table-cell table:formula="of:=ROUND(AVERAGE([.J19];[.J57]))" office:value-type="float" office:value="4" calcext:value-type="float">
            <text:p>4</text:p>
          </table:table-cell>
          <table:table-cell table:formula="of:=LOOKUP(ROUND([.A95]/2);[.$A$6:.$A$20];[.$K$6:.$K$20])" office:value-type="float" office:value="4" calcext:value-type="float">
            <text:p>4</text:p>
          </table:table-cell>
          <table:table-cell table:style-name="ce3" table:formula="of:=ROUNDDOWN([.A95]/2)" office:value-type="float" office:value="7" calcext:value-type="float">
            <text:p>7</text:p>
          </table:table-cell>
          <table:table-cell table:formula="of:=[.L95]&amp;&quot;d6&quot;" office:value-type="string" office:string-value="7d6" calcext:value-type="string">
            <text:p>7d6</text:p>
          </table:table-cell>
          <table:table-cell table:formula="of:=LOOKUP([.$L95];[.$A$44:.$A$58];[.L$44:.L$58])" office:value-type="float" office:value="3" calcext:value-type="float">
            <text:p>3</text:p>
          </table:table-cell>
          <table:table-cell table:style-name="ce3" table:formula="of:=LOOKUP([.$L95];[.$A$44:.$A$58];[.M$44:.M$58])" office:value-type="float" office:value="2" calcext:value-type="float">
            <text:p>2</text:p>
          </table:table-cell>
          <table:table-cell table:style-name="ce3" table:formula="of:=LOOKUP([.$L95];[.$A$44:.$A$58];[.N$44:.N$58])" office:value-type="float" office:value="2" calcext:value-type="float">
            <text:p>2</text:p>
          </table:table-cell>
          <table:table-cell table:style-name="ce3" table:formula="of:=LOOKUP([.$L95];[.$A$44:.$A$58];[.O$44:.O$58])" office:value-type="float" office:value="1" calcext:value-type="float">
            <text:p>1</text:p>
          </table:table-cell>
          <table:table-cell table:style-name="ce7" office:value-type="float" office:value="16" calcext:value-type="float">
            <text:p>16+</text:p>
          </table:table-cell>
          <table:table-cell table:style-name="ce3" table:formula="of:=[.S94]+1" office:value-type="float" office:value="39" calcext:value-type="float">
            <text:p>39</text:p>
          </table:table-cell>
          <table:table-cell table:style-name="ce5" table:formula="of:=ROUND(AVERAGE([.F95:.H95]))" office:value-type="float" office:value="10" calcext:value-type="float">
            <text:p>+1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ROUND(([.B20]*[.$B$80]) + ([.B58]/2);-4)" office:value-type="float" office:value="1090000" calcext:value-type="float">
            <text:p>1,090,000</text:p>
          </table:table-cell>
          <table:table-cell table:formula="of:=&quot;10d6+&quot; &amp; ([.A96]-10)" office:value-type="string" office:string-value="10d6+5" calcext:value-type="string">
            <text:p>10d6+5</text:p>
          </table:table-cell>
          <table:table-cell table:formula="of:=ROUND(AVERAGE([.D20];[.D58]))" office:value-type="float" office:value="8" calcext:value-type="float">
            <text:p>+8</text:p>
          </table:table-cell>
          <table:table-cell table:formula="of:=ROUND(AVERAGE([.E20];[.E58]))" office:value-type="float" office:value="4" calcext:value-type="float">
            <text:p>+4</text:p>
          </table:table-cell>
          <table:table-cell table:formula="of:=ROUND(AVERAGE([.F20];[.F58]))" office:value-type="float" office:value="10" calcext:value-type="float">
            <text:p>+10</text:p>
          </table:table-cell>
          <table:table-cell table:formula="of:=ROUND(AVERAGE([.G20];[.G58]))" office:value-type="float" office:value="11" calcext:value-type="float">
            <text:p>+11</text:p>
          </table:table-cell>
          <table:table-cell table:formula="of:=ROUND(AVERAGE([.H20];[.H58]))" office:value-type="float" office:value="11" calcext:value-type="float">
            <text:p>+11</text:p>
          </table:table-cell>
          <table:table-cell table:formula="of:=ROUND(AVERAGE([.I20];[.I58]))" office:value-type="float" office:value="8" calcext:value-type="float">
            <text:p>8</text:p>
          </table:table-cell>
          <table:table-cell table:formula="of:=ROUND(AVERAGE([.J20];[.J58]))" office:value-type="float" office:value="4" calcext:value-type="float">
            <text:p>4</text:p>
          </table:table-cell>
          <table:table-cell table:formula="of:=LOOKUP(ROUND([.A96]/2);[.$A$6:.$A$20];[.$K$6:.$K$20])" office:value-type="float" office:value="4" calcext:value-type="float">
            <text:p>4</text:p>
          </table:table-cell>
          <table:table-cell table:style-name="ce3" table:formula="of:=ROUNDDOWN([.A96]/2)" office:value-type="float" office:value="7" calcext:value-type="float">
            <text:p>7</text:p>
          </table:table-cell>
          <table:table-cell table:formula="of:=[.L96]&amp;&quot;d6&quot;" office:value-type="string" office:string-value="7d6" calcext:value-type="string">
            <text:p>7d6</text:p>
          </table:table-cell>
          <table:table-cell table:formula="of:=LOOKUP([.$L96];[.$A$44:.$A$58];[.L$44:.L$58])" office:value-type="float" office:value="3" calcext:value-type="float">
            <text:p>3</text:p>
          </table:table-cell>
          <table:table-cell table:style-name="ce3" table:formula="of:=LOOKUP([.$L96];[.$A$44:.$A$58];[.M$44:.M$58])" office:value-type="float" office:value="2" calcext:value-type="float">
            <text:p>2</text:p>
          </table:table-cell>
          <table:table-cell table:style-name="ce3" table:formula="of:=LOOKUP([.$L96];[.$A$44:.$A$58];[.N$44:.N$58])" office:value-type="float" office:value="2" calcext:value-type="float">
            <text:p>2</text:p>
          </table:table-cell>
          <table:table-cell table:style-name="ce3" table:formula="of:=LOOKUP([.$L96];[.$A$44:.$A$58];[.O$44:.O$58])" office:value-type="float" office:value="1" calcext:value-type="float">
            <text:p>1</text:p>
          </table:table-cell>
          <table:table-cell table:style-name="ce7" office:value-type="float" office:value="17" calcext:value-type="float">
            <text:p>17+</text:p>
          </table:table-cell>
          <table:table-cell table:style-name="ce3" table:formula="of:=[.S95]+1" office:value-type="float" office:value="40" calcext:value-type="float">
            <text:p>40</text:p>
          </table:table-cell>
          <table:table-cell table:style-name="ce5" table:formula="of:=ROUND(AVERAGE([.F96:.H96]))" office:value-type="float" office:value="11" calcext:value-type="float">
            <text:p>+11</text:p>
          </table:table-cell>
        </table:table-row>
        <table:table-row table:style-name="ro1">
          <table:table-cell table:style-name="Default" table:number-columns-repeated="14"/>
          <table:table-cell table:number-columns-repeated="6"/>
        </table:table-row>
        <table:table-row table:style-name="ro1">
          <table:table-cell table:style-name="ce1" office:value-type="string" calcext:value-type="string">
            <text:p>ROGUE-MAGE</text:p>
          </table:table-cell>
          <table:table-cell table:style-name="Default" table:number-columns-repeated="13"/>
          <table:table-cell table:number-columns-repeated="2"/>
          <table:table-cell table:style-name="ce3" office:value-type="float" office:value="3" calcext:value-type="float">
            <text:p>3</text:p>
          </table:table-cell>
          <table:table-cell table:style-name="ce2" office:value-type="string" calcext:value-type="string">
            <text:p>Spell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2" office:value-type="float" office:value="0.5" calcext:value-type="float">
            <text:p>0.5</text:p>
          </table:table-cell>
          <table:table-cell table:style-name="ce2" office:value-type="string" calcext:value-type="string">
            <text:p>Hit</text:p>
          </table:table-cell>
          <table:table-cell table:style-name="ce2" office:value-type="string" calcext:value-type="string">
            <text:p>Attack</text:p>
          </table:table-cell>
          <table:table-cell table:style-name="ce2"/>
          <table:table-cell table:style-name="ce12" office:value-type="string" calcext:value-type="string" table:number-columns-spanned="3" table:number-rows-spanned="1">
            <text:p>Saving Throws</text:p>
          </table:table-cell>
          <table:covered-table-cell table:number-columns-repeated="2" table:style-name="ce2"/>
          <table:table-cell table:style-name="ce2" table:number-columns-repeated="2"/>
          <table:table-cell table:style-name="Default"/>
          <table:table-cell table:style-name="ce2" office:value-type="string" calcext:value-type="string">
            <text:p>Caster</text:p>
          </table:table-cell>
          <table:table-cell table:style-name="ce2" office:value-type="string" calcext:value-type="string">
            <text:p>Invocation</text:p>
          </table:table-cell>
          <table:table-cell table:style-name="ce12" office:value-type="string" calcext:value-type="string" table:number-columns-spanned="4" table:number-rows-spanned="1">
            <text:p>Prepared Spells</text:p>
          </table:table-cell>
          <table:covered-table-cell table:number-columns-repeated="3"/>
          <table:table-cell table:style-name="ce2" office:value-type="string" calcext:value-type="string">
            <text:p>Save</text:p>
          </table:table-cell>
          <table:table-cell table:number-columns-repeated="2" table:style-name="ce2" office:value-type="string" calcext:value-type="string">
            <text:p>Average</text:p>
          </table:table-cell>
        </table:table-row>
        <table:table-row table:style-name="ro1">
          <table:table-cell table:style-name="ce2" office:value-type="string" calcext:value-type="string">
            <text:p>Level</text:p>
          </table:table-cell>
          <table:table-cell table:style-name="ce2" office:value-type="string" calcext:value-type="string">
            <text:p>Experience</text:p>
          </table:table-cell>
          <table:table-cell table:style-name="ce2" office:value-type="string" calcext:value-type="string">
            <text:p>Dice</text:p>
          </table:table-cell>
          <table:table-cell table:style-name="ce2" office:value-type="string" calcext:value-type="string">
            <text:p>Bonus</text:p>
          </table:table-cell>
          <table:table-cell table:style-name="ce2" office:value-type="string" calcext:value-type="string">
            <text:p>Initiative</text:p>
          </table:table-cell>
          <table:table-cell table:style-name="ce2" office:value-type="string" calcext:value-type="string">
            <text:p>Evasion</text:p>
          </table:table-cell>
          <table:table-cell table:style-name="ce2" office:value-type="string" calcext:value-type="string">
            <text:p>Hardiness</text:p>
          </table:table-cell>
          <table:table-cell table:style-name="ce2" office:value-type="string" calcext:value-type="string">
            <text:p>Spirit</text:p>
          </table:table-cell>
          <table:table-cell table:style-name="ce2" office:value-type="string" calcext:value-type="string">
            <text:p>Skills</text:p>
          </table:table-cell>
          <table:table-cell table:style-name="ce2" office:value-type="string" calcext:value-type="string">
            <text:p>Traits</text:p>
          </table:table-cell>
          <table:table-cell table:style-name="ce2" office:value-type="string" calcext:value-type="string">
            <text:p>Knacks</text:p>
          </table:table-cell>
          <table:table-cell table:style-name="ce2" office:value-type="string" calcext:value-type="string">
            <text:p>Level</text:p>
          </table:table-cell>
          <table:table-cell table:style-name="ce2" office:value-type="string" calcext:value-type="string">
            <text:p>Dic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Difficulty</text:p>
          </table:table-cell>
          <table:table-cell table:style-name="ce2" office:value-type="string" calcext:value-type="string">
            <text:p>HP</text:p>
          </table:table-cell>
          <table:table-cell table:style-name="ce2" office:value-type="string" calcext:value-type="string">
            <text:p>Sav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ROUND(([.B25]*[.$B$99])+([.B44]/2))" office:value-type="float" office:value="0" calcext:value-type="float">
            <text:p>0</text:p>
          </table:table-cell>
          <table:table-cell table:formula="of:=[.A101]&amp;&quot;d5&quot;" office:value-type="string" office:string-value="1d5" calcext:value-type="string">
            <text:p>1d5</text:p>
          </table:table-cell>
          <table:table-cell table:formula="of:=ROUND(AVERAGE([.D25];[.D44]))" office:value-type="float" office:value="0" calcext:value-type="float">
            <text:p>+0</text:p>
          </table:table-cell>
          <table:table-cell table:formula="of:=ROUND(AVERAGE([.E25];[.E44]))" office:value-type="float" office:value="0" calcext:value-type="float">
            <text:p>+0</text:p>
          </table:table-cell>
          <table:table-cell table:formula="of:=ROUND(AVERAGE([.F25];[.F44]))" office:value-type="float" office:value="1" calcext:value-type="float">
            <text:p>+1</text:p>
          </table:table-cell>
          <table:table-cell table:formula="of:=ROUND(AVERAGE([.G25];[.G44]))" office:value-type="float" office:value="1" calcext:value-type="float">
            <text:p>+1</text:p>
          </table:table-cell>
          <table:table-cell table:formula="of:=ROUND(AVERAGE([.H25];[.H44]))" office:value-type="float" office:value="1" calcext:value-type="float">
            <text:p>+1</text:p>
          </table:table-cell>
          <table:table-cell table:formula="of:=ROUND(AVERAGE([.I25];[.I44]))" office:value-type="float" office:value="3" calcext:value-type="float">
            <text:p>3</text:p>
          </table:table-cell>
          <table:table-cell table:formula="of:=ROUND(AVERAGE([.J25];[.J44]))" office:value-type="float" office:value="0" calcext:value-type="float">
            <text:p>0</text:p>
          </table:table-cell>
          <table:table-cell table:formula="of:=LOOKUP(ROUND([.A101]/2);[.$A$25:.$A$39];[.$K$25:.$K$39])" office:value-type="float" office:value="1" calcext:value-type="float">
            <text:p>1</text:p>
          </table:table-cell>
          <table:table-cell table:style-name="ce3" table:formula="of:=ROUNDDOWN([.A101]/2)" office:value-type="float" office:value="0" calcext:value-type="float">
            <text:p>0</text:p>
          </table:table-cell>
          <table:table-cell table:formula="of:=[.L101]&amp;&quot;d6&quot;" office:value-type="string" office:string-value="0d6" calcext:value-type="string">
            <text:p>0d6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3" office:value-type="string" calcext:value-type="string">
            <text:p>--</text:p>
          </table:table-cell>
          <table:table-cell table:style-name="ce7" table:formula="of:=10+ROUND([.A101]/3)" office:value-type="float" office:value="10" calcext:value-type="float">
            <text:p>10+</text:p>
          </table:table-cell>
          <table:table-cell table:style-name="ce3" office:value-type="float" office:value="5" calcext:value-type="float">
            <text:p>5</text:p>
          </table:table-cell>
          <table:table-cell table:style-name="ce5" table:formula="of:=ROUND(AVERAGE([.F101:.H101]))" office:value-type="float" office:value="1" calcext:value-type="float">
            <text:p>+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ROUND(([.B26]*[.$B$99])+([.B45]/2))" office:value-type="float" office:value="2000" calcext:value-type="float">
            <text:p>2,000</text:p>
          </table:table-cell>
          <table:table-cell table:formula="of:=[.A102]&amp;&quot;d5&quot;" office:value-type="string" office:string-value="2d5" calcext:value-type="string">
            <text:p>2d5</text:p>
          </table:table-cell>
          <table:table-cell table:formula="of:=ROUND(AVERAGE([.D26];[.D45]))" office:value-type="float" office:value="1" calcext:value-type="float">
            <text:p>+1</text:p>
          </table:table-cell>
          <table:table-cell table:formula="of:=ROUND(AVERAGE([.E26];[.E45]))" office:value-type="float" office:value="0" calcext:value-type="float">
            <text:p>+0</text:p>
          </table:table-cell>
          <table:table-cell table:formula="of:=ROUND(AVERAGE([.F26];[.F45]))" office:value-type="float" office:value="2" calcext:value-type="float">
            <text:p>+2</text:p>
          </table:table-cell>
          <table:table-cell table:formula="of:=ROUND(AVERAGE([.G26];[.G45]))" office:value-type="float" office:value="1" calcext:value-type="float">
            <text:p>+1</text:p>
          </table:table-cell>
          <table:table-cell table:formula="of:=ROUND(AVERAGE([.H26];[.H45]))" office:value-type="float" office:value="2" calcext:value-type="float">
            <text:p>+2</text:p>
          </table:table-cell>
          <table:table-cell table:formula="of:=ROUND(AVERAGE([.I26];[.I45]))" office:value-type="float" office:value="3" calcext:value-type="float">
            <text:p>3</text:p>
          </table:table-cell>
          <table:table-cell table:formula="of:=ROUND(AVERAGE([.J26];[.J45]))" office:value-type="float" office:value="1" calcext:value-type="float">
            <text:p>1</text:p>
          </table:table-cell>
          <table:table-cell table:formula="of:=LOOKUP(ROUND([.A102]/2);[.$A$25:.$A$39];[.$K$25:.$K$39])" office:value-type="float" office:value="1" calcext:value-type="float">
            <text:p>1</text:p>
          </table:table-cell>
          <table:table-cell table:style-name="ce3" table:formula="of:=ROUNDDOWN([.A102]/2)" office:value-type="float" office:value="1" calcext:value-type="float">
            <text:p>1</text:p>
          </table:table-cell>
          <table:table-cell table:formula="of:=[.L102]&amp;&quot;d6&quot;" office:value-type="string" office:string-value="1d6" calcext:value-type="string">
            <text:p>1d6</text:p>
          </table:table-cell>
          <table:table-cell table:formula="of:=LOOKUP([.$L102];[.$A$44:.$A$58];[.L$44:.L$58])" office:value-type="float" office:value="1" calcext:value-type="float">
            <text:p>1</text:p>
          </table:table-cell>
          <table:table-cell table:style-name="ce3" table:formula="of:=LOOKUP([.$L102];[.$A$44:.$A$58];[.M$44:.M$58])" office:value-type="string" office:string-value="--" calcext:value-type="string">
            <text:p>--</text:p>
          </table:table-cell>
          <table:table-cell table:style-name="ce3" table:formula="of:=LOOKUP([.$L102];[.$A$44:.$A$58];[.N$44:.N$58])" office:value-type="string" office:string-value="--" calcext:value-type="string">
            <text:p>--</text:p>
          </table:table-cell>
          <table:table-cell table:style-name="ce3" table:formula="of:=LOOKUP([.$L102];[.$A$44:.$A$58];[.O$44:.O$58])" office:value-type="string" office:string-value="--" calcext:value-type="string">
            <text:p>--</text:p>
          </table:table-cell>
          <table:table-cell table:style-name="ce7" office:value-type="float" office:value="10" calcext:value-type="float">
            <text:p>10+</text:p>
          </table:table-cell>
          <table:table-cell table:style-name="ce3" table:formula="of:=[.A102]*[.$Q$98]" office:value-type="float" office:value="6" calcext:value-type="float">
            <text:p>6</text:p>
          </table:table-cell>
          <table:table-cell table:style-name="ce5" table:formula="of:=ROUND(AVERAGE([.F102:.H102]))" office:value-type="float" office:value="2" calcext:value-type="float">
            <text:p>+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ROUND(([.B27]*[.$B$99])+([.B46]/2))" office:value-type="float" office:value="4000" calcext:value-type="float">
            <text:p>4,000</text:p>
          </table:table-cell>
          <table:table-cell table:formula="of:=[.A103]&amp;&quot;d5&quot;" office:value-type="string" office:string-value="3d5" calcext:value-type="string">
            <text:p>3d5</text:p>
          </table:table-cell>
          <table:table-cell table:formula="of:=ROUND(AVERAGE([.D27];[.D46]))" office:value-type="float" office:value="2" calcext:value-type="float">
            <text:p>+2</text:p>
          </table:table-cell>
          <table:table-cell table:formula="of:=ROUND(AVERAGE([.E27];[.E46]))" office:value-type="float" office:value="1" calcext:value-type="float">
            <text:p>+1</text:p>
          </table:table-cell>
          <table:table-cell table:formula="of:=ROUND(AVERAGE([.F27];[.F46]))" office:value-type="float" office:value="3" calcext:value-type="float">
            <text:p>+3</text:p>
          </table:table-cell>
          <table:table-cell table:formula="of:=ROUND(AVERAGE([.G27];[.G46]))" office:value-type="float" office:value="2" calcext:value-type="float">
            <text:p>+2</text:p>
          </table:table-cell>
          <table:table-cell table:formula="of:=ROUND(AVERAGE([.H27];[.H46]))" office:value-type="float" office:value="3" calcext:value-type="float">
            <text:p>+3</text:p>
          </table:table-cell>
          <table:table-cell table:formula="of:=ROUND(AVERAGE([.I27];[.I46]))" office:value-type="float" office:value="4" calcext:value-type="float">
            <text:p>4</text:p>
          </table:table-cell>
          <table:table-cell table:formula="of:=ROUND(AVERAGE([.J27];[.J46]))" office:value-type="float" office:value="1" calcext:value-type="float">
            <text:p>1</text:p>
          </table:table-cell>
          <table:table-cell table:formula="of:=LOOKUP(ROUND([.A103]/2);[.$A$25:.$A$39];[.$K$25:.$K$39])" office:value-type="float" office:value="1" calcext:value-type="float">
            <text:p>1</text:p>
          </table:table-cell>
          <table:table-cell table:style-name="ce3" table:formula="of:=ROUNDDOWN([.A103]/2)" office:value-type="float" office:value="1" calcext:value-type="float">
            <text:p>1</text:p>
          </table:table-cell>
          <table:table-cell table:formula="of:=[.L103]&amp;&quot;d6&quot;" office:value-type="string" office:string-value="1d6" calcext:value-type="string">
            <text:p>1d6</text:p>
          </table:table-cell>
          <table:table-cell table:formula="of:=LOOKUP([.$L103];[.$A$44:.$A$58];[.L$44:.L$58])" office:value-type="float" office:value="1" calcext:value-type="float">
            <text:p>1</text:p>
          </table:table-cell>
          <table:table-cell table:style-name="ce3" table:formula="of:=LOOKUP([.$L103];[.$A$44:.$A$58];[.M$44:.M$58])" office:value-type="string" office:string-value="--" calcext:value-type="string">
            <text:p>--</text:p>
          </table:table-cell>
          <table:table-cell table:style-name="ce3" table:formula="of:=LOOKUP([.$L103];[.$A$44:.$A$58];[.N$44:.N$58])" office:value-type="string" office:string-value="--" calcext:value-type="string">
            <text:p>--</text:p>
          </table:table-cell>
          <table:table-cell table:style-name="ce3" table:formula="of:=LOOKUP([.$L103];[.$A$44:.$A$58];[.O$44:.O$58])" office:value-type="string" office:string-value="--" calcext:value-type="string">
            <text:p>--</text:p>
          </table:table-cell>
          <table:table-cell table:style-name="ce7" table:formula="of:=10+ROUND([.A103]/3)" office:value-type="float" office:value="11" calcext:value-type="float">
            <text:p>11+</text:p>
          </table:table-cell>
          <table:table-cell table:style-name="ce3" table:formula="of:=[.A103]*[.$Q$98]" office:value-type="float" office:value="9" calcext:value-type="float">
            <text:p>9</text:p>
          </table:table-cell>
          <table:table-cell table:style-name="ce5" table:formula="of:=ROUND(AVERAGE([.F103:.H103]))" office:value-type="float" office:value="3" calcext:value-type="float">
            <text:p>+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ROUND(([.B28]*[.$B$99])+([.B47]/2))" office:value-type="float" office:value="8000" calcext:value-type="float">
            <text:p>8,000</text:p>
          </table:table-cell>
          <table:table-cell table:formula="of:=[.A104]&amp;&quot;d5&quot;" office:value-type="string" office:string-value="4d5" calcext:value-type="string">
            <text:p>4d5</text:p>
          </table:table-cell>
          <table:table-cell table:formula="of:=ROUND(AVERAGE([.D28];[.D47]))" office:value-type="float" office:value="2" calcext:value-type="float">
            <text:p>+2</text:p>
          </table:table-cell>
          <table:table-cell table:formula="of:=ROUND(AVERAGE([.E28];[.E47]))" office:value-type="float" office:value="1" calcext:value-type="float">
            <text:p>+1</text:p>
          </table:table-cell>
          <table:table-cell table:formula="of:=ROUND(AVERAGE([.F28];[.F47]))" office:value-type="float" office:value="3" calcext:value-type="float">
            <text:p>+3</text:p>
          </table:table-cell>
          <table:table-cell table:formula="of:=ROUND(AVERAGE([.G28];[.G47]))" office:value-type="float" office:value="3" calcext:value-type="float">
            <text:p>+3</text:p>
          </table:table-cell>
          <table:table-cell table:formula="of:=ROUND(AVERAGE([.H28];[.H47]))" office:value-type="float" office:value="3" calcext:value-type="float">
            <text:p>+3</text:p>
          </table:table-cell>
          <table:table-cell table:formula="of:=ROUND(AVERAGE([.I28];[.I47]))" office:value-type="float" office:value="5" calcext:value-type="float">
            <text:p>5</text:p>
          </table:table-cell>
          <table:table-cell table:formula="of:=ROUND(AVERAGE([.J28];[.J47]))" office:value-type="float" office:value="1" calcext:value-type="float">
            <text:p>1</text:p>
          </table:table-cell>
          <table:table-cell table:formula="of:=LOOKUP(ROUND([.A104]/2);[.$A$25:.$A$39];[.$K$25:.$K$39])" office:value-type="float" office:value="1" calcext:value-type="float">
            <text:p>1</text:p>
          </table:table-cell>
          <table:table-cell table:style-name="ce3" table:formula="of:=ROUNDDOWN([.A104]/2)" office:value-type="float" office:value="2" calcext:value-type="float">
            <text:p>2</text:p>
          </table:table-cell>
          <table:table-cell table:formula="of:=[.L104]&amp;&quot;d6&quot;" office:value-type="string" office:string-value="2d6" calcext:value-type="string">
            <text:p>2d6</text:p>
          </table:table-cell>
          <table:table-cell table:formula="of:=LOOKUP([.$L104];[.$A$44:.$A$58];[.L$44:.L$58])" office:value-type="float" office:value="2" calcext:value-type="float">
            <text:p>2</text:p>
          </table:table-cell>
          <table:table-cell table:style-name="ce3" table:formula="of:=LOOKUP([.$L104];[.$A$44:.$A$58];[.M$44:.M$58])" office:value-type="string" office:string-value="--" calcext:value-type="string">
            <text:p>--</text:p>
          </table:table-cell>
          <table:table-cell table:style-name="ce3" table:formula="of:=LOOKUP([.$L104];[.$A$44:.$A$58];[.N$44:.N$58])" office:value-type="string" office:string-value="--" calcext:value-type="string">
            <text:p>--</text:p>
          </table:table-cell>
          <table:table-cell table:style-name="ce3" table:formula="of:=LOOKUP([.$L104];[.$A$44:.$A$58];[.O$44:.O$58])" office:value-type="string" office:string-value="--" calcext:value-type="string">
            <text:p>--</text:p>
          </table:table-cell>
          <table:table-cell table:style-name="ce7" table:formula="of:=10+ROUND([.A104]/3)" office:value-type="float" office:value="11" calcext:value-type="float">
            <text:p>11+</text:p>
          </table:table-cell>
          <table:table-cell table:style-name="ce3" table:formula="of:=[.A104]*[.$Q$98]" office:value-type="float" office:value="12" calcext:value-type="float">
            <text:p>12</text:p>
          </table:table-cell>
          <table:table-cell table:style-name="ce5" table:formula="of:=ROUND(AVERAGE([.F104:.H104]))" office:value-type="float" office:value="3" calcext:value-type="float">
            <text:p>+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ROUND(([.B29]*[.$B$99])+([.B48]/2))" office:value-type="float" office:value="16000" calcext:value-type="float">
            <text:p>16,000</text:p>
          </table:table-cell>
          <table:table-cell table:formula="of:=[.A105]&amp;&quot;d5&quot;" office:value-type="string" office:string-value="5d5" calcext:value-type="string">
            <text:p>5d5</text:p>
          </table:table-cell>
          <table:table-cell table:formula="of:=ROUND(AVERAGE([.D29];[.D48]))" office:value-type="float" office:value="2" calcext:value-type="float">
            <text:p>+2</text:p>
          </table:table-cell>
          <table:table-cell table:formula="of:=ROUND(AVERAGE([.E29];[.E48]))" office:value-type="float" office:value="1" calcext:value-type="float">
            <text:p>+1</text:p>
          </table:table-cell>
          <table:table-cell table:formula="of:=ROUND(AVERAGE([.F29];[.F48]))" office:value-type="float" office:value="4" calcext:value-type="float">
            <text:p>+4</text:p>
          </table:table-cell>
          <table:table-cell table:formula="of:=ROUND(AVERAGE([.G29];[.G48]))" office:value-type="float" office:value="3" calcext:value-type="float">
            <text:p>+3</text:p>
          </table:table-cell>
          <table:table-cell table:formula="of:=ROUND(AVERAGE([.H29];[.H48]))" office:value-type="float" office:value="4" calcext:value-type="float">
            <text:p>+4</text:p>
          </table:table-cell>
          <table:table-cell table:formula="of:=ROUND(AVERAGE([.I29];[.I48]))" office:value-type="float" office:value="6" calcext:value-type="float">
            <text:p>6</text:p>
          </table:table-cell>
          <table:table-cell table:formula="of:=ROUND(AVERAGE([.J29];[.J48]))" office:value-type="float" office:value="1" calcext:value-type="float">
            <text:p>1</text:p>
          </table:table-cell>
          <table:table-cell table:formula="of:=LOOKUP(ROUND([.A105]/2);[.$A$25:.$A$39];[.$K$25:.$K$39])" office:value-type="float" office:value="1" calcext:value-type="float">
            <text:p>1</text:p>
          </table:table-cell>
          <table:table-cell table:style-name="ce3" table:formula="of:=ROUNDDOWN([.A105]/2)" office:value-type="float" office:value="2" calcext:value-type="float">
            <text:p>2</text:p>
          </table:table-cell>
          <table:table-cell table:formula="of:=[.L105]&amp;&quot;d6&quot;" office:value-type="string" office:string-value="2d6" calcext:value-type="string">
            <text:p>2d6</text:p>
          </table:table-cell>
          <table:table-cell table:formula="of:=LOOKUP([.$L105];[.$A$44:.$A$58];[.L$44:.L$58])" office:value-type="float" office:value="2" calcext:value-type="float">
            <text:p>2</text:p>
          </table:table-cell>
          <table:table-cell table:style-name="ce3" table:formula="of:=LOOKUP([.$L105];[.$A$44:.$A$58];[.M$44:.M$58])" office:value-type="string" office:string-value="--" calcext:value-type="string">
            <text:p>--</text:p>
          </table:table-cell>
          <table:table-cell table:style-name="ce3" table:formula="of:=LOOKUP([.$L105];[.$A$44:.$A$58];[.N$44:.N$58])" office:value-type="string" office:string-value="--" calcext:value-type="string">
            <text:p>--</text:p>
          </table:table-cell>
          <table:table-cell table:style-name="ce3" table:formula="of:=LOOKUP([.$L105];[.$A$44:.$A$58];[.O$44:.O$58])" office:value-type="string" office:string-value="--" calcext:value-type="string">
            <text:p>--</text:p>
          </table:table-cell>
          <table:table-cell table:style-name="ce7" table:formula="of:=10+ROUND([.A105]/3)" office:value-type="float" office:value="12" calcext:value-type="float">
            <text:p>12+</text:p>
          </table:table-cell>
          <table:table-cell table:style-name="ce3" table:formula="of:=[.A105]*[.$Q$98]" office:value-type="float" office:value="15" calcext:value-type="float">
            <text:p>15</text:p>
          </table:table-cell>
          <table:table-cell table:style-name="ce5" table:formula="of:=ROUND(AVERAGE([.F105:.H105]))" office:value-type="float" office:value="4" calcext:value-type="float">
            <text:p>+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ROUND(([.B30]*[.$B$99])+([.B49]/2))" office:value-type="float" office:value="32000" calcext:value-type="float">
            <text:p>32,000</text:p>
          </table:table-cell>
          <table:table-cell table:formula="of:=[.A106]&amp;&quot;d5&quot;" office:value-type="string" office:string-value="6d5" calcext:value-type="string">
            <text:p>6d5</text:p>
          </table:table-cell>
          <table:table-cell table:formula="of:=ROUND(AVERAGE([.D30];[.D49]))" office:value-type="float" office:value="3" calcext:value-type="float">
            <text:p>+3</text:p>
          </table:table-cell>
          <table:table-cell table:formula="of:=ROUND(AVERAGE([.E30];[.E49]))" office:value-type="float" office:value="2" calcext:value-type="float">
            <text:p>+2</text:p>
          </table:table-cell>
          <table:table-cell table:formula="of:=ROUND(AVERAGE([.F30];[.F49]))" office:value-type="float" office:value="5" calcext:value-type="float">
            <text:p>+5</text:p>
          </table:table-cell>
          <table:table-cell table:formula="of:=ROUND(AVERAGE([.G30];[.G49]))" office:value-type="float" office:value="4" calcext:value-type="float">
            <text:p>+4</text:p>
          </table:table-cell>
          <table:table-cell table:formula="of:=ROUND(AVERAGE([.H30];[.H49]))" office:value-type="float" office:value="5" calcext:value-type="float">
            <text:p>+5</text:p>
          </table:table-cell>
          <table:table-cell table:formula="of:=ROUND(AVERAGE([.I30];[.I49]))" office:value-type="float" office:value="6" calcext:value-type="float">
            <text:p>6</text:p>
          </table:table-cell>
          <table:table-cell table:formula="of:=ROUND(AVERAGE([.J30];[.J49]))" office:value-type="float" office:value="2" calcext:value-type="float">
            <text:p>2</text:p>
          </table:table-cell>
          <table:table-cell table:formula="of:=LOOKUP(ROUND([.A106]/2);[.$A$25:.$A$39];[.$K$25:.$K$39])" office:value-type="float" office:value="1" calcext:value-type="float">
            <text:p>1</text:p>
          </table:table-cell>
          <table:table-cell table:style-name="ce3" table:formula="of:=ROUNDDOWN([.A106]/2)" office:value-type="float" office:value="3" calcext:value-type="float">
            <text:p>3</text:p>
          </table:table-cell>
          <table:table-cell table:formula="of:=[.L106]&amp;&quot;d6&quot;" office:value-type="string" office:string-value="3d6" calcext:value-type="string">
            <text:p>3d6</text:p>
          </table:table-cell>
          <table:table-cell table:formula="of:=LOOKUP([.$L106];[.$A$44:.$A$58];[.L$44:.L$58])" office:value-type="float" office:value="2" calcext:value-type="float">
            <text:p>2</text:p>
          </table:table-cell>
          <table:table-cell table:style-name="ce3" table:formula="of:=LOOKUP([.$L106];[.$A$44:.$A$58];[.M$44:.M$58])" office:value-type="float" office:value="1" calcext:value-type="float">
            <text:p>1</text:p>
          </table:table-cell>
          <table:table-cell table:style-name="ce3" table:formula="of:=LOOKUP([.$L106];[.$A$44:.$A$58];[.N$44:.N$58])" office:value-type="string" office:string-value="--" calcext:value-type="string">
            <text:p>--</text:p>
          </table:table-cell>
          <table:table-cell table:style-name="ce3" table:formula="of:=LOOKUP([.$L106];[.$A$44:.$A$58];[.O$44:.O$58])" office:value-type="string" office:string-value="--" calcext:value-type="string">
            <text:p>--</text:p>
          </table:table-cell>
          <table:table-cell table:style-name="ce7" table:formula="of:=10+ROUND([.A106]/3)" office:value-type="float" office:value="12" calcext:value-type="float">
            <text:p>12+</text:p>
          </table:table-cell>
          <table:table-cell table:style-name="ce3" table:formula="of:=[.A106]*[.$Q$98]" office:value-type="float" office:value="18" calcext:value-type="float">
            <text:p>18</text:p>
          </table:table-cell>
          <table:table-cell table:style-name="ce5" table:formula="of:=ROUND(AVERAGE([.F106:.H106]))" office:value-type="float" office:value="5" calcext:value-type="float">
            <text:p>+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ROUND(([.B31]*[.$B$99])+([.B50]/2))" office:value-type="float" office:value="64000" calcext:value-type="float">
            <text:p>64,000</text:p>
          </table:table-cell>
          <table:table-cell table:formula="of:=[.A107]&amp;&quot;d5&quot;" office:value-type="string" office:string-value="7d5" calcext:value-type="string">
            <text:p>7d5</text:p>
          </table:table-cell>
          <table:table-cell table:formula="of:=ROUND(AVERAGE([.D31];[.D50]))" office:value-type="float" office:value="3" calcext:value-type="float">
            <text:p>+3</text:p>
          </table:table-cell>
          <table:table-cell table:formula="of:=ROUND(AVERAGE([.E31];[.E50]))" office:value-type="float" office:value="2" calcext:value-type="float">
            <text:p>+2</text:p>
          </table:table-cell>
          <table:table-cell table:formula="of:=ROUND(AVERAGE([.F31];[.F50]))" office:value-type="float" office:value="6" calcext:value-type="float">
            <text:p>+6</text:p>
          </table:table-cell>
          <table:table-cell table:formula="of:=ROUND(AVERAGE([.G31];[.G50]))" office:value-type="float" office:value="5" calcext:value-type="float">
            <text:p>+5</text:p>
          </table:table-cell>
          <table:table-cell table:formula="of:=ROUND(AVERAGE([.H31];[.H50]))" office:value-type="float" office:value="5" calcext:value-type="float">
            <text:p>+5</text:p>
          </table:table-cell>
          <table:table-cell table:formula="of:=ROUND(AVERAGE([.I31];[.I50]))" office:value-type="float" office:value="7" calcext:value-type="float">
            <text:p>7</text:p>
          </table:table-cell>
          <table:table-cell table:formula="of:=ROUND(AVERAGE([.J31];[.J50]))" office:value-type="float" office:value="2" calcext:value-type="float">
            <text:p>2</text:p>
          </table:table-cell>
          <table:table-cell table:formula="of:=LOOKUP(ROUND([.A107]/2);[.$A$25:.$A$39];[.$K$25:.$K$39])" office:value-type="float" office:value="2" calcext:value-type="float">
            <text:p>2</text:p>
          </table:table-cell>
          <table:table-cell table:style-name="ce3" table:formula="of:=ROUNDDOWN([.A107]/2)" office:value-type="float" office:value="3" calcext:value-type="float">
            <text:p>3</text:p>
          </table:table-cell>
          <table:table-cell table:formula="of:=[.L107]&amp;&quot;d6&quot;" office:value-type="string" office:string-value="3d6" calcext:value-type="string">
            <text:p>3d6</text:p>
          </table:table-cell>
          <table:table-cell table:formula="of:=LOOKUP([.$L107];[.$A$44:.$A$58];[.L$44:.L$58])" office:value-type="float" office:value="2" calcext:value-type="float">
            <text:p>2</text:p>
          </table:table-cell>
          <table:table-cell table:style-name="ce3" table:formula="of:=LOOKUP([.$L107];[.$A$44:.$A$58];[.M$44:.M$58])" office:value-type="float" office:value="1" calcext:value-type="float">
            <text:p>1</text:p>
          </table:table-cell>
          <table:table-cell table:style-name="ce3" table:formula="of:=LOOKUP([.$L107];[.$A$44:.$A$58];[.N$44:.N$58])" office:value-type="string" office:string-value="--" calcext:value-type="string">
            <text:p>--</text:p>
          </table:table-cell>
          <table:table-cell table:style-name="ce3" table:formula="of:=LOOKUP([.$L107];[.$A$44:.$A$58];[.O$44:.O$58])" office:value-type="string" office:string-value="--" calcext:value-type="string">
            <text:p>--</text:p>
          </table:table-cell>
          <table:table-cell table:style-name="ce7" office:value-type="float" office:value="13" calcext:value-type="float">
            <text:p>13+</text:p>
          </table:table-cell>
          <table:table-cell table:style-name="ce3" table:formula="of:=[.A107]*[.$Q$98]" office:value-type="float" office:value="21" calcext:value-type="float">
            <text:p>21</text:p>
          </table:table-cell>
          <table:table-cell table:style-name="ce5" table:formula="of:=ROUND(AVERAGE([.F107:.H107]))" office:value-type="float" office:value="5" calcext:value-type="float">
            <text:p>+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ROUND(([.B32]*[.$B$99])+([.B51]/2))" office:value-type="float" office:value="128000" calcext:value-type="float">
            <text:p>128,000</text:p>
          </table:table-cell>
          <table:table-cell table:formula="of:=[.A108]&amp;&quot;d5&quot;" office:value-type="string" office:string-value="8d5" calcext:value-type="string">
            <text:p>8d5</text:p>
          </table:table-cell>
          <table:table-cell table:formula="of:=ROUND(AVERAGE([.D32];[.D51]))" office:value-type="float" office:value="4" calcext:value-type="float">
            <text:p>+4</text:p>
          </table:table-cell>
          <table:table-cell table:formula="of:=ROUND(AVERAGE([.E32];[.E51]))" office:value-type="float" office:value="2" calcext:value-type="float">
            <text:p>+2</text:p>
          </table:table-cell>
          <table:table-cell table:formula="of:=ROUND(AVERAGE([.F32];[.F51]))" office:value-type="float" office:value="6" calcext:value-type="float">
            <text:p>+6</text:p>
          </table:table-cell>
          <table:table-cell table:formula="of:=ROUND(AVERAGE([.G32];[.G51]))" office:value-type="float" office:value="5" calcext:value-type="float">
            <text:p>+5</text:p>
          </table:table-cell>
          <table:table-cell table:formula="of:=ROUND(AVERAGE([.H32];[.H51]))" office:value-type="float" office:value="6" calcext:value-type="float">
            <text:p>+6</text:p>
          </table:table-cell>
          <table:table-cell table:formula="of:=ROUND(AVERAGE([.I32];[.I51]))" office:value-type="float" office:value="8" calcext:value-type="float">
            <text:p>8</text:p>
          </table:table-cell>
          <table:table-cell table:formula="of:=ROUND(AVERAGE([.J32];[.J51]))" office:value-type="float" office:value="2" calcext:value-type="float">
            <text:p>2</text:p>
          </table:table-cell>
          <table:table-cell table:formula="of:=LOOKUP(ROUND([.A108]/2);[.$A$25:.$A$39];[.$K$25:.$K$39])" office:value-type="float" office:value="2" calcext:value-type="float">
            <text:p>2</text:p>
          </table:table-cell>
          <table:table-cell table:style-name="ce3" table:formula="of:=ROUNDDOWN([.A108]/2)" office:value-type="float" office:value="4" calcext:value-type="float">
            <text:p>4</text:p>
          </table:table-cell>
          <table:table-cell table:formula="of:=[.L108]&amp;&quot;d6&quot;" office:value-type="string" office:string-value="4d6" calcext:value-type="string">
            <text:p>4d6</text:p>
          </table:table-cell>
          <table:table-cell table:formula="of:=LOOKUP([.$L108];[.$A$44:.$A$58];[.L$44:.L$58])" office:value-type="float" office:value="2" calcext:value-type="float">
            <text:p>2</text:p>
          </table:table-cell>
          <table:table-cell table:style-name="ce3" table:formula="of:=LOOKUP([.$L108];[.$A$44:.$A$58];[.M$44:.M$58])" office:value-type="float" office:value="2" calcext:value-type="float">
            <text:p>2</text:p>
          </table:table-cell>
          <table:table-cell table:style-name="ce3" table:formula="of:=LOOKUP([.$L108];[.$A$44:.$A$58];[.N$44:.N$58])" office:value-type="string" office:string-value="--" calcext:value-type="string">
            <text:p>--</text:p>
          </table:table-cell>
          <table:table-cell table:style-name="ce3" table:formula="of:=LOOKUP([.$L108];[.$A$44:.$A$58];[.O$44:.O$58])" office:value-type="string" office:string-value="--" calcext:value-type="string">
            <text:p>--</text:p>
          </table:table-cell>
          <table:table-cell table:style-name="ce7" table:formula="of:=10+ROUND([.A108]/3)" office:value-type="float" office:value="13" calcext:value-type="float">
            <text:p>13+</text:p>
          </table:table-cell>
          <table:table-cell table:style-name="ce3" table:formula="of:=[.A108]*[.$Q$98]" office:value-type="float" office:value="24" calcext:value-type="float">
            <text:p>24</text:p>
          </table:table-cell>
          <table:table-cell table:style-name="ce5" table:formula="of:=ROUND(AVERAGE([.F108:.H108]))" office:value-type="float" office:value="6" calcext:value-type="float">
            <text:p>+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ROUND(([.B33]*[.$B$99])+([.B52]/2);-4)" office:value-type="float" office:value="260000" calcext:value-type="float">
            <text:p>260,000</text:p>
          </table:table-cell>
          <table:table-cell table:formula="of:=[.A109]&amp;&quot;d5&quot;" office:value-type="string" office:string-value="9d5" calcext:value-type="string">
            <text:p>9d5</text:p>
          </table:table-cell>
          <table:table-cell table:formula="of:=ROUND(AVERAGE([.D33];[.D52]))" office:value-type="float" office:value="4" calcext:value-type="float">
            <text:p>+4</text:p>
          </table:table-cell>
          <table:table-cell table:formula="of:=ROUND(AVERAGE([.E33];[.E52]))" office:value-type="float" office:value="2" calcext:value-type="float">
            <text:p>+2</text:p>
          </table:table-cell>
          <table:table-cell table:formula="of:=ROUND(AVERAGE([.F33];[.F52]))" office:value-type="float" office:value="7" calcext:value-type="float">
            <text:p>+7</text:p>
          </table:table-cell>
          <table:table-cell table:formula="of:=ROUND(AVERAGE([.G33];[.G52]))" office:value-type="float" office:value="6" calcext:value-type="float">
            <text:p>+6</text:p>
          </table:table-cell>
          <table:table-cell table:formula="of:=ROUND(AVERAGE([.H33];[.H52]))" office:value-type="float" office:value="7" calcext:value-type="float">
            <text:p>+7</text:p>
          </table:table-cell>
          <table:table-cell table:formula="of:=ROUND(AVERAGE([.I33];[.I52]))" office:value-type="float" office:value="9" calcext:value-type="float">
            <text:p>9</text:p>
          </table:table-cell>
          <table:table-cell table:formula="of:=ROUND(AVERAGE([.J33];[.J52]))" office:value-type="float" office:value="2" calcext:value-type="float">
            <text:p>2</text:p>
          </table:table-cell>
          <table:table-cell table:formula="of:=LOOKUP(ROUND([.A109]/2);[.$A$25:.$A$39];[.$K$25:.$K$39])" office:value-type="float" office:value="2" calcext:value-type="float">
            <text:p>2</text:p>
          </table:table-cell>
          <table:table-cell table:style-name="ce3" table:formula="of:=ROUNDDOWN([.A109]/2)" office:value-type="float" office:value="4" calcext:value-type="float">
            <text:p>4</text:p>
          </table:table-cell>
          <table:table-cell table:formula="of:=[.L109]&amp;&quot;d6&quot;" office:value-type="string" office:string-value="4d6" calcext:value-type="string">
            <text:p>4d6</text:p>
          </table:table-cell>
          <table:table-cell table:formula="of:=LOOKUP([.$L109];[.$A$44:.$A$58];[.L$44:.L$58])" office:value-type="float" office:value="2" calcext:value-type="float">
            <text:p>2</text:p>
          </table:table-cell>
          <table:table-cell table:style-name="ce3" table:formula="of:=LOOKUP([.$L109];[.$A$44:.$A$58];[.M$44:.M$58])" office:value-type="float" office:value="2" calcext:value-type="float">
            <text:p>2</text:p>
          </table:table-cell>
          <table:table-cell table:style-name="ce3" table:formula="of:=LOOKUP([.$L109];[.$A$44:.$A$58];[.N$44:.N$58])" office:value-type="string" office:string-value="--" calcext:value-type="string">
            <text:p>--</text:p>
          </table:table-cell>
          <table:table-cell table:style-name="ce3" table:formula="of:=LOOKUP([.$L109];[.$A$44:.$A$58];[.O$44:.O$58])" office:value-type="string" office:string-value="--" calcext:value-type="string">
            <text:p>--</text:p>
          </table:table-cell>
          <table:table-cell table:style-name="ce7" office:value-type="float" office:value="14" calcext:value-type="float">
            <text:p>14+</text:p>
          </table:table-cell>
          <table:table-cell table:style-name="ce3" table:formula="of:=[.A109]*[.$Q$98]" office:value-type="float" office:value="27" calcext:value-type="float">
            <text:p>27</text:p>
          </table:table-cell>
          <table:table-cell table:style-name="ce5" table:formula="of:=ROUND(AVERAGE([.F109:.H109]))" office:value-type="float" office:value="7" calcext:value-type="float">
            <text:p>+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ROUND(([.B34]*[.$B$99])+([.B53]/2);-4)" office:value-type="float" office:value="380000" calcext:value-type="float">
            <text:p>380,000</text:p>
          </table:table-cell>
          <table:table-cell table:formula="of:=[.A110]&amp;&quot;d5&quot;" office:value-type="string" office:string-value="10d5" calcext:value-type="string">
            <text:p>10d5</text:p>
          </table:table-cell>
          <table:table-cell table:formula="of:=ROUND(AVERAGE([.D34];[.D53]))" office:value-type="float" office:value="4" calcext:value-type="float">
            <text:p>+4</text:p>
          </table:table-cell>
          <table:table-cell table:formula="of:=ROUND(AVERAGE([.E34];[.E53]))" office:value-type="float" office:value="3" calcext:value-type="float">
            <text:p>+3</text:p>
          </table:table-cell>
          <table:table-cell table:formula="of:=ROUND(AVERAGE([.F34];[.F53]))" office:value-type="float" office:value="8" calcext:value-type="float">
            <text:p>+8</text:p>
          </table:table-cell>
          <table:table-cell table:formula="of:=ROUND(AVERAGE([.G34];[.G53]))" office:value-type="float" office:value="7" calcext:value-type="float">
            <text:p>+7</text:p>
          </table:table-cell>
          <table:table-cell table:formula="of:=ROUND(AVERAGE([.H34];[.H53]))" office:value-type="float" office:value="7" calcext:value-type="float">
            <text:p>+7</text:p>
          </table:table-cell>
          <table:table-cell table:formula="of:=ROUND(AVERAGE([.I34];[.I53]))" office:value-type="float" office:value="9" calcext:value-type="float">
            <text:p>9</text:p>
          </table:table-cell>
          <table:table-cell table:formula="of:=ROUND(AVERAGE([.J34];[.J53]))" office:value-type="float" office:value="3" calcext:value-type="float">
            <text:p>3</text:p>
          </table:table-cell>
          <table:table-cell table:formula="of:=LOOKUP(ROUND([.A110]/2);[.$A$25:.$A$39];[.$K$25:.$K$39])" office:value-type="float" office:value="2" calcext:value-type="float">
            <text:p>2</text:p>
          </table:table-cell>
          <table:table-cell table:style-name="ce3" table:formula="of:=ROUNDDOWN([.A110]/2)" office:value-type="float" office:value="5" calcext:value-type="float">
            <text:p>5</text:p>
          </table:table-cell>
          <table:table-cell table:formula="of:=[.L110]&amp;&quot;d6&quot;" office:value-type="string" office:string-value="5d6" calcext:value-type="string">
            <text:p>5d6</text:p>
          </table:table-cell>
          <table:table-cell table:formula="of:=LOOKUP([.$L110];[.$A$44:.$A$58];[.L$44:.L$58])" office:value-type="float" office:value="2" calcext:value-type="float">
            <text:p>2</text:p>
          </table:table-cell>
          <table:table-cell table:style-name="ce3" table:formula="of:=LOOKUP([.$L110];[.$A$44:.$A$58];[.M$44:.M$58])" office:value-type="float" office:value="2" calcext:value-type="float">
            <text:p>2</text:p>
          </table:table-cell>
          <table:table-cell table:style-name="ce3" table:formula="of:=LOOKUP([.$L110];[.$A$44:.$A$58];[.N$44:.N$58])" office:value-type="float" office:value="1" calcext:value-type="float">
            <text:p>1</text:p>
          </table:table-cell>
          <table:table-cell table:style-name="ce3" table:formula="of:=LOOKUP([.$L110];[.$A$44:.$A$58];[.O$44:.O$58])" office:value-type="string" office:string-value="--" calcext:value-type="string">
            <text:p>--</text:p>
          </table:table-cell>
          <table:table-cell table:style-name="ce7" office:value-type="float" office:value="14" calcext:value-type="float">
            <text:p>14+</text:p>
          </table:table-cell>
          <table:table-cell table:style-name="ce3" table:formula="of:=[.A110]*[.$Q$98]" office:value-type="float" office:value="30" calcext:value-type="float">
            <text:p>30</text:p>
          </table:table-cell>
          <table:table-cell table:style-name="ce5" table:formula="of:=ROUND(AVERAGE([.F110:.H110]))" office:value-type="float" office:value="7" calcext:value-type="float">
            <text:p>+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ROUND(([.B35]*[.$B$99])+([.B54]/2);-4)" office:value-type="float" office:value="510000" calcext:value-type="float">
            <text:p>510,000</text:p>
          </table:table-cell>
          <table:table-cell table:formula="of:=[.$C$110]&amp; &quot;+&quot; &amp; ([.A111]-10)" office:value-type="string" office:string-value="10d5+1" calcext:value-type="string">
            <text:p>10d5+1</text:p>
          </table:table-cell>
          <table:table-cell table:formula="of:=ROUND(AVERAGE([.D35];[.D54]))" office:value-type="float" office:value="5" calcext:value-type="float">
            <text:p>+5</text:p>
          </table:table-cell>
          <table:table-cell table:formula="of:=ROUND(AVERAGE([.E35];[.E54]))" office:value-type="float" office:value="3" calcext:value-type="float">
            <text:p>+3</text:p>
          </table:table-cell>
          <table:table-cell table:formula="of:=ROUND(AVERAGE([.F35];[.F54]))" office:value-type="float" office:value="8" calcext:value-type="float">
            <text:p>+8</text:p>
          </table:table-cell>
          <table:table-cell table:formula="of:=ROUND(AVERAGE([.G35];[.G54]))" office:value-type="float" office:value="7" calcext:value-type="float">
            <text:p>+7</text:p>
          </table:table-cell>
          <table:table-cell table:formula="of:=ROUND(AVERAGE([.H35];[.H54]))" office:value-type="float" office:value="8" calcext:value-type="float">
            <text:p>+8</text:p>
          </table:table-cell>
          <table:table-cell table:formula="of:=ROUND(AVERAGE([.I35];[.I54]))" office:value-type="float" office:value="10" calcext:value-type="float">
            <text:p>10</text:p>
          </table:table-cell>
          <table:table-cell table:formula="of:=ROUND(AVERAGE([.J35];[.J54]))" office:value-type="float" office:value="3" calcext:value-type="float">
            <text:p>3</text:p>
          </table:table-cell>
          <table:table-cell table:formula="of:=LOOKUP(ROUND([.A111]/2);[.$A$25:.$A$39];[.$K$25:.$K$39])" office:value-type="float" office:value="2" calcext:value-type="float">
            <text:p>2</text:p>
          </table:table-cell>
          <table:table-cell table:style-name="ce3" table:formula="of:=ROUNDDOWN([.A111]/2)" office:value-type="float" office:value="5" calcext:value-type="float">
            <text:p>5</text:p>
          </table:table-cell>
          <table:table-cell table:formula="of:=[.L111]&amp;&quot;d6&quot;" office:value-type="string" office:string-value="5d6" calcext:value-type="string">
            <text:p>5d6</text:p>
          </table:table-cell>
          <table:table-cell table:formula="of:=LOOKUP([.$L111];[.$A$44:.$A$58];[.L$44:.L$58])" office:value-type="float" office:value="2" calcext:value-type="float">
            <text:p>2</text:p>
          </table:table-cell>
          <table:table-cell table:style-name="ce3" table:formula="of:=LOOKUP([.$L111];[.$A$44:.$A$58];[.M$44:.M$58])" office:value-type="float" office:value="2" calcext:value-type="float">
            <text:p>2</text:p>
          </table:table-cell>
          <table:table-cell table:style-name="ce3" table:formula="of:=LOOKUP([.$L111];[.$A$44:.$A$58];[.N$44:.N$58])" office:value-type="float" office:value="1" calcext:value-type="float">
            <text:p>1</text:p>
          </table:table-cell>
          <table:table-cell table:style-name="ce3" table:formula="of:=LOOKUP([.$L111];[.$A$44:.$A$58];[.O$44:.O$58])" office:value-type="string" office:string-value="--" calcext:value-type="string">
            <text:p>--</text:p>
          </table:table-cell>
          <table:table-cell table:style-name="ce7" office:value-type="float" office:value="15" calcext:value-type="float">
            <text:p>15+</text:p>
          </table:table-cell>
          <table:table-cell table:style-name="ce3" table:formula="of:=[.S110]+1" office:value-type="float" office:value="31" calcext:value-type="float">
            <text:p>31</text:p>
          </table:table-cell>
          <table:table-cell table:style-name="ce5" table:formula="of:=ROUND(AVERAGE([.F111:.H111]))" office:value-type="float" office:value="8" calcext:value-type="float">
            <text:p>+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ROUND(([.B36]*[.$B$99])+([.B55]/2);-4)" office:value-type="float" office:value="630000" calcext:value-type="float">
            <text:p>630,000</text:p>
          </table:table-cell>
          <table:table-cell table:formula="of:=[.$C$110]&amp; &quot;+&quot; &amp; ([.A112]-10)" office:value-type="string" office:string-value="10d5+2" calcext:value-type="string">
            <text:p>10d5+2</text:p>
          </table:table-cell>
          <table:table-cell table:formula="of:=ROUND(AVERAGE([.D36];[.D55]))" office:value-type="float" office:value="5" calcext:value-type="float">
            <text:p>+5</text:p>
          </table:table-cell>
          <table:table-cell table:formula="of:=ROUND(AVERAGE([.E36];[.E55]))" office:value-type="float" office:value="3" calcext:value-type="float">
            <text:p>+3</text:p>
          </table:table-cell>
          <table:table-cell table:formula="of:=ROUND(AVERAGE([.F36];[.F55]))" office:value-type="float" office:value="9" calcext:value-type="float">
            <text:p>+9</text:p>
          </table:table-cell>
          <table:table-cell table:formula="of:=ROUND(AVERAGE([.G36];[.G55]))" office:value-type="float" office:value="8" calcext:value-type="float">
            <text:p>+8</text:p>
          </table:table-cell>
          <table:table-cell table:formula="of:=ROUND(AVERAGE([.H36];[.H55]))" office:value-type="float" office:value="9" calcext:value-type="float">
            <text:p>+9</text:p>
          </table:table-cell>
          <table:table-cell table:formula="of:=ROUND(AVERAGE([.I36];[.I55]))" office:value-type="float" office:value="11" calcext:value-type="float">
            <text:p>11</text:p>
          </table:table-cell>
          <table:table-cell table:formula="of:=ROUND(AVERAGE([.J36];[.J55]))" office:value-type="float" office:value="3" calcext:value-type="float">
            <text:p>3</text:p>
          </table:table-cell>
          <table:table-cell table:formula="of:=LOOKUP(ROUND([.A112]/2);[.$A$25:.$A$39];[.$K$25:.$K$39])" office:value-type="float" office:value="2" calcext:value-type="float">
            <text:p>2</text:p>
          </table:table-cell>
          <table:table-cell table:style-name="ce3" table:formula="of:=ROUNDDOWN([.A112]/2)" office:value-type="float" office:value="6" calcext:value-type="float">
            <text:p>6</text:p>
          </table:table-cell>
          <table:table-cell table:formula="of:=[.L112]&amp;&quot;d6&quot;" office:value-type="string" office:string-value="6d6" calcext:value-type="string">
            <text:p>6d6</text:p>
          </table:table-cell>
          <table:table-cell table:formula="of:=LOOKUP([.$L112];[.$A$44:.$A$58];[.L$44:.L$58])" office:value-type="float" office:value="3" calcext:value-type="float">
            <text:p>3</text:p>
          </table:table-cell>
          <table:table-cell table:style-name="ce3" table:formula="of:=LOOKUP([.$L112];[.$A$44:.$A$58];[.M$44:.M$58])" office:value-type="float" office:value="2" calcext:value-type="float">
            <text:p>2</text:p>
          </table:table-cell>
          <table:table-cell table:style-name="ce3" table:formula="of:=LOOKUP([.$L112];[.$A$44:.$A$58];[.N$44:.N$58])" office:value-type="float" office:value="2" calcext:value-type="float">
            <text:p>2</text:p>
          </table:table-cell>
          <table:table-cell table:style-name="ce3" table:formula="of:=LOOKUP([.$L112];[.$A$44:.$A$58];[.O$44:.O$58])" office:value-type="string" office:string-value="--" calcext:value-type="string">
            <text:p>--</text:p>
          </table:table-cell>
          <table:table-cell table:style-name="ce7" office:value-type="float" office:value="15" calcext:value-type="float">
            <text:p>15+</text:p>
          </table:table-cell>
          <table:table-cell table:style-name="ce3" table:formula="of:=[.S111]+1" office:value-type="float" office:value="32" calcext:value-type="float">
            <text:p>32</text:p>
          </table:table-cell>
          <table:table-cell table:style-name="ce5" table:formula="of:=ROUND(AVERAGE([.F112:.H112]))" office:value-type="float" office:value="9" calcext:value-type="float">
            <text:p>+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ROUND(([.B37]*[.$B$99])+([.B56]/2);-4)" office:value-type="float" office:value="760000" calcext:value-type="float">
            <text:p>760,000</text:p>
          </table:table-cell>
          <table:table-cell table:formula="of:=[.$C$110]&amp; &quot;+&quot; &amp; ([.A113]-10)" office:value-type="string" office:string-value="10d5+3" calcext:value-type="string">
            <text:p>10d5+3</text:p>
          </table:table-cell>
          <table:table-cell table:formula="of:=ROUND(AVERAGE([.D37];[.D56]))" office:value-type="float" office:value="6" calcext:value-type="float">
            <text:p>+6</text:p>
          </table:table-cell>
          <table:table-cell table:formula="of:=ROUND(AVERAGE([.E37];[.E56]))" office:value-type="float" office:value="3" calcext:value-type="float">
            <text:p>+3</text:p>
          </table:table-cell>
          <table:table-cell table:formula="of:=ROUND(AVERAGE([.F37];[.F56]))" office:value-type="float" office:value="10" calcext:value-type="float">
            <text:p>+10</text:p>
          </table:table-cell>
          <table:table-cell table:formula="of:=ROUND(AVERAGE([.G37];[.G56]))" office:value-type="float" office:value="9" calcext:value-type="float">
            <text:p>+9</text:p>
          </table:table-cell>
          <table:table-cell table:formula="of:=ROUND(AVERAGE([.H37];[.H56]))" office:value-type="float" office:value="9" calcext:value-type="float">
            <text:p>+9</text:p>
          </table:table-cell>
          <table:table-cell table:formula="of:=ROUND(AVERAGE([.I37];[.I56]))" office:value-type="float" office:value="12" calcext:value-type="float">
            <text:p>12</text:p>
          </table:table-cell>
          <table:table-cell table:formula="of:=ROUND(AVERAGE([.J37];[.J56]))" office:value-type="float" office:value="3" calcext:value-type="float">
            <text:p>3</text:p>
          </table:table-cell>
          <table:table-cell table:formula="of:=LOOKUP(ROUND([.A113]/2);[.$A$25:.$A$39];[.$K$25:.$K$39])" office:value-type="float" office:value="3" calcext:value-type="float">
            <text:p>3</text:p>
          </table:table-cell>
          <table:table-cell table:style-name="ce3" table:formula="of:=ROUNDDOWN([.A113]/2)" office:value-type="float" office:value="6" calcext:value-type="float">
            <text:p>6</text:p>
          </table:table-cell>
          <table:table-cell table:formula="of:=[.L113]&amp;&quot;d6&quot;" office:value-type="string" office:string-value="6d6" calcext:value-type="string">
            <text:p>6d6</text:p>
          </table:table-cell>
          <table:table-cell table:formula="of:=LOOKUP([.$L113];[.$A$44:.$A$58];[.L$44:.L$58])" office:value-type="float" office:value="3" calcext:value-type="float">
            <text:p>3</text:p>
          </table:table-cell>
          <table:table-cell table:style-name="ce3" table:formula="of:=LOOKUP([.$L113];[.$A$44:.$A$58];[.M$44:.M$58])" office:value-type="float" office:value="2" calcext:value-type="float">
            <text:p>2</text:p>
          </table:table-cell>
          <table:table-cell table:style-name="ce3" table:formula="of:=LOOKUP([.$L113];[.$A$44:.$A$58];[.N$44:.N$58])" office:value-type="float" office:value="2" calcext:value-type="float">
            <text:p>2</text:p>
          </table:table-cell>
          <table:table-cell table:style-name="ce3" table:formula="of:=LOOKUP([.$L113];[.$A$44:.$A$58];[.O$44:.O$58])" office:value-type="string" office:string-value="--" calcext:value-type="string">
            <text:p>--</text:p>
          </table:table-cell>
          <table:table-cell table:style-name="ce7" office:value-type="float" office:value="16" calcext:value-type="float">
            <text:p>16+</text:p>
          </table:table-cell>
          <table:table-cell table:style-name="ce3" table:formula="of:=[.S112]+1" office:value-type="float" office:value="33" calcext:value-type="float">
            <text:p>33</text:p>
          </table:table-cell>
          <table:table-cell table:style-name="ce5" table:formula="of:=ROUND(AVERAGE([.F113:.H113]))" office:value-type="float" office:value="9" calcext:value-type="float">
            <text:p>+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ROUND(([.B38]*[.$B$99])+([.B57]/2);-4)" office:value-type="float" office:value="880000" calcext:value-type="float">
            <text:p>880,000</text:p>
          </table:table-cell>
          <table:table-cell table:formula="of:=[.$C$110]&amp; &quot;+&quot; &amp; ([.A114]-10)" office:value-type="string" office:string-value="10d5+4" calcext:value-type="string">
            <text:p>10d5+4</text:p>
          </table:table-cell>
          <table:table-cell table:formula="of:=ROUND(AVERAGE([.D38];[.D57]))" office:value-type="float" office:value="6" calcext:value-type="float">
            <text:p>+6</text:p>
          </table:table-cell>
          <table:table-cell table:formula="of:=ROUND(AVERAGE([.E38];[.E57]))" office:value-type="float" office:value="3" calcext:value-type="float">
            <text:p>+3</text:p>
          </table:table-cell>
          <table:table-cell table:formula="of:=ROUND(AVERAGE([.F38];[.F57]))" office:value-type="float" office:value="10" calcext:value-type="float">
            <text:p>+10</text:p>
          </table:table-cell>
          <table:table-cell table:formula="of:=ROUND(AVERAGE([.G38];[.G57]))" office:value-type="float" office:value="9" calcext:value-type="float">
            <text:p>+9</text:p>
          </table:table-cell>
          <table:table-cell table:formula="of:=ROUND(AVERAGE([.H38];[.H57]))" office:value-type="float" office:value="10" calcext:value-type="float">
            <text:p>+10</text:p>
          </table:table-cell>
          <table:table-cell table:formula="of:=ROUND(AVERAGE([.I38];[.I57]))" office:value-type="float" office:value="12" calcext:value-type="float">
            <text:p>12</text:p>
          </table:table-cell>
          <table:table-cell table:formula="of:=ROUND(AVERAGE([.J38];[.J57]))" office:value-type="float" office:value="4" calcext:value-type="float">
            <text:p>4</text:p>
          </table:table-cell>
          <table:table-cell table:formula="of:=LOOKUP(ROUND([.A114]/2);[.$A$25:.$A$39];[.$K$25:.$K$39])" office:value-type="float" office:value="3" calcext:value-type="float">
            <text:p>3</text:p>
          </table:table-cell>
          <table:table-cell table:style-name="ce3" table:formula="of:=ROUNDDOWN([.A114]/2)" office:value-type="float" office:value="7" calcext:value-type="float">
            <text:p>7</text:p>
          </table:table-cell>
          <table:table-cell table:formula="of:=[.L114]&amp;&quot;d6&quot;" office:value-type="string" office:string-value="7d6" calcext:value-type="string">
            <text:p>7d6</text:p>
          </table:table-cell>
          <table:table-cell table:formula="of:=LOOKUP([.$L114];[.$A$44:.$A$58];[.L$44:.L$58])" office:value-type="float" office:value="3" calcext:value-type="float">
            <text:p>3</text:p>
          </table:table-cell>
          <table:table-cell table:style-name="ce3" table:formula="of:=LOOKUP([.$L114];[.$A$44:.$A$58];[.M$44:.M$58])" office:value-type="float" office:value="2" calcext:value-type="float">
            <text:p>2</text:p>
          </table:table-cell>
          <table:table-cell table:style-name="ce3" table:formula="of:=LOOKUP([.$L114];[.$A$44:.$A$58];[.N$44:.N$58])" office:value-type="float" office:value="2" calcext:value-type="float">
            <text:p>2</text:p>
          </table:table-cell>
          <table:table-cell table:style-name="ce3" table:formula="of:=LOOKUP([.$L114];[.$A$44:.$A$58];[.O$44:.O$58])" office:value-type="float" office:value="1" calcext:value-type="float">
            <text:p>1</text:p>
          </table:table-cell>
          <table:table-cell table:style-name="ce7" office:value-type="float" office:value="16" calcext:value-type="float">
            <text:p>16+</text:p>
          </table:table-cell>
          <table:table-cell table:style-name="ce3" table:formula="of:=[.S113]+1" office:value-type="float" office:value="34" calcext:value-type="float">
            <text:p>34</text:p>
          </table:table-cell>
          <table:table-cell table:style-name="ce5" table:formula="of:=ROUND(AVERAGE([.F114:.H114]))" office:value-type="float" office:value="10" calcext:value-type="float">
            <text:p>+1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ROUND(([.B39]*[.$B$99])+([.B58]/2);-4)" office:value-type="float" office:value="1010000" calcext:value-type="float">
            <text:p>1,010,000</text:p>
          </table:table-cell>
          <table:table-cell table:formula="of:=[.$C$110]&amp; &quot;+&quot; &amp; ([.A115]-10)" office:value-type="string" office:string-value="10d5+5" calcext:value-type="string">
            <text:p>10d5+5</text:p>
          </table:table-cell>
          <table:table-cell table:formula="of:=ROUND(AVERAGE([.D39];[.D58]))" office:value-type="float" office:value="7" calcext:value-type="float">
            <text:p>+7</text:p>
          </table:table-cell>
          <table:table-cell table:formula="of:=ROUND(AVERAGE([.E39];[.E58]))" office:value-type="float" office:value="4" calcext:value-type="float">
            <text:p>+4</text:p>
          </table:table-cell>
          <table:table-cell table:formula="of:=ROUND(AVERAGE([.F39];[.F58]))" office:value-type="float" office:value="11" calcext:value-type="float">
            <text:p>+11</text:p>
          </table:table-cell>
          <table:table-cell table:formula="of:=ROUND(AVERAGE([.G39];[.G58]))" office:value-type="float" office:value="10" calcext:value-type="float">
            <text:p>+10</text:p>
          </table:table-cell>
          <table:table-cell table:formula="of:=ROUND(AVERAGE([.H39];[.H58]))" office:value-type="float" office:value="11" calcext:value-type="float">
            <text:p>+11</text:p>
          </table:table-cell>
          <table:table-cell table:formula="of:=ROUND(AVERAGE([.I39];[.I58]))" office:value-type="float" office:value="13" calcext:value-type="float">
            <text:p>13</text:p>
          </table:table-cell>
          <table:table-cell table:formula="of:=ROUND(AVERAGE([.J39];[.J58]))" office:value-type="float" office:value="4" calcext:value-type="float">
            <text:p>4</text:p>
          </table:table-cell>
          <table:table-cell table:formula="of:=LOOKUP(ROUND([.A115]/2);[.$A$25:.$A$39];[.$K$25:.$K$39])" office:value-type="float" office:value="3" calcext:value-type="float">
            <text:p>3</text:p>
          </table:table-cell>
          <table:table-cell table:style-name="ce3" table:formula="of:=ROUNDDOWN([.A115]/2)" office:value-type="float" office:value="7" calcext:value-type="float">
            <text:p>7</text:p>
          </table:table-cell>
          <table:table-cell table:formula="of:=[.L115]&amp;&quot;d6&quot;" office:value-type="string" office:string-value="7d6" calcext:value-type="string">
            <text:p>7d6</text:p>
          </table:table-cell>
          <table:table-cell table:formula="of:=LOOKUP([.$L115];[.$A$44:.$A$58];[.L$44:.L$58])" office:value-type="float" office:value="3" calcext:value-type="float">
            <text:p>3</text:p>
          </table:table-cell>
          <table:table-cell table:style-name="ce3" table:formula="of:=LOOKUP([.$L115];[.$A$44:.$A$58];[.M$44:.M$58])" office:value-type="float" office:value="2" calcext:value-type="float">
            <text:p>2</text:p>
          </table:table-cell>
          <table:table-cell table:style-name="ce3" table:formula="of:=LOOKUP([.$L115];[.$A$44:.$A$58];[.N$44:.N$58])" office:value-type="float" office:value="2" calcext:value-type="float">
            <text:p>2</text:p>
          </table:table-cell>
          <table:table-cell table:style-name="ce3" table:formula="of:=LOOKUP([.$L115];[.$A$44:.$A$58];[.O$44:.O$58])" office:value-type="float" office:value="1" calcext:value-type="float">
            <text:p>1</text:p>
          </table:table-cell>
          <table:table-cell table:style-name="ce7" office:value-type="float" office:value="17" calcext:value-type="float">
            <text:p>17+</text:p>
          </table:table-cell>
          <table:table-cell table:style-name="ce3" table:formula="of:=[.S114]+1" office:value-type="float" office:value="35" calcext:value-type="float">
            <text:p>35</text:p>
          </table:table-cell>
          <table:table-cell table:style-name="ce5" table:formula="of:=ROUND(AVERAGE([.F115:.H115]))" office:value-type="float" office:value="11" calcext:value-type="float">
            <text:p>+11</text:p>
          </table:table-cell>
        </table:table-row>
      </table:table>
      <table:table table:name="Sheet2" table:style-name="ta1">
        <table:table-column table:style-name="co14" table:default-cell-style-name="ce3"/>
        <table:table-column table:style-name="co14" table:default-cell-style-name="ce4"/>
        <table:table-column table:style-name="co14" table:default-cell-style-name="ce14"/>
        <table:table-column table:style-name="co14" table:number-columns-repeated="5" table:default-cell-style-name="ce5"/>
        <table:table-column table:style-name="co14" table:number-columns-repeated="3" table:default-cell-style-name="ce15"/>
        <table:table-column table:style-name="co14" table:number-columns-repeated="4" table:default-cell-style-name="ce3"/>
        <table:table-column table:style-name="co14" table:number-columns-repeated="2" table:default-cell-style-name="Default"/>
        <table:table-column table:style-name="co14" table:default-cell-style-name="ce3"/>
        <table:table-column table:style-name="co14" table:number-columns-repeated="4" table:default-cell-style-name="Default"/>
        <table:table-row table:style-name="ro1" table:number-rows-repeated="4">
          <table:table-cell table:style-name="Default" table:number-columns-repeated="15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style-name="ce1" office:value-type="string" calcext:value-type="string">
            <text:p>FIGHTER-ROGUE</text:p>
          </table:table-cell>
          <table:table-cell table:style-name="Default" table:number-columns-repeated="11"/>
          <table:table-cell office:value-type="float" office:value="4.5" calcext:value-type="float">
            <text:p>4.5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Hit</text:p>
          </table:table-cell>
          <table:table-cell table:style-name="ce2" office:value-type="string" calcext:value-type="string">
            <text:p>Attack</text:p>
          </table:table-cell>
          <table:table-cell table:style-name="ce2"/>
          <table:table-cell table:style-name="ce12" office:value-type="string" calcext:value-type="string" table:number-columns-spanned="3" table:number-rows-spanned="1">
            <text:p>Saving Throws</text:p>
          </table:table-cell>
          <table:covered-table-cell table:number-columns-repeated="2" table:style-name="ce2"/>
          <table:table-cell table:style-name="ce2" table:number-columns-repeated="3"/>
          <table:table-cell table:style-name="ce2" office:value-type="string" calcext:value-type="string">
            <text:p>Combat</text:p>
          </table:table-cell>
          <table:table-cell table:number-columns-repeated="2" table:style-name="ce2" office:value-type="string" calcext:value-type="string">
            <text:p>Average</text:p>
          </table:table-cell>
          <table:table-cell table:style-name="ce2" office:value-type="string" calcext:value-type="string">
            <text:p>Total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style-name="ce2" office:value-type="string" calcext:value-type="string">
            <text:p>Level</text:p>
          </table:table-cell>
          <table:table-cell table:style-name="ce2" office:value-type="string" calcext:value-type="string">
            <text:p>Experience</text:p>
          </table:table-cell>
          <table:table-cell table:style-name="ce2" office:value-type="string" calcext:value-type="string">
            <text:p>Dice</text:p>
          </table:table-cell>
          <table:table-cell table:style-name="ce2" office:value-type="string" calcext:value-type="string">
            <text:p>Bonus</text:p>
          </table:table-cell>
          <table:table-cell table:style-name="ce2" office:value-type="string" calcext:value-type="string">
            <text:p>Initiative</text:p>
          </table:table-cell>
          <table:table-cell table:style-name="ce2" office:value-type="string" calcext:value-type="string">
            <text:p>Evasion</text:p>
          </table:table-cell>
          <table:table-cell table:style-name="ce2" office:value-type="string" calcext:value-type="string">
            <text:p>Hardiness</text:p>
          </table:table-cell>
          <table:table-cell table:style-name="ce2" office:value-type="string" calcext:value-type="string">
            <text:p>Spirit</text:p>
          </table:table-cell>
          <table:table-cell table:style-name="ce2" office:value-type="string" calcext:value-type="string">
            <text:p>Skills</text:p>
          </table:table-cell>
          <table:table-cell table:style-name="ce2" office:value-type="string" calcext:value-type="string">
            <text:p>Traits</text:p>
          </table:table-cell>
          <table:table-cell table:style-name="ce2" office:value-type="string" calcext:value-type="string">
            <text:p>Knacks</text:p>
          </table:table-cell>
          <table:table-cell table:style-name="ce2" office:value-type="string" calcext:value-type="string">
            <text:p>Mastery</text:p>
          </table:table-cell>
          <table:table-cell table:style-name="ce2" office:value-type="string" calcext:value-type="string">
            <text:p>HP</text:p>
          </table:table-cell>
          <table:table-cell table:number-columns-repeated="2" table:style-name="ce2" office:value-type="string" calcext:value-type="string">
            <text:p>Save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ROUND((LOOKUP([.A8];Levels;FighterXP)*2/3) + (LOOKUP([.A8];Levels;RogueXP)/3);-2)" office:value-type="float" office:value="0" calcext:value-type="float">
            <text:p>0</text:p>
          </table:table-cell>
          <table:table-cell table:formula="of:=[.A8]&amp;&quot;d6+&quot;&amp;[.A8]" office:value-type="string" office:string-value="1d6+1" calcext:value-type="string">
            <text:p>1d6+1</text:p>
          </table:table-cell>
          <table:table-cell table:formula="of:=ROUND((LOOKUP([.$A8];Levels;FighterAB)*2/3) + LOOKUP([.$A8];Levels;RogueAB)/3)" office:value-type="float" office:value="1" calcext:value-type="float">
            <text:p>+1</text:p>
          </table:table-cell>
          <table:table-cell table:formula="of:=ROUND((LOOKUP([.$A8];Levels;FighterInit)*2/3) + LOOKUP([.$A8];Levels;RogueInit)/3)" office:value-type="float" office:value="0" calcext:value-type="float">
            <text:p>+0</text:p>
          </table:table-cell>
          <table:table-cell table:formula="of:=ROUND((LOOKUP([.$A8];Levels;FighterEvade)*2/3) + LOOKUP([.$A8];Levels;RogueEvade)/3)" office:value-type="float" office:value="1" calcext:value-type="float">
            <text:p>+1</text:p>
          </table:table-cell>
          <table:table-cell table:formula="of:=ROUND((LOOKUP([.$A8];Levels;FighterHardy)*2/3) + LOOKUP([.$A8];Levels;RogueHardy)/3)" office:value-type="float" office:value="1" calcext:value-type="float">
            <text:p>+1</text:p>
          </table:table-cell>
          <table:table-cell table:formula="of:=ROUND((LOOKUP([.$A8];Levels;FighterSpirit)*2/3) + LOOKUP([.$A8];Levels;RogueSpirit)/3)" office:value-type="float" office:value="0" calcext:value-type="float">
            <text:p>+0</text:p>
          </table:table-cell>
          <table:table-cell table:formula="of:=ROUND((LOOKUP([.$A8];Levels;FighterSkills)*2/3) + LOOKUP([.$A8];Levels;RogueSkills)/3)" office:value-type="float" office:value="3" calcext:value-type="float">
            <text:p>3</text:p>
          </table:table-cell>
          <table:table-cell table:formula="of:=ROUND((LOOKUP([.$A8];Levels;FighterTraits)*2/3) + LOOKUP([.$A8];Levels;RogueTraits)/3)" office:value-type="float" office:value="0" calcext:value-type="float">
            <text:p>0</text:p>
          </table:table-cell>
          <table:table-cell table:formula="of:=ROUND((LOOKUP([.$A8];Levels;FighterKnacks)*2/3) + LOOKUP([.$A8];Levels;RogueKnacks)/3)" office:value-type="float" office:value="1" calcext:value-type="float">
            <text:p>1</text:p>
          </table:table-cell>
          <table:table-cell table:style-name="ce7" table:formula="of:=LOOKUP(ROUND([.A8]*2/3);Levels;CombatMastery)" office:value-type="float" office:value="14" calcext:value-type="float">
            <text:p>14+</text:p>
          </table:table-cell>
          <table:table-cell office:value-type="float" office:value="7" calcext:value-type="float">
            <text:p>7</text:p>
          </table:table-cell>
          <table:table-cell table:style-name="ce5" table:formula="of:=ROUND(AVERAGE([.F8:.H8]))" office:value-type="float" office:value="1" calcext:value-type="float">
            <text:p>+1</text:p>
          </table:table-cell>
          <table:table-cell table:style-name="ce5" table:formula="of:=SUM([.F8:.H8])" office:value-type="float" office:value="2" calcext:value-type="float">
            <text:p>+2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ROUND((LOOKUP([.A9];Levels;FighterXP)*2/3) + (LOOKUP([.A9];Levels;RogueXP)/3);-2)" office:value-type="float" office:value="1800" calcext:value-type="float">
            <text:p>1,800</text:p>
          </table:table-cell>
          <table:table-cell table:formula="of:=[.A9]&amp;&quot;d6+&quot;&amp;[.A9]" office:value-type="string" office:string-value="2d6+2" calcext:value-type="string">
            <text:p>2d6+2</text:p>
          </table:table-cell>
          <table:table-cell table:formula="of:=ROUND((LOOKUP([.$A9];Levels;FighterAB)*2/3) + LOOKUP([.$A9];Levels;RogueAB)/3)" office:value-type="float" office:value="2" calcext:value-type="float">
            <text:p>+2</text:p>
          </table:table-cell>
          <table:table-cell table:formula="of:=ROUND((LOOKUP([.$A9];Levels;FighterInit)*2/3) + LOOKUP([.$A9];Levels;RogueInit)/3)" office:value-type="float" office:value="0" calcext:value-type="float">
            <text:p>+0</text:p>
          </table:table-cell>
          <table:table-cell table:formula="of:=ROUND((LOOKUP([.$A9];Levels;FighterEvade)*2/3) + LOOKUP([.$A9];Levels;RogueEvade)/3)" office:value-type="float" office:value="1" calcext:value-type="float">
            <text:p>+1</text:p>
          </table:table-cell>
          <table:table-cell table:formula="of:=ROUND((LOOKUP([.$A9];Levels;FighterHardy)*2/3) + LOOKUP([.$A9];Levels;RogueHardy)/3)" office:value-type="float" office:value="2" calcext:value-type="float">
            <text:p>+2</text:p>
          </table:table-cell>
          <table:table-cell table:formula="of:=ROUND((LOOKUP([.$A9];Levels;FighterSpirit)*2/3) + LOOKUP([.$A9];Levels;RogueSpirit)/3)" office:value-type="float" office:value="1" calcext:value-type="float">
            <text:p>+1</text:p>
          </table:table-cell>
          <table:table-cell table:formula="of:=ROUND((LOOKUP([.$A9];Levels;FighterSkills)*2/3) + LOOKUP([.$A9];Levels;RogueSkills)/3)" office:value-type="float" office:value="3" calcext:value-type="float">
            <text:p>3</text:p>
          </table:table-cell>
          <table:table-cell table:formula="of:=ROUND((LOOKUP([.$A9];Levels;FighterTraits)*2/3) + LOOKUP([.$A9];Levels;RogueTraits)/3)" office:value-type="float" office:value="1" calcext:value-type="float">
            <text:p>1</text:p>
          </table:table-cell>
          <table:table-cell table:formula="of:=ROUND((LOOKUP([.$A9];Levels;FighterKnacks)*2/3) + LOOKUP([.$A9];Levels;RogueKnacks)/3)" office:value-type="float" office:value="1" calcext:value-type="float">
            <text:p>1</text:p>
          </table:table-cell>
          <table:table-cell table:style-name="ce7" table:formula="of:=LOOKUP(ROUND([.A9]*2/3);Levels;CombatMastery)" office:value-type="float" office:value="14" calcext:value-type="float">
            <text:p>14+</text:p>
          </table:table-cell>
          <table:table-cell table:formula="of:=[.A9]*[.$M$5]" office:value-type="float" office:value="9" calcext:value-type="float">
            <text:p>9</text:p>
          </table:table-cell>
          <table:table-cell table:style-name="ce5" table:formula="of:=ROUND(AVERAGE([.F9:.H9]))" office:value-type="float" office:value="1" calcext:value-type="float">
            <text:p>+1</text:p>
          </table:table-cell>
          <table:table-cell table:style-name="ce5" table:formula="of:=SUM([.F9:.H9])" office:value-type="float" office:value="4" calcext:value-type="float">
            <text:p>+4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ROUND((LOOKUP([.A10];Levels;FighterXP)*2/3) + (LOOKUP([.A10];Levels;RogueXP)/3);-2)" office:value-type="float" office:value="3700" calcext:value-type="float">
            <text:p>3,700</text:p>
          </table:table-cell>
          <table:table-cell table:formula="of:=[.A10]&amp;&quot;d6+&quot;&amp;[.A10]" office:value-type="string" office:string-value="3d6+3" calcext:value-type="string">
            <text:p>3d6+3</text:p>
          </table:table-cell>
          <table:table-cell table:formula="of:=ROUND((LOOKUP([.$A10];Levels;FighterAB)*2/3) + LOOKUP([.$A10];Levels;RogueAB)/3)" office:value-type="float" office:value="2" calcext:value-type="float">
            <text:p>+2</text:p>
          </table:table-cell>
          <table:table-cell table:formula="of:=ROUND((LOOKUP([.$A10];Levels;FighterInit)*2/3) + LOOKUP([.$A10];Levels;RogueInit)/3)" office:value-type="float" office:value="0" calcext:value-type="float">
            <text:p>+0</text:p>
          </table:table-cell>
          <table:table-cell table:formula="of:=ROUND((LOOKUP([.$A10];Levels;FighterEvade)*2/3) + LOOKUP([.$A10];Levels;RogueEvade)/3)" office:value-type="float" office:value="2" calcext:value-type="float">
            <text:p>+2</text:p>
          </table:table-cell>
          <table:table-cell table:formula="of:=ROUND((LOOKUP([.$A10];Levels;FighterHardy)*2/3) + LOOKUP([.$A10];Levels;RogueHardy)/3)" office:value-type="float" office:value="3" calcext:value-type="float">
            <text:p>+3</text:p>
          </table:table-cell>
          <table:table-cell table:formula="of:=ROUND((LOOKUP([.$A10];Levels;FighterSpirit)*2/3) + LOOKUP([.$A10];Levels;RogueSpirit)/3)" office:value-type="float" office:value="2" calcext:value-type="float">
            <text:p>+2</text:p>
          </table:table-cell>
          <table:table-cell table:formula="of:=ROUND((LOOKUP([.$A10];Levels;FighterSkills)*2/3) + LOOKUP([.$A10];Levels;RogueSkills)/3)" office:value-type="float" office:value="3" calcext:value-type="float">
            <text:p>3</text:p>
          </table:table-cell>
          <table:table-cell table:formula="of:=ROUND((LOOKUP([.$A10];Levels;FighterTraits)*2/3) + LOOKUP([.$A10];Levels;RogueTraits)/3)" office:value-type="float" office:value="1" calcext:value-type="float">
            <text:p>1</text:p>
          </table:table-cell>
          <table:table-cell table:formula="of:=ROUND((LOOKUP([.$A10];Levels;FighterKnacks)*2/3) + LOOKUP([.$A10];Levels;RogueKnacks)/3)" office:value-type="float" office:value="2" calcext:value-type="float">
            <text:p>2</text:p>
          </table:table-cell>
          <table:table-cell table:style-name="ce7" table:formula="of:=LOOKUP(ROUND([.A10]*2/3);Levels;CombatMastery)" office:value-type="float" office:value="14" calcext:value-type="float">
            <text:p>14+</text:p>
          </table:table-cell>
          <table:table-cell table:formula="of:=[.A10]*[.$M$5]" office:value-type="float" office:value="13.5" calcext:value-type="float">
            <text:p>13.5</text:p>
          </table:table-cell>
          <table:table-cell table:style-name="ce5" table:formula="of:=ROUND(AVERAGE([.F10:.H10]))" office:value-type="float" office:value="2" calcext:value-type="float">
            <text:p>+2</text:p>
          </table:table-cell>
          <table:table-cell table:style-name="ce5" table:formula="of:=SUM([.F10:.H10])" office:value-type="float" office:value="7" calcext:value-type="float">
            <text:p>+7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ROUND((LOOKUP([.A11];Levels;FighterXP)*2/3) + (LOOKUP([.A11];Levels;RogueXP)/3);-2)" office:value-type="float" office:value="7300" calcext:value-type="float">
            <text:p>7,300</text:p>
          </table:table-cell>
          <table:table-cell table:formula="of:=[.A11]&amp;&quot;d6+&quot;&amp;[.A11]" office:value-type="string" office:string-value="4d6+4" calcext:value-type="string">
            <text:p>4d6+4</text:p>
          </table:table-cell>
          <table:table-cell table:formula="of:=ROUND((LOOKUP([.$A11];Levels;FighterAB)*2/3) + LOOKUP([.$A11];Levels;RogueAB)/3)" office:value-type="float" office:value="3" calcext:value-type="float">
            <text:p>+3</text:p>
          </table:table-cell>
          <table:table-cell table:formula="of:=ROUND((LOOKUP([.$A11];Levels;FighterInit)*2/3) + LOOKUP([.$A11];Levels;RogueInit)/3)" office:value-type="float" office:value="1" calcext:value-type="float">
            <text:p>+1</text:p>
          </table:table-cell>
          <table:table-cell table:formula="of:=ROUND((LOOKUP([.$A11];Levels;FighterEvade)*2/3) + LOOKUP([.$A11];Levels;RogueEvade)/3)" office:value-type="float" office:value="3" calcext:value-type="float">
            <text:p>+3</text:p>
          </table:table-cell>
          <table:table-cell table:formula="of:=ROUND((LOOKUP([.$A11];Levels;FighterHardy)*2/3) + LOOKUP([.$A11];Levels;RogueHardy)/3)" office:value-type="float" office:value="3" calcext:value-type="float">
            <text:p>+3</text:p>
          </table:table-cell>
          <table:table-cell table:formula="of:=ROUND((LOOKUP([.$A11];Levels;FighterSpirit)*2/3) + LOOKUP([.$A11];Levels;RogueSpirit)/3)" office:value-type="float" office:value="2" calcext:value-type="float">
            <text:p>+2</text:p>
          </table:table-cell>
          <table:table-cell table:formula="of:=ROUND((LOOKUP([.$A11];Levels;FighterSkills)*2/3) + LOOKUP([.$A11];Levels;RogueSkills)/3)" office:value-type="float" office:value="5" calcext:value-type="float">
            <text:p>5</text:p>
          </table:table-cell>
          <table:table-cell table:formula="of:=ROUND((LOOKUP([.$A11];Levels;FighterTraits)*2/3) + LOOKUP([.$A11];Levels;RogueTraits)/3)" office:value-type="float" office:value="1" calcext:value-type="float">
            <text:p>1</text:p>
          </table:table-cell>
          <table:table-cell table:formula="of:=ROUND((LOOKUP([.$A11];Levels;FighterKnacks)*2/3) + LOOKUP([.$A11];Levels;RogueKnacks)/3)" office:value-type="float" office:value="2" calcext:value-type="float">
            <text:p>2</text:p>
          </table:table-cell>
          <table:table-cell table:style-name="ce7" table:formula="of:=LOOKUP(ROUND([.A11]*2/3);Levels;CombatMastery)" office:value-type="float" office:value="13" calcext:value-type="float">
            <text:p>13+</text:p>
          </table:table-cell>
          <table:table-cell table:formula="of:=[.A11]*[.$M$5]" office:value-type="float" office:value="18" calcext:value-type="float">
            <text:p>18</text:p>
          </table:table-cell>
          <table:table-cell table:style-name="ce5" table:formula="of:=ROUND(AVERAGE([.F11:.H11]))" office:value-type="float" office:value="3" calcext:value-type="float">
            <text:p>+3</text:p>
          </table:table-cell>
          <table:table-cell table:style-name="ce5" table:formula="of:=SUM([.F11:.H11])" office:value-type="float" office:value="8" calcext:value-type="float">
            <text:p>+8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ROUND((LOOKUP([.A12];Levels;FighterXP)*2/3) + (LOOKUP([.A12];Levels;RogueXP)/3);-3)" office:value-type="float" office:value="15000" calcext:value-type="float">
            <text:p>15,000</text:p>
          </table:table-cell>
          <table:table-cell table:formula="of:=[.A12]&amp;&quot;d6+&quot;&amp;[.A12]" office:value-type="string" office:string-value="5d6+5" calcext:value-type="string">
            <text:p>5d6+5</text:p>
          </table:table-cell>
          <table:table-cell table:formula="of:=ROUND((LOOKUP([.$A12];Levels;FighterAB)*2/3) + LOOKUP([.$A12];Levels;RogueAB)/3)" office:value-type="float" office:value="4" calcext:value-type="float">
            <text:p>+4</text:p>
          </table:table-cell>
          <table:table-cell table:formula="of:=ROUND((LOOKUP([.$A12];Levels;FighterInit)*2/3) + LOOKUP([.$A12];Levels;RogueInit)/3)" office:value-type="float" office:value="1" calcext:value-type="float">
            <text:p>+1</text:p>
          </table:table-cell>
          <table:table-cell table:formula="of:=ROUND((LOOKUP([.$A12];Levels;FighterEvade)*2/3) + LOOKUP([.$A12];Levels;RogueEvade)/3)" office:value-type="float" office:value="3" calcext:value-type="float">
            <text:p>+3</text:p>
          </table:table-cell>
          <table:table-cell table:formula="of:=ROUND((LOOKUP([.$A12];Levels;FighterHardy)*2/3) + LOOKUP([.$A12];Levels;RogueHardy)/3)" office:value-type="float" office:value="4" calcext:value-type="float">
            <text:p>+4</text:p>
          </table:table-cell>
          <table:table-cell table:formula="of:=ROUND((LOOKUP([.$A12];Levels;FighterSpirit)*2/3) + LOOKUP([.$A12];Levels;RogueSpirit)/3)" office:value-type="float" office:value="3" calcext:value-type="float">
            <text:p>+3</text:p>
          </table:table-cell>
          <table:table-cell table:formula="of:=ROUND((LOOKUP([.$A12];Levels;FighterSkills)*2/3) + LOOKUP([.$A12];Levels;RogueSkills)/3)" office:value-type="float" office:value="5" calcext:value-type="float">
            <text:p>5</text:p>
          </table:table-cell>
          <table:table-cell table:formula="of:=ROUND((LOOKUP([.$A12];Levels;FighterTraits)*2/3) + LOOKUP([.$A12];Levels;RogueTraits)/3)" office:value-type="float" office:value="1" calcext:value-type="float">
            <text:p>1</text:p>
          </table:table-cell>
          <table:table-cell table:formula="of:=ROUND((LOOKUP([.$A12];Levels;FighterKnacks)*2/3) + LOOKUP([.$A12];Levels;RogueKnacks)/3)" office:value-type="float" office:value="3" calcext:value-type="float">
            <text:p>3</text:p>
          </table:table-cell>
          <table:table-cell table:style-name="ce7" table:formula="of:=LOOKUP(ROUND([.A12]*2/3);Levels;CombatMastery)" office:value-type="float" office:value="13" calcext:value-type="float">
            <text:p>13+</text:p>
          </table:table-cell>
          <table:table-cell table:formula="of:=[.A12]*[.$M$5]" office:value-type="float" office:value="22.5" calcext:value-type="float">
            <text:p>22.5</text:p>
          </table:table-cell>
          <table:table-cell table:style-name="ce5" table:formula="of:=ROUND(AVERAGE([.F12:.H12]))" office:value-type="float" office:value="3" calcext:value-type="float">
            <text:p>+3</text:p>
          </table:table-cell>
          <table:table-cell table:style-name="ce5" table:formula="of:=SUM([.F12:.H12])" office:value-type="float" office:value="10" calcext:value-type="float">
            <text:p>+10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ROUND((LOOKUP([.A13];Levels;FighterXP)*2/3) + (LOOKUP([.A13];Levels;RogueXP)/3);-3)" office:value-type="float" office:value="29000" calcext:value-type="float">
            <text:p>29,000</text:p>
          </table:table-cell>
          <table:table-cell table:formula="of:=[.A13]&amp;&quot;d6+&quot;&amp;[.A13]" office:value-type="string" office:string-value="6d6+6" calcext:value-type="string">
            <text:p>6d6+6</text:p>
          </table:table-cell>
          <table:table-cell table:formula="of:=ROUND((LOOKUP([.$A13];Levels;FighterAB)*2/3) + LOOKUP([.$A13];Levels;RogueAB)/3)" office:value-type="float" office:value="4" calcext:value-type="float">
            <text:p>+4</text:p>
          </table:table-cell>
          <table:table-cell table:formula="of:=ROUND((LOOKUP([.$A13];Levels;FighterInit)*2/3) + LOOKUP([.$A13];Levels;RogueInit)/3)" office:value-type="float" office:value="1" calcext:value-type="float">
            <text:p>+1</text:p>
          </table:table-cell>
          <table:table-cell table:formula="of:=ROUND((LOOKUP([.$A13];Levels;FighterEvade)*2/3) + LOOKUP([.$A13];Levels;RogueEvade)/3)" office:value-type="float" office:value="4" calcext:value-type="float">
            <text:p>+4</text:p>
          </table:table-cell>
          <table:table-cell table:formula="of:=ROUND((LOOKUP([.$A13];Levels;FighterHardy)*2/3) + LOOKUP([.$A13];Levels;RogueHardy)/3)" office:value-type="float" office:value="5" calcext:value-type="float">
            <text:p>+5</text:p>
          </table:table-cell>
          <table:table-cell table:formula="of:=ROUND((LOOKUP([.$A13];Levels;FighterSpirit)*2/3) + LOOKUP([.$A13];Levels;RogueSpirit)/3)" office:value-type="float" office:value="4" calcext:value-type="float">
            <text:p>+4</text:p>
          </table:table-cell>
          <table:table-cell table:formula="of:=ROUND((LOOKUP([.$A13];Levels;FighterSkills)*2/3) + LOOKUP([.$A13];Levels;RogueSkills)/3)" office:value-type="float" office:value="5" calcext:value-type="float">
            <text:p>5</text:p>
          </table:table-cell>
          <table:table-cell table:formula="of:=ROUND((LOOKUP([.$A13];Levels;FighterTraits)*2/3) + LOOKUP([.$A13];Levels;RogueTraits)/3)" office:value-type="float" office:value="2" calcext:value-type="float">
            <text:p>2</text:p>
          </table:table-cell>
          <table:table-cell table:formula="of:=ROUND((LOOKUP([.$A13];Levels;FighterKnacks)*2/3) + LOOKUP([.$A13];Levels;RogueKnacks)/3)" office:value-type="float" office:value="3" calcext:value-type="float">
            <text:p>3</text:p>
          </table:table-cell>
          <table:table-cell table:style-name="ce7" table:formula="of:=LOOKUP(ROUND([.A13]*2/3);Levels;CombatMastery)" office:value-type="float" office:value="13" calcext:value-type="float">
            <text:p>13+</text:p>
          </table:table-cell>
          <table:table-cell table:formula="of:=[.A13]*[.$M$5]" office:value-type="float" office:value="27" calcext:value-type="float">
            <text:p>27</text:p>
          </table:table-cell>
          <table:table-cell table:style-name="ce5" table:formula="of:=ROUND(AVERAGE([.F13:.H13]))" office:value-type="float" office:value="4" calcext:value-type="float">
            <text:p>+4</text:p>
          </table:table-cell>
          <table:table-cell table:style-name="ce5" table:formula="of:=SUM([.F13:.H13])" office:value-type="float" office:value="13" calcext:value-type="float">
            <text:p>+13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ROUND((LOOKUP([.A14];Levels;FighterXP)*2/3) + (LOOKUP([.A14];Levels;RogueXP)/3);-3)" office:value-type="float" office:value="59000" calcext:value-type="float">
            <text:p>59,000</text:p>
          </table:table-cell>
          <table:table-cell table:formula="of:=[.A14]&amp;&quot;d6+&quot;&amp;[.A14]" office:value-type="string" office:string-value="7d6+7" calcext:value-type="string">
            <text:p>7d6+7</text:p>
          </table:table-cell>
          <table:table-cell table:formula="of:=ROUND((LOOKUP([.$A14];Levels;FighterAB)*2/3) + LOOKUP([.$A14];Levels;RogueAB)/3)" office:value-type="float" office:value="5" calcext:value-type="float">
            <text:p>+5</text:p>
          </table:table-cell>
          <table:table-cell table:formula="of:=ROUND((LOOKUP([.$A14];Levels;FighterInit)*2/3) + LOOKUP([.$A14];Levels;RogueInit)/3)" office:value-type="float" office:value="1" calcext:value-type="float">
            <text:p>+1</text:p>
          </table:table-cell>
          <table:table-cell table:formula="of:=ROUND((LOOKUP([.$A14];Levels;FighterEvade)*2/3) + LOOKUP([.$A14];Levels;RogueEvade)/3)" office:value-type="float" office:value="5" calcext:value-type="float">
            <text:p>+5</text:p>
          </table:table-cell>
          <table:table-cell table:formula="of:=ROUND((LOOKUP([.$A14];Levels;FighterHardy)*2/3) + LOOKUP([.$A14];Levels;RogueHardy)/3)" office:value-type="float" office:value="6" calcext:value-type="float">
            <text:p>+6</text:p>
          </table:table-cell>
          <table:table-cell table:formula="of:=ROUND((LOOKUP([.$A14];Levels;FighterSpirit)*2/3) + LOOKUP([.$A14];Levels;RogueSpirit)/3)" office:value-type="float" office:value="4" calcext:value-type="float">
            <text:p>+4</text:p>
          </table:table-cell>
          <table:table-cell table:formula="of:=ROUND((LOOKUP([.$A14];Levels;FighterSkills)*2/3) + LOOKUP([.$A14];Levels;RogueSkills)/3)" office:value-type="float" office:value="6" calcext:value-type="float">
            <text:p>6</text:p>
          </table:table-cell>
          <table:table-cell table:formula="of:=ROUND((LOOKUP([.$A14];Levels;FighterTraits)*2/3) + LOOKUP([.$A14];Levels;RogueTraits)/3)" office:value-type="float" office:value="2" calcext:value-type="float">
            <text:p>2</text:p>
          </table:table-cell>
          <table:table-cell table:formula="of:=ROUND((LOOKUP([.$A14];Levels;FighterKnacks)*2/3) + LOOKUP([.$A14];Levels;RogueKnacks)/3)" office:value-type="float" office:value="4" calcext:value-type="float">
            <text:p>4</text:p>
          </table:table-cell>
          <table:table-cell table:style-name="ce7" table:formula="of:=LOOKUP(ROUND([.A14]*2/3);Levels;CombatMastery)" office:value-type="float" office:value="12" calcext:value-type="float">
            <text:p>12+</text:p>
          </table:table-cell>
          <table:table-cell table:formula="of:=[.A14]*[.$M$5]" office:value-type="float" office:value="31.5" calcext:value-type="float">
            <text:p>31.5</text:p>
          </table:table-cell>
          <table:table-cell table:style-name="ce5" table:formula="of:=ROUND(AVERAGE([.F14:.H14]))" office:value-type="float" office:value="5" calcext:value-type="float">
            <text:p>+5</text:p>
          </table:table-cell>
          <table:table-cell table:style-name="ce5" table:formula="of:=SUM([.F14:.H14])" office:value-type="float" office:value="15" calcext:value-type="float">
            <text:p>+15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ROUND((LOOKUP([.A15];Levels;FighterXP)*2/3) + (LOOKUP([.A15];Levels;RogueXP)/3);-3)" office:value-type="float" office:value="112000" calcext:value-type="float">
            <text:p>112,000</text:p>
          </table:table-cell>
          <table:table-cell table:formula="of:=[.A15]&amp;&quot;d6+&quot;&amp;[.A15]" office:value-type="string" office:string-value="8d6+8" calcext:value-type="string">
            <text:p>8d6+8</text:p>
          </table:table-cell>
          <table:table-cell table:formula="of:=ROUND((LOOKUP([.$A15];Levels;FighterAB)*2/3) + LOOKUP([.$A15];Levels;RogueAB)/3)" office:value-type="float" office:value="5" calcext:value-type="float">
            <text:p>+5</text:p>
          </table:table-cell>
          <table:table-cell table:formula="of:=ROUND((LOOKUP([.$A15];Levels;FighterInit)*2/3) + LOOKUP([.$A15];Levels;RogueInit)/3)" office:value-type="float" office:value="2" calcext:value-type="float">
            <text:p>+2</text:p>
          </table:table-cell>
          <table:table-cell table:formula="of:=ROUND((LOOKUP([.$A15];Levels;FighterEvade)*2/3) + LOOKUP([.$A15];Levels;RogueEvade)/3)" office:value-type="float" office:value="5" calcext:value-type="float">
            <text:p>+5</text:p>
          </table:table-cell>
          <table:table-cell table:formula="of:=ROUND((LOOKUP([.$A15];Levels;FighterHardy)*2/3) + LOOKUP([.$A15];Levels;RogueHardy)/3)" office:value-type="float" office:value="6" calcext:value-type="float">
            <text:p>+6</text:p>
          </table:table-cell>
          <table:table-cell table:formula="of:=ROUND((LOOKUP([.$A15];Levels;FighterSpirit)*2/3) + LOOKUP([.$A15];Levels;RogueSpirit)/3)" office:value-type="float" office:value="5" calcext:value-type="float">
            <text:p>+5</text:p>
          </table:table-cell>
          <table:table-cell table:formula="of:=ROUND((LOOKUP([.$A15];Levels;FighterSkills)*2/3) + LOOKUP([.$A15];Levels;RogueSkills)/3)" office:value-type="float" office:value="7" calcext:value-type="float">
            <text:p>7</text:p>
          </table:table-cell>
          <table:table-cell table:formula="of:=ROUND((LOOKUP([.$A15];Levels;FighterTraits)*2/3) + LOOKUP([.$A15];Levels;RogueTraits)/3)" office:value-type="float" office:value="2" calcext:value-type="float">
            <text:p>2</text:p>
          </table:table-cell>
          <table:table-cell table:formula="of:=ROUND((LOOKUP([.$A15];Levels;FighterKnacks)*2/3) + LOOKUP([.$A15];Levels;RogueKnacks)/3)" office:value-type="float" office:value="4" calcext:value-type="float">
            <text:p>4</text:p>
          </table:table-cell>
          <table:table-cell table:style-name="ce7" table:formula="of:=LOOKUP(ROUND([.A15]*2/3);Levels;CombatMastery)" office:value-type="float" office:value="12" calcext:value-type="float">
            <text:p>12+</text:p>
          </table:table-cell>
          <table:table-cell table:formula="of:=[.A15]*[.$M$5]" office:value-type="float" office:value="36" calcext:value-type="float">
            <text:p>36</text:p>
          </table:table-cell>
          <table:table-cell table:style-name="ce5" table:formula="of:=ROUND(AVERAGE([.F15:.H15]))" office:value-type="float" office:value="5" calcext:value-type="float">
            <text:p>+5</text:p>
          </table:table-cell>
          <table:table-cell table:style-name="ce5" table:formula="of:=SUM([.F15:.H15])" office:value-type="float" office:value="16" calcext:value-type="float">
            <text:p>+16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ROUND((LOOKUP([.A16];Levels;FighterXP)*2/3) + (LOOKUP([.A16];Levels;RogueXP)/3);-4)" office:value-type="float" office:value="220000" calcext:value-type="float">
            <text:p>220,000</text:p>
          </table:table-cell>
          <table:table-cell table:formula="of:=[.A16]&amp;&quot;d6+&quot;&amp;[.A16]" office:value-type="string" office:string-value="9d6+9" calcext:value-type="string">
            <text:p>9d6+9</text:p>
          </table:table-cell>
          <table:table-cell table:formula="of:=ROUND((LOOKUP([.$A16];Levels;FighterAB)*2/3) + LOOKUP([.$A16];Levels;RogueAB)/3)" office:value-type="float" office:value="6" calcext:value-type="float">
            <text:p>+6</text:p>
          </table:table-cell>
          <table:table-cell table:formula="of:=ROUND((LOOKUP([.$A16];Levels;FighterInit)*2/3) + LOOKUP([.$A16];Levels;RogueInit)/3)" office:value-type="float" office:value="2" calcext:value-type="float">
            <text:p>+2</text:p>
          </table:table-cell>
          <table:table-cell table:formula="of:=ROUND((LOOKUP([.$A16];Levels;FighterEvade)*2/3) + LOOKUP([.$A16];Levels;RogueEvade)/3)" office:value-type="float" office:value="6" calcext:value-type="float">
            <text:p>+6</text:p>
          </table:table-cell>
          <table:table-cell table:formula="of:=ROUND((LOOKUP([.$A16];Levels;FighterHardy)*2/3) + LOOKUP([.$A16];Levels;RogueHardy)/3)" office:value-type="float" office:value="7" calcext:value-type="float">
            <text:p>+7</text:p>
          </table:table-cell>
          <table:table-cell table:formula="of:=ROUND((LOOKUP([.$A16];Levels;FighterSpirit)*2/3) + LOOKUP([.$A16];Levels;RogueSpirit)/3)" office:value-type="float" office:value="6" calcext:value-type="float">
            <text:p>+6</text:p>
          </table:table-cell>
          <table:table-cell table:formula="of:=ROUND((LOOKUP([.$A16];Levels;FighterSkills)*2/3) + LOOKUP([.$A16];Levels;RogueSkills)/3)" office:value-type="float" office:value="8" calcext:value-type="float">
            <text:p>8</text:p>
          </table:table-cell>
          <table:table-cell table:formula="of:=ROUND((LOOKUP([.$A16];Levels;FighterTraits)*2/3) + LOOKUP([.$A16];Levels;RogueTraits)/3)" office:value-type="float" office:value="2" calcext:value-type="float">
            <text:p>2</text:p>
          </table:table-cell>
          <table:table-cell table:formula="of:=ROUND((LOOKUP([.$A16];Levels;FighterKnacks)*2/3) + LOOKUP([.$A16];Levels;RogueKnacks)/3)" office:value-type="float" office:value="4" calcext:value-type="float">
            <text:p>4</text:p>
          </table:table-cell>
          <table:table-cell table:style-name="ce7" table:formula="of:=LOOKUP(ROUND([.A16]*2/3);Levels;CombatMastery)" office:value-type="float" office:value="12" calcext:value-type="float">
            <text:p>12+</text:p>
          </table:table-cell>
          <table:table-cell table:formula="of:=[.A16]*[.$M$5]" office:value-type="float" office:value="40.5" calcext:value-type="float">
            <text:p>40.5</text:p>
          </table:table-cell>
          <table:table-cell table:style-name="ce5" table:formula="of:=ROUND(AVERAGE([.F16:.H16]))" office:value-type="float" office:value="6" calcext:value-type="float">
            <text:p>+6</text:p>
          </table:table-cell>
          <table:table-cell table:style-name="ce5" table:formula="of:=SUM([.F16:.H16])" office:value-type="float" office:value="19" calcext:value-type="float">
            <text:p>+19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ROUND((LOOKUP([.A17];Levels;FighterXP)*2/3) + (LOOKUP([.A17];Levels;RogueXP)/3);-4)" office:value-type="float" office:value="340000" calcext:value-type="float">
            <text:p>340,000</text:p>
          </table:table-cell>
          <table:table-cell table:formula="of:=[.A17]&amp;&quot;d6+&quot;&amp;[.A17]" office:value-type="string" office:string-value="10d6+10" calcext:value-type="string">
            <text:p>10d6+10</text:p>
          </table:table-cell>
          <table:table-cell table:formula="of:=ROUND((LOOKUP([.$A17];Levels;FighterAB)*2/3) + LOOKUP([.$A17];Levels;RogueAB)/3)" office:value-type="float" office:value="6" calcext:value-type="float">
            <text:p>+6</text:p>
          </table:table-cell>
          <table:table-cell table:formula="of:=ROUND((LOOKUP([.$A17];Levels;FighterInit)*2/3) + LOOKUP([.$A17];Levels;RogueInit)/3)" office:value-type="float" office:value="2" calcext:value-type="float">
            <text:p>+2</text:p>
          </table:table-cell>
          <table:table-cell table:formula="of:=ROUND((LOOKUP([.$A17];Levels;FighterEvade)*2/3) + LOOKUP([.$A17];Levels;RogueEvade)/3)" office:value-type="float" office:value="7" calcext:value-type="float">
            <text:p>+7</text:p>
          </table:table-cell>
          <table:table-cell table:formula="of:=ROUND((LOOKUP([.$A17];Levels;FighterHardy)*2/3) + LOOKUP([.$A17];Levels;RogueHardy)/3)" office:value-type="float" office:value="8" calcext:value-type="float">
            <text:p>+8</text:p>
          </table:table-cell>
          <table:table-cell table:formula="of:=ROUND((LOOKUP([.$A17];Levels;FighterSpirit)*2/3) + LOOKUP([.$A17];Levels;RogueSpirit)/3)" office:value-type="float" office:value="6" calcext:value-type="float">
            <text:p>+6</text:p>
          </table:table-cell>
          <table:table-cell table:formula="of:=ROUND((LOOKUP([.$A17];Levels;FighterSkills)*2/3) + LOOKUP([.$A17];Levels;RogueSkills)/3)" office:value-type="float" office:value="8" calcext:value-type="float">
            <text:p>8</text:p>
          </table:table-cell>
          <table:table-cell table:formula="of:=ROUND((LOOKUP([.$A17];Levels;FighterTraits)*2/3) + LOOKUP([.$A17];Levels;RogueTraits)/3)" office:value-type="float" office:value="3" calcext:value-type="float">
            <text:p>3</text:p>
          </table:table-cell>
          <table:table-cell table:formula="of:=ROUND((LOOKUP([.$A17];Levels;FighterKnacks)*2/3) + LOOKUP([.$A17];Levels;RogueKnacks)/3)" office:value-type="float" office:value="5" calcext:value-type="float">
            <text:p>5</text:p>
          </table:table-cell>
          <table:table-cell table:style-name="ce7" table:formula="of:=LOOKUP(ROUND([.A17]*2/3);Levels;CombatMastery)" office:value-type="float" office:value="11" calcext:value-type="float">
            <text:p>11+</text:p>
          </table:table-cell>
          <table:table-cell table:formula="of:=[.A17]*[.$M$5]" office:value-type="float" office:value="45" calcext:value-type="float">
            <text:p>45</text:p>
          </table:table-cell>
          <table:table-cell table:style-name="ce5" table:formula="of:=ROUND(AVERAGE([.F17:.H17]))" office:value-type="float" office:value="7" calcext:value-type="float">
            <text:p>+7</text:p>
          </table:table-cell>
          <table:table-cell table:style-name="ce5" table:formula="of:=SUM([.F17:.H17])" office:value-type="float" office:value="21" calcext:value-type="float">
            <text:p>+21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ROUND((LOOKUP([.A18];Levels;FighterXP)*2/3) + (LOOKUP([.A18];Levels;RogueXP)/3);-4)" office:value-type="float" office:value="450000" calcext:value-type="float">
            <text:p>450,000</text:p>
          </table:table-cell>
          <table:table-cell table:formula="of:=&quot;10d6+&quot; &amp; (10+([.A18]-10)*2)" office:value-type="string" office:string-value="10d6+12" calcext:value-type="string">
            <text:p>10d6+12</text:p>
          </table:table-cell>
          <table:table-cell table:formula="of:=ROUND((LOOKUP([.$A18];Levels;FighterAB)*2/3) + LOOKUP([.$A18];Levels;RogueAB)/3)" office:value-type="float" office:value="7" calcext:value-type="float">
            <text:p>+7</text:p>
          </table:table-cell>
          <table:table-cell table:formula="of:=ROUND((LOOKUP([.$A18];Levels;FighterInit)*2/3) + LOOKUP([.$A18];Levels;RogueInit)/3)" office:value-type="float" office:value="2" calcext:value-type="float">
            <text:p>+2</text:p>
          </table:table-cell>
          <table:table-cell table:formula="of:=ROUND((LOOKUP([.$A18];Levels;FighterEvade)*2/3) + LOOKUP([.$A18];Levels;RogueEvade)/3)" office:value-type="float" office:value="8" calcext:value-type="float">
            <text:p>+8</text:p>
          </table:table-cell>
          <table:table-cell table:formula="of:=ROUND((LOOKUP([.$A18];Levels;FighterHardy)*2/3) + LOOKUP([.$A18];Levels;RogueHardy)/3)" office:value-type="float" office:value="8" calcext:value-type="float">
            <text:p>+8</text:p>
          </table:table-cell>
          <table:table-cell table:formula="of:=ROUND((LOOKUP([.$A18];Levels;FighterSpirit)*2/3) + LOOKUP([.$A18];Levels;RogueSpirit)/3)" office:value-type="float" office:value="7" calcext:value-type="float">
            <text:p>+7</text:p>
          </table:table-cell>
          <table:table-cell table:formula="of:=ROUND((LOOKUP([.$A18];Levels;FighterSkills)*2/3) + LOOKUP([.$A18];Levels;RogueSkills)/3)" office:value-type="float" office:value="9" calcext:value-type="float">
            <text:p>9</text:p>
          </table:table-cell>
          <table:table-cell table:formula="of:=ROUND((LOOKUP([.$A18];Levels;FighterTraits)*2/3) + LOOKUP([.$A18];Levels;RogueTraits)/3)" office:value-type="float" office:value="3" calcext:value-type="float">
            <text:p>3</text:p>
          </table:table-cell>
          <table:table-cell table:formula="of:=ROUND((LOOKUP([.$A18];Levels;FighterKnacks)*2/3) + LOOKUP([.$A18];Levels;RogueKnacks)/3)" office:value-type="float" office:value="5" calcext:value-type="float">
            <text:p>5</text:p>
          </table:table-cell>
          <table:table-cell table:style-name="ce7" table:formula="of:=LOOKUP(ROUND([.A18]*2/3);Levels;CombatMastery)" office:value-type="float" office:value="11" calcext:value-type="float">
            <text:p>11+</text:p>
          </table:table-cell>
          <table:table-cell table:formula="of:=[.M17]+2" office:value-type="float" office:value="47" calcext:value-type="float">
            <text:p>47</text:p>
          </table:table-cell>
          <table:table-cell table:style-name="ce5" table:formula="of:=ROUND(AVERAGE([.F18:.H18]))" office:value-type="float" office:value="8" calcext:value-type="float">
            <text:p>+8</text:p>
          </table:table-cell>
          <table:table-cell table:style-name="ce5" table:formula="of:=SUM([.F18:.H18])" office:value-type="float" office:value="23" calcext:value-type="float">
            <text:p>+23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ROUND((LOOKUP([.A19];Levels;FighterXP)*2/3) + (LOOKUP([.A19];Levels;RogueXP)/3);-4)" office:value-type="float" office:value="560000" calcext:value-type="float">
            <text:p>560,000</text:p>
          </table:table-cell>
          <table:table-cell table:formula="of:=&quot;10d6+&quot; &amp; (10+([.A19]-10)*2)" office:value-type="string" office:string-value="10d6+14" calcext:value-type="string">
            <text:p>10d6+14</text:p>
          </table:table-cell>
          <table:table-cell table:formula="of:=ROUND((LOOKUP([.$A19];Levels;FighterAB)*2/3) + LOOKUP([.$A19];Levels;RogueAB)/3)" office:value-type="float" office:value="7" calcext:value-type="float">
            <text:p>+7</text:p>
          </table:table-cell>
          <table:table-cell table:formula="of:=ROUND((LOOKUP([.$A19];Levels;FighterInit)*2/3) + LOOKUP([.$A19];Levels;RogueInit)/3)" office:value-type="float" office:value="3" calcext:value-type="float">
            <text:p>+3</text:p>
          </table:table-cell>
          <table:table-cell table:formula="of:=ROUND((LOOKUP([.$A19];Levels;FighterEvade)*2/3) + LOOKUP([.$A19];Levels;RogueEvade)/3)" office:value-type="float" office:value="8" calcext:value-type="float">
            <text:p>+8</text:p>
          </table:table-cell>
          <table:table-cell table:formula="of:=ROUND((LOOKUP([.$A19];Levels;FighterHardy)*2/3) + LOOKUP([.$A19];Levels;RogueHardy)/3)" office:value-type="float" office:value="9" calcext:value-type="float">
            <text:p>+9</text:p>
          </table:table-cell>
          <table:table-cell table:formula="of:=ROUND((LOOKUP([.$A19];Levels;FighterSpirit)*2/3) + LOOKUP([.$A19];Levels;RogueSpirit)/3)" office:value-type="float" office:value="8" calcext:value-type="float">
            <text:p>+8</text:p>
          </table:table-cell>
          <table:table-cell table:formula="of:=ROUND((LOOKUP([.$A19];Levels;FighterSkills)*2/3) + LOOKUP([.$A19];Levels;RogueSkills)/3)" office:value-type="float" office:value="10" calcext:value-type="float">
            <text:p>10</text:p>
          </table:table-cell>
          <table:table-cell table:formula="of:=ROUND((LOOKUP([.$A19];Levels;FighterTraits)*2/3) + LOOKUP([.$A19];Levels;RogueTraits)/3)" office:value-type="float" office:value="3" calcext:value-type="float">
            <text:p>3</text:p>
          </table:table-cell>
          <table:table-cell table:formula="of:=ROUND((LOOKUP([.$A19];Levels;FighterKnacks)*2/3) + LOOKUP([.$A19];Levels;RogueKnacks)/3)" office:value-type="float" office:value="5" calcext:value-type="float">
            <text:p>5</text:p>
          </table:table-cell>
          <table:table-cell table:style-name="ce7" table:formula="of:=LOOKUP(ROUND([.A19]*2/3);Levels;CombatMastery)" office:value-type="float" office:value="11" calcext:value-type="float">
            <text:p>11+</text:p>
          </table:table-cell>
          <table:table-cell table:formula="of:=[.M18]+2" office:value-type="float" office:value="49" calcext:value-type="float">
            <text:p>49</text:p>
          </table:table-cell>
          <table:table-cell table:style-name="ce5" table:formula="of:=ROUND(AVERAGE([.F19:.H19]))" office:value-type="float" office:value="8" calcext:value-type="float">
            <text:p>+8</text:p>
          </table:table-cell>
          <table:table-cell table:style-name="ce5" table:formula="of:=SUM([.F19:.H19])" office:value-type="float" office:value="25" calcext:value-type="float">
            <text:p>+25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ROUND((LOOKUP([.A20];Levels;FighterXP)*2/3) + (LOOKUP([.A20];Levels;RogueXP)/3);-4)" office:value-type="float" office:value="680000" calcext:value-type="float">
            <text:p>680,000</text:p>
          </table:table-cell>
          <table:table-cell table:formula="of:=&quot;10d6+&quot; &amp; (10+([.A20]-10)*2)" office:value-type="string" office:string-value="10d6+16" calcext:value-type="string">
            <text:p>10d6+16</text:p>
          </table:table-cell>
          <table:table-cell table:formula="of:=ROUND((LOOKUP([.$A20];Levels;FighterAB)*2/3) + LOOKUP([.$A20];Levels;RogueAB)/3)" office:value-type="float" office:value="8" calcext:value-type="float">
            <text:p>+8</text:p>
          </table:table-cell>
          <table:table-cell table:formula="of:=ROUND((LOOKUP([.$A20];Levels;FighterInit)*2/3) + LOOKUP([.$A20];Levels;RogueInit)/3)" office:value-type="float" office:value="3" calcext:value-type="float">
            <text:p>+3</text:p>
          </table:table-cell>
          <table:table-cell table:formula="of:=ROUND((LOOKUP([.$A20];Levels;FighterEvade)*2/3) + LOOKUP([.$A20];Levels;RogueEvade)/3)" office:value-type="float" office:value="9" calcext:value-type="float">
            <text:p>+9</text:p>
          </table:table-cell>
          <table:table-cell table:formula="of:=ROUND((LOOKUP([.$A20];Levels;FighterHardy)*2/3) + LOOKUP([.$A20];Levels;RogueHardy)/3)" office:value-type="float" office:value="10" calcext:value-type="float">
            <text:p>+10</text:p>
          </table:table-cell>
          <table:table-cell table:formula="of:=ROUND((LOOKUP([.$A20];Levels;FighterSpirit)*2/3) + LOOKUP([.$A20];Levels;RogueSpirit)/3)" office:value-type="float" office:value="8" calcext:value-type="float">
            <text:p>+8</text:p>
          </table:table-cell>
          <table:table-cell table:formula="of:=ROUND((LOOKUP([.$A20];Levels;FighterSkills)*2/3) + LOOKUP([.$A20];Levels;RogueSkills)/3)" office:value-type="float" office:value="11" calcext:value-type="float">
            <text:p>11</text:p>
          </table:table-cell>
          <table:table-cell table:formula="of:=ROUND((LOOKUP([.$A20];Levels;FighterTraits)*2/3) + LOOKUP([.$A20];Levels;RogueTraits)/3)" office:value-type="float" office:value="3" calcext:value-type="float">
            <text:p>3</text:p>
          </table:table-cell>
          <table:table-cell table:formula="of:=ROUND((LOOKUP([.$A20];Levels;FighterKnacks)*2/3) + LOOKUP([.$A20];Levels;RogueKnacks)/3)" office:value-type="float" office:value="6" calcext:value-type="float">
            <text:p>6</text:p>
          </table:table-cell>
          <table:table-cell table:style-name="ce7" table:formula="of:=LOOKUP(ROUND([.A20]*2/3);Levels;CombatMastery)" office:value-type="float" office:value="10" calcext:value-type="float">
            <text:p>10+</text:p>
          </table:table-cell>
          <table:table-cell table:formula="of:=[.M19]+2" office:value-type="float" office:value="51" calcext:value-type="float">
            <text:p>51</text:p>
          </table:table-cell>
          <table:table-cell table:style-name="ce5" table:formula="of:=ROUND(AVERAGE([.F20:.H20]))" office:value-type="float" office:value="9" calcext:value-type="float">
            <text:p>+9</text:p>
          </table:table-cell>
          <table:table-cell table:style-name="ce5" table:formula="of:=SUM([.F20:.H20])" office:value-type="float" office:value="27" calcext:value-type="float">
            <text:p>+27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ROUND((LOOKUP([.A21];Levels;FighterXP)*2/3) + (LOOKUP([.A21];Levels;RogueXP)/3);-4)" office:value-type="float" office:value="790000" calcext:value-type="float">
            <text:p>790,000</text:p>
          </table:table-cell>
          <table:table-cell table:formula="of:=&quot;10d6+&quot; &amp; (10+([.A21]-10)*2)" office:value-type="string" office:string-value="10d6+18" calcext:value-type="string">
            <text:p>10d6+18</text:p>
          </table:table-cell>
          <table:table-cell table:formula="of:=ROUND((LOOKUP([.$A21];Levels;FighterAB)*2/3) + LOOKUP([.$A21];Levels;RogueAB)/3)" office:value-type="float" office:value="9" calcext:value-type="float">
            <text:p>+9</text:p>
          </table:table-cell>
          <table:table-cell table:formula="of:=ROUND((LOOKUP([.$A21];Levels;FighterInit)*2/3) + LOOKUP([.$A21];Levels;RogueInit)/3)" office:value-type="float" office:value="3" calcext:value-type="float">
            <text:p>+3</text:p>
          </table:table-cell>
          <table:table-cell table:formula="of:=ROUND((LOOKUP([.$A21];Levels;FighterEvade)*2/3) + LOOKUP([.$A21];Levels;RogueEvade)/3)" office:value-type="float" office:value="10" calcext:value-type="float">
            <text:p>+10</text:p>
          </table:table-cell>
          <table:table-cell table:formula="of:=ROUND((LOOKUP([.$A21];Levels;FighterHardy)*2/3) + LOOKUP([.$A21];Levels;RogueHardy)/3)" office:value-type="float" office:value="10" calcext:value-type="float">
            <text:p>+10</text:p>
          </table:table-cell>
          <table:table-cell table:formula="of:=ROUND((LOOKUP([.$A21];Levels;FighterSpirit)*2/3) + LOOKUP([.$A21];Levels;RogueSpirit)/3)" office:value-type="float" office:value="9" calcext:value-type="float">
            <text:p>+9</text:p>
          </table:table-cell>
          <table:table-cell table:formula="of:=ROUND((LOOKUP([.$A21];Levels;FighterSkills)*2/3) + LOOKUP([.$A21];Levels;RogueSkills)/3)" office:value-type="float" office:value="11" calcext:value-type="float">
            <text:p>11</text:p>
          </table:table-cell>
          <table:table-cell table:formula="of:=ROUND((LOOKUP([.$A21];Levels;FighterTraits)*2/3) + LOOKUP([.$A21];Levels;RogueTraits)/3)" office:value-type="float" office:value="4" calcext:value-type="float">
            <text:p>4</text:p>
          </table:table-cell>
          <table:table-cell table:formula="of:=ROUND((LOOKUP([.$A21];Levels;FighterKnacks)*2/3) + LOOKUP([.$A21];Levels;RogueKnacks)/3)" office:value-type="float" office:value="6" calcext:value-type="float">
            <text:p>6</text:p>
          </table:table-cell>
          <table:table-cell table:style-name="ce7" table:formula="of:=LOOKUP(ROUND([.A21]*2/3);Levels;CombatMastery)" office:value-type="float" office:value="10" calcext:value-type="float">
            <text:p>10+</text:p>
          </table:table-cell>
          <table:table-cell table:formula="of:=[.M20]+2" office:value-type="float" office:value="53" calcext:value-type="float">
            <text:p>53</text:p>
          </table:table-cell>
          <table:table-cell table:style-name="ce5" table:formula="of:=ROUND(AVERAGE([.F21:.H21]))" office:value-type="float" office:value="10" calcext:value-type="float">
            <text:p>+10</text:p>
          </table:table-cell>
          <table:table-cell table:style-name="ce5" table:formula="of:=SUM([.F21:.H21])" office:value-type="float" office:value="29" calcext:value-type="float">
            <text:p>+29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ROUND((LOOKUP([.A22];Levels;FighterXP)*2/3) + (LOOKUP([.A22];Levels;RogueXP)/3);-4)" office:value-type="float" office:value="900000" calcext:value-type="float">
            <text:p>900,000</text:p>
          </table:table-cell>
          <table:table-cell table:formula="of:=&quot;10d6+&quot; &amp; (10+([.A22]-10)*2)" office:value-type="string" office:string-value="10d6+20" calcext:value-type="string">
            <text:p>10d6+20</text:p>
          </table:table-cell>
          <table:table-cell table:formula="of:=ROUND((LOOKUP([.$A22];Levels;FighterAB)*2/3) + LOOKUP([.$A22];Levels;RogueAB)/3)" office:value-type="float" office:value="9" calcext:value-type="float">
            <text:p>+9</text:p>
          </table:table-cell>
          <table:table-cell table:formula="of:=ROUND((LOOKUP([.$A22];Levels;FighterInit)*2/3) + LOOKUP([.$A22];Levels;RogueInit)/3)" office:value-type="float" office:value="4" calcext:value-type="float">
            <text:p>+4</text:p>
          </table:table-cell>
          <table:table-cell table:formula="of:=ROUND((LOOKUP([.$A22];Levels;FighterEvade)*2/3) + LOOKUP([.$A22];Levels;RogueEvade)/3)" office:value-type="float" office:value="11" calcext:value-type="float">
            <text:p>+11</text:p>
          </table:table-cell>
          <table:table-cell table:formula="of:=ROUND((LOOKUP([.$A22];Levels;FighterHardy)*2/3) + LOOKUP([.$A22];Levels;RogueHardy)/3)" office:value-type="float" office:value="11" calcext:value-type="float">
            <text:p>+11</text:p>
          </table:table-cell>
          <table:table-cell table:formula="of:=ROUND((LOOKUP([.$A22];Levels;FighterSpirit)*2/3) + LOOKUP([.$A22];Levels;RogueSpirit)/3)" office:value-type="float" office:value="10" calcext:value-type="float">
            <text:p>+10</text:p>
          </table:table-cell>
          <table:table-cell table:formula="of:=ROUND((LOOKUP([.$A22];Levels;FighterSkills)*2/3) + LOOKUP([.$A22];Levels;RogueSkills)/3)" office:value-type="float" office:value="11" calcext:value-type="float">
            <text:p>11</text:p>
          </table:table-cell>
          <table:table-cell table:formula="of:=ROUND((LOOKUP([.$A22];Levels;FighterTraits)*2/3) + LOOKUP([.$A22];Levels;RogueTraits)/3)" office:value-type="float" office:value="4" calcext:value-type="float">
            <text:p>4</text:p>
          </table:table-cell>
          <table:table-cell table:formula="of:=ROUND((LOOKUP([.$A22];Levels;FighterKnacks)*2/3) + LOOKUP([.$A22];Levels;RogueKnacks)/3)" office:value-type="float" office:value="7" calcext:value-type="float">
            <text:p>7</text:p>
          </table:table-cell>
          <table:table-cell table:style-name="ce7" table:formula="of:=LOOKUP(ROUND([.A22]*2/3);Levels;CombatMastery)" office:value-type="float" office:value="10" calcext:value-type="float">
            <text:p>10+</text:p>
          </table:table-cell>
          <table:table-cell table:formula="of:=[.M21]+2" office:value-type="float" office:value="55" calcext:value-type="float">
            <text:p>55</text:p>
          </table:table-cell>
          <table:table-cell table:style-name="ce5" table:formula="of:=ROUND(AVERAGE([.F22:.H22]))" office:value-type="float" office:value="11" calcext:value-type="float">
            <text:p>+11</text:p>
          </table:table-cell>
          <table:table-cell table:style-name="ce5" table:formula="of:=SUM([.F22:.H22])" office:value-type="float" office:value="32" calcext:value-type="float">
            <text:p>+32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style-name="Default" table:number-columns-repeated="15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style-name="ce1" office:value-type="string" calcext:value-type="string">
            <text:p>ROGUE-FIGHTER</text:p>
          </table:table-cell>
          <table:table-cell table:style-name="Default" table:number-columns-repeated="11"/>
          <table:table-cell office:value-type="float" office:value="4.5" calcext:value-type="float">
            <text:p>4.5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Hit</text:p>
          </table:table-cell>
          <table:table-cell table:style-name="ce2" office:value-type="string" calcext:value-type="string">
            <text:p>Attack</text:p>
          </table:table-cell>
          <table:table-cell table:style-name="ce2"/>
          <table:table-cell table:style-name="ce12" office:value-type="string" calcext:value-type="string" table:number-columns-spanned="3" table:number-rows-spanned="1">
            <text:p>Saving Throws</text:p>
          </table:table-cell>
          <table:covered-table-cell table:number-columns-repeated="2" table:style-name="ce2"/>
          <table:table-cell table:style-name="ce2" table:number-columns-repeated="3"/>
          <table:table-cell table:style-name="ce2" office:value-type="string" calcext:value-type="string">
            <text:p>Sneak</text:p>
          </table:table-cell>
          <table:table-cell table:number-columns-repeated="2" table:style-name="ce2" office:value-type="string" calcext:value-type="string">
            <text:p>Average</text:p>
          </table:table-cell>
          <table:table-cell table:style-name="ce2" office:value-type="string" calcext:value-type="string">
            <text:p>Total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style-name="ce2" office:value-type="string" calcext:value-type="string">
            <text:p>Level</text:p>
          </table:table-cell>
          <table:table-cell table:style-name="ce2" office:value-type="string" calcext:value-type="string">
            <text:p>Experience</text:p>
          </table:table-cell>
          <table:table-cell table:style-name="ce2" office:value-type="string" calcext:value-type="string">
            <text:p>Dice</text:p>
          </table:table-cell>
          <table:table-cell table:style-name="ce2" office:value-type="string" calcext:value-type="string">
            <text:p>Bonus</text:p>
          </table:table-cell>
          <table:table-cell table:style-name="ce2" office:value-type="string" calcext:value-type="string">
            <text:p>Initiative</text:p>
          </table:table-cell>
          <table:table-cell table:style-name="ce2" office:value-type="string" calcext:value-type="string">
            <text:p>Evasion</text:p>
          </table:table-cell>
          <table:table-cell table:style-name="ce2" office:value-type="string" calcext:value-type="string">
            <text:p>Hardiness</text:p>
          </table:table-cell>
          <table:table-cell table:style-name="ce2" office:value-type="string" calcext:value-type="string">
            <text:p>Spirit</text:p>
          </table:table-cell>
          <table:table-cell table:style-name="ce2" office:value-type="string" calcext:value-type="string">
            <text:p>Skills</text:p>
          </table:table-cell>
          <table:table-cell table:style-name="ce2" office:value-type="string" calcext:value-type="string">
            <text:p>Traits</text:p>
          </table:table-cell>
          <table:table-cell table:style-name="ce2" office:value-type="string" calcext:value-type="string">
            <text:p>Knacks</text:p>
          </table:table-cell>
          <table:table-cell table:style-name="ce2" office:value-type="string" calcext:value-type="string">
            <text:p>Attack</text:p>
          </table:table-cell>
          <table:table-cell table:style-name="ce2" office:value-type="string" calcext:value-type="string">
            <text:p>HP</text:p>
          </table:table-cell>
          <table:table-cell table:number-columns-repeated="2" table:style-name="ce2" office:value-type="string" calcext:value-type="string">
            <text:p>Save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ROUND((LOOKUP([.A27];Levels;FighterXP)/3) + (LOOKUP([.A27];Levels;RogueXP)*2/3);-2)" office:value-type="float" office:value="0" calcext:value-type="float">
            <text:p>0</text:p>
          </table:table-cell>
          <table:table-cell table:formula="of:=[.A27]&amp;&quot;d6+&quot;&amp;[.A27]" office:value-type="string" office:string-value="1d6+1" calcext:value-type="string">
            <text:p>1d6+1</text:p>
          </table:table-cell>
          <table:table-cell table:formula="of:=ROUND((LOOKUP([.$A27];Levels;FighterAB)/3) + LOOKUP([.$A27];Levels;RogueAB)*2/3)" office:value-type="float" office:value="0" calcext:value-type="float">
            <text:p>+0</text:p>
          </table:table-cell>
          <table:table-cell table:formula="of:=ROUND((LOOKUP([.$A27];Levels;FighterInit)/3) + LOOKUP([.$A27];Levels;RogueInit)*2/3)" office:value-type="float" office:value="0" calcext:value-type="float">
            <text:p>+0</text:p>
          </table:table-cell>
          <table:table-cell table:formula="of:=ROUND((LOOKUP([.$A27];Levels;FighterEvade)/3) + LOOKUP([.$A27];Levels;RogueEvade)*2/3)" office:value-type="float" office:value="1" calcext:value-type="float">
            <text:p>+1</text:p>
          </table:table-cell>
          <table:table-cell table:formula="of:=ROUND((LOOKUP([.$A27];Levels;FighterHardy)/3) + LOOKUP([.$A27];Levels;RogueHardy)*2/3)" office:value-type="float" office:value="1" calcext:value-type="float">
            <text:p>+1</text:p>
          </table:table-cell>
          <table:table-cell table:formula="of:=ROUND((LOOKUP([.$A27];Levels;FighterSpirit)/3) + LOOKUP([.$A27];Levels;RogueSpirit)*2/3)" office:value-type="float" office:value="0" calcext:value-type="float">
            <text:p>+0</text:p>
          </table:table-cell>
          <table:table-cell table:formula="of:=ROUND((LOOKUP([.$A27];Levels;FighterSkills)/3) + LOOKUP([.$A27];Levels;RogueSkills)*2/3)" office:value-type="float" office:value="3" calcext:value-type="float">
            <text:p>3</text:p>
          </table:table-cell>
          <table:table-cell table:formula="of:=ROUND((LOOKUP([.$A27];Levels;FighterTraits)/3) + LOOKUP([.$A27];Levels;RogueTraits)*2/3)" office:value-type="float" office:value="0" calcext:value-type="float">
            <text:p>0</text:p>
          </table:table-cell>
          <table:table-cell table:formula="of:=ROUND((LOOKUP([.$A27];Levels;FighterKnacks)/3) + LOOKUP([.$A27];Levels;RogueKnacks)*2/3)" office:value-type="float" office:value="1" calcext:value-type="float">
            <text:p>1</text:p>
          </table:table-cell>
          <table:table-cell table:style-name="ce7" table:formula="of:=LOOKUP(ROUND([.A27]*2/3);Levels;SneakAttack)" office:value-type="string" office:string-value="+1d4" calcext:value-type="string">
            <text:p>+1d4</text:p>
          </table:table-cell>
          <table:table-cell office:value-type="float" office:value="7" calcext:value-type="float">
            <text:p>7</text:p>
          </table:table-cell>
          <table:table-cell table:style-name="ce5" table:formula="of:=ROUND(AVERAGE([.F27:.H27]))" office:value-type="float" office:value="1" calcext:value-type="float">
            <text:p>+1</text:p>
          </table:table-cell>
          <table:table-cell table:style-name="ce5" table:formula="of:=SUM([.F27:.H27])" office:value-type="float" office:value="2" calcext:value-type="float">
            <text:p>+2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ROUND((LOOKUP([.A28];Levels;FighterXP)/3) + (LOOKUP([.A28];Levels;RogueXP)*2/3);-2)" office:value-type="float" office:value="1700" calcext:value-type="float">
            <text:p>1,700</text:p>
          </table:table-cell>
          <table:table-cell table:formula="of:=[.A28]&amp;&quot;d6+&quot;&amp;[.A28]" office:value-type="string" office:string-value="2d6+2" calcext:value-type="string">
            <text:p>2d6+2</text:p>
          </table:table-cell>
          <table:table-cell table:formula="of:=ROUND((LOOKUP([.$A28];Levels;FighterAB)/3) + LOOKUP([.$A28];Levels;RogueAB)*2/3)" office:value-type="float" office:value="1" calcext:value-type="float">
            <text:p>+1</text:p>
          </table:table-cell>
          <table:table-cell table:formula="of:=ROUND((LOOKUP([.$A28];Levels;FighterInit)/3) + LOOKUP([.$A28];Levels;RogueInit)*2/3)" office:value-type="float" office:value="0" calcext:value-type="float">
            <text:p>+0</text:p>
          </table:table-cell>
          <table:table-cell table:formula="of:=ROUND((LOOKUP([.$A28];Levels;FighterEvade)/3) + LOOKUP([.$A28];Levels;RogueEvade)*2/3)" office:value-type="float" office:value="2" calcext:value-type="float">
            <text:p>+2</text:p>
          </table:table-cell>
          <table:table-cell table:formula="of:=ROUND((LOOKUP([.$A28];Levels;FighterHardy)/3) + LOOKUP([.$A28];Levels;RogueHardy)*2/3)" office:value-type="float" office:value="1" calcext:value-type="float">
            <text:p>+1</text:p>
          </table:table-cell>
          <table:table-cell table:formula="of:=ROUND((LOOKUP([.$A28];Levels;FighterSpirit)/3) + LOOKUP([.$A28];Levels;RogueSpirit)*2/3)" office:value-type="float" office:value="1" calcext:value-type="float">
            <text:p>+1</text:p>
          </table:table-cell>
          <table:table-cell table:formula="of:=ROUND((LOOKUP([.$A28];Levels;FighterSkills)/3) + LOOKUP([.$A28];Levels;RogueSkills)*2/3)" office:value-type="float" office:value="3" calcext:value-type="float">
            <text:p>3</text:p>
          </table:table-cell>
          <table:table-cell table:formula="of:=ROUND((LOOKUP([.$A28];Levels;FighterTraits)/3) + LOOKUP([.$A28];Levels;RogueTraits)*2/3)" office:value-type="float" office:value="1" calcext:value-type="float">
            <text:p>1</text:p>
          </table:table-cell>
          <table:table-cell table:formula="of:=ROUND((LOOKUP([.$A28];Levels;FighterKnacks)/3) + LOOKUP([.$A28];Levels;RogueKnacks)*2/3)" office:value-type="float" office:value="1" calcext:value-type="float">
            <text:p>1</text:p>
          </table:table-cell>
          <table:table-cell table:style-name="ce7" table:formula="of:=LOOKUP(ROUND([.A28]*2/3);Levels;SneakAttack)" office:value-type="string" office:string-value="+1d4" calcext:value-type="string">
            <text:p>+1d4</text:p>
          </table:table-cell>
          <table:table-cell table:formula="of:=[.A28]*[.$M$5]" office:value-type="float" office:value="9" calcext:value-type="float">
            <text:p>9</text:p>
          </table:table-cell>
          <table:table-cell table:style-name="ce5" table:formula="of:=ROUND(AVERAGE([.F28:.H28]))" office:value-type="float" office:value="1" calcext:value-type="float">
            <text:p>+1</text:p>
          </table:table-cell>
          <table:table-cell table:style-name="ce5" table:formula="of:=SUM([.F28:.H28])" office:value-type="float" office:value="4" calcext:value-type="float">
            <text:p>+4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ROUND((LOOKUP([.A29];Levels;FighterXP)/3) + (LOOKUP([.A29];Levels;RogueXP)*2/3);-2)" office:value-type="float" office:value="3300" calcext:value-type="float">
            <text:p>3,300</text:p>
          </table:table-cell>
          <table:table-cell table:formula="of:=[.A29]&amp;&quot;d6+&quot;&amp;[.A29]" office:value-type="string" office:string-value="3d6+3" calcext:value-type="string">
            <text:p>3d6+3</text:p>
          </table:table-cell>
          <table:table-cell table:formula="of:=ROUND((LOOKUP([.$A29];Levels;FighterAB)/3) + LOOKUP([.$A29];Levels;RogueAB)*2/3)" office:value-type="float" office:value="2" calcext:value-type="float">
            <text:p>+2</text:p>
          </table:table-cell>
          <table:table-cell table:formula="of:=ROUND((LOOKUP([.$A29];Levels;FighterInit)/3) + LOOKUP([.$A29];Levels;RogueInit)*2/3)" office:value-type="float" office:value="1" calcext:value-type="float">
            <text:p>+1</text:p>
          </table:table-cell>
          <table:table-cell table:formula="of:=ROUND((LOOKUP([.$A29];Levels;FighterEvade)/3) + LOOKUP([.$A29];Levels;RogueEvade)*2/3)" office:value-type="float" office:value="3" calcext:value-type="float">
            <text:p>+3</text:p>
          </table:table-cell>
          <table:table-cell table:formula="of:=ROUND((LOOKUP([.$A29];Levels;FighterHardy)/3) + LOOKUP([.$A29];Levels;RogueHardy)*2/3)" office:value-type="float" office:value="2" calcext:value-type="float">
            <text:p>+2</text:p>
          </table:table-cell>
          <table:table-cell table:formula="of:=ROUND((LOOKUP([.$A29];Levels;FighterSpirit)/3) + LOOKUP([.$A29];Levels;RogueSpirit)*2/3)" office:value-type="float" office:value="2" calcext:value-type="float">
            <text:p>+2</text:p>
          </table:table-cell>
          <table:table-cell table:formula="of:=ROUND((LOOKUP([.$A29];Levels;FighterSkills)/3) + LOOKUP([.$A29];Levels;RogueSkills)*2/3)" office:value-type="float" office:value="5" calcext:value-type="float">
            <text:p>5</text:p>
          </table:table-cell>
          <table:table-cell table:formula="of:=ROUND((LOOKUP([.$A29];Levels;FighterTraits)/3) + LOOKUP([.$A29];Levels;RogueTraits)*2/3)" office:value-type="float" office:value="1" calcext:value-type="float">
            <text:p>1</text:p>
          </table:table-cell>
          <table:table-cell table:formula="of:=ROUND((LOOKUP([.$A29];Levels;FighterKnacks)/3) + LOOKUP([.$A29];Levels;RogueKnacks)*2/3)" office:value-type="float" office:value="1" calcext:value-type="float">
            <text:p>1</text:p>
          </table:table-cell>
          <table:table-cell table:style-name="ce7" table:formula="of:=LOOKUP(ROUND([.A29]*2/3);Levels;SneakAttack)" office:value-type="string" office:string-value="+1d4" calcext:value-type="string">
            <text:p>+1d4</text:p>
          </table:table-cell>
          <table:table-cell table:formula="of:=[.A29]*[.$M$5]" office:value-type="float" office:value="13.5" calcext:value-type="float">
            <text:p>13.5</text:p>
          </table:table-cell>
          <table:table-cell table:style-name="ce5" table:formula="of:=ROUND(AVERAGE([.F29:.H29]))" office:value-type="float" office:value="2" calcext:value-type="float">
            <text:p>+2</text:p>
          </table:table-cell>
          <table:table-cell table:style-name="ce5" table:formula="of:=SUM([.F29:.H29])" office:value-type="float" office:value="7" calcext:value-type="float">
            <text:p>+7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ROUND((LOOKUP([.A30];Levels;FighterXP)/3) + (LOOKUP([.A30];Levels;RogueXP)*2/3);-2)" office:value-type="float" office:value="6700" calcext:value-type="float">
            <text:p>6,700</text:p>
          </table:table-cell>
          <table:table-cell table:formula="of:=[.A30]&amp;&quot;d6+&quot;&amp;[.A30]" office:value-type="string" office:string-value="4d6+4" calcext:value-type="string">
            <text:p>4d6+4</text:p>
          </table:table-cell>
          <table:table-cell table:formula="of:=ROUND((LOOKUP([.$A30];Levels;FighterAB)/3) + LOOKUP([.$A30];Levels;RogueAB)*2/3)" office:value-type="float" office:value="2" calcext:value-type="float">
            <text:p>+2</text:p>
          </table:table-cell>
          <table:table-cell table:formula="of:=ROUND((LOOKUP([.$A30];Levels;FighterInit)/3) + LOOKUP([.$A30];Levels;RogueInit)*2/3)" office:value-type="float" office:value="1" calcext:value-type="float">
            <text:p>+1</text:p>
          </table:table-cell>
          <table:table-cell table:formula="of:=ROUND((LOOKUP([.$A30];Levels;FighterEvade)/3) + LOOKUP([.$A30];Levels;RogueEvade)*2/3)" office:value-type="float" office:value="3" calcext:value-type="float">
            <text:p>+3</text:p>
          </table:table-cell>
          <table:table-cell table:formula="of:=ROUND((LOOKUP([.$A30];Levels;FighterHardy)/3) + LOOKUP([.$A30];Levels;RogueHardy)*2/3)" office:value-type="float" office:value="3" calcext:value-type="float">
            <text:p>+3</text:p>
          </table:table-cell>
          <table:table-cell table:formula="of:=ROUND((LOOKUP([.$A30];Levels;FighterSpirit)/3) + LOOKUP([.$A30];Levels;RogueSpirit)*2/3)" office:value-type="float" office:value="2" calcext:value-type="float">
            <text:p>+2</text:p>
          </table:table-cell>
          <table:table-cell table:formula="of:=ROUND((LOOKUP([.$A30];Levels;FighterSkills)/3) + LOOKUP([.$A30];Levels;RogueSkills)*2/3)" office:value-type="float" office:value="5" calcext:value-type="float">
            <text:p>5</text:p>
          </table:table-cell>
          <table:table-cell table:formula="of:=ROUND((LOOKUP([.$A30];Levels;FighterTraits)/3) + LOOKUP([.$A30];Levels;RogueTraits)*2/3)" office:value-type="float" office:value="1" calcext:value-type="float">
            <text:p>1</text:p>
          </table:table-cell>
          <table:table-cell table:formula="of:=ROUND((LOOKUP([.$A30];Levels;FighterKnacks)/3) + LOOKUP([.$A30];Levels;RogueKnacks)*2/3)" office:value-type="float" office:value="2" calcext:value-type="float">
            <text:p>2</text:p>
          </table:table-cell>
          <table:table-cell table:style-name="ce7" table:formula="of:=LOOKUP(ROUND([.A30]*2/3);Levels;SneakAttack)" office:value-type="string" office:string-value="+1d4" calcext:value-type="string">
            <text:p>+1d4</text:p>
          </table:table-cell>
          <table:table-cell table:formula="of:=[.A30]*[.$M$5]" office:value-type="float" office:value="18" calcext:value-type="float">
            <text:p>18</text:p>
          </table:table-cell>
          <table:table-cell table:style-name="ce5" table:formula="of:=ROUND(AVERAGE([.F30:.H30]))" office:value-type="float" office:value="3" calcext:value-type="float">
            <text:p>+3</text:p>
          </table:table-cell>
          <table:table-cell table:style-name="ce5" table:formula="of:=SUM([.F30:.H30])" office:value-type="float" office:value="8" calcext:value-type="float">
            <text:p>+8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ROUND((LOOKUP([.A31];Levels;FighterXP)/3) + (LOOKUP([.A31];Levels;RogueXP)*2/3);-3)" office:value-type="float" office:value="13000" calcext:value-type="float">
            <text:p>13,000</text:p>
          </table:table-cell>
          <table:table-cell table:formula="of:=[.A31]&amp;&quot;d6+&quot;&amp;[.A31]" office:value-type="string" office:string-value="5d6+5" calcext:value-type="string">
            <text:p>5d6+5</text:p>
          </table:table-cell>
          <table:table-cell table:formula="of:=ROUND((LOOKUP([.$A31];Levels;FighterAB)/3) + LOOKUP([.$A31];Levels;RogueAB)*2/3)" office:value-type="float" office:value="3" calcext:value-type="float">
            <text:p>+3</text:p>
          </table:table-cell>
          <table:table-cell table:formula="of:=ROUND((LOOKUP([.$A31];Levels;FighterInit)/3) + LOOKUP([.$A31];Levels;RogueInit)*2/3)" office:value-type="float" office:value="1" calcext:value-type="float">
            <text:p>+1</text:p>
          </table:table-cell>
          <table:table-cell table:formula="of:=ROUND((LOOKUP([.$A31];Levels;FighterEvade)/3) + LOOKUP([.$A31];Levels;RogueEvade)*2/3)" office:value-type="float" office:value="4" calcext:value-type="float">
            <text:p>+4</text:p>
          </table:table-cell>
          <table:table-cell table:formula="of:=ROUND((LOOKUP([.$A31];Levels;FighterHardy)/3) + LOOKUP([.$A31];Levels;RogueHardy)*2/3)" office:value-type="float" office:value="3" calcext:value-type="float">
            <text:p>+3</text:p>
          </table:table-cell>
          <table:table-cell table:formula="of:=ROUND((LOOKUP([.$A31];Levels;FighterSpirit)/3) + LOOKUP([.$A31];Levels;RogueSpirit)*2/3)" office:value-type="float" office:value="3" calcext:value-type="float">
            <text:p>+3</text:p>
          </table:table-cell>
          <table:table-cell table:formula="of:=ROUND((LOOKUP([.$A31];Levels;FighterSkills)/3) + LOOKUP([.$A31];Levels;RogueSkills)*2/3)" office:value-type="float" office:value="7" calcext:value-type="float">
            <text:p>7</text:p>
          </table:table-cell>
          <table:table-cell table:formula="of:=ROUND((LOOKUP([.$A31];Levels;FighterTraits)/3) + LOOKUP([.$A31];Levels;RogueTraits)*2/3)" office:value-type="float" office:value="1" calcext:value-type="float">
            <text:p>1</text:p>
          </table:table-cell>
          <table:table-cell table:formula="of:=ROUND((LOOKUP([.$A31];Levels;FighterKnacks)/3) + LOOKUP([.$A31];Levels;RogueKnacks)*2/3)" office:value-type="float" office:value="2" calcext:value-type="float">
            <text:p>2</text:p>
          </table:table-cell>
          <table:table-cell table:style-name="ce7" table:formula="of:=LOOKUP(ROUND([.A31]*2/3);Levels;SneakAttack)" office:value-type="string" office:string-value="+1d4" calcext:value-type="string">
            <text:p>+1d4</text:p>
          </table:table-cell>
          <table:table-cell table:formula="of:=[.A31]*[.$M$5]" office:value-type="float" office:value="22.5" calcext:value-type="float">
            <text:p>22.5</text:p>
          </table:table-cell>
          <table:table-cell table:style-name="ce5" table:formula="of:=ROUND(AVERAGE([.F31:.H31]))" office:value-type="float" office:value="3" calcext:value-type="float">
            <text:p>+3</text:p>
          </table:table-cell>
          <table:table-cell table:style-name="ce5" table:formula="of:=SUM([.F31:.H31])" office:value-type="float" office:value="10" calcext:value-type="float">
            <text:p>+10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ROUND((LOOKUP([.A32];Levels;FighterXP)/3) + (LOOKUP([.A32];Levels;RogueXP)*2/3);-3)" office:value-type="float" office:value="27000" calcext:value-type="float">
            <text:p>27,000</text:p>
          </table:table-cell>
          <table:table-cell table:formula="of:=[.A32]&amp;&quot;d6+&quot;&amp;[.A32]" office:value-type="string" office:string-value="6d6+6" calcext:value-type="string">
            <text:p>6d6+6</text:p>
          </table:table-cell>
          <table:table-cell table:formula="of:=ROUND((LOOKUP([.$A32];Levels;FighterAB)/3) + LOOKUP([.$A32];Levels;RogueAB)*2/3)" office:value-type="float" office:value="3" calcext:value-type="float">
            <text:p>+3</text:p>
          </table:table-cell>
          <table:table-cell table:formula="of:=ROUND((LOOKUP([.$A32];Levels;FighterInit)/3) + LOOKUP([.$A32];Levels;RogueInit)*2/3)" office:value-type="float" office:value="2" calcext:value-type="float">
            <text:p>+2</text:p>
          </table:table-cell>
          <table:table-cell table:formula="of:=ROUND((LOOKUP([.$A32];Levels;FighterEvade)/3) + LOOKUP([.$A32];Levels;RogueEvade)*2/3)" office:value-type="float" office:value="5" calcext:value-type="float">
            <text:p>+5</text:p>
          </table:table-cell>
          <table:table-cell table:formula="of:=ROUND((LOOKUP([.$A32];Levels;FighterHardy)/3) + LOOKUP([.$A32];Levels;RogueHardy)*2/3)" office:value-type="float" office:value="4" calcext:value-type="float">
            <text:p>+4</text:p>
          </table:table-cell>
          <table:table-cell table:formula="of:=ROUND((LOOKUP([.$A32];Levels;FighterSpirit)/3) + LOOKUP([.$A32];Levels;RogueSpirit)*2/3)" office:value-type="float" office:value="4" calcext:value-type="float">
            <text:p>+4</text:p>
          </table:table-cell>
          <table:table-cell table:formula="of:=ROUND((LOOKUP([.$A32];Levels;FighterSkills)/3) + LOOKUP([.$A32];Levels;RogueSkills)*2/3)" office:value-type="float" office:value="7" calcext:value-type="float">
            <text:p>7</text:p>
          </table:table-cell>
          <table:table-cell table:formula="of:=ROUND((LOOKUP([.$A32];Levels;FighterTraits)/3) + LOOKUP([.$A32];Levels;RogueTraits)*2/3)" office:value-type="float" office:value="2" calcext:value-type="float">
            <text:p>2</text:p>
          </table:table-cell>
          <table:table-cell table:formula="of:=ROUND((LOOKUP([.$A32];Levels;FighterKnacks)/3) + LOOKUP([.$A32];Levels;RogueKnacks)*2/3)" office:value-type="float" office:value="2" calcext:value-type="float">
            <text:p>2</text:p>
          </table:table-cell>
          <table:table-cell table:style-name="ce7" table:formula="of:=LOOKUP(ROUND([.A32]*2/3);Levels;SneakAttack)" office:value-type="string" office:string-value="+1d4" calcext:value-type="string">
            <text:p>+1d4</text:p>
          </table:table-cell>
          <table:table-cell table:formula="of:=[.A32]*[.$M$5]" office:value-type="float" office:value="27" calcext:value-type="float">
            <text:p>27</text:p>
          </table:table-cell>
          <table:table-cell table:style-name="ce5" table:formula="of:=ROUND(AVERAGE([.F32:.H32]))" office:value-type="float" office:value="4" calcext:value-type="float">
            <text:p>+4</text:p>
          </table:table-cell>
          <table:table-cell table:style-name="ce5" table:formula="of:=SUM([.F32:.H32])" office:value-type="float" office:value="13" calcext:value-type="float">
            <text:p>+13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ROUND((LOOKUP([.A33];Levels;FighterXP)/3) + (LOOKUP([.A33];Levels;RogueXP)*2/3);-3)" office:value-type="float" office:value="53000" calcext:value-type="float">
            <text:p>53,000</text:p>
          </table:table-cell>
          <table:table-cell table:formula="of:=[.A33]&amp;&quot;d6+&quot;&amp;[.A33]" office:value-type="string" office:string-value="7d6+7" calcext:value-type="string">
            <text:p>7d6+7</text:p>
          </table:table-cell>
          <table:table-cell table:formula="of:=ROUND((LOOKUP([.$A33];Levels;FighterAB)/3) + LOOKUP([.$A33];Levels;RogueAB)*2/3)" office:value-type="float" office:value="4" calcext:value-type="float">
            <text:p>+4</text:p>
          </table:table-cell>
          <table:table-cell table:formula="of:=ROUND((LOOKUP([.$A33];Levels;FighterInit)/3) + LOOKUP([.$A33];Levels;RogueInit)*2/3)" office:value-type="float" office:value="2" calcext:value-type="float">
            <text:p>+2</text:p>
          </table:table-cell>
          <table:table-cell table:formula="of:=ROUND((LOOKUP([.$A33];Levels;FighterEvade)/3) + LOOKUP([.$A33];Levels;RogueEvade)*2/3)" office:value-type="float" office:value="6" calcext:value-type="float">
            <text:p>+6</text:p>
          </table:table-cell>
          <table:table-cell table:formula="of:=ROUND((LOOKUP([.$A33];Levels;FighterHardy)/3) + LOOKUP([.$A33];Levels;RogueHardy)*2/3)" office:value-type="float" office:value="5" calcext:value-type="float">
            <text:p>+5</text:p>
          </table:table-cell>
          <table:table-cell table:formula="of:=ROUND((LOOKUP([.$A33];Levels;FighterSpirit)/3) + LOOKUP([.$A33];Levels;RogueSpirit)*2/3)" office:value-type="float" office:value="4" calcext:value-type="float">
            <text:p>+4</text:p>
          </table:table-cell>
          <table:table-cell table:formula="of:=ROUND((LOOKUP([.$A33];Levels;FighterSkills)/3) + LOOKUP([.$A33];Levels;RogueSkills)*2/3)" office:value-type="float" office:value="8" calcext:value-type="float">
            <text:p>8</text:p>
          </table:table-cell>
          <table:table-cell table:formula="of:=ROUND((LOOKUP([.$A33];Levels;FighterTraits)/3) + LOOKUP([.$A33];Levels;RogueTraits)*2/3)" office:value-type="float" office:value="2" calcext:value-type="float">
            <text:p>2</text:p>
          </table:table-cell>
          <table:table-cell table:formula="of:=ROUND((LOOKUP([.$A33];Levels;FighterKnacks)/3) + LOOKUP([.$A33];Levels;RogueKnacks)*2/3)" office:value-type="float" office:value="3" calcext:value-type="float">
            <text:p>3</text:p>
          </table:table-cell>
          <table:table-cell table:style-name="ce7" table:formula="of:=LOOKUP(ROUND([.A33]*2/3);Levels;SneakAttack)" office:value-type="string" office:string-value="+2d4" calcext:value-type="string">
            <text:p>+2d4</text:p>
          </table:table-cell>
          <table:table-cell table:formula="of:=[.A33]*[.$M$5]" office:value-type="float" office:value="31.5" calcext:value-type="float">
            <text:p>31.5</text:p>
          </table:table-cell>
          <table:table-cell table:style-name="ce5" table:formula="of:=ROUND(AVERAGE([.F33:.H33]))" office:value-type="float" office:value="5" calcext:value-type="float">
            <text:p>+5</text:p>
          </table:table-cell>
          <table:table-cell table:style-name="ce5" table:formula="of:=SUM([.F33:.H33])" office:value-type="float" office:value="15" calcext:value-type="float">
            <text:p>+15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ROUND((LOOKUP([.A34];Levels;FighterXP)/3) + (LOOKUP([.A34];Levels;RogueXP)*2/3);-3)" office:value-type="float" office:value="104000" calcext:value-type="float">
            <text:p>104,000</text:p>
          </table:table-cell>
          <table:table-cell table:formula="of:=[.A34]&amp;&quot;d6+&quot;&amp;[.A34]" office:value-type="string" office:string-value="8d6+8" calcext:value-type="string">
            <text:p>8d6+8</text:p>
          </table:table-cell>
          <table:table-cell table:formula="of:=ROUND((LOOKUP([.$A34];Levels;FighterAB)/3) + LOOKUP([.$A34];Levels;RogueAB)*2/3)" office:value-type="float" office:value="5" calcext:value-type="float">
            <text:p>+5</text:p>
          </table:table-cell>
          <table:table-cell table:formula="of:=ROUND((LOOKUP([.$A34];Levels;FighterInit)/3) + LOOKUP([.$A34];Levels;RogueInit)*2/3)" office:value-type="float" office:value="2" calcext:value-type="float">
            <text:p>+2</text:p>
          </table:table-cell>
          <table:table-cell table:formula="of:=ROUND((LOOKUP([.$A34];Levels;FighterEvade)/3) + LOOKUP([.$A34];Levels;RogueEvade)*2/3)" office:value-type="float" office:value="6" calcext:value-type="float">
            <text:p>+6</text:p>
          </table:table-cell>
          <table:table-cell table:formula="of:=ROUND((LOOKUP([.$A34];Levels;FighterHardy)/3) + LOOKUP([.$A34];Levels;RogueHardy)*2/3)" office:value-type="float" office:value="5" calcext:value-type="float">
            <text:p>+5</text:p>
          </table:table-cell>
          <table:table-cell table:formula="of:=ROUND((LOOKUP([.$A34];Levels;FighterSpirit)/3) + LOOKUP([.$A34];Levels;RogueSpirit)*2/3)" office:value-type="float" office:value="5" calcext:value-type="float">
            <text:p>+5</text:p>
          </table:table-cell>
          <table:table-cell table:formula="of:=ROUND((LOOKUP([.$A34];Levels;FighterSkills)/3) + LOOKUP([.$A34];Levels;RogueSkills)*2/3)" office:value-type="float" office:value="9" calcext:value-type="float">
            <text:p>9</text:p>
          </table:table-cell>
          <table:table-cell table:formula="of:=ROUND((LOOKUP([.$A34];Levels;FighterTraits)/3) + LOOKUP([.$A34];Levels;RogueTraits)*2/3)" office:value-type="float" office:value="2" calcext:value-type="float">
            <text:p>2</text:p>
          </table:table-cell>
          <table:table-cell table:formula="of:=ROUND((LOOKUP([.$A34];Levels;FighterKnacks)/3) + LOOKUP([.$A34];Levels;RogueKnacks)*2/3)" office:value-type="float" office:value="3" calcext:value-type="float">
            <text:p>3</text:p>
          </table:table-cell>
          <table:table-cell table:style-name="ce7" table:formula="of:=LOOKUP(ROUND([.A34]*2/3);Levels;SneakAttack)" office:value-type="string" office:string-value="+2d4" calcext:value-type="string">
            <text:p>+2d4</text:p>
          </table:table-cell>
          <table:table-cell table:formula="of:=[.A34]*[.$M$5]" office:value-type="float" office:value="36" calcext:value-type="float">
            <text:p>36</text:p>
          </table:table-cell>
          <table:table-cell table:style-name="ce5" table:formula="of:=ROUND(AVERAGE([.F34:.H34]))" office:value-type="float" office:value="5" calcext:value-type="float">
            <text:p>+5</text:p>
          </table:table-cell>
          <table:table-cell table:style-name="ce5" table:formula="of:=SUM([.F34:.H34])" office:value-type="float" office:value="16" calcext:value-type="float">
            <text:p>+16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ROUND((LOOKUP([.A35];Levels;FighterXP)/3) + (LOOKUP([.A35];Levels;RogueXP)*2/3);-4)" office:value-type="float" office:value="210000" calcext:value-type="float">
            <text:p>210,000</text:p>
          </table:table-cell>
          <table:table-cell table:formula="of:=[.A35]&amp;&quot;d6+&quot;&amp;[.A35]" office:value-type="string" office:string-value="9d6+9" calcext:value-type="string">
            <text:p>9d6+9</text:p>
          </table:table-cell>
          <table:table-cell table:formula="of:=ROUND((LOOKUP([.$A35];Levels;FighterAB)/3) + LOOKUP([.$A35];Levels;RogueAB)*2/3)" office:value-type="float" office:value="5" calcext:value-type="float">
            <text:p>+5</text:p>
          </table:table-cell>
          <table:table-cell table:formula="of:=ROUND((LOOKUP([.$A35];Levels;FighterInit)/3) + LOOKUP([.$A35];Levels;RogueInit)*2/3)" office:value-type="float" office:value="3" calcext:value-type="float">
            <text:p>+3</text:p>
          </table:table-cell>
          <table:table-cell table:formula="of:=ROUND((LOOKUP([.$A35];Levels;FighterEvade)/3) + LOOKUP([.$A35];Levels;RogueEvade)*2/3)" office:value-type="float" office:value="7" calcext:value-type="float">
            <text:p>+7</text:p>
          </table:table-cell>
          <table:table-cell table:formula="of:=ROUND((LOOKUP([.$A35];Levels;FighterHardy)/3) + LOOKUP([.$A35];Levels;RogueHardy)*2/3)" office:value-type="float" office:value="6" calcext:value-type="float">
            <text:p>+6</text:p>
          </table:table-cell>
          <table:table-cell table:formula="of:=ROUND((LOOKUP([.$A35];Levels;FighterSpirit)/3) + LOOKUP([.$A35];Levels;RogueSpirit)*2/3)" office:value-type="float" office:value="6" calcext:value-type="float">
            <text:p>+6</text:p>
          </table:table-cell>
          <table:table-cell table:formula="of:=ROUND((LOOKUP([.$A35];Levels;FighterSkills)/3) + LOOKUP([.$A35];Levels;RogueSkills)*2/3)" office:value-type="float" office:value="10" calcext:value-type="float">
            <text:p>10</text:p>
          </table:table-cell>
          <table:table-cell table:formula="of:=ROUND((LOOKUP([.$A35];Levels;FighterTraits)/3) + LOOKUP([.$A35];Levels;RogueTraits)*2/3)" office:value-type="float" office:value="2" calcext:value-type="float">
            <text:p>2</text:p>
          </table:table-cell>
          <table:table-cell table:formula="of:=ROUND((LOOKUP([.$A35];Levels;FighterKnacks)/3) + LOOKUP([.$A35];Levels;RogueKnacks)*2/3)" office:value-type="float" office:value="4" calcext:value-type="float">
            <text:p>4</text:p>
          </table:table-cell>
          <table:table-cell table:style-name="ce7" table:formula="of:=LOOKUP(ROUND([.A35]*2/3);Levels;SneakAttack)" office:value-type="string" office:string-value="+2d4" calcext:value-type="string">
            <text:p>+2d4</text:p>
          </table:table-cell>
          <table:table-cell table:formula="of:=[.A35]*[.$M$5]" office:value-type="float" office:value="40.5" calcext:value-type="float">
            <text:p>40.5</text:p>
          </table:table-cell>
          <table:table-cell table:style-name="ce5" table:formula="of:=ROUND(AVERAGE([.F35:.H35]))" office:value-type="float" office:value="6" calcext:value-type="float">
            <text:p>+6</text:p>
          </table:table-cell>
          <table:table-cell table:style-name="ce5" table:formula="of:=SUM([.F35:.H35])" office:value-type="float" office:value="19" calcext:value-type="float">
            <text:p>+19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ROUND((LOOKUP([.A36];Levels;FighterXP)/3) + (LOOKUP([.A36];Levels;RogueXP)*2/3);-4)" office:value-type="float" office:value="310000" calcext:value-type="float">
            <text:p>310,000</text:p>
          </table:table-cell>
          <table:table-cell table:formula="of:=[.A36]&amp;&quot;d6+&quot;&amp;[.A36]" office:value-type="string" office:string-value="10d6+10" calcext:value-type="string">
            <text:p>10d6+10</text:p>
          </table:table-cell>
          <table:table-cell table:formula="of:=ROUND((LOOKUP([.$A36];Levels;FighterAB)/3) + LOOKUP([.$A36];Levels;RogueAB)*2/3)" office:value-type="float" office:value="6" calcext:value-type="float">
            <text:p>+6</text:p>
          </table:table-cell>
          <table:table-cell table:formula="of:=ROUND((LOOKUP([.$A36];Levels;FighterInit)/3) + LOOKUP([.$A36];Levels;RogueInit)*2/3)" office:value-type="float" office:value="3" calcext:value-type="float">
            <text:p>+3</text:p>
          </table:table-cell>
          <table:table-cell table:formula="of:=ROUND((LOOKUP([.$A36];Levels;FighterEvade)/3) + LOOKUP([.$A36];Levels;RogueEvade)*2/3)" office:value-type="float" office:value="8" calcext:value-type="float">
            <text:p>+8</text:p>
          </table:table-cell>
          <table:table-cell table:formula="of:=ROUND((LOOKUP([.$A36];Levels;FighterHardy)/3) + LOOKUP([.$A36];Levels;RogueHardy)*2/3)" office:value-type="float" office:value="7" calcext:value-type="float">
            <text:p>+7</text:p>
          </table:table-cell>
          <table:table-cell table:formula="of:=ROUND((LOOKUP([.$A36];Levels;FighterSpirit)/3) + LOOKUP([.$A36];Levels;RogueSpirit)*2/3)" office:value-type="float" office:value="6" calcext:value-type="float">
            <text:p>+6</text:p>
          </table:table-cell>
          <table:table-cell table:formula="of:=ROUND((LOOKUP([.$A36];Levels;FighterSkills)/3) + LOOKUP([.$A36];Levels;RogueSkills)*2/3)" office:value-type="float" office:value="10" calcext:value-type="float">
            <text:p>10</text:p>
          </table:table-cell>
          <table:table-cell table:formula="of:=ROUND((LOOKUP([.$A36];Levels;FighterTraits)/3) + LOOKUP([.$A36];Levels;RogueTraits)*2/3)" office:value-type="float" office:value="3" calcext:value-type="float">
            <text:p>3</text:p>
          </table:table-cell>
          <table:table-cell table:formula="of:=ROUND((LOOKUP([.$A36];Levels;FighterKnacks)/3) + LOOKUP([.$A36];Levels;RogueKnacks)*2/3)" office:value-type="float" office:value="4" calcext:value-type="float">
            <text:p>4</text:p>
          </table:table-cell>
          <table:table-cell table:style-name="ce7" table:formula="of:=LOOKUP(ROUND([.A36]*2/3);Levels;SneakAttack)" office:value-type="string" office:string-value="+2d4" calcext:value-type="string">
            <text:p>+2d4</text:p>
          </table:table-cell>
          <table:table-cell table:formula="of:=[.A36]*[.$M$5]" office:value-type="float" office:value="45" calcext:value-type="float">
            <text:p>45</text:p>
          </table:table-cell>
          <table:table-cell table:style-name="ce5" table:formula="of:=ROUND(AVERAGE([.F36:.H36]))" office:value-type="float" office:value="7" calcext:value-type="float">
            <text:p>+7</text:p>
          </table:table-cell>
          <table:table-cell table:style-name="ce5" table:formula="of:=SUM([.F36:.H36])" office:value-type="float" office:value="21" calcext:value-type="float">
            <text:p>+21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ROUND((LOOKUP([.A37];Levels;FighterXP)/3) + (LOOKUP([.A37];Levels;RogueXP)*2/3);-4)" office:value-type="float" office:value="420000" calcext:value-type="float">
            <text:p>420,000</text:p>
          </table:table-cell>
          <table:table-cell table:formula="of:=[.A37]&amp;&quot;d6+&quot;&amp;[.A37]" office:value-type="string" office:string-value="11d6+11" calcext:value-type="string">
            <text:p>11d6+11</text:p>
          </table:table-cell>
          <table:table-cell table:formula="of:=ROUND((LOOKUP([.$A37];Levels;FighterAB)/3) + LOOKUP([.$A37];Levels;RogueAB)*2/3)" office:value-type="float" office:value="7" calcext:value-type="float">
            <text:p>+7</text:p>
          </table:table-cell>
          <table:table-cell table:formula="of:=ROUND((LOOKUP([.$A37];Levels;FighterInit)/3) + LOOKUP([.$A37];Levels;RogueInit)*2/3)" office:value-type="float" office:value="3" calcext:value-type="float">
            <text:p>+3</text:p>
          </table:table-cell>
          <table:table-cell table:formula="of:=ROUND((LOOKUP([.$A37];Levels;FighterEvade)/3) + LOOKUP([.$A37];Levels;RogueEvade)*2/3)" office:value-type="float" office:value="8" calcext:value-type="float">
            <text:p>+8</text:p>
          </table:table-cell>
          <table:table-cell table:formula="of:=ROUND((LOOKUP([.$A37];Levels;FighterHardy)/3) + LOOKUP([.$A37];Levels;RogueHardy)*2/3)" office:value-type="float" office:value="8" calcext:value-type="float">
            <text:p>+8</text:p>
          </table:table-cell>
          <table:table-cell table:formula="of:=ROUND((LOOKUP([.$A37];Levels;FighterSpirit)/3) + LOOKUP([.$A37];Levels;RogueSpirit)*2/3)" office:value-type="float" office:value="7" calcext:value-type="float">
            <text:p>+7</text:p>
          </table:table-cell>
          <table:table-cell table:formula="of:=ROUND((LOOKUP([.$A37];Levels;FighterSkills)/3) + LOOKUP([.$A37];Levels;RogueSkills)*2/3)" office:value-type="float" office:value="11" calcext:value-type="float">
            <text:p>11</text:p>
          </table:table-cell>
          <table:table-cell table:formula="of:=ROUND((LOOKUP([.$A37];Levels;FighterTraits)/3) + LOOKUP([.$A37];Levels;RogueTraits)*2/3)" office:value-type="float" office:value="3" calcext:value-type="float">
            <text:p>3</text:p>
          </table:table-cell>
          <table:table-cell table:formula="of:=ROUND((LOOKUP([.$A37];Levels;FighterKnacks)/3) + LOOKUP([.$A37];Levels;RogueKnacks)*2/3)" office:value-type="float" office:value="5" calcext:value-type="float">
            <text:p>5</text:p>
          </table:table-cell>
          <table:table-cell table:style-name="ce7" table:formula="of:=LOOKUP(ROUND([.A37]*2/3);Levels;SneakAttack)" office:value-type="string" office:string-value="+2d4" calcext:value-type="string">
            <text:p>+2d4</text:p>
          </table:table-cell>
          <table:table-cell table:formula="of:=[.M36]+1" office:value-type="float" office:value="46" calcext:value-type="float">
            <text:p>46</text:p>
          </table:table-cell>
          <table:table-cell table:style-name="ce5" table:formula="of:=ROUND(AVERAGE([.F37:.H37]))" office:value-type="float" office:value="8" calcext:value-type="float">
            <text:p>+8</text:p>
          </table:table-cell>
          <table:table-cell table:style-name="ce5" table:formula="of:=SUM([.F37:.H37])" office:value-type="float" office:value="23" calcext:value-type="float">
            <text:p>+23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ROUND((LOOKUP([.A38];Levels;FighterXP)/3) + (LOOKUP([.A38];Levels;RogueXP)*2/3);-4)" office:value-type="float" office:value="530000" calcext:value-type="float">
            <text:p>530,000</text:p>
          </table:table-cell>
          <table:table-cell table:formula="of:=[.A38]&amp;&quot;d6+&quot;&amp;[.A38]" office:value-type="string" office:string-value="12d6+12" calcext:value-type="string">
            <text:p>12d6+12</text:p>
          </table:table-cell>
          <table:table-cell table:formula="of:=ROUND((LOOKUP([.$A38];Levels;FighterAB)/3) + LOOKUP([.$A38];Levels;RogueAB)*2/3)" office:value-type="float" office:value="7" calcext:value-type="float">
            <text:p>+7</text:p>
          </table:table-cell>
          <table:table-cell table:formula="of:=ROUND((LOOKUP([.$A38];Levels;FighterInit)/3) + LOOKUP([.$A38];Levels;RogueInit)*2/3)" office:value-type="float" office:value="4" calcext:value-type="float">
            <text:p>+4</text:p>
          </table:table-cell>
          <table:table-cell table:formula="of:=ROUND((LOOKUP([.$A38];Levels;FighterEvade)/3) + LOOKUP([.$A38];Levels;RogueEvade)*2/3)" office:value-type="float" office:value="9" calcext:value-type="float">
            <text:p>+9</text:p>
          </table:table-cell>
          <table:table-cell table:formula="of:=ROUND((LOOKUP([.$A38];Levels;FighterHardy)/3) + LOOKUP([.$A38];Levels;RogueHardy)*2/3)" office:value-type="float" office:value="8" calcext:value-type="float">
            <text:p>+8</text:p>
          </table:table-cell>
          <table:table-cell table:formula="of:=ROUND((LOOKUP([.$A38];Levels;FighterSpirit)/3) + LOOKUP([.$A38];Levels;RogueSpirit)*2/3)" office:value-type="float" office:value="8" calcext:value-type="float">
            <text:p>+8</text:p>
          </table:table-cell>
          <table:table-cell table:formula="of:=ROUND((LOOKUP([.$A38];Levels;FighterSkills)/3) + LOOKUP([.$A38];Levels;RogueSkills)*2/3)" office:value-type="float" office:value="12" calcext:value-type="float">
            <text:p>12</text:p>
          </table:table-cell>
          <table:table-cell table:formula="of:=ROUND((LOOKUP([.$A38];Levels;FighterTraits)/3) + LOOKUP([.$A38];Levels;RogueTraits)*2/3)" office:value-type="float" office:value="3" calcext:value-type="float">
            <text:p>3</text:p>
          </table:table-cell>
          <table:table-cell table:formula="of:=ROUND((LOOKUP([.$A38];Levels;FighterKnacks)/3) + LOOKUP([.$A38];Levels;RogueKnacks)*2/3)" office:value-type="float" office:value="5" calcext:value-type="float">
            <text:p>5</text:p>
          </table:table-cell>
          <table:table-cell table:style-name="ce7" table:formula="of:=LOOKUP(ROUND([.A38]*2/3);Levels;SneakAttack)" office:value-type="string" office:string-value="+2d4" calcext:value-type="string">
            <text:p>+2d4</text:p>
          </table:table-cell>
          <table:table-cell table:formula="of:=[.M37]+1" office:value-type="float" office:value="47" calcext:value-type="float">
            <text:p>47</text:p>
          </table:table-cell>
          <table:table-cell table:style-name="ce5" table:formula="of:=ROUND(AVERAGE([.F38:.H38]))" office:value-type="float" office:value="8" calcext:value-type="float">
            <text:p>+8</text:p>
          </table:table-cell>
          <table:table-cell table:style-name="ce5" table:formula="of:=SUM([.F38:.H38])" office:value-type="float" office:value="25" calcext:value-type="float">
            <text:p>+25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ROUND((LOOKUP([.A39];Levels;FighterXP)/3) + (LOOKUP([.A39];Levels;RogueXP)*2/3);-4)" office:value-type="float" office:value="630000" calcext:value-type="float">
            <text:p>630,000</text:p>
          </table:table-cell>
          <table:table-cell table:formula="of:=[.A39]&amp;&quot;d6+&quot;&amp;[.A39]" office:value-type="string" office:string-value="13d6+13" calcext:value-type="string">
            <text:p>13d6+13</text:p>
          </table:table-cell>
          <table:table-cell table:formula="of:=ROUND((LOOKUP([.$A39];Levels;FighterAB)/3) + LOOKUP([.$A39];Levels;RogueAB)*2/3)" office:value-type="float" office:value="8" calcext:value-type="float">
            <text:p>+8</text:p>
          </table:table-cell>
          <table:table-cell table:formula="of:=ROUND((LOOKUP([.$A39];Levels;FighterInit)/3) + LOOKUP([.$A39];Levels;RogueInit)*2/3)" office:value-type="float" office:value="4" calcext:value-type="float">
            <text:p>+4</text:p>
          </table:table-cell>
          <table:table-cell table:formula="of:=ROUND((LOOKUP([.$A39];Levels;FighterEvade)/3) + LOOKUP([.$A39];Levels;RogueEvade)*2/3)" office:value-type="float" office:value="10" calcext:value-type="float">
            <text:p>+10</text:p>
          </table:table-cell>
          <table:table-cell table:formula="of:=ROUND((LOOKUP([.$A39];Levels;FighterHardy)/3) + LOOKUP([.$A39];Levels;RogueHardy)*2/3)" office:value-type="float" office:value="9" calcext:value-type="float">
            <text:p>+9</text:p>
          </table:table-cell>
          <table:table-cell table:formula="of:=ROUND((LOOKUP([.$A39];Levels;FighterSpirit)/3) + LOOKUP([.$A39];Levels;RogueSpirit)*2/3)" office:value-type="float" office:value="8" calcext:value-type="float">
            <text:p>+8</text:p>
          </table:table-cell>
          <table:table-cell table:formula="of:=ROUND((LOOKUP([.$A39];Levels;FighterSkills)/3) + LOOKUP([.$A39];Levels;RogueSkills)*2/3)" office:value-type="float" office:value="13" calcext:value-type="float">
            <text:p>13</text:p>
          </table:table-cell>
          <table:table-cell table:formula="of:=ROUND((LOOKUP([.$A39];Levels;FighterTraits)/3) + LOOKUP([.$A39];Levels;RogueTraits)*2/3)" office:value-type="float" office:value="3" calcext:value-type="float">
            <text:p>3</text:p>
          </table:table-cell>
          <table:table-cell table:formula="of:=ROUND((LOOKUP([.$A39];Levels;FighterKnacks)/3) + LOOKUP([.$A39];Levels;RogueKnacks)*2/3)" office:value-type="float" office:value="6" calcext:value-type="float">
            <text:p>6</text:p>
          </table:table-cell>
          <table:table-cell table:style-name="ce7" table:formula="of:=LOOKUP(ROUND([.A39]*2/3);Levels;SneakAttack)" office:value-type="string" office:string-value="+3d4" calcext:value-type="string">
            <text:p>+3d4</text:p>
          </table:table-cell>
          <table:table-cell table:formula="of:=[.M38]+1" office:value-type="float" office:value="48" calcext:value-type="float">
            <text:p>48</text:p>
          </table:table-cell>
          <table:table-cell table:style-name="ce5" table:formula="of:=ROUND(AVERAGE([.F39:.H39]))" office:value-type="float" office:value="9" calcext:value-type="float">
            <text:p>+9</text:p>
          </table:table-cell>
          <table:table-cell table:style-name="ce5" table:formula="of:=SUM([.F39:.H39])" office:value-type="float" office:value="27" calcext:value-type="float">
            <text:p>+27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ROUND((LOOKUP([.A40];Levels;FighterXP)/3) + (LOOKUP([.A40];Levels;RogueXP)*2/3);-4)" office:value-type="float" office:value="740000" calcext:value-type="float">
            <text:p>740,000</text:p>
          </table:table-cell>
          <table:table-cell table:formula="of:=[.A40]&amp;&quot;d6+&quot;&amp;[.A40]" office:value-type="string" office:string-value="14d6+14" calcext:value-type="string">
            <text:p>14d6+14</text:p>
          </table:table-cell>
          <table:table-cell table:formula="of:=ROUND((LOOKUP([.$A40];Levels;FighterAB)/3) + LOOKUP([.$A40];Levels;RogueAB)*2/3)" office:value-type="float" office:value="8" calcext:value-type="float">
            <text:p>+8</text:p>
          </table:table-cell>
          <table:table-cell table:formula="of:=ROUND((LOOKUP([.$A40];Levels;FighterInit)/3) + LOOKUP([.$A40];Levels;RogueInit)*2/3)" office:value-type="float" office:value="4" calcext:value-type="float">
            <text:p>+4</text:p>
          </table:table-cell>
          <table:table-cell table:formula="of:=ROUND((LOOKUP([.$A40];Levels;FighterEvade)/3) + LOOKUP([.$A40];Levels;RogueEvade)*2/3)" office:value-type="float" office:value="10" calcext:value-type="float">
            <text:p>+10</text:p>
          </table:table-cell>
          <table:table-cell table:formula="of:=ROUND((LOOKUP([.$A40];Levels;FighterHardy)/3) + LOOKUP([.$A40];Levels;RogueHardy)*2/3)" office:value-type="float" office:value="10" calcext:value-type="float">
            <text:p>+10</text:p>
          </table:table-cell>
          <table:table-cell table:formula="of:=ROUND((LOOKUP([.$A40];Levels;FighterSpirit)/3) + LOOKUP([.$A40];Levels;RogueSpirit)*2/3)" office:value-type="float" office:value="9" calcext:value-type="float">
            <text:p>+9</text:p>
          </table:table-cell>
          <table:table-cell table:formula="of:=ROUND((LOOKUP([.$A40];Levels;FighterSkills)/3) + LOOKUP([.$A40];Levels;RogueSkills)*2/3)" office:value-type="float" office:value="13" calcext:value-type="float">
            <text:p>13</text:p>
          </table:table-cell>
          <table:table-cell table:formula="of:=ROUND((LOOKUP([.$A40];Levels;FighterTraits)/3) + LOOKUP([.$A40];Levels;RogueTraits)*2/3)" office:value-type="float" office:value="4" calcext:value-type="float">
            <text:p>4</text:p>
          </table:table-cell>
          <table:table-cell table:formula="of:=ROUND((LOOKUP([.$A40];Levels;FighterKnacks)/3) + LOOKUP([.$A40];Levels;RogueKnacks)*2/3)" office:value-type="float" office:value="6" calcext:value-type="float">
            <text:p>6</text:p>
          </table:table-cell>
          <table:table-cell table:style-name="ce7" table:formula="of:=LOOKUP(ROUND([.A40]*2/3);Levels;SneakAttack)" office:value-type="string" office:string-value="+3d4" calcext:value-type="string">
            <text:p>+3d4</text:p>
          </table:table-cell>
          <table:table-cell table:formula="of:=[.M39]+1" office:value-type="float" office:value="49" calcext:value-type="float">
            <text:p>49</text:p>
          </table:table-cell>
          <table:table-cell table:style-name="ce5" table:formula="of:=ROUND(AVERAGE([.F40:.H40]))" office:value-type="float" office:value="10" calcext:value-type="float">
            <text:p>+10</text:p>
          </table:table-cell>
          <table:table-cell table:style-name="ce5" table:formula="of:=SUM([.F40:.H40])" office:value-type="float" office:value="29" calcext:value-type="float">
            <text:p>+29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ROUND((LOOKUP([.A41];Levels;FighterXP)/3) + (LOOKUP([.A41];Levels;RogueXP)*2/3);-4)" office:value-type="float" office:value="850000" calcext:value-type="float">
            <text:p>850,000</text:p>
          </table:table-cell>
          <table:table-cell table:formula="of:=[.A41]&amp;&quot;d6+&quot;&amp;[.A41]" office:value-type="string" office:string-value="15d6+15" calcext:value-type="string">
            <text:p>15d6+15</text:p>
          </table:table-cell>
          <table:table-cell table:formula="of:=ROUND((LOOKUP([.$A41];Levels;FighterAB)/3) + LOOKUP([.$A41];Levels;RogueAB)*2/3)" office:value-type="float" office:value="9" calcext:value-type="float">
            <text:p>+9</text:p>
          </table:table-cell>
          <table:table-cell table:formula="of:=ROUND((LOOKUP([.$A41];Levels;FighterInit)/3) + LOOKUP([.$A41];Levels;RogueInit)*2/3)" office:value-type="float" office:value="5" calcext:value-type="float">
            <text:p>+5</text:p>
          </table:table-cell>
          <table:table-cell table:formula="of:=ROUND((LOOKUP([.$A41];Levels;FighterEvade)/3) + LOOKUP([.$A41];Levels;RogueEvade)*2/3)" office:value-type="float" office:value="11" calcext:value-type="float">
            <text:p>+11</text:p>
          </table:table-cell>
          <table:table-cell table:formula="of:=ROUND((LOOKUP([.$A41];Levels;FighterHardy)/3) + LOOKUP([.$A41];Levels;RogueHardy)*2/3)" office:value-type="float" office:value="11" calcext:value-type="float">
            <text:p>+11</text:p>
          </table:table-cell>
          <table:table-cell table:formula="of:=ROUND((LOOKUP([.$A41];Levels;FighterSpirit)/3) + LOOKUP([.$A41];Levels;RogueSpirit)*2/3)" office:value-type="float" office:value="10" calcext:value-type="float">
            <text:p>+10</text:p>
          </table:table-cell>
          <table:table-cell table:formula="of:=ROUND((LOOKUP([.$A41];Levels;FighterSkills)/3) + LOOKUP([.$A41];Levels;RogueSkills)*2/3)" office:value-type="float" office:value="15" calcext:value-type="float">
            <text:p>15</text:p>
          </table:table-cell>
          <table:table-cell table:formula="of:=ROUND((LOOKUP([.$A41];Levels;FighterTraits)/3) + LOOKUP([.$A41];Levels;RogueTraits)*2/3)" office:value-type="float" office:value="4" calcext:value-type="float">
            <text:p>4</text:p>
          </table:table-cell>
          <table:table-cell table:formula="of:=ROUND((LOOKUP([.$A41];Levels;FighterKnacks)/3) + LOOKUP([.$A41];Levels;RogueKnacks)*2/3)" office:value-type="float" office:value="6" calcext:value-type="float">
            <text:p>6</text:p>
          </table:table-cell>
          <table:table-cell table:style-name="ce7" table:formula="of:=LOOKUP(ROUND([.A41]*2/3);Levels;SneakAttack)" office:value-type="string" office:string-value="+3d4" calcext:value-type="string">
            <text:p>+3d4</text:p>
          </table:table-cell>
          <table:table-cell table:formula="of:=[.M40]+1" office:value-type="float" office:value="50" calcext:value-type="float">
            <text:p>50</text:p>
          </table:table-cell>
          <table:table-cell table:style-name="ce5" table:formula="of:=ROUND(AVERAGE([.F41:.H41]))" office:value-type="float" office:value="11" calcext:value-type="float">
            <text:p>+11</text:p>
          </table:table-cell>
          <table:table-cell table:style-name="ce5" table:formula="of:=SUM([.F41:.H41])" office:value-type="float" office:value="32" calcext:value-type="float">
            <text:p>+32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style-name="Default" table:number-columns-repeated="15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style-name="ce1" office:value-type="string" calcext:value-type="string">
            <text:p>FIGHTER-MAGE</text:p>
          </table:table-cell>
          <table:table-cell table:style-name="Default" table:number-columns-repeated="14"/>
          <table:table-cell/>
          <table:table-cell table:style-name="ce2" office:value-type="string" calcext:value-type="string">
            <text:p>Spell</text:p>
          </table:table-cell>
          <table:table-cell table:style-name="Default" office:value-type="float" office:value="3.5" calcext:value-type="float">
            <text:p>3.5</text:p>
          </table:table-cell>
          <table:table-cell table:number-columns-repeated="4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Hit</text:p>
          </table:table-cell>
          <table:table-cell table:style-name="ce2" office:value-type="string" calcext:value-type="string">
            <text:p>Attack</text:p>
          </table:table-cell>
          <table:table-cell table:style-name="ce2"/>
          <table:table-cell table:style-name="ce12" office:value-type="string" calcext:value-type="string" table:number-columns-spanned="3" table:number-rows-spanned="1">
            <text:p>Saving Throws</text:p>
          </table:table-cell>
          <table:covered-table-cell table:number-columns-repeated="2" table:style-name="ce2"/>
          <table:table-cell table:style-name="ce2" table:number-columns-repeated="3"/>
          <table:table-cell table:style-name="ce2" office:value-type="string" calcext:value-type="string">
            <text:p>Caster</text:p>
          </table:table-cell>
          <table:table-cell table:style-name="ce2" office:value-type="string" calcext:value-type="string">
            <text:p>Invocation</text:p>
          </table:table-cell>
          <table:table-cell table:style-name="ce12" office:value-type="string" calcext:value-type="string" table:number-columns-spanned="3" table:number-rows-spanned="1">
            <text:p>Prepared Spells</text:p>
          </table:table-cell>
          <table:covered-table-cell table:style-name="Default"/>
          <table:covered-table-cell/>
          <table:table-cell table:style-name="ce2" office:value-type="string" calcext:value-type="string">
            <text:p>Save</text:p>
          </table:table-cell>
          <table:table-cell table:number-columns-repeated="2" table:style-name="ce2" office:value-type="string" calcext:value-type="string">
            <text:p>Average</text:p>
          </table:table-cell>
          <table:table-cell table:style-name="ce2"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Level</text:p>
          </table:table-cell>
          <table:table-cell table:style-name="ce2" office:value-type="string" calcext:value-type="string">
            <text:p>Experience</text:p>
          </table:table-cell>
          <table:table-cell table:style-name="ce2" office:value-type="string" calcext:value-type="string">
            <text:p>Dice</text:p>
          </table:table-cell>
          <table:table-cell table:style-name="ce2" office:value-type="string" calcext:value-type="string">
            <text:p>Bonus</text:p>
          </table:table-cell>
          <table:table-cell table:style-name="ce2" office:value-type="string" calcext:value-type="string">
            <text:p>Initiative</text:p>
          </table:table-cell>
          <table:table-cell table:style-name="ce2" office:value-type="string" calcext:value-type="string">
            <text:p>Evasion</text:p>
          </table:table-cell>
          <table:table-cell table:style-name="ce2" office:value-type="string" calcext:value-type="string">
            <text:p>Hardiness</text:p>
          </table:table-cell>
          <table:table-cell table:style-name="ce2" office:value-type="string" calcext:value-type="string">
            <text:p>Spirit</text:p>
          </table:table-cell>
          <table:table-cell table:style-name="ce2" office:value-type="string" calcext:value-type="string">
            <text:p>Skills</text:p>
          </table:table-cell>
          <table:table-cell table:style-name="ce2" office:value-type="string" calcext:value-type="string">
            <text:p>Traits</text:p>
          </table:table-cell>
          <table:table-cell table:style-name="ce2" office:value-type="string" calcext:value-type="string">
            <text:p>Knacks</text:p>
          </table:table-cell>
          <table:table-cell table:style-name="ce2" office:value-type="string" calcext:value-type="string">
            <text:p>Level</text:p>
          </table:table-cell>
          <table:table-cell table:style-name="ce2" office:value-type="string" calcext:value-type="string">
            <text:p>Dic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Difficulty</text:p>
          </table:table-cell>
          <table:table-cell table:style-name="ce2" office:value-type="string" calcext:value-type="string">
            <text:p>HP</text:p>
          </table:table-cell>
          <table:table-cell table:number-columns-repeated="2" table:style-name="ce2" office:value-type="string" calcext:value-type="string">
            <text:p>Sav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ROUND((LOOKUP([.A46];Levels;FighterXP)*2/3) + (LOOKUP([.A46];Levels;MageXP)/3);-2)" office:value-type="float" office:value="0" calcext:value-type="float">
            <text:p>0</text:p>
          </table:table-cell>
          <table:table-cell table:formula="of:=[.A46]&amp;&quot;d6&quot;" office:value-type="string" office:string-value="1d6" calcext:value-type="string">
            <text:p>1d6</text:p>
          </table:table-cell>
          <table:table-cell table:formula="of:=ROUND((LOOKUP([.$A46];Levels;FighterAB)*2/3) + LOOKUP([.$A46];Levels;MageAB)/3)" office:value-type="float" office:value="1" calcext:value-type="float">
            <text:p>+1</text:p>
          </table:table-cell>
          <table:table-cell table:formula="of:=ROUND((LOOKUP([.$A46];Levels;FighterInit)*2/3) + LOOKUP([.$A46];Levels;MageInit)/3)" office:value-type="float" office:value="0" calcext:value-type="float">
            <text:p>+0</text:p>
          </table:table-cell>
          <table:table-cell table:formula="of:=ROUND((LOOKUP([.$A46];Levels;FighterEvade)*2/3) + LOOKUP([.$A46];Levels;MageEvade)/3)" office:value-type="float" office:value="1" calcext:value-type="float">
            <text:p>+1</text:p>
          </table:table-cell>
          <table:table-cell table:formula="of:=ROUND((LOOKUP([.$A46];Levels;FighterHardy)*2/3) + LOOKUP([.$A46];Levels;MageHardy)/3)" office:value-type="float" office:value="1" calcext:value-type="float">
            <text:p>+1</text:p>
          </table:table-cell>
          <table:table-cell table:formula="of:=ROUND((LOOKUP([.$A46];Levels;FighterSpirit)*2/3) + LOOKUP([.$A46];Levels;MageSpirit)/3)" office:value-type="float" office:value="0" calcext:value-type="float">
            <text:p>+0</text:p>
          </table:table-cell>
          <table:table-cell table:formula="of:=ROUND((LOOKUP([.$A46];Levels;FighterSkills)*2/3) + LOOKUP([.$A46];Levels;MageSkills)/3)" office:value-type="float" office:value="2" calcext:value-type="float">
            <text:p>2</text:p>
          </table:table-cell>
          <table:table-cell table:formula="of:=ROUND((LOOKUP([.$A46];Levels;FighterTraits)*2/3) + LOOKUP([.$A46];Levels;MageTraits)/3)" office:value-type="float" office:value="0" calcext:value-type="float">
            <text:p>0</text:p>
          </table:table-cell>
          <table:table-cell table:formula="of:=ROUND((LOOKUP([.$A46];Levels;FighterKnacks)*2/3))" office:value-type="float" office:value="1" calcext:value-type="float">
            <text:p>1</text:p>
          </table:table-cell>
          <table:table-cell table:formula="of:=ROUND([.A46]/3)" office:value-type="float" office:value="0" calcext:value-type="float">
            <text:p>0</text:p>
          </table:table-cell>
          <table:table-cell table:formula="of:=[.L46]&amp;&quot;d6&quot;" office:value-type="string" office:string-value="0d6" calcext:value-type="string">
            <text:p>0d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</text:p>
          </table:table-cell>
          <table:table-cell table:style-name="ce3" office:value-type="string" calcext:value-type="string">
            <text:p>--</text:p>
          </table:table-cell>
          <table:table-cell table:style-name="ce7" office:value-type="float" office:value="10" calcext:value-type="float">
            <text:p>10+</text:p>
          </table:table-cell>
          <table:table-cell office:value-type="float" office:value="6" calcext:value-type="float">
            <text:p>6</text:p>
          </table:table-cell>
          <table:table-cell table:style-name="ce5" table:formula="of:=ROUND(AVERAGE([.F46:.H46]))" office:value-type="float" office:value="1" calcext:value-type="float">
            <text:p>+1</text:p>
          </table:table-cell>
          <table:table-cell table:style-name="ce5" table:formula="of:=SUM([.F46:.H46])" office:value-type="float" office:value="2" calcext:value-type="float">
            <text:p>+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ROUND((LOOKUP([.A47];Levels;FighterXP)*2/3) + (LOOKUP([.A47];Levels;MageXP)/3);-2)" office:value-type="float" office:value="2200" calcext:value-type="float">
            <text:p>2,200</text:p>
          </table:table-cell>
          <table:table-cell table:formula="of:=[.A47]&amp;&quot;d6&quot;" office:value-type="string" office:string-value="2d6" calcext:value-type="string">
            <text:p>2d6</text:p>
          </table:table-cell>
          <table:table-cell table:formula="of:=ROUND((LOOKUP([.$A47];Levels;FighterAB)*2/3) + LOOKUP([.$A47];Levels;MageAB)/3)" office:value-type="float" office:value="1" calcext:value-type="float">
            <text:p>+1</text:p>
          </table:table-cell>
          <table:table-cell table:formula="of:=ROUND((LOOKUP([.$A47];Levels;FighterInit)*2/3) + LOOKUP([.$A47];Levels;MageInit)/3)" office:value-type="float" office:value="0" calcext:value-type="float">
            <text:p>+0</text:p>
          </table:table-cell>
          <table:table-cell table:formula="of:=ROUND((LOOKUP([.$A47];Levels;FighterEvade)*2/3) + LOOKUP([.$A47];Levels;MageEvade)/3)" office:value-type="float" office:value="1" calcext:value-type="float">
            <text:p>+1</text:p>
          </table:table-cell>
          <table:table-cell table:formula="of:=ROUND((LOOKUP([.$A47];Levels;FighterHardy)*2/3) + LOOKUP([.$A47];Levels;MageHardy)/3)" office:value-type="float" office:value="2" calcext:value-type="float">
            <text:p>+2</text:p>
          </table:table-cell>
          <table:table-cell table:formula="of:=ROUND((LOOKUP([.$A47];Levels;FighterSpirit)*2/3) + LOOKUP([.$A47];Levels;MageSpirit)/3)" office:value-type="float" office:value="1" calcext:value-type="float">
            <text:p>+1</text:p>
          </table:table-cell>
          <table:table-cell table:formula="of:=ROUND((LOOKUP([.$A47];Levels;FighterSkills)*2/3) + LOOKUP([.$A47];Levels;MageSkills)/3)" office:value-type="float" office:value="2" calcext:value-type="float">
            <text:p>2</text:p>
          </table:table-cell>
          <table:table-cell table:formula="of:=ROUND((LOOKUP([.$A47];Levels;FighterTraits)*2/3) + LOOKUP([.$A47];Levels;MageTraits)/3)" office:value-type="float" office:value="1" calcext:value-type="float">
            <text:p>1</text:p>
          </table:table-cell>
          <table:table-cell table:formula="of:=ROUND((LOOKUP([.$A47];Levels;FighterKnacks)*2/3))" office:value-type="float" office:value="1" calcext:value-type="float">
            <text:p>1</text:p>
          </table:table-cell>
          <table:table-cell table:formula="of:=ROUND([.A47]/3)" office:value-type="float" office:value="1" calcext:value-type="float">
            <text:p>1</text:p>
          </table:table-cell>
          <table:table-cell table:formula="of:=[.L47]&amp;&quot;d6&quot;" office:value-type="string" office:string-value="1d6" calcext:value-type="string">
            <text:p>1d6</text:p>
          </table:table-cell>
          <table:table-cell table:formula="of:=LOOKUP([.$L47];Levels;L1Spells)" office:value-type="float" office:value="1" calcext:value-type="float">
            <text:p>1</text:p>
          </table:table-cell>
          <table:table-cell table:formula="of:=LOOKUP([.$L47];Levels;L2Spells)" office:value-type="string" office:string-value="--" calcext:value-type="string">
            <text:p>--</text:p>
          </table:table-cell>
          <table:table-cell table:style-name="ce3" table:formula="of:=LOOKUP([.$L47];Levels;L3Spells)" office:value-type="string" office:string-value="--" calcext:value-type="string">
            <text:p>--</text:p>
          </table:table-cell>
          <table:table-cell table:style-name="ce7" table:formula="of:=LOOKUP([.L47];Levels;SaveDiff)" office:value-type="float" office:value="11" calcext:value-type="float">
            <text:p>11+</text:p>
          </table:table-cell>
          <table:table-cell table:formula="of:=[.A47]*[.$R$43]" office:value-type="float" office:value="7" calcext:value-type="float">
            <text:p>7</text:p>
          </table:table-cell>
          <table:table-cell table:style-name="ce5" table:formula="of:=ROUND(AVERAGE([.F47:.H47]))" office:value-type="float" office:value="1" calcext:value-type="float">
            <text:p>+1</text:p>
          </table:table-cell>
          <table:table-cell table:style-name="ce5" table:formula="of:=SUM([.F47:.H47])" office:value-type="float" office:value="4" calcext:value-type="float">
            <text:p>+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ROUND((LOOKUP([.A48];Levels;FighterXP)*2/3) + (LOOKUP([.A48];Levels;MageXP)/3);-2)" office:value-type="float" office:value="4300" calcext:value-type="float">
            <text:p>4,300</text:p>
          </table:table-cell>
          <table:table-cell table:formula="of:=[.A48]&amp;&quot;d6&quot;" office:value-type="string" office:string-value="3d6" calcext:value-type="string">
            <text:p>3d6</text:p>
          </table:table-cell>
          <table:table-cell table:formula="of:=ROUND((LOOKUP([.$A48];Levels;FighterAB)*2/3) + LOOKUP([.$A48];Levels;MageAB)/3)" office:value-type="float" office:value="2" calcext:value-type="float">
            <text:p>+2</text:p>
          </table:table-cell>
          <table:table-cell table:formula="of:=ROUND((LOOKUP([.$A48];Levels;FighterInit)*2/3) + LOOKUP([.$A48];Levels;MageInit)/3)" office:value-type="float" office:value="0" calcext:value-type="float">
            <text:p>+0</text:p>
          </table:table-cell>
          <table:table-cell table:formula="of:=ROUND((LOOKUP([.$A48];Levels;FighterEvade)*2/3) + LOOKUP([.$A48];Levels;MageEvade)/3)" office:value-type="float" office:value="2" calcext:value-type="float">
            <text:p>+2</text:p>
          </table:table-cell>
          <table:table-cell table:formula="of:=ROUND((LOOKUP([.$A48];Levels;FighterHardy)*2/3) + LOOKUP([.$A48];Levels;MageHardy)/3)" office:value-type="float" office:value="3" calcext:value-type="float">
            <text:p>+3</text:p>
          </table:table-cell>
          <table:table-cell table:formula="of:=ROUND((LOOKUP([.$A48];Levels;FighterSpirit)*2/3) + LOOKUP([.$A48];Levels;MageSpirit)/3)" office:value-type="float" office:value="2" calcext:value-type="float">
            <text:p>+2</text:p>
          </table:table-cell>
          <table:table-cell table:formula="of:=ROUND((LOOKUP([.$A48];Levels;FighterSkills)*2/3) + LOOKUP([.$A48];Levels;MageSkills)/3)" office:value-type="float" office:value="2" calcext:value-type="float">
            <text:p>2</text:p>
          </table:table-cell>
          <table:table-cell table:formula="of:=ROUND((LOOKUP([.$A48];Levels;FighterTraits)*2/3) + LOOKUP([.$A48];Levels;MageTraits)/3)" office:value-type="float" office:value="1" calcext:value-type="float">
            <text:p>1</text:p>
          </table:table-cell>
          <table:table-cell table:formula="of:=ROUND((LOOKUP([.$A48];Levels;FighterKnacks)*2/3))" office:value-type="float" office:value="1" calcext:value-type="float">
            <text:p>1</text:p>
          </table:table-cell>
          <table:table-cell table:formula="of:=ROUND([.A48]/3)" office:value-type="float" office:value="1" calcext:value-type="float">
            <text:p>1</text:p>
          </table:table-cell>
          <table:table-cell table:formula="of:=[.L48]&amp;&quot;d6&quot;" office:value-type="string" office:string-value="1d6" calcext:value-type="string">
            <text:p>1d6</text:p>
          </table:table-cell>
          <table:table-cell table:formula="of:=LOOKUP([.$L48];Levels;L1Spells)" office:value-type="float" office:value="1" calcext:value-type="float">
            <text:p>1</text:p>
          </table:table-cell>
          <table:table-cell table:formula="of:=LOOKUP([.$L48];Levels;L2Spells)" office:value-type="string" office:string-value="--" calcext:value-type="string">
            <text:p>--</text:p>
          </table:table-cell>
          <table:table-cell table:style-name="ce3" table:formula="of:=LOOKUP([.$L48];Levels;L3Spells)" office:value-type="string" office:string-value="--" calcext:value-type="string">
            <text:p>--</text:p>
          </table:table-cell>
          <table:table-cell table:style-name="ce7" table:formula="of:=LOOKUP([.L48];Levels;SaveDiff)" office:value-type="float" office:value="11" calcext:value-type="float">
            <text:p>11+</text:p>
          </table:table-cell>
          <table:table-cell table:formula="of:=[.A48]*[.$R$43]" office:value-type="float" office:value="10.5" calcext:value-type="float">
            <text:p>10.5</text:p>
          </table:table-cell>
          <table:table-cell table:style-name="ce5" table:formula="of:=ROUND(AVERAGE([.F48:.H48]))" office:value-type="float" office:value="2" calcext:value-type="float">
            <text:p>+2</text:p>
          </table:table-cell>
          <table:table-cell table:style-name="ce5" table:formula="of:=SUM([.F48:.H48])" office:value-type="float" office:value="7" calcext:value-type="float">
            <text:p>+7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ROUND((LOOKUP([.A49];Levels;FighterXP)*2/3) + (LOOKUP([.A49];Levels;MageXP)/3);-2)" office:value-type="float" office:value="8700" calcext:value-type="float">
            <text:p>8,700</text:p>
          </table:table-cell>
          <table:table-cell table:formula="of:=[.A49]&amp;&quot;d6&quot;" office:value-type="string" office:string-value="4d6" calcext:value-type="string">
            <text:p>4d6</text:p>
          </table:table-cell>
          <table:table-cell table:formula="of:=ROUND((LOOKUP([.$A49];Levels;FighterAB)*2/3) + LOOKUP([.$A49];Levels;MageAB)/3)" office:value-type="float" office:value="2" calcext:value-type="float">
            <text:p>+2</text:p>
          </table:table-cell>
          <table:table-cell table:formula="of:=ROUND((LOOKUP([.$A49];Levels;FighterInit)*2/3) + LOOKUP([.$A49];Levels;MageInit)/3)" office:value-type="float" office:value="1" calcext:value-type="float">
            <text:p>+1</text:p>
          </table:table-cell>
          <table:table-cell table:formula="of:=ROUND((LOOKUP([.$A49];Levels;FighterEvade)*2/3) + LOOKUP([.$A49];Levels;MageEvade)/3)" office:value-type="float" office:value="3" calcext:value-type="float">
            <text:p>+3</text:p>
          </table:table-cell>
          <table:table-cell table:formula="of:=ROUND((LOOKUP([.$A49];Levels;FighterHardy)*2/3) + LOOKUP([.$A49];Levels;MageHardy)/3)" office:value-type="float" office:value="3" calcext:value-type="float">
            <text:p>+3</text:p>
          </table:table-cell>
          <table:table-cell table:formula="of:=ROUND((LOOKUP([.$A49];Levels;FighterSpirit)*2/3) + LOOKUP([.$A49];Levels;MageSpirit)/3)" office:value-type="float" office:value="3" calcext:value-type="float">
            <text:p>+3</text:p>
          </table:table-cell>
          <table:table-cell table:formula="of:=ROUND((LOOKUP([.$A49];Levels;FighterSkills)*2/3) + LOOKUP([.$A49];Levels;MageSkills)/3)" office:value-type="float" office:value="4" calcext:value-type="float">
            <text:p>4</text:p>
          </table:table-cell>
          <table:table-cell table:formula="of:=ROUND((LOOKUP([.$A49];Levels;FighterTraits)*2/3) + LOOKUP([.$A49];Levels;MageTraits)/3)" office:value-type="float" office:value="1" calcext:value-type="float">
            <text:p>1</text:p>
          </table:table-cell>
          <table:table-cell table:formula="of:=ROUND((LOOKUP([.$A49];Levels;FighterKnacks)*2/3))" office:value-type="float" office:value="1" calcext:value-type="float">
            <text:p>1</text:p>
          </table:table-cell>
          <table:table-cell table:formula="of:=ROUND([.A49]/3)" office:value-type="float" office:value="1" calcext:value-type="float">
            <text:p>1</text:p>
          </table:table-cell>
          <table:table-cell table:formula="of:=[.L49]&amp;&quot;d6&quot;" office:value-type="string" office:string-value="1d6" calcext:value-type="string">
            <text:p>1d6</text:p>
          </table:table-cell>
          <table:table-cell table:formula="of:=LOOKUP([.$L49];Levels;L1Spells)" office:value-type="float" office:value="1" calcext:value-type="float">
            <text:p>1</text:p>
          </table:table-cell>
          <table:table-cell table:formula="of:=LOOKUP([.$L49];Levels;L2Spells)" office:value-type="string" office:string-value="--" calcext:value-type="string">
            <text:p>--</text:p>
          </table:table-cell>
          <table:table-cell table:style-name="ce3" table:formula="of:=LOOKUP([.$L49];Levels;L3Spells)" office:value-type="string" office:string-value="--" calcext:value-type="string">
            <text:p>--</text:p>
          </table:table-cell>
          <table:table-cell table:style-name="ce7" table:formula="of:=LOOKUP([.L49];Levels;SaveDiff)" office:value-type="float" office:value="11" calcext:value-type="float">
            <text:p>11+</text:p>
          </table:table-cell>
          <table:table-cell table:formula="of:=[.A49]*[.$R$43]" office:value-type="float" office:value="14" calcext:value-type="float">
            <text:p>14</text:p>
          </table:table-cell>
          <table:table-cell table:style-name="ce5" table:formula="of:=ROUND(AVERAGE([.F49:.H49]))" office:value-type="float" office:value="3" calcext:value-type="float">
            <text:p>+3</text:p>
          </table:table-cell>
          <table:table-cell table:style-name="ce5" table:formula="of:=SUM([.F49:.H49])" office:value-type="float" office:value="9" calcext:value-type="float">
            <text:p>+9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ROUND((LOOKUP([.A50];Levels;FighterXP)*2/3) + (LOOKUP([.A50];Levels;MageXP)/3);-2)" office:value-type="float" office:value="17300" calcext:value-type="float">
            <text:p>17,300</text:p>
          </table:table-cell>
          <table:table-cell table:formula="of:=[.A50]&amp;&quot;d6&quot;" office:value-type="string" office:string-value="5d6" calcext:value-type="string">
            <text:p>5d6</text:p>
          </table:table-cell>
          <table:table-cell table:formula="of:=ROUND((LOOKUP([.$A50];Levels;FighterAB)*2/3) + LOOKUP([.$A50];Levels;MageAB)/3)" office:value-type="float" office:value="3" calcext:value-type="float">
            <text:p>+3</text:p>
          </table:table-cell>
          <table:table-cell table:formula="of:=ROUND((LOOKUP([.$A50];Levels;FighterInit)*2/3) + LOOKUP([.$A50];Levels;MageInit)/3)" office:value-type="float" office:value="1" calcext:value-type="float">
            <text:p>+1</text:p>
          </table:table-cell>
          <table:table-cell table:formula="of:=ROUND((LOOKUP([.$A50];Levels;FighterEvade)*2/3) + LOOKUP([.$A50];Levels;MageEvade)/3)" office:value-type="float" office:value="3" calcext:value-type="float">
            <text:p>+3</text:p>
          </table:table-cell>
          <table:table-cell table:formula="of:=ROUND((LOOKUP([.$A50];Levels;FighterHardy)*2/3) + LOOKUP([.$A50];Levels;MageHardy)/3)" office:value-type="float" office:value="4" calcext:value-type="float">
            <text:p>+4</text:p>
          </table:table-cell>
          <table:table-cell table:formula="of:=ROUND((LOOKUP([.$A50];Levels;FighterSpirit)*2/3) + LOOKUP([.$A50];Levels;MageSpirit)/3)" office:value-type="float" office:value="3" calcext:value-type="float">
            <text:p>+3</text:p>
          </table:table-cell>
          <table:table-cell table:formula="of:=ROUND((LOOKUP([.$A50];Levels;FighterSkills)*2/3) + LOOKUP([.$A50];Levels;MageSkills)/3)" office:value-type="float" office:value="4" calcext:value-type="float">
            <text:p>4</text:p>
          </table:table-cell>
          <table:table-cell table:formula="of:=ROUND((LOOKUP([.$A50];Levels;FighterTraits)*2/3) + LOOKUP([.$A50];Levels;MageTraits)/3)" office:value-type="float" office:value="1" calcext:value-type="float">
            <text:p>1</text:p>
          </table:table-cell>
          <table:table-cell table:formula="of:=ROUND((LOOKUP([.$A50];Levels;FighterKnacks)*2/3))" office:value-type="float" office:value="2" calcext:value-type="float">
            <text:p>2</text:p>
          </table:table-cell>
          <table:table-cell table:formula="of:=ROUND([.A50]/3)" office:value-type="float" office:value="2" calcext:value-type="float">
            <text:p>2</text:p>
          </table:table-cell>
          <table:table-cell table:formula="of:=[.L50]&amp;&quot;d6&quot;" office:value-type="string" office:string-value="2d6" calcext:value-type="string">
            <text:p>2d6</text:p>
          </table:table-cell>
          <table:table-cell table:formula="of:=LOOKUP([.$L50];Levels;L1Spells)" office:value-type="float" office:value="2" calcext:value-type="float">
            <text:p>2</text:p>
          </table:table-cell>
          <table:table-cell table:formula="of:=LOOKUP([.$L50];Levels;L2Spells)" office:value-type="string" office:string-value="--" calcext:value-type="string">
            <text:p>--</text:p>
          </table:table-cell>
          <table:table-cell table:style-name="ce3" table:formula="of:=LOOKUP([.$L50];Levels;L3Spells)" office:value-type="string" office:string-value="--" calcext:value-type="string">
            <text:p>--</text:p>
          </table:table-cell>
          <table:table-cell table:style-name="ce7" table:formula="of:=LOOKUP([.L50];Levels;SaveDiff)" office:value-type="float" office:value="11" calcext:value-type="float">
            <text:p>11+</text:p>
          </table:table-cell>
          <table:table-cell table:formula="of:=[.A50]*[.$R$43]" office:value-type="float" office:value="17.5" calcext:value-type="float">
            <text:p>17.5</text:p>
          </table:table-cell>
          <table:table-cell table:style-name="ce5" table:formula="of:=ROUND(AVERAGE([.F50:.H50]))" office:value-type="float" office:value="3" calcext:value-type="float">
            <text:p>+3</text:p>
          </table:table-cell>
          <table:table-cell table:style-name="ce5" table:formula="of:=SUM([.F50:.H50])" office:value-type="float" office:value="10" calcext:value-type="float">
            <text:p>+1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ROUND((LOOKUP([.A51];Levels;FighterXP)*2/3) + (LOOKUP([.A51];Levels;MageXP)/3);-3)" office:value-type="float" office:value="35000" calcext:value-type="float">
            <text:p>35,000</text:p>
          </table:table-cell>
          <table:table-cell table:formula="of:=[.A51]&amp;&quot;d6&quot;" office:value-type="string" office:string-value="6d6" calcext:value-type="string">
            <text:p>6d6</text:p>
          </table:table-cell>
          <table:table-cell table:formula="of:=ROUND((LOOKUP([.$A51];Levels;FighterAB)*2/3) + LOOKUP([.$A51];Levels;MageAB)/3)" office:value-type="float" office:value="3" calcext:value-type="float">
            <text:p>+3</text:p>
          </table:table-cell>
          <table:table-cell table:formula="of:=ROUND((LOOKUP([.$A51];Levels;FighterInit)*2/3) + LOOKUP([.$A51];Levels;MageInit)/3)" office:value-type="float" office:value="1" calcext:value-type="float">
            <text:p>+1</text:p>
          </table:table-cell>
          <table:table-cell table:formula="of:=ROUND((LOOKUP([.$A51];Levels;FighterEvade)*2/3) + LOOKUP([.$A51];Levels;MageEvade)/3)" office:value-type="float" office:value="4" calcext:value-type="float">
            <text:p>+4</text:p>
          </table:table-cell>
          <table:table-cell table:formula="of:=ROUND((LOOKUP([.$A51];Levels;FighterHardy)*2/3) + LOOKUP([.$A51];Levels;MageHardy)/3)" office:value-type="float" office:value="5" calcext:value-type="float">
            <text:p>+5</text:p>
          </table:table-cell>
          <table:table-cell table:formula="of:=ROUND((LOOKUP([.$A51];Levels;FighterSpirit)*2/3) + LOOKUP([.$A51];Levels;MageSpirit)/3)" office:value-type="float" office:value="4" calcext:value-type="float">
            <text:p>+4</text:p>
          </table:table-cell>
          <table:table-cell table:formula="of:=ROUND((LOOKUP([.$A51];Levels;FighterSkills)*2/3) + LOOKUP([.$A51];Levels;MageSkills)/3)" office:value-type="float" office:value="4" calcext:value-type="float">
            <text:p>4</text:p>
          </table:table-cell>
          <table:table-cell table:formula="of:=ROUND((LOOKUP([.$A51];Levels;FighterTraits)*2/3) + LOOKUP([.$A51];Levels;MageTraits)/3)" office:value-type="float" office:value="2" calcext:value-type="float">
            <text:p>2</text:p>
          </table:table-cell>
          <table:table-cell table:formula="of:=ROUND((LOOKUP([.$A51];Levels;FighterKnacks)*2/3))" office:value-type="float" office:value="2" calcext:value-type="float">
            <text:p>2</text:p>
          </table:table-cell>
          <table:table-cell table:formula="of:=ROUND([.A51]/3)" office:value-type="float" office:value="2" calcext:value-type="float">
            <text:p>2</text:p>
          </table:table-cell>
          <table:table-cell table:formula="of:=[.L51]&amp;&quot;d6&quot;" office:value-type="string" office:string-value="2d6" calcext:value-type="string">
            <text:p>2d6</text:p>
          </table:table-cell>
          <table:table-cell table:formula="of:=LOOKUP([.$L51];Levels;L1Spells)" office:value-type="float" office:value="2" calcext:value-type="float">
            <text:p>2</text:p>
          </table:table-cell>
          <table:table-cell table:formula="of:=LOOKUP([.$L51];Levels;L2Spells)" office:value-type="string" office:string-value="--" calcext:value-type="string">
            <text:p>--</text:p>
          </table:table-cell>
          <table:table-cell table:style-name="ce3" table:formula="of:=LOOKUP([.$L51];Levels;L3Spells)" office:value-type="string" office:string-value="--" calcext:value-type="string">
            <text:p>--</text:p>
          </table:table-cell>
          <table:table-cell table:style-name="ce7" table:formula="of:=LOOKUP([.L51];Levels;SaveDiff)" office:value-type="float" office:value="11" calcext:value-type="float">
            <text:p>11+</text:p>
          </table:table-cell>
          <table:table-cell table:formula="of:=[.A51]*[.$R$43]" office:value-type="float" office:value="21" calcext:value-type="float">
            <text:p>21</text:p>
          </table:table-cell>
          <table:table-cell table:style-name="ce5" table:formula="of:=ROUND(AVERAGE([.F51:.H51]))" office:value-type="float" office:value="4" calcext:value-type="float">
            <text:p>+4</text:p>
          </table:table-cell>
          <table:table-cell table:style-name="ce5" table:formula="of:=SUM([.F51:.H51])" office:value-type="float" office:value="13" calcext:value-type="float">
            <text:p>+13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ROUND((LOOKUP([.A52];Levels;FighterXP)*2/3) + (LOOKUP([.A52];Levels;MageXP)/3);-3)" office:value-type="float" office:value="69000" calcext:value-type="float">
            <text:p>69,000</text:p>
          </table:table-cell>
          <table:table-cell table:formula="of:=[.A52]&amp;&quot;d6&quot;" office:value-type="string" office:string-value="7d6" calcext:value-type="string">
            <text:p>7d6</text:p>
          </table:table-cell>
          <table:table-cell table:formula="of:=ROUND((LOOKUP([.$A52];Levels;FighterAB)*2/3) + LOOKUP([.$A52];Levels;MageAB)/3)" office:value-type="float" office:value="4" calcext:value-type="float">
            <text:p>+4</text:p>
          </table:table-cell>
          <table:table-cell table:formula="of:=ROUND((LOOKUP([.$A52];Levels;FighterInit)*2/3) + LOOKUP([.$A52];Levels;MageInit)/3)" office:value-type="float" office:value="1" calcext:value-type="float">
            <text:p>+1</text:p>
          </table:table-cell>
          <table:table-cell table:formula="of:=ROUND((LOOKUP([.$A52];Levels;FighterEvade)*2/3) + LOOKUP([.$A52];Levels;MageEvade)/3)" office:value-type="float" office:value="5" calcext:value-type="float">
            <text:p>+5</text:p>
          </table:table-cell>
          <table:table-cell table:formula="of:=ROUND((LOOKUP([.$A52];Levels;FighterHardy)*2/3) + LOOKUP([.$A52];Levels;MageHardy)/3)" office:value-type="float" office:value="5" calcext:value-type="float">
            <text:p>+5</text:p>
          </table:table-cell>
          <table:table-cell table:formula="of:=ROUND((LOOKUP([.$A52];Levels;FighterSpirit)*2/3) + LOOKUP([.$A52];Levels;MageSpirit)/3)" office:value-type="float" office:value="5" calcext:value-type="float">
            <text:p>+5</text:p>
          </table:table-cell>
          <table:table-cell table:formula="of:=ROUND((LOOKUP([.$A52];Levels;FighterSkills)*2/3) + LOOKUP([.$A52];Levels;MageSkills)/3)" office:value-type="float" office:value="4" calcext:value-type="float">
            <text:p>4</text:p>
          </table:table-cell>
          <table:table-cell table:formula="of:=ROUND((LOOKUP([.$A52];Levels;FighterTraits)*2/3) + LOOKUP([.$A52];Levels;MageTraits)/3)" office:value-type="float" office:value="2" calcext:value-type="float">
            <text:p>2</text:p>
          </table:table-cell>
          <table:table-cell table:formula="of:=ROUND((LOOKUP([.$A52];Levels;FighterKnacks)*2/3))" office:value-type="float" office:value="3" calcext:value-type="float">
            <text:p>3</text:p>
          </table:table-cell>
          <table:table-cell table:formula="of:=ROUND([.A52]/3)" office:value-type="float" office:value="2" calcext:value-type="float">
            <text:p>2</text:p>
          </table:table-cell>
          <table:table-cell table:formula="of:=[.L52]&amp;&quot;d6&quot;" office:value-type="string" office:string-value="2d6" calcext:value-type="string">
            <text:p>2d6</text:p>
          </table:table-cell>
          <table:table-cell table:formula="of:=LOOKUP([.$L52];Levels;L1Spells)" office:value-type="float" office:value="2" calcext:value-type="float">
            <text:p>2</text:p>
          </table:table-cell>
          <table:table-cell table:formula="of:=LOOKUP([.$L52];Levels;L2Spells)" office:value-type="string" office:string-value="--" calcext:value-type="string">
            <text:p>--</text:p>
          </table:table-cell>
          <table:table-cell table:style-name="ce3" table:formula="of:=LOOKUP([.$L52];Levels;L3Spells)" office:value-type="string" office:string-value="--" calcext:value-type="string">
            <text:p>--</text:p>
          </table:table-cell>
          <table:table-cell table:style-name="ce7" table:formula="of:=LOOKUP([.L52];Levels;SaveDiff)" office:value-type="float" office:value="11" calcext:value-type="float">
            <text:p>11+</text:p>
          </table:table-cell>
          <table:table-cell table:formula="of:=[.A52]*[.$R$43]" office:value-type="float" office:value="24.5" calcext:value-type="float">
            <text:p>24.5</text:p>
          </table:table-cell>
          <table:table-cell table:style-name="ce5" table:formula="of:=ROUND(AVERAGE([.F52:.H52]))" office:value-type="float" office:value="5" calcext:value-type="float">
            <text:p>+5</text:p>
          </table:table-cell>
          <table:table-cell table:style-name="ce5" table:formula="of:=SUM([.F52:.H52])" office:value-type="float" office:value="15" calcext:value-type="float">
            <text:p>+15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ROUND((LOOKUP([.A53];Levels;FighterXP)*2/3) + (LOOKUP([.A53];Levels;MageXP)/3);-3)" office:value-type="float" office:value="133000" calcext:value-type="float">
            <text:p>133,000</text:p>
          </table:table-cell>
          <table:table-cell table:formula="of:=[.A53]&amp;&quot;d6&quot;" office:value-type="string" office:string-value="8d6" calcext:value-type="string">
            <text:p>8d6</text:p>
          </table:table-cell>
          <table:table-cell table:formula="of:=ROUND((LOOKUP([.$A53];Levels;FighterAB)*2/3) + LOOKUP([.$A53];Levels;MageAB)/3)" office:value-type="float" office:value="5" calcext:value-type="float">
            <text:p>+5</text:p>
          </table:table-cell>
          <table:table-cell table:formula="of:=ROUND((LOOKUP([.$A53];Levels;FighterInit)*2/3) + LOOKUP([.$A53];Levels;MageInit)/3)" office:value-type="float" office:value="2" calcext:value-type="float">
            <text:p>+2</text:p>
          </table:table-cell>
          <table:table-cell table:formula="of:=ROUND((LOOKUP([.$A53];Levels;FighterEvade)*2/3) + LOOKUP([.$A53];Levels;MageEvade)/3)" office:value-type="float" office:value="5" calcext:value-type="float">
            <text:p>+5</text:p>
          </table:table-cell>
          <table:table-cell table:formula="of:=ROUND((LOOKUP([.$A53];Levels;FighterHardy)*2/3) + LOOKUP([.$A53];Levels;MageHardy)/3)" office:value-type="float" office:value="6" calcext:value-type="float">
            <text:p>+6</text:p>
          </table:table-cell>
          <table:table-cell table:formula="of:=ROUND((LOOKUP([.$A53];Levels;FighterSpirit)*2/3) + LOOKUP([.$A53];Levels;MageSpirit)/3)" office:value-type="float" office:value="5" calcext:value-type="float">
            <text:p>+5</text:p>
          </table:table-cell>
          <table:table-cell table:formula="of:=ROUND((LOOKUP([.$A53];Levels;FighterSkills)*2/3) + LOOKUP([.$A53];Levels;MageSkills)/3)" office:value-type="float" office:value="6" calcext:value-type="float">
            <text:p>6</text:p>
          </table:table-cell>
          <table:table-cell table:formula="of:=ROUND((LOOKUP([.$A53];Levels;FighterTraits)*2/3) + LOOKUP([.$A53];Levels;MageTraits)/3)" office:value-type="float" office:value="2" calcext:value-type="float">
            <text:p>2</text:p>
          </table:table-cell>
          <table:table-cell table:formula="of:=ROUND((LOOKUP([.$A53];Levels;FighterKnacks)*2/3))" office:value-type="float" office:value="3" calcext:value-type="float">
            <text:p>3</text:p>
          </table:table-cell>
          <table:table-cell table:formula="of:=ROUND([.A53]/3)" office:value-type="float" office:value="3" calcext:value-type="float">
            <text:p>3</text:p>
          </table:table-cell>
          <table:table-cell table:formula="of:=[.L53]&amp;&quot;d6&quot;" office:value-type="string" office:string-value="3d6" calcext:value-type="string">
            <text:p>3d6</text:p>
          </table:table-cell>
          <table:table-cell table:formula="of:=LOOKUP([.$L53];Levels;L1Spells)" office:value-type="float" office:value="2" calcext:value-type="float">
            <text:p>2</text:p>
          </table:table-cell>
          <table:table-cell table:formula="of:=LOOKUP([.$L53];Levels;L2Spells)" office:value-type="float" office:value="1" calcext:value-type="float">
            <text:p>1</text:p>
          </table:table-cell>
          <table:table-cell table:style-name="ce3" table:formula="of:=LOOKUP([.$L53];Levels;L3Spells)" office:value-type="string" office:string-value="--" calcext:value-type="string">
            <text:p>--</text:p>
          </table:table-cell>
          <table:table-cell table:style-name="ce7" table:formula="of:=LOOKUP([.L53];Levels;SaveDiff)" office:value-type="float" office:value="12" calcext:value-type="float">
            <text:p>12+</text:p>
          </table:table-cell>
          <table:table-cell table:formula="of:=[.A53]*[.$R$43]" office:value-type="float" office:value="28" calcext:value-type="float">
            <text:p>28</text:p>
          </table:table-cell>
          <table:table-cell table:style-name="ce5" table:formula="of:=ROUND(AVERAGE([.F53:.H53]))" office:value-type="float" office:value="5" calcext:value-type="float">
            <text:p>+5</text:p>
          </table:table-cell>
          <table:table-cell table:style-name="ce5" table:formula="of:=SUM([.F53:.H53])" office:value-type="float" office:value="16" calcext:value-type="float">
            <text:p>+16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ROUND((LOOKUP([.A54];Levels;FighterXP)*2/3) + (LOOKUP([.A54];Levels;MageXP)/3);-4)" office:value-type="float" office:value="270000" calcext:value-type="float">
            <text:p>270,000</text:p>
          </table:table-cell>
          <table:table-cell table:formula="of:=[.A54]&amp;&quot;d6&quot;" office:value-type="string" office:string-value="9d6" calcext:value-type="string">
            <text:p>9d6</text:p>
          </table:table-cell>
          <table:table-cell table:formula="of:=ROUND((LOOKUP([.$A54];Levels;FighterAB)*2/3) + LOOKUP([.$A54];Levels;MageAB)/3)" office:value-type="float" office:value="5" calcext:value-type="float">
            <text:p>+5</text:p>
          </table:table-cell>
          <table:table-cell table:formula="of:=ROUND((LOOKUP([.$A54];Levels;FighterInit)*2/3) + LOOKUP([.$A54];Levels;MageInit)/3)" office:value-type="float" office:value="2" calcext:value-type="float">
            <text:p>+2</text:p>
          </table:table-cell>
          <table:table-cell table:formula="of:=ROUND((LOOKUP([.$A54];Levels;FighterEvade)*2/3) + LOOKUP([.$A54];Levels;MageEvade)/3)" office:value-type="float" office:value="6" calcext:value-type="float">
            <text:p>+6</text:p>
          </table:table-cell>
          <table:table-cell table:formula="of:=ROUND((LOOKUP([.$A54];Levels;FighterHardy)*2/3) + LOOKUP([.$A54];Levels;MageHardy)/3)" office:value-type="float" office:value="7" calcext:value-type="float">
            <text:p>+7</text:p>
          </table:table-cell>
          <table:table-cell table:formula="of:=ROUND((LOOKUP([.$A54];Levels;FighterSpirit)*2/3) + LOOKUP([.$A54];Levels;MageSpirit)/3)" office:value-type="float" office:value="6" calcext:value-type="float">
            <text:p>+6</text:p>
          </table:table-cell>
          <table:table-cell table:formula="of:=ROUND((LOOKUP([.$A54];Levels;FighterSkills)*2/3) + LOOKUP([.$A54];Levels;MageSkills)/3)" office:value-type="float" office:value="6" calcext:value-type="float">
            <text:p>6</text:p>
          </table:table-cell>
          <table:table-cell table:formula="of:=ROUND((LOOKUP([.$A54];Levels;FighterTraits)*2/3) + LOOKUP([.$A54];Levels;MageTraits)/3)" office:value-type="float" office:value="2" calcext:value-type="float">
            <text:p>2</text:p>
          </table:table-cell>
          <table:table-cell table:formula="of:=ROUND((LOOKUP([.$A54];Levels;FighterKnacks)*2/3))" office:value-type="float" office:value="3" calcext:value-type="float">
            <text:p>3</text:p>
          </table:table-cell>
          <table:table-cell table:formula="of:=ROUND([.A54]/3)" office:value-type="float" office:value="3" calcext:value-type="float">
            <text:p>3</text:p>
          </table:table-cell>
          <table:table-cell table:formula="of:=[.L54]&amp;&quot;d6&quot;" office:value-type="string" office:string-value="3d6" calcext:value-type="string">
            <text:p>3d6</text:p>
          </table:table-cell>
          <table:table-cell table:formula="of:=LOOKUP([.$L54];Levels;L1Spells)" office:value-type="float" office:value="2" calcext:value-type="float">
            <text:p>2</text:p>
          </table:table-cell>
          <table:table-cell table:formula="of:=LOOKUP([.$L54];Levels;L2Spells)" office:value-type="float" office:value="1" calcext:value-type="float">
            <text:p>1</text:p>
          </table:table-cell>
          <table:table-cell table:style-name="ce3" table:formula="of:=LOOKUP([.$L54];Levels;L3Spells)" office:value-type="string" office:string-value="--" calcext:value-type="string">
            <text:p>--</text:p>
          </table:table-cell>
          <table:table-cell table:style-name="ce7" table:formula="of:=LOOKUP([.L54];Levels;SaveDiff)" office:value-type="float" office:value="12" calcext:value-type="float">
            <text:p>12+</text:p>
          </table:table-cell>
          <table:table-cell table:formula="of:=[.A54]*[.$R$43]" office:value-type="float" office:value="31.5" calcext:value-type="float">
            <text:p>31.5</text:p>
          </table:table-cell>
          <table:table-cell table:style-name="ce5" table:formula="of:=ROUND(AVERAGE([.F54:.H54]))" office:value-type="float" office:value="6" calcext:value-type="float">
            <text:p>+6</text:p>
          </table:table-cell>
          <table:table-cell table:style-name="ce5" table:formula="of:=SUM([.F54:.H54])" office:value-type="float" office:value="19" calcext:value-type="float">
            <text:p>+19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ROUND((LOOKUP([.A55];Levels;FighterXP)*2/3) + (LOOKUP([.A55];Levels;MageXP)/3);-4)" office:value-type="float" office:value="400000" calcext:value-type="float">
            <text:p>400,000</text:p>
          </table:table-cell>
          <table:table-cell table:formula="of:=[.A55]&amp;&quot;d6&quot;" office:value-type="string" office:string-value="10d6" calcext:value-type="string">
            <text:p>10d6</text:p>
          </table:table-cell>
          <table:table-cell table:formula="of:=ROUND((LOOKUP([.$A55];Levels;FighterAB)*2/3) + LOOKUP([.$A55];Levels;MageAB)/3)" office:value-type="float" office:value="6" calcext:value-type="float">
            <text:p>+6</text:p>
          </table:table-cell>
          <table:table-cell table:formula="of:=ROUND((LOOKUP([.$A55];Levels;FighterInit)*2/3) + LOOKUP([.$A55];Levels;MageInit)/3)" office:value-type="float" office:value="2" calcext:value-type="float">
            <text:p>+2</text:p>
          </table:table-cell>
          <table:table-cell table:formula="of:=ROUND((LOOKUP([.$A55];Levels;FighterEvade)*2/3) + LOOKUP([.$A55];Levels;MageEvade)/3)" office:value-type="float" office:value="7" calcext:value-type="float">
            <text:p>+7</text:p>
          </table:table-cell>
          <table:table-cell table:formula="of:=ROUND((LOOKUP([.$A55];Levels;FighterHardy)*2/3) + LOOKUP([.$A55];Levels;MageHardy)/3)" office:value-type="float" office:value="7" calcext:value-type="float">
            <text:p>+7</text:p>
          </table:table-cell>
          <table:table-cell table:formula="of:=ROUND((LOOKUP([.$A55];Levels;FighterSpirit)*2/3) + LOOKUP([.$A55];Levels;MageSpirit)/3)" office:value-type="float" office:value="7" calcext:value-type="float">
            <text:p>+7</text:p>
          </table:table-cell>
          <table:table-cell table:formula="of:=ROUND((LOOKUP([.$A55];Levels;FighterSkills)*2/3) + LOOKUP([.$A55];Levels;MageSkills)/3)" office:value-type="float" office:value="6" calcext:value-type="float">
            <text:p>6</text:p>
          </table:table-cell>
          <table:table-cell table:formula="of:=ROUND((LOOKUP([.$A55];Levels;FighterTraits)*2/3) + LOOKUP([.$A55];Levels;MageTraits)/3)" office:value-type="float" office:value="3" calcext:value-type="float">
            <text:p>3</text:p>
          </table:table-cell>
          <table:table-cell table:formula="of:=ROUND((LOOKUP([.$A55];Levels;FighterKnacks)*2/3))" office:value-type="float" office:value="3" calcext:value-type="float">
            <text:p>3</text:p>
          </table:table-cell>
          <table:table-cell table:formula="of:=ROUND([.A55]/3)" office:value-type="float" office:value="3" calcext:value-type="float">
            <text:p>3</text:p>
          </table:table-cell>
          <table:table-cell table:formula="of:=[.L55]&amp;&quot;d6&quot;" office:value-type="string" office:string-value="3d6" calcext:value-type="string">
            <text:p>3d6</text:p>
          </table:table-cell>
          <table:table-cell table:formula="of:=LOOKUP([.$L55];Levels;L1Spells)" office:value-type="float" office:value="2" calcext:value-type="float">
            <text:p>2</text:p>
          </table:table-cell>
          <table:table-cell table:formula="of:=LOOKUP([.$L55];Levels;L2Spells)" office:value-type="float" office:value="1" calcext:value-type="float">
            <text:p>1</text:p>
          </table:table-cell>
          <table:table-cell table:style-name="ce3" table:formula="of:=LOOKUP([.$L55];Levels;L3Spells)" office:value-type="string" office:string-value="--" calcext:value-type="string">
            <text:p>--</text:p>
          </table:table-cell>
          <table:table-cell table:style-name="ce7" table:formula="of:=LOOKUP([.L55];Levels;SaveDiff)" office:value-type="float" office:value="12" calcext:value-type="float">
            <text:p>12+</text:p>
          </table:table-cell>
          <table:table-cell table:formula="of:=[.A55]*[.$R$43]" office:value-type="float" office:value="35" calcext:value-type="float">
            <text:p>35</text:p>
          </table:table-cell>
          <table:table-cell table:style-name="ce5" table:formula="of:=ROUND(AVERAGE([.F55:.H55]))" office:value-type="float" office:value="7" calcext:value-type="float">
            <text:p>+7</text:p>
          </table:table-cell>
          <table:table-cell table:style-name="ce5" table:formula="of:=SUM([.F55:.H55])" office:value-type="float" office:value="21" calcext:value-type="float">
            <text:p>+21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ROUND((LOOKUP([.A56];Levels;FighterXP)*2/3) + (LOOKUP([.A56];Levels;MageXP)/3);-4)" office:value-type="float" office:value="530000" calcext:value-type="float">
            <text:p>530,000</text:p>
          </table:table-cell>
          <table:table-cell table:formula="of:=[.$C$55] &amp; &quot;+&quot; &amp; (([.A56]-10)*2)" office:value-type="string" office:string-value="10d6+2" calcext:value-type="string">
            <text:p>10d6+2</text:p>
          </table:table-cell>
          <table:table-cell table:formula="of:=ROUND((LOOKUP([.$A56];Levels;FighterAB)*2/3) + LOOKUP([.$A56];Levels;MageAB)/3)" office:value-type="float" office:value="7" calcext:value-type="float">
            <text:p>+7</text:p>
          </table:table-cell>
          <table:table-cell table:formula="of:=ROUND((LOOKUP([.$A56];Levels;FighterInit)*2/3) + LOOKUP([.$A56];Levels;MageInit)/3)" office:value-type="float" office:value="2" calcext:value-type="float">
            <text:p>+2</text:p>
          </table:table-cell>
          <table:table-cell table:formula="of:=ROUND((LOOKUP([.$A56];Levels;FighterEvade)*2/3) + LOOKUP([.$A56];Levels;MageEvade)/3)" office:value-type="float" office:value="7" calcext:value-type="float">
            <text:p>+7</text:p>
          </table:table-cell>
          <table:table-cell table:formula="of:=ROUND((LOOKUP([.$A56];Levels;FighterHardy)*2/3) + LOOKUP([.$A56];Levels;MageHardy)/3)" office:value-type="float" office:value="8" calcext:value-type="float">
            <text:p>+8</text:p>
          </table:table-cell>
          <table:table-cell table:formula="of:=ROUND((LOOKUP([.$A56];Levels;FighterSpirit)*2/3) + LOOKUP([.$A56];Levels;MageSpirit)/3)" office:value-type="float" office:value="8" calcext:value-type="float">
            <text:p>+8</text:p>
          </table:table-cell>
          <table:table-cell table:formula="of:=ROUND((LOOKUP([.$A56];Levels;FighterSkills)*2/3) + LOOKUP([.$A56];Levels;MageSkills)/3)" office:value-type="float" office:value="6" calcext:value-type="float">
            <text:p>6</text:p>
          </table:table-cell>
          <table:table-cell table:formula="of:=ROUND((LOOKUP([.$A56];Levels;FighterTraits)*2/3) + LOOKUP([.$A56];Levels;MageTraits)/3)" office:value-type="float" office:value="3" calcext:value-type="float">
            <text:p>3</text:p>
          </table:table-cell>
          <table:table-cell table:formula="of:=ROUND((LOOKUP([.$A56];Levels;FighterKnacks)*2/3))" office:value-type="float" office:value="4" calcext:value-type="float">
            <text:p>4</text:p>
          </table:table-cell>
          <table:table-cell table:formula="of:=ROUND([.A56]/3)" office:value-type="float" office:value="4" calcext:value-type="float">
            <text:p>4</text:p>
          </table:table-cell>
          <table:table-cell table:formula="of:=[.L56]&amp;&quot;d6&quot;" office:value-type="string" office:string-value="4d6" calcext:value-type="string">
            <text:p>4d6</text:p>
          </table:table-cell>
          <table:table-cell table:formula="of:=LOOKUP([.$L56];Levels;L1Spells)" office:value-type="float" office:value="2" calcext:value-type="float">
            <text:p>2</text:p>
          </table:table-cell>
          <table:table-cell table:formula="of:=LOOKUP([.$L56];Levels;L2Spells)" office:value-type="float" office:value="2" calcext:value-type="float">
            <text:p>2</text:p>
          </table:table-cell>
          <table:table-cell table:style-name="ce3" table:formula="of:=LOOKUP([.$L56];Levels;L3Spells)" office:value-type="string" office:string-value="--" calcext:value-type="string">
            <text:p>--</text:p>
          </table:table-cell>
          <table:table-cell table:style-name="ce7" table:formula="of:=LOOKUP([.L56];Levels;SaveDiff)" office:value-type="float" office:value="13" calcext:value-type="float">
            <text:p>13+</text:p>
          </table:table-cell>
          <table:table-cell table:formula="of:=[.R55]+2" office:value-type="float" office:value="37" calcext:value-type="float">
            <text:p>37</text:p>
          </table:table-cell>
          <table:table-cell table:style-name="ce5" table:formula="of:=ROUND(AVERAGE([.F56:.H56]))" office:value-type="float" office:value="8" calcext:value-type="float">
            <text:p>+8</text:p>
          </table:table-cell>
          <table:table-cell table:style-name="ce5" table:formula="of:=SUM([.F56:.H56])" office:value-type="float" office:value="23" calcext:value-type="float">
            <text:p>+23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ROUND((LOOKUP([.A57];Levels;FighterXP)*2/3) + (LOOKUP([.A57];Levels;MageXP)/3);-4)" office:value-type="float" office:value="660000" calcext:value-type="float">
            <text:p>660,000</text:p>
          </table:table-cell>
          <table:table-cell table:formula="of:=[.$C$55] &amp; &quot;+&quot; &amp; (([.A57]-10)*2)" office:value-type="string" office:string-value="10d6+4" calcext:value-type="string">
            <text:p>10d6+4</text:p>
          </table:table-cell>
          <table:table-cell table:formula="of:=ROUND((LOOKUP([.$A57];Levels;FighterAB)*2/3) + LOOKUP([.$A57];Levels;MageAB)/3)" office:value-type="float" office:value="7" calcext:value-type="float">
            <text:p>+7</text:p>
          </table:table-cell>
          <table:table-cell table:formula="of:=ROUND((LOOKUP([.$A57];Levels;FighterInit)*2/3) + LOOKUP([.$A57];Levels;MageInit)/3)" office:value-type="float" office:value="3" calcext:value-type="float">
            <text:p>+3</text:p>
          </table:table-cell>
          <table:table-cell table:formula="of:=ROUND((LOOKUP([.$A57];Levels;FighterEvade)*2/3) + LOOKUP([.$A57];Levels;MageEvade)/3)" office:value-type="float" office:value="8" calcext:value-type="float">
            <text:p>+8</text:p>
          </table:table-cell>
          <table:table-cell table:formula="of:=ROUND((LOOKUP([.$A57];Levels;FighterHardy)*2/3) + LOOKUP([.$A57];Levels;MageHardy)/3)" office:value-type="float" office:value="9" calcext:value-type="float">
            <text:p>+9</text:p>
          </table:table-cell>
          <table:table-cell table:formula="of:=ROUND((LOOKUP([.$A57];Levels;FighterSpirit)*2/3) + LOOKUP([.$A57];Levels;MageSpirit)/3)" office:value-type="float" office:value="8" calcext:value-type="float">
            <text:p>+8</text:p>
          </table:table-cell>
          <table:table-cell table:formula="of:=ROUND((LOOKUP([.$A57];Levels;FighterSkills)*2/3) + LOOKUP([.$A57];Levels;MageSkills)/3)" office:value-type="float" office:value="8" calcext:value-type="float">
            <text:p>8</text:p>
          </table:table-cell>
          <table:table-cell table:formula="of:=ROUND((LOOKUP([.$A57];Levels;FighterTraits)*2/3) + LOOKUP([.$A57];Levels;MageTraits)/3)" office:value-type="float" office:value="3" calcext:value-type="float">
            <text:p>3</text:p>
          </table:table-cell>
          <table:table-cell table:formula="of:=ROUND((LOOKUP([.$A57];Levels;FighterKnacks)*2/3))" office:value-type="float" office:value="4" calcext:value-type="float">
            <text:p>4</text:p>
          </table:table-cell>
          <table:table-cell table:formula="of:=ROUND([.A57]/3)" office:value-type="float" office:value="4" calcext:value-type="float">
            <text:p>4</text:p>
          </table:table-cell>
          <table:table-cell table:formula="of:=[.L57]&amp;&quot;d6&quot;" office:value-type="string" office:string-value="4d6" calcext:value-type="string">
            <text:p>4d6</text:p>
          </table:table-cell>
          <table:table-cell table:formula="of:=LOOKUP([.$L57];Levels;L1Spells)" office:value-type="float" office:value="2" calcext:value-type="float">
            <text:p>2</text:p>
          </table:table-cell>
          <table:table-cell table:formula="of:=LOOKUP([.$L57];Levels;L2Spells)" office:value-type="float" office:value="2" calcext:value-type="float">
            <text:p>2</text:p>
          </table:table-cell>
          <table:table-cell table:style-name="ce3" table:formula="of:=LOOKUP([.$L57];Levels;L3Spells)" office:value-type="string" office:string-value="--" calcext:value-type="string">
            <text:p>--</text:p>
          </table:table-cell>
          <table:table-cell table:style-name="ce7" table:formula="of:=LOOKUP([.L57];Levels;SaveDiff)" office:value-type="float" office:value="13" calcext:value-type="float">
            <text:p>13+</text:p>
          </table:table-cell>
          <table:table-cell table:formula="of:=[.R56]+2" office:value-type="float" office:value="39" calcext:value-type="float">
            <text:p>39</text:p>
          </table:table-cell>
          <table:table-cell table:style-name="ce5" table:formula="of:=ROUND(AVERAGE([.F57:.H57]))" office:value-type="float" office:value="8" calcext:value-type="float">
            <text:p>+8</text:p>
          </table:table-cell>
          <table:table-cell table:style-name="ce5" table:formula="of:=SUM([.F57:.H57])" office:value-type="float" office:value="25" calcext:value-type="float">
            <text:p>+25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ROUND((LOOKUP([.A58];Levels;FighterXP)*2/3) + (LOOKUP([.A58];Levels;MageXP)/3);-4)" office:value-type="float" office:value="790000" calcext:value-type="float">
            <text:p>790,000</text:p>
          </table:table-cell>
          <table:table-cell table:formula="of:=[.$C$55] &amp; &quot;+&quot; &amp; (([.A58]-10)*2)" office:value-type="string" office:string-value="10d6+6" calcext:value-type="string">
            <text:p>10d6+6</text:p>
          </table:table-cell>
          <table:table-cell table:formula="of:=ROUND((LOOKUP([.$A58];Levels;FighterAB)*2/3) + LOOKUP([.$A58];Levels;MageAB)/3)" office:value-type="float" office:value="7" calcext:value-type="float">
            <text:p>+7</text:p>
          </table:table-cell>
          <table:table-cell table:formula="of:=ROUND((LOOKUP([.$A58];Levels;FighterInit)*2/3) + LOOKUP([.$A58];Levels;MageInit)/3)" office:value-type="float" office:value="3" calcext:value-type="float">
            <text:p>+3</text:p>
          </table:table-cell>
          <table:table-cell table:formula="of:=ROUND((LOOKUP([.$A58];Levels;FighterEvade)*2/3) + LOOKUP([.$A58];Levels;MageEvade)/3)" office:value-type="float" office:value="9" calcext:value-type="float">
            <text:p>+9</text:p>
          </table:table-cell>
          <table:table-cell table:formula="of:=ROUND((LOOKUP([.$A58];Levels;FighterHardy)*2/3) + LOOKUP([.$A58];Levels;MageHardy)/3)" office:value-type="float" office:value="9" calcext:value-type="float">
            <text:p>+9</text:p>
          </table:table-cell>
          <table:table-cell table:formula="of:=ROUND((LOOKUP([.$A58];Levels;FighterSpirit)*2/3) + LOOKUP([.$A58];Levels;MageSpirit)/3)" office:value-type="float" office:value="9" calcext:value-type="float">
            <text:p>+9</text:p>
          </table:table-cell>
          <table:table-cell table:formula="of:=ROUND((LOOKUP([.$A58];Levels;FighterSkills)*2/3) + LOOKUP([.$A58];Levels;MageSkills)/3)" office:value-type="float" office:value="8" calcext:value-type="float">
            <text:p>8</text:p>
          </table:table-cell>
          <table:table-cell table:formula="of:=ROUND((LOOKUP([.$A58];Levels;FighterTraits)*2/3) + LOOKUP([.$A58];Levels;MageTraits)/3)" office:value-type="float" office:value="3" calcext:value-type="float">
            <text:p>3</text:p>
          </table:table-cell>
          <table:table-cell table:formula="of:=ROUND((LOOKUP([.$A58];Levels;FighterKnacks)*2/3))" office:value-type="float" office:value="5" calcext:value-type="float">
            <text:p>5</text:p>
          </table:table-cell>
          <table:table-cell table:formula="of:=ROUND([.A58]/3)" office:value-type="float" office:value="4" calcext:value-type="float">
            <text:p>4</text:p>
          </table:table-cell>
          <table:table-cell table:formula="of:=[.L58]&amp;&quot;d6&quot;" office:value-type="string" office:string-value="4d6" calcext:value-type="string">
            <text:p>4d6</text:p>
          </table:table-cell>
          <table:table-cell table:formula="of:=LOOKUP([.$L58];Levels;L1Spells)" office:value-type="float" office:value="2" calcext:value-type="float">
            <text:p>2</text:p>
          </table:table-cell>
          <table:table-cell table:formula="of:=LOOKUP([.$L58];Levels;L2Spells)" office:value-type="float" office:value="2" calcext:value-type="float">
            <text:p>2</text:p>
          </table:table-cell>
          <table:table-cell table:style-name="ce3" table:formula="of:=LOOKUP([.$L58];Levels;L3Spells)" office:value-type="string" office:string-value="--" calcext:value-type="string">
            <text:p>--</text:p>
          </table:table-cell>
          <table:table-cell table:style-name="ce7" table:formula="of:=LOOKUP([.L58];Levels;SaveDiff)" office:value-type="float" office:value="13" calcext:value-type="float">
            <text:p>13+</text:p>
          </table:table-cell>
          <table:table-cell table:formula="of:=[.R57]+2" office:value-type="float" office:value="41" calcext:value-type="float">
            <text:p>41</text:p>
          </table:table-cell>
          <table:table-cell table:style-name="ce5" table:formula="of:=ROUND(AVERAGE([.F58:.H58]))" office:value-type="float" office:value="9" calcext:value-type="float">
            <text:p>+9</text:p>
          </table:table-cell>
          <table:table-cell table:style-name="ce5" table:formula="of:=SUM([.F58:.H58])" office:value-type="float" office:value="27" calcext:value-type="float">
            <text:p>+27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ROUND((LOOKUP([.A59];Levels;FighterXP)*2/3) + (LOOKUP([.A59];Levels;MageXP)/3);-4)" office:value-type="float" office:value="920000" calcext:value-type="float">
            <text:p>920,000</text:p>
          </table:table-cell>
          <table:table-cell table:formula="of:=[.$C$55] &amp; &quot;+&quot; &amp; (([.A59]-10)*2)" office:value-type="string" office:string-value="10d6+8" calcext:value-type="string">
            <text:p>10d6+8</text:p>
          </table:table-cell>
          <table:table-cell table:formula="of:=ROUND((LOOKUP([.$A59];Levels;FighterAB)*2/3) + LOOKUP([.$A59];Levels;MageAB)/3)" office:value-type="float" office:value="8" calcext:value-type="float">
            <text:p>+8</text:p>
          </table:table-cell>
          <table:table-cell table:formula="of:=ROUND((LOOKUP([.$A59];Levels;FighterInit)*2/3) + LOOKUP([.$A59];Levels;MageInit)/3)" office:value-type="float" office:value="3" calcext:value-type="float">
            <text:p>+3</text:p>
          </table:table-cell>
          <table:table-cell table:formula="of:=ROUND((LOOKUP([.$A59];Levels;FighterEvade)*2/3) + LOOKUP([.$A59];Levels;MageEvade)/3)" office:value-type="float" office:value="9" calcext:value-type="float">
            <text:p>+9</text:p>
          </table:table-cell>
          <table:table-cell table:formula="of:=ROUND((LOOKUP([.$A59];Levels;FighterHardy)*2/3) + LOOKUP([.$A59];Levels;MageHardy)/3)" office:value-type="float" office:value="10" calcext:value-type="float">
            <text:p>+10</text:p>
          </table:table-cell>
          <table:table-cell table:formula="of:=ROUND((LOOKUP([.$A59];Levels;FighterSpirit)*2/3) + LOOKUP([.$A59];Levels;MageSpirit)/3)" office:value-type="float" office:value="10" calcext:value-type="float">
            <text:p>+10</text:p>
          </table:table-cell>
          <table:table-cell table:formula="of:=ROUND((LOOKUP([.$A59];Levels;FighterSkills)*2/3) + LOOKUP([.$A59];Levels;MageSkills)/3)" office:value-type="float" office:value="8" calcext:value-type="float">
            <text:p>8</text:p>
          </table:table-cell>
          <table:table-cell table:formula="of:=ROUND((LOOKUP([.$A59];Levels;FighterTraits)*2/3) + LOOKUP([.$A59];Levels;MageTraits)/3)" office:value-type="float" office:value="4" calcext:value-type="float">
            <text:p>4</text:p>
          </table:table-cell>
          <table:table-cell table:formula="of:=ROUND((LOOKUP([.$A59];Levels;FighterKnacks)*2/3))" office:value-type="float" office:value="5" calcext:value-type="float">
            <text:p>5</text:p>
          </table:table-cell>
          <table:table-cell table:formula="of:=ROUND([.A59]/3)" office:value-type="float" office:value="5" calcext:value-type="float">
            <text:p>5</text:p>
          </table:table-cell>
          <table:table-cell table:formula="of:=[.L59]&amp;&quot;d6&quot;" office:value-type="string" office:string-value="5d6" calcext:value-type="string">
            <text:p>5d6</text:p>
          </table:table-cell>
          <table:table-cell table:formula="of:=LOOKUP([.$L59];Levels;L1Spells)" office:value-type="float" office:value="2" calcext:value-type="float">
            <text:p>2</text:p>
          </table:table-cell>
          <table:table-cell table:formula="of:=LOOKUP([.$L59];Levels;L2Spells)" office:value-type="float" office:value="2" calcext:value-type="float">
            <text:p>2</text:p>
          </table:table-cell>
          <table:table-cell table:style-name="ce3" table:formula="of:=LOOKUP([.$L59];Levels;L3Spells)" office:value-type="float" office:value="1" calcext:value-type="float">
            <text:p>1</text:p>
          </table:table-cell>
          <table:table-cell table:style-name="ce7" table:formula="of:=LOOKUP([.L59];Levels;SaveDiff)" office:value-type="float" office:value="14" calcext:value-type="float">
            <text:p>14+</text:p>
          </table:table-cell>
          <table:table-cell table:formula="of:=[.R58]+2" office:value-type="float" office:value="43" calcext:value-type="float">
            <text:p>43</text:p>
          </table:table-cell>
          <table:table-cell table:style-name="ce5" table:formula="of:=ROUND(AVERAGE([.F59:.H59]))" office:value-type="float" office:value="10" calcext:value-type="float">
            <text:p>+10</text:p>
          </table:table-cell>
          <table:table-cell table:style-name="ce5" table:formula="of:=SUM([.F59:.H59])" office:value-type="float" office:value="29" calcext:value-type="float">
            <text:p>+29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ROUND((LOOKUP([.A60];Levels;FighterXP)*2/3) + (LOOKUP([.A60];Levels;MageXP)/3);-4)" office:value-type="float" office:value="1050000" calcext:value-type="float">
            <text:p>1,050,000</text:p>
          </table:table-cell>
          <table:table-cell table:formula="of:=[.$C$55] &amp; &quot;+&quot; &amp; (([.A60]-10)*2)" office:value-type="string" office:string-value="10d6+10" calcext:value-type="string">
            <text:p>10d6+10</text:p>
          </table:table-cell>
          <table:table-cell table:formula="of:=ROUND((LOOKUP([.$A60];Levels;FighterAB)*2/3) + LOOKUP([.$A60];Levels;MageAB)/3)" office:value-type="float" office:value="8" calcext:value-type="float">
            <text:p>+8</text:p>
          </table:table-cell>
          <table:table-cell table:formula="of:=ROUND((LOOKUP([.$A60];Levels;FighterInit)*2/3) + LOOKUP([.$A60];Levels;MageInit)/3)" office:value-type="float" office:value="4" calcext:value-type="float">
            <text:p>+4</text:p>
          </table:table-cell>
          <table:table-cell table:formula="of:=ROUND((LOOKUP([.$A60];Levels;FighterEvade)*2/3) + LOOKUP([.$A60];Levels;MageEvade)/3)" office:value-type="float" office:value="10" calcext:value-type="float">
            <text:p>+10</text:p>
          </table:table-cell>
          <table:table-cell table:formula="of:=ROUND((LOOKUP([.$A60];Levels;FighterHardy)*2/3) + LOOKUP([.$A60];Levels;MageHardy)/3)" office:value-type="float" office:value="11" calcext:value-type="float">
            <text:p>+11</text:p>
          </table:table-cell>
          <table:table-cell table:formula="of:=ROUND((LOOKUP([.$A60];Levels;FighterSpirit)*2/3) + LOOKUP([.$A60];Levels;MageSpirit)/3)" office:value-type="float" office:value="11" calcext:value-type="float">
            <text:p>+11</text:p>
          </table:table-cell>
          <table:table-cell table:formula="of:=ROUND((LOOKUP([.$A60];Levels;FighterSkills)*2/3) + LOOKUP([.$A60];Levels;MageSkills)/3)" office:value-type="float" office:value="8" calcext:value-type="float">
            <text:p>8</text:p>
          </table:table-cell>
          <table:table-cell table:formula="of:=ROUND((LOOKUP([.$A60];Levels;FighterTraits)*2/3) + LOOKUP([.$A60];Levels;MageTraits)/3)" office:value-type="float" office:value="4" calcext:value-type="float">
            <text:p>4</text:p>
          </table:table-cell>
          <table:table-cell table:formula="of:=ROUND((LOOKUP([.$A60];Levels;FighterKnacks)*2/3))" office:value-type="float" office:value="5" calcext:value-type="float">
            <text:p>5</text:p>
          </table:table-cell>
          <table:table-cell table:formula="of:=ROUND([.A60]/3)" office:value-type="float" office:value="5" calcext:value-type="float">
            <text:p>5</text:p>
          </table:table-cell>
          <table:table-cell table:formula="of:=[.L60]&amp;&quot;d6&quot;" office:value-type="string" office:string-value="5d6" calcext:value-type="string">
            <text:p>5d6</text:p>
          </table:table-cell>
          <table:table-cell table:formula="of:=LOOKUP([.$L60];Levels;L1Spells)" office:value-type="float" office:value="2" calcext:value-type="float">
            <text:p>2</text:p>
          </table:table-cell>
          <table:table-cell table:formula="of:=LOOKUP([.$L60];Levels;L2Spells)" office:value-type="float" office:value="2" calcext:value-type="float">
            <text:p>2</text:p>
          </table:table-cell>
          <table:table-cell table:style-name="ce3" table:formula="of:=LOOKUP([.$L60];Levels;L3Spells)" office:value-type="float" office:value="1" calcext:value-type="float">
            <text:p>1</text:p>
          </table:table-cell>
          <table:table-cell table:style-name="ce7" table:formula="of:=LOOKUP([.L60];Levels;SaveDiff)" office:value-type="float" office:value="14" calcext:value-type="float">
            <text:p>14+</text:p>
          </table:table-cell>
          <table:table-cell table:formula="of:=[.R59]+2" office:value-type="float" office:value="45" calcext:value-type="float">
            <text:p>45</text:p>
          </table:table-cell>
          <table:table-cell table:style-name="ce5" table:formula="of:=ROUND(AVERAGE([.F60:.H60]))" office:value-type="float" office:value="11" calcext:value-type="float">
            <text:p>+11</text:p>
          </table:table-cell>
          <table:table-cell table:style-name="ce5" table:formula="of:=SUM([.F60:.H60])" office:value-type="float" office:value="32" calcext:value-type="float">
            <text:p>+32</text:p>
          </table:table-cell>
          <table:table-cell table:number-columns-repeated="2"/>
        </table:table-row>
        <table:table-row table:style-name="ro1">
          <table:table-cell table:style-name="Default" table:number-columns-repeated="15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style-name="ce1" office:value-type="string" calcext:value-type="string">
            <text:p>MAGE-FIGHTER</text:p>
          </table:table-cell>
          <table:table-cell table:style-name="Default" table:number-columns-repeated="14"/>
          <table:table-cell/>
          <table:table-cell table:style-name="ce3" office:value-type="float" office:value="3.5" calcext:value-type="float">
            <text:p>3.5</text:p>
          </table:table-cell>
          <table:table-cell/>
          <table:table-cell table:style-name="ce2" office:value-type="string" calcext:value-type="string">
            <text:p>Spell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Hit</text:p>
          </table:table-cell>
          <table:table-cell table:style-name="ce2" office:value-type="string" calcext:value-type="string">
            <text:p>Attack</text:p>
          </table:table-cell>
          <table:table-cell table:style-name="ce2"/>
          <table:table-cell table:style-name="ce12" office:value-type="string" calcext:value-type="string" table:number-columns-spanned="3" table:number-rows-spanned="1">
            <text:p>Saving Throws</text:p>
          </table:table-cell>
          <table:covered-table-cell table:number-columns-repeated="2" table:style-name="ce2"/>
          <table:table-cell table:style-name="ce2" table:number-columns-repeated="3"/>
          <table:table-cell table:style-name="ce2" office:value-type="string" calcext:value-type="string">
            <text:p>Caster</text:p>
          </table:table-cell>
          <table:table-cell table:style-name="ce2" office:value-type="string" calcext:value-type="string">
            <text:p>Invocation</text:p>
          </table:table-cell>
          <table:table-cell table:style-name="ce12" office:value-type="string" calcext:value-type="string" table:number-columns-spanned="4" table:number-rows-spanned="1">
            <text:p>Prepared Spells</text:p>
          </table:table-cell>
          <table:covered-table-cell table:style-name="Default"/>
          <table:covered-table-cell table:number-columns-repeated="2"/>
          <table:table-cell table:style-name="Default"/>
          <table:table-cell table:style-name="ce2" office:value-type="string" calcext:value-type="string">
            <text:p>Save</text:p>
          </table:table-cell>
          <table:table-cell table:number-columns-repeated="2" table:style-name="ce2" office:value-type="string" calcext:value-type="string">
            <text:p>Average</text:p>
          </table:table-cell>
          <table:table-cell table:style-name="ce2" office:value-type="string" calcext:value-type="string">
            <text:p>Total</text:p>
          </table:table-cell>
        </table:table-row>
        <table:table-row table:style-name="ro1">
          <table:table-cell table:style-name="ce2" office:value-type="string" calcext:value-type="string">
            <text:p>Level</text:p>
          </table:table-cell>
          <table:table-cell table:style-name="ce2" office:value-type="string" calcext:value-type="string">
            <text:p>Experience</text:p>
          </table:table-cell>
          <table:table-cell table:style-name="ce2" office:value-type="string" calcext:value-type="string">
            <text:p>Dice</text:p>
          </table:table-cell>
          <table:table-cell table:style-name="ce2" office:value-type="string" calcext:value-type="string">
            <text:p>Bonus</text:p>
          </table:table-cell>
          <table:table-cell table:style-name="ce2" office:value-type="string" calcext:value-type="string">
            <text:p>Initiative</text:p>
          </table:table-cell>
          <table:table-cell table:style-name="ce2" office:value-type="string" calcext:value-type="string">
            <text:p>Evasion</text:p>
          </table:table-cell>
          <table:table-cell table:style-name="ce2" office:value-type="string" calcext:value-type="string">
            <text:p>Hardiness</text:p>
          </table:table-cell>
          <table:table-cell table:style-name="ce2" office:value-type="string" calcext:value-type="string">
            <text:p>Spirit</text:p>
          </table:table-cell>
          <table:table-cell table:style-name="ce2" office:value-type="string" calcext:value-type="string">
            <text:p>Skills</text:p>
          </table:table-cell>
          <table:table-cell table:style-name="ce2" office:value-type="string" calcext:value-type="string">
            <text:p>Traits</text:p>
          </table:table-cell>
          <table:table-cell table:style-name="ce2" office:value-type="string" calcext:value-type="string">
            <text:p>Knacks</text:p>
          </table:table-cell>
          <table:table-cell table:style-name="ce2" office:value-type="string" calcext:value-type="string">
            <text:p>Level</text:p>
          </table:table-cell>
          <table:table-cell table:style-name="ce2" office:value-type="string" calcext:value-type="string">
            <text:p>Dic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Difficulty</text:p>
          </table:table-cell>
          <table:table-cell table:style-name="ce2" office:value-type="string" calcext:value-type="string">
            <text:p>HP</text:p>
          </table:table-cell>
          <table:table-cell table:number-columns-repeated="2" table:style-name="ce2" office:value-type="string" calcext:value-type="string">
            <text:p>Sav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ROUND((LOOKUP([.A65];Levels;FighterXP)/3) + (LOOKUP([.A65];Levels;MageXP)*2/3);-2)" office:value-type="float" office:value="0" calcext:value-type="float">
            <text:p>0</text:p>
          </table:table-cell>
          <table:table-cell table:formula="of:=[.A65]&amp;&quot;d6&quot;" office:value-type="string" office:string-value="1d6" calcext:value-type="string">
            <text:p>1d6</text:p>
          </table:table-cell>
          <table:table-cell table:formula="of:=ROUND((LOOKUP([.$A65];Levels;FighterAB)/3) + LOOKUP([.$A65];Levels;MageAB)*2/3)" office:value-type="float" office:value="0" calcext:value-type="float">
            <text:p>+0</text:p>
          </table:table-cell>
          <table:table-cell table:formula="of:=ROUND((LOOKUP([.$A65];Levels;FighterInit)/3) + LOOKUP([.$A65];Levels;MageInit)*2/3)" office:value-type="float" office:value="0" calcext:value-type="float">
            <text:p>+0</text:p>
          </table:table-cell>
          <table:table-cell table:formula="of:=ROUND((LOOKUP([.$A65];Levels;FighterEvade)/3) + LOOKUP([.$A65];Levels;MageEvade)*2/3)" office:value-type="float" office:value="1" calcext:value-type="float">
            <text:p>+1</text:p>
          </table:table-cell>
          <table:table-cell table:formula="of:=ROUND((LOOKUP([.$A65];Levels;FighterHardy)/3) + LOOKUP([.$A65];Levels;MageHardy)*2/3)" office:value-type="float" office:value="0" calcext:value-type="float">
            <text:p>+0</text:p>
          </table:table-cell>
          <table:table-cell table:formula="of:=ROUND((LOOKUP([.$A65];Levels;FighterSpirit)/3) + LOOKUP([.$A65];Levels;MageSpirit)*2/3)" office:value-type="float" office:value="1" calcext:value-type="float">
            <text:p>+1</text:p>
          </table:table-cell>
          <table:table-cell table:formula="of:=ROUND((LOOKUP([.$A65];Levels;FighterSkills)/3) + LOOKUP([.$A65];Levels;MageSkills)*2/3)" office:value-type="float" office:value="2" calcext:value-type="float">
            <text:p>2</text:p>
          </table:table-cell>
          <table:table-cell table:formula="of:=ROUND((LOOKUP([.$A65];Levels;FighterTraits)/3) + LOOKUP([.$A65];Levels;MageTraits)*2/3)" office:value-type="float" office:value="0" calcext:value-type="float">
            <text:p>0</text:p>
          </table:table-cell>
          <table:table-cell table:formula="of:=ROUND((LOOKUP([.$A65];Levels;FighterKnacks)/3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L65]&amp;&quot;d6&quot;" office:value-type="string" office:string-value="0d6" calcext:value-type="string">
            <text:p>0d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</text:p>
          </table:table-cell>
          <table:table-cell table:number-columns-repeated="2" table:style-name="ce3" office:value-type="string" calcext:value-type="string">
            <text:p>--</text:p>
          </table:table-cell>
          <table:table-cell office:value-type="string" calcext:value-type="string">
            <text:p>--</text:p>
          </table:table-cell>
          <table:table-cell table:style-name="ce7" office:value-type="float" office:value="10" calcext:value-type="float">
            <text:p>10+</text:p>
          </table:table-cell>
          <table:table-cell table:style-name="ce3" office:value-type="float" office:value="6" calcext:value-type="float">
            <text:p>6</text:p>
          </table:table-cell>
          <table:table-cell table:style-name="ce5" table:formula="of:=ROUND(AVERAGE([.F65:.H65]))" office:value-type="float" office:value="1" calcext:value-type="float">
            <text:p>+1</text:p>
          </table:table-cell>
          <table:table-cell table:style-name="ce5" table:formula="of:=SUM([.F65:.H65])" office:value-type="float" office:value="2" calcext:value-type="float">
            <text:p>+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ROUND((LOOKUP([.A66];Levels;FighterXP)/3) + (LOOKUP([.A66];Levels;MageXP)*2/3);-2)" office:value-type="float" office:value="2300" calcext:value-type="float">
            <text:p>2,300</text:p>
          </table:table-cell>
          <table:table-cell table:formula="of:=[.A66]&amp;&quot;d6&quot;" office:value-type="string" office:string-value="2d6" calcext:value-type="string">
            <text:p>2d6</text:p>
          </table:table-cell>
          <table:table-cell table:formula="of:=ROUND((LOOKUP([.$A66];Levels;FighterAB)/3) + LOOKUP([.$A66];Levels;MageAB)*2/3)" office:value-type="float" office:value="1" calcext:value-type="float">
            <text:p>+1</text:p>
          </table:table-cell>
          <table:table-cell table:formula="of:=ROUND((LOOKUP([.$A66];Levels;FighterInit)/3) + LOOKUP([.$A66];Levels;MageInit)*2/3)" office:value-type="float" office:value="0" calcext:value-type="float">
            <text:p>+0</text:p>
          </table:table-cell>
          <table:table-cell table:formula="of:=ROUND((LOOKUP([.$A66];Levels;FighterEvade)/3) + LOOKUP([.$A66];Levels;MageEvade)*2/3)" office:value-type="float" office:value="1" calcext:value-type="float">
            <text:p>+1</text:p>
          </table:table-cell>
          <table:table-cell table:formula="of:=ROUND((LOOKUP([.$A66];Levels;FighterHardy)/3) + LOOKUP([.$A66];Levels;MageHardy)*2/3)" office:value-type="float" office:value="1" calcext:value-type="float">
            <text:p>+1</text:p>
          </table:table-cell>
          <table:table-cell table:formula="of:=ROUND((LOOKUP([.$A66];Levels;FighterSpirit)/3) + LOOKUP([.$A66];Levels;MageSpirit)*2/3)" office:value-type="float" office:value="2" calcext:value-type="float">
            <text:p>+2</text:p>
          </table:table-cell>
          <table:table-cell table:formula="of:=ROUND((LOOKUP([.$A66];Levels;FighterSkills)/3) + LOOKUP([.$A66];Levels;MageSkills)*2/3)" office:value-type="float" office:value="2" calcext:value-type="float">
            <text:p>2</text:p>
          </table:table-cell>
          <table:table-cell table:formula="of:=ROUND((LOOKUP([.$A66];Levels;FighterTraits)/3) + LOOKUP([.$A66];Levels;MageTraits)*2/3)" office:value-type="float" office:value="1" calcext:value-type="float">
            <text:p>1</text:p>
          </table:table-cell>
          <table:table-cell table:formula="of:=ROUND((LOOKUP([.$A66];Levels;FighterKnacks)/3))" office:value-type="float" office:value="0" calcext:value-type="float">
            <text:p>0</text:p>
          </table:table-cell>
          <table:table-cell table:formula="of:=ROUNDDOWN([.A66]*2/3)" office:value-type="float" office:value="1" calcext:value-type="float">
            <text:p>1</text:p>
          </table:table-cell>
          <table:table-cell table:formula="of:=[.L66]&amp;&quot;d6&quot;" office:value-type="string" office:string-value="1d6" calcext:value-type="string">
            <text:p>1d6</text:p>
          </table:table-cell>
          <table:table-cell table:formula="of:=LOOKUP([.$L66];Levels;L1Spells)" office:value-type="float" office:value="1" calcext:value-type="float">
            <text:p>1</text:p>
          </table:table-cell>
          <table:table-cell table:formula="of:=LOOKUP([.$L66];Levels;L2Spells)" office:value-type="string" office:string-value="--" calcext:value-type="string">
            <text:p>--</text:p>
          </table:table-cell>
          <table:table-cell table:style-name="ce3" table:formula="of:=LOOKUP([.$L66];Levels;L3Spells)" office:value-type="string" office:string-value="--" calcext:value-type="string">
            <text:p>--</text:p>
          </table:table-cell>
          <table:table-cell table:style-name="ce3" table:formula="of:=LOOKUP([.$L66];Levels;L4Spells)" office:value-type="string" office:string-value="--" calcext:value-type="string">
            <text:p>--</text:p>
          </table:table-cell>
          <table:table-cell table:formula="of:=LOOKUP([.$L66];Levels;L5Spells)" office:value-type="string" office:string-value="--" calcext:value-type="string">
            <text:p>--</text:p>
          </table:table-cell>
          <table:table-cell table:style-name="ce7" table:formula="of:=LOOKUP([.L66];Levels;SaveDiff)" office:value-type="float" office:value="11" calcext:value-type="float">
            <text:p>11+</text:p>
          </table:table-cell>
          <table:table-cell table:style-name="ce3" table:formula="of:=[.A66]*[.$R$43]" office:value-type="float" office:value="7" calcext:value-type="float">
            <text:p>7</text:p>
          </table:table-cell>
          <table:table-cell table:style-name="ce5" table:formula="of:=ROUND(AVERAGE([.F66:.H66]))" office:value-type="float" office:value="1" calcext:value-type="float">
            <text:p>+1</text:p>
          </table:table-cell>
          <table:table-cell table:style-name="ce5" table:formula="of:=SUM([.F66:.H66])" office:value-type="float" office:value="4" calcext:value-type="float">
            <text:p>+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ROUND((LOOKUP([.A67];Levels;FighterXP)/3) + (LOOKUP([.A67];Levels;MageXP)*2/3);-2)" office:value-type="float" office:value="4700" calcext:value-type="float">
            <text:p>4,700</text:p>
          </table:table-cell>
          <table:table-cell table:formula="of:=[.A67]&amp;&quot;d6&quot;" office:value-type="string" office:string-value="3d6" calcext:value-type="string">
            <text:p>3d6</text:p>
          </table:table-cell>
          <table:table-cell table:formula="of:=ROUND((LOOKUP([.$A67];Levels;FighterAB)/3) + LOOKUP([.$A67];Levels;MageAB)*2/3)" office:value-type="float" office:value="1" calcext:value-type="float">
            <text:p>+1</text:p>
          </table:table-cell>
          <table:table-cell table:formula="of:=ROUND((LOOKUP([.$A67];Levels;FighterInit)/3) + LOOKUP([.$A67];Levels;MageInit)*2/3)" office:value-type="float" office:value="0" calcext:value-type="float">
            <text:p>+0</text:p>
          </table:table-cell>
          <table:table-cell table:formula="of:=ROUND((LOOKUP([.$A67];Levels;FighterEvade)/3) + LOOKUP([.$A67];Levels;MageEvade)*2/3)" office:value-type="float" office:value="2" calcext:value-type="float">
            <text:p>+2</text:p>
          </table:table-cell>
          <table:table-cell table:formula="of:=ROUND((LOOKUP([.$A67];Levels;FighterHardy)/3) + LOOKUP([.$A67];Levels;MageHardy)*2/3)" office:value-type="float" office:value="2" calcext:value-type="float">
            <text:p>+2</text:p>
          </table:table-cell>
          <table:table-cell table:formula="of:=ROUND((LOOKUP([.$A67];Levels;FighterSpirit)/3) + LOOKUP([.$A67];Levels;MageSpirit)*2/3)" office:value-type="float" office:value="3" calcext:value-type="float">
            <text:p>+3</text:p>
          </table:table-cell>
          <table:table-cell table:formula="of:=ROUND((LOOKUP([.$A67];Levels;FighterSkills)/3) + LOOKUP([.$A67];Levels;MageSkills)*2/3)" office:value-type="float" office:value="2" calcext:value-type="float">
            <text:p>2</text:p>
          </table:table-cell>
          <table:table-cell table:formula="of:=ROUND((LOOKUP([.$A67];Levels;FighterTraits)/3) + LOOKUP([.$A67];Levels;MageTraits)*2/3)" office:value-type="float" office:value="1" calcext:value-type="float">
            <text:p>1</text:p>
          </table:table-cell>
          <table:table-cell table:formula="of:=ROUND((LOOKUP([.$A67];Levels;FighterKnacks)/3))" office:value-type="float" office:value="1" calcext:value-type="float">
            <text:p>1</text:p>
          </table:table-cell>
          <table:table-cell table:formula="of:=ROUNDDOWN([.A67]*2/3)" office:value-type="float" office:value="2" calcext:value-type="float">
            <text:p>2</text:p>
          </table:table-cell>
          <table:table-cell table:formula="of:=[.L67]&amp;&quot;d6&quot;" office:value-type="string" office:string-value="2d6" calcext:value-type="string">
            <text:p>2d6</text:p>
          </table:table-cell>
          <table:table-cell table:formula="of:=LOOKUP([.$L67];Levels;L1Spells)" office:value-type="float" office:value="2" calcext:value-type="float">
            <text:p>2</text:p>
          </table:table-cell>
          <table:table-cell table:formula="of:=LOOKUP([.$L67];Levels;L2Spells)" office:value-type="string" office:string-value="--" calcext:value-type="string">
            <text:p>--</text:p>
          </table:table-cell>
          <table:table-cell table:style-name="ce3" table:formula="of:=LOOKUP([.$L67];Levels;L3Spells)" office:value-type="string" office:string-value="--" calcext:value-type="string">
            <text:p>--</text:p>
          </table:table-cell>
          <table:table-cell table:style-name="ce3" table:formula="of:=LOOKUP([.$L67];Levels;L4Spells)" office:value-type="string" office:string-value="--" calcext:value-type="string">
            <text:p>--</text:p>
          </table:table-cell>
          <table:table-cell table:formula="of:=LOOKUP([.$L67];Levels;L5Spells)" office:value-type="string" office:string-value="--" calcext:value-type="string">
            <text:p>--</text:p>
          </table:table-cell>
          <table:table-cell table:style-name="ce7" table:formula="of:=LOOKUP([.L67];Levels;SaveDiff)" office:value-type="float" office:value="11" calcext:value-type="float">
            <text:p>11+</text:p>
          </table:table-cell>
          <table:table-cell table:style-name="ce3" table:formula="of:=[.A67]*[.$R$43]" office:value-type="float" office:value="10.5" calcext:value-type="float">
            <text:p>10.5</text:p>
          </table:table-cell>
          <table:table-cell table:style-name="ce5" table:formula="of:=ROUND(AVERAGE([.F67:.H67]))" office:value-type="float" office:value="2" calcext:value-type="float">
            <text:p>+2</text:p>
          </table:table-cell>
          <table:table-cell table:style-name="ce5" table:formula="of:=SUM([.F67:.H67])" office:value-type="float" office:value="7" calcext:value-type="float">
            <text:p>+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ROUND((LOOKUP([.A68];Levels;FighterXP)/3) + (LOOKUP([.A68];Levels;MageXP)*2/3);-2)" office:value-type="float" office:value="9300" calcext:value-type="float">
            <text:p>9,300</text:p>
          </table:table-cell>
          <table:table-cell table:formula="of:=[.A68]&amp;&quot;d6&quot;" office:value-type="string" office:string-value="4d6" calcext:value-type="string">
            <text:p>4d6</text:p>
          </table:table-cell>
          <table:table-cell table:formula="of:=ROUND((LOOKUP([.$A68];Levels;FighterAB)/3) + LOOKUP([.$A68];Levels;MageAB)*2/3)" office:value-type="float" office:value="2" calcext:value-type="float">
            <text:p>+2</text:p>
          </table:table-cell>
          <table:table-cell table:formula="of:=ROUND((LOOKUP([.$A68];Levels;FighterInit)/3) + LOOKUP([.$A68];Levels;MageInit)*2/3)" office:value-type="float" office:value="0" calcext:value-type="float">
            <text:p>+0</text:p>
          </table:table-cell>
          <table:table-cell table:formula="of:=ROUND((LOOKUP([.$A68];Levels;FighterEvade)/3) + LOOKUP([.$A68];Levels;MageEvade)*2/3)" office:value-type="float" office:value="2" calcext:value-type="float">
            <text:p>+2</text:p>
          </table:table-cell>
          <table:table-cell table:formula="of:=ROUND((LOOKUP([.$A68];Levels;FighterHardy)/3) + LOOKUP([.$A68];Levels;MageHardy)*2/3)" office:value-type="float" office:value="2" calcext:value-type="float">
            <text:p>+2</text:p>
          </table:table-cell>
          <table:table-cell table:formula="of:=ROUND((LOOKUP([.$A68];Levels;FighterSpirit)/3) + LOOKUP([.$A68];Levels;MageSpirit)*2/3)" office:value-type="float" office:value="3" calcext:value-type="float">
            <text:p>+3</text:p>
          </table:table-cell>
          <table:table-cell table:formula="of:=ROUND((LOOKUP([.$A68];Levels;FighterSkills)/3) + LOOKUP([.$A68];Levels;MageSkills)*2/3)" office:value-type="float" office:value="4" calcext:value-type="float">
            <text:p>4</text:p>
          </table:table-cell>
          <table:table-cell table:formula="of:=ROUND((LOOKUP([.$A68];Levels;FighterTraits)/3) + LOOKUP([.$A68];Levels;MageTraits)*2/3)" office:value-type="float" office:value="1" calcext:value-type="float">
            <text:p>1</text:p>
          </table:table-cell>
          <table:table-cell table:formula="of:=ROUND((LOOKUP([.$A68];Levels;FighterKnacks)/3))" office:value-type="float" office:value="1" calcext:value-type="float">
            <text:p>1</text:p>
          </table:table-cell>
          <table:table-cell table:formula="of:=ROUNDDOWN([.A68]*2/3)" office:value-type="float" office:value="2" calcext:value-type="float">
            <text:p>2</text:p>
          </table:table-cell>
          <table:table-cell table:formula="of:=[.L68]&amp;&quot;d6&quot;" office:value-type="string" office:string-value="2d6" calcext:value-type="string">
            <text:p>2d6</text:p>
          </table:table-cell>
          <table:table-cell table:formula="of:=LOOKUP([.$L68];Levels;L1Spells)" office:value-type="float" office:value="2" calcext:value-type="float">
            <text:p>2</text:p>
          </table:table-cell>
          <table:table-cell table:formula="of:=LOOKUP([.$L68];Levels;L2Spells)" office:value-type="string" office:string-value="--" calcext:value-type="string">
            <text:p>--</text:p>
          </table:table-cell>
          <table:table-cell table:style-name="ce3" table:formula="of:=LOOKUP([.$L68];Levels;L3Spells)" office:value-type="string" office:string-value="--" calcext:value-type="string">
            <text:p>--</text:p>
          </table:table-cell>
          <table:table-cell table:style-name="ce3" table:formula="of:=LOOKUP([.$L68];Levels;L4Spells)" office:value-type="string" office:string-value="--" calcext:value-type="string">
            <text:p>--</text:p>
          </table:table-cell>
          <table:table-cell table:formula="of:=LOOKUP([.$L68];Levels;L5Spells)" office:value-type="string" office:string-value="--" calcext:value-type="string">
            <text:p>--</text:p>
          </table:table-cell>
          <table:table-cell table:style-name="ce7" table:formula="of:=LOOKUP([.L68];Levels;SaveDiff)" office:value-type="float" office:value="11" calcext:value-type="float">
            <text:p>11+</text:p>
          </table:table-cell>
          <table:table-cell table:style-name="ce3" table:formula="of:=[.A68]*[.$R$43]" office:value-type="float" office:value="14" calcext:value-type="float">
            <text:p>14</text:p>
          </table:table-cell>
          <table:table-cell table:style-name="ce5" table:formula="of:=ROUND(AVERAGE([.F68:.H68]))" office:value-type="float" office:value="2" calcext:value-type="float">
            <text:p>+2</text:p>
          </table:table-cell>
          <table:table-cell table:style-name="ce5" table:formula="of:=SUM([.F68:.H68])" office:value-type="float" office:value="7" calcext:value-type="float">
            <text:p>+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ROUND((LOOKUP([.A69];Levels;FighterXP)/3) + (LOOKUP([.A69];Levels;MageXP)*2/3);-3)" office:value-type="float" office:value="19000" calcext:value-type="float">
            <text:p>19,000</text:p>
          </table:table-cell>
          <table:table-cell table:formula="of:=[.A69]&amp;&quot;d6&quot;" office:value-type="string" office:string-value="5d6" calcext:value-type="string">
            <text:p>5d6</text:p>
          </table:table-cell>
          <table:table-cell table:formula="of:=ROUND((LOOKUP([.$A69];Levels;FighterAB)/3) + LOOKUP([.$A69];Levels;MageAB)*2/3)" office:value-type="float" office:value="2" calcext:value-type="float">
            <text:p>+2</text:p>
          </table:table-cell>
          <table:table-cell table:formula="of:=ROUND((LOOKUP([.$A69];Levels;FighterInit)/3) + LOOKUP([.$A69];Levels;MageInit)*2/3)" office:value-type="float" office:value="1" calcext:value-type="float">
            <text:p>+1</text:p>
          </table:table-cell>
          <table:table-cell table:formula="of:=ROUND((LOOKUP([.$A69];Levels;FighterEvade)/3) + LOOKUP([.$A69];Levels;MageEvade)*2/3)" office:value-type="float" office:value="3" calcext:value-type="float">
            <text:p>+3</text:p>
          </table:table-cell>
          <table:table-cell table:formula="of:=ROUND((LOOKUP([.$A69];Levels;FighterHardy)/3) + LOOKUP([.$A69];Levels;MageHardy)*2/3)" office:value-type="float" office:value="3" calcext:value-type="float">
            <text:p>+3</text:p>
          </table:table-cell>
          <table:table-cell table:formula="of:=ROUND((LOOKUP([.$A69];Levels;FighterSpirit)/3) + LOOKUP([.$A69];Levels;MageSpirit)*2/3)" office:value-type="float" office:value="4" calcext:value-type="float">
            <text:p>+4</text:p>
          </table:table-cell>
          <table:table-cell table:formula="of:=ROUND((LOOKUP([.$A69];Levels;FighterSkills)/3) + LOOKUP([.$A69];Levels;MageSkills)*2/3)" office:value-type="float" office:value="4" calcext:value-type="float">
            <text:p>4</text:p>
          </table:table-cell>
          <table:table-cell table:formula="of:=ROUND((LOOKUP([.$A69];Levels;FighterTraits)/3) + LOOKUP([.$A69];Levels;MageTraits)*2/3)" office:value-type="float" office:value="1" calcext:value-type="float">
            <text:p>1</text:p>
          </table:table-cell>
          <table:table-cell table:formula="of:=ROUND((LOOKUP([.$A69];Levels;FighterKnacks)/3))" office:value-type="float" office:value="1" calcext:value-type="float">
            <text:p>1</text:p>
          </table:table-cell>
          <table:table-cell table:formula="of:=ROUNDDOWN([.A69]*2/3)" office:value-type="float" office:value="3" calcext:value-type="float">
            <text:p>3</text:p>
          </table:table-cell>
          <table:table-cell table:formula="of:=[.L69]&amp;&quot;d6&quot;" office:value-type="string" office:string-value="3d6" calcext:value-type="string">
            <text:p>3d6</text:p>
          </table:table-cell>
          <table:table-cell table:formula="of:=LOOKUP([.$L69];Levels;L1Spells)" office:value-type="float" office:value="2" calcext:value-type="float">
            <text:p>2</text:p>
          </table:table-cell>
          <table:table-cell table:formula="of:=LOOKUP([.$L69];Levels;L2Spells)" office:value-type="float" office:value="1" calcext:value-type="float">
            <text:p>1</text:p>
          </table:table-cell>
          <table:table-cell table:style-name="ce3" table:formula="of:=LOOKUP([.$L69];Levels;L3Spells)" office:value-type="string" office:string-value="--" calcext:value-type="string">
            <text:p>--</text:p>
          </table:table-cell>
          <table:table-cell table:style-name="ce3" table:formula="of:=LOOKUP([.$L69];Levels;L4Spells)" office:value-type="string" office:string-value="--" calcext:value-type="string">
            <text:p>--</text:p>
          </table:table-cell>
          <table:table-cell table:formula="of:=LOOKUP([.$L69];Levels;L5Spells)" office:value-type="string" office:string-value="--" calcext:value-type="string">
            <text:p>--</text:p>
          </table:table-cell>
          <table:table-cell table:style-name="ce7" table:formula="of:=LOOKUP([.L69];Levels;SaveDiff)" office:value-type="float" office:value="12" calcext:value-type="float">
            <text:p>12+</text:p>
          </table:table-cell>
          <table:table-cell table:style-name="ce3" table:formula="of:=[.A69]*[.$R$43]" office:value-type="float" office:value="17.5" calcext:value-type="float">
            <text:p>17.5</text:p>
          </table:table-cell>
          <table:table-cell table:style-name="ce5" table:formula="of:=ROUND(AVERAGE([.F69:.H69]))" office:value-type="float" office:value="3" calcext:value-type="float">
            <text:p>+3</text:p>
          </table:table-cell>
          <table:table-cell table:style-name="ce5" table:formula="of:=SUM([.F69:.H69])" office:value-type="float" office:value="10" calcext:value-type="float">
            <text:p>+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ROUND((LOOKUP([.A70];Levels;FighterXP)/3) + (LOOKUP([.A70];Levels;MageXP)*2/3);-3)" office:value-type="float" office:value="37000" calcext:value-type="float">
            <text:p>37,000</text:p>
          </table:table-cell>
          <table:table-cell table:formula="of:=[.A70]&amp;&quot;d6&quot;" office:value-type="string" office:string-value="6d6" calcext:value-type="string">
            <text:p>6d6</text:p>
          </table:table-cell>
          <table:table-cell table:formula="of:=ROUND((LOOKUP([.$A70];Levels;FighterAB)/3) + LOOKUP([.$A70];Levels;MageAB)*2/3)" office:value-type="float" office:value="3" calcext:value-type="float">
            <text:p>+3</text:p>
          </table:table-cell>
          <table:table-cell table:formula="of:=ROUND((LOOKUP([.$A70];Levels;FighterInit)/3) + LOOKUP([.$A70];Levels;MageInit)*2/3)" office:value-type="float" office:value="1" calcext:value-type="float">
            <text:p>+1</text:p>
          </table:table-cell>
          <table:table-cell table:formula="of:=ROUND((LOOKUP([.$A70];Levels;FighterEvade)/3) + LOOKUP([.$A70];Levels;MageEvade)*2/3)" office:value-type="float" office:value="4" calcext:value-type="float">
            <text:p>+4</text:p>
          </table:table-cell>
          <table:table-cell table:formula="of:=ROUND((LOOKUP([.$A70];Levels;FighterHardy)/3) + LOOKUP([.$A70];Levels;MageHardy)*2/3)" office:value-type="float" office:value="4" calcext:value-type="float">
            <text:p>+4</text:p>
          </table:table-cell>
          <table:table-cell table:formula="of:=ROUND((LOOKUP([.$A70];Levels;FighterSpirit)/3) + LOOKUP([.$A70];Levels;MageSpirit)*2/3)" office:value-type="float" office:value="5" calcext:value-type="float">
            <text:p>+5</text:p>
          </table:table-cell>
          <table:table-cell table:formula="of:=ROUND((LOOKUP([.$A70];Levels;FighterSkills)/3) + LOOKUP([.$A70];Levels;MageSkills)*2/3)" office:value-type="float" office:value="4" calcext:value-type="float">
            <text:p>4</text:p>
          </table:table-cell>
          <table:table-cell table:formula="of:=ROUND((LOOKUP([.$A70];Levels;FighterTraits)/3) + LOOKUP([.$A70];Levels;MageTraits)*2/3)" office:value-type="float" office:value="2" calcext:value-type="float">
            <text:p>2</text:p>
          </table:table-cell>
          <table:table-cell table:formula="of:=ROUND((LOOKUP([.$A70];Levels;FighterKnacks)/3))" office:value-type="float" office:value="1" calcext:value-type="float">
            <text:p>1</text:p>
          </table:table-cell>
          <table:table-cell table:formula="of:=ROUNDDOWN([.A70]*2/3)" office:value-type="float" office:value="4" calcext:value-type="float">
            <text:p>4</text:p>
          </table:table-cell>
          <table:table-cell table:formula="of:=[.L70]&amp;&quot;d6&quot;" office:value-type="string" office:string-value="4d6" calcext:value-type="string">
            <text:p>4d6</text:p>
          </table:table-cell>
          <table:table-cell table:formula="of:=LOOKUP([.$L70];Levels;L1Spells)" office:value-type="float" office:value="2" calcext:value-type="float">
            <text:p>2</text:p>
          </table:table-cell>
          <table:table-cell table:formula="of:=LOOKUP([.$L70];Levels;L2Spells)" office:value-type="float" office:value="2" calcext:value-type="float">
            <text:p>2</text:p>
          </table:table-cell>
          <table:table-cell table:style-name="ce3" table:formula="of:=LOOKUP([.$L70];Levels;L3Spells)" office:value-type="string" office:string-value="--" calcext:value-type="string">
            <text:p>--</text:p>
          </table:table-cell>
          <table:table-cell table:style-name="ce3" table:formula="of:=LOOKUP([.$L70];Levels;L4Spells)" office:value-type="string" office:string-value="--" calcext:value-type="string">
            <text:p>--</text:p>
          </table:table-cell>
          <table:table-cell table:formula="of:=LOOKUP([.$L70];Levels;L5Spells)" office:value-type="string" office:string-value="--" calcext:value-type="string">
            <text:p>--</text:p>
          </table:table-cell>
          <table:table-cell table:style-name="ce7" table:formula="of:=LOOKUP([.L70];Levels;SaveDiff)" office:value-type="float" office:value="13" calcext:value-type="float">
            <text:p>13+</text:p>
          </table:table-cell>
          <table:table-cell table:style-name="ce3" table:formula="of:=[.A70]*[.$R$43]" office:value-type="float" office:value="21" calcext:value-type="float">
            <text:p>21</text:p>
          </table:table-cell>
          <table:table-cell table:style-name="ce5" table:formula="of:=ROUND(AVERAGE([.F70:.H70]))" office:value-type="float" office:value="4" calcext:value-type="float">
            <text:p>+4</text:p>
          </table:table-cell>
          <table:table-cell table:style-name="ce5" table:formula="of:=SUM([.F70:.H70])" office:value-type="float" office:value="13" calcext:value-type="float">
            <text:p>+1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ROUND((LOOKUP([.A71];Levels;FighterXP)/3) + (LOOKUP([.A71];Levels;MageXP)*2/3);-3)" office:value-type="float" office:value="75000" calcext:value-type="float">
            <text:p>75,000</text:p>
          </table:table-cell>
          <table:table-cell table:formula="of:=[.A71]&amp;&quot;d6&quot;" office:value-type="string" office:string-value="7d6" calcext:value-type="string">
            <text:p>7d6</text:p>
          </table:table-cell>
          <table:table-cell table:formula="of:=ROUND((LOOKUP([.$A71];Levels;FighterAB)/3) + LOOKUP([.$A71];Levels;MageAB)*2/3)" office:value-type="float" office:value="3" calcext:value-type="float">
            <text:p>+3</text:p>
          </table:table-cell>
          <table:table-cell table:formula="of:=ROUND((LOOKUP([.$A71];Levels;FighterInit)/3) + LOOKUP([.$A71];Levels;MageInit)*2/3)" office:value-type="float" office:value="1" calcext:value-type="float">
            <text:p>+1</text:p>
          </table:table-cell>
          <table:table-cell table:formula="of:=ROUND((LOOKUP([.$A71];Levels;FighterEvade)/3) + LOOKUP([.$A71];Levels;MageEvade)*2/3)" office:value-type="float" office:value="5" calcext:value-type="float">
            <text:p>+5</text:p>
          </table:table-cell>
          <table:table-cell table:formula="of:=ROUND((LOOKUP([.$A71];Levels;FighterHardy)/3) + LOOKUP([.$A71];Levels;MageHardy)*2/3)" office:value-type="float" office:value="5" calcext:value-type="float">
            <text:p>+5</text:p>
          </table:table-cell>
          <table:table-cell table:formula="of:=ROUND((LOOKUP([.$A71];Levels;FighterSpirit)/3) + LOOKUP([.$A71];Levels;MageSpirit)*2/3)" office:value-type="float" office:value="5" calcext:value-type="float">
            <text:p>+5</text:p>
          </table:table-cell>
          <table:table-cell table:formula="of:=ROUND((LOOKUP([.$A71];Levels;FighterSkills)/3) + LOOKUP([.$A71];Levels;MageSkills)*2/3)" office:value-type="float" office:value="4" calcext:value-type="float">
            <text:p>4</text:p>
          </table:table-cell>
          <table:table-cell table:formula="of:=ROUND((LOOKUP([.$A71];Levels;FighterTraits)/3) + LOOKUP([.$A71];Levels;MageTraits)*2/3)" office:value-type="float" office:value="2" calcext:value-type="float">
            <text:p>2</text:p>
          </table:table-cell>
          <table:table-cell table:formula="of:=ROUND((LOOKUP([.$A71];Levels;FighterKnacks)/3))" office:value-type="float" office:value="1" calcext:value-type="float">
            <text:p>1</text:p>
          </table:table-cell>
          <table:table-cell table:formula="of:=ROUNDDOWN([.A71]*2/3)" office:value-type="float" office:value="4" calcext:value-type="float">
            <text:p>4</text:p>
          </table:table-cell>
          <table:table-cell table:formula="of:=[.L71]&amp;&quot;d6&quot;" office:value-type="string" office:string-value="4d6" calcext:value-type="string">
            <text:p>4d6</text:p>
          </table:table-cell>
          <table:table-cell table:formula="of:=LOOKUP([.$L71];Levels;L1Spells)" office:value-type="float" office:value="2" calcext:value-type="float">
            <text:p>2</text:p>
          </table:table-cell>
          <table:table-cell table:formula="of:=LOOKUP([.$L71];Levels;L2Spells)" office:value-type="float" office:value="2" calcext:value-type="float">
            <text:p>2</text:p>
          </table:table-cell>
          <table:table-cell table:style-name="ce3" table:formula="of:=LOOKUP([.$L71];Levels;L3Spells)" office:value-type="string" office:string-value="--" calcext:value-type="string">
            <text:p>--</text:p>
          </table:table-cell>
          <table:table-cell table:style-name="ce3" table:formula="of:=LOOKUP([.$L71];Levels;L4Spells)" office:value-type="string" office:string-value="--" calcext:value-type="string">
            <text:p>--</text:p>
          </table:table-cell>
          <table:table-cell table:formula="of:=LOOKUP([.$L71];Levels;L5Spells)" office:value-type="string" office:string-value="--" calcext:value-type="string">
            <text:p>--</text:p>
          </table:table-cell>
          <table:table-cell table:style-name="ce7" table:formula="of:=LOOKUP([.L71];Levels;SaveDiff)" office:value-type="float" office:value="13" calcext:value-type="float">
            <text:p>13+</text:p>
          </table:table-cell>
          <table:table-cell table:style-name="ce3" table:formula="of:=[.A71]*[.$R$43]" office:value-type="float" office:value="24.5" calcext:value-type="float">
            <text:p>24.5</text:p>
          </table:table-cell>
          <table:table-cell table:style-name="ce5" table:formula="of:=ROUND(AVERAGE([.F71:.H71]))" office:value-type="float" office:value="5" calcext:value-type="float">
            <text:p>+5</text:p>
          </table:table-cell>
          <table:table-cell table:style-name="ce5" table:formula="of:=SUM([.F71:.H71])" office:value-type="float" office:value="15" calcext:value-type="float">
            <text:p>+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ROUND((LOOKUP([.A72];Levels;FighterXP)/3) + (LOOKUP([.A72];Levels;MageXP)*2/3);-3)" office:value-type="float" office:value="147000" calcext:value-type="float">
            <text:p>147,000</text:p>
          </table:table-cell>
          <table:table-cell table:formula="of:=[.A72]&amp;&quot;d6&quot;" office:value-type="string" office:string-value="8d6" calcext:value-type="string">
            <text:p>8d6</text:p>
          </table:table-cell>
          <table:table-cell table:formula="of:=ROUND((LOOKUP([.$A72];Levels;FighterAB)/3) + LOOKUP([.$A72];Levels;MageAB)*2/3)" office:value-type="float" office:value="4" calcext:value-type="float">
            <text:p>+4</text:p>
          </table:table-cell>
          <table:table-cell table:formula="of:=ROUND((LOOKUP([.$A72];Levels;FighterInit)/3) + LOOKUP([.$A72];Levels;MageInit)*2/3)" office:value-type="float" office:value="1" calcext:value-type="float">
            <text:p>+1</text:p>
          </table:table-cell>
          <table:table-cell table:formula="of:=ROUND((LOOKUP([.$A72];Levels;FighterEvade)/3) + LOOKUP([.$A72];Levels;MageEvade)*2/3)" office:value-type="float" office:value="5" calcext:value-type="float">
            <text:p>+5</text:p>
          </table:table-cell>
          <table:table-cell table:formula="of:=ROUND((LOOKUP([.$A72];Levels;FighterHardy)/3) + LOOKUP([.$A72];Levels;MageHardy)*2/3)" office:value-type="float" office:value="5" calcext:value-type="float">
            <text:p>+5</text:p>
          </table:table-cell>
          <table:table-cell table:formula="of:=ROUND((LOOKUP([.$A72];Levels;FighterSpirit)/3) + LOOKUP([.$A72];Levels;MageSpirit)*2/3)" office:value-type="float" office:value="6" calcext:value-type="float">
            <text:p>+6</text:p>
          </table:table-cell>
          <table:table-cell table:formula="of:=ROUND((LOOKUP([.$A72];Levels;FighterSkills)/3) + LOOKUP([.$A72];Levels;MageSkills)*2/3)" office:value-type="float" office:value="6" calcext:value-type="float">
            <text:p>6</text:p>
          </table:table-cell>
          <table:table-cell table:formula="of:=ROUND((LOOKUP([.$A72];Levels;FighterTraits)/3) + LOOKUP([.$A72];Levels;MageTraits)*2/3)" office:value-type="float" office:value="2" calcext:value-type="float">
            <text:p>2</text:p>
          </table:table-cell>
          <table:table-cell table:formula="of:=ROUND((LOOKUP([.$A72];Levels;FighterKnacks)/3))" office:value-type="float" office:value="1" calcext:value-type="float">
            <text:p>1</text:p>
          </table:table-cell>
          <table:table-cell table:formula="of:=ROUNDDOWN([.A72]*2/3)" office:value-type="float" office:value="5" calcext:value-type="float">
            <text:p>5</text:p>
          </table:table-cell>
          <table:table-cell table:formula="of:=[.L72]&amp;&quot;d6&quot;" office:value-type="string" office:string-value="5d6" calcext:value-type="string">
            <text:p>5d6</text:p>
          </table:table-cell>
          <table:table-cell table:formula="of:=LOOKUP([.$L72];Levels;L1Spells)" office:value-type="float" office:value="2" calcext:value-type="float">
            <text:p>2</text:p>
          </table:table-cell>
          <table:table-cell table:formula="of:=LOOKUP([.$L72];Levels;L2Spells)" office:value-type="float" office:value="2" calcext:value-type="float">
            <text:p>2</text:p>
          </table:table-cell>
          <table:table-cell table:style-name="ce3" table:formula="of:=LOOKUP([.$L72];Levels;L3Spells)" office:value-type="float" office:value="1" calcext:value-type="float">
            <text:p>1</text:p>
          </table:table-cell>
          <table:table-cell table:style-name="ce3" table:formula="of:=LOOKUP([.$L72];Levels;L4Spells)" office:value-type="string" office:string-value="--" calcext:value-type="string">
            <text:p>--</text:p>
          </table:table-cell>
          <table:table-cell table:formula="of:=LOOKUP([.$L72];Levels;L5Spells)" office:value-type="string" office:string-value="--" calcext:value-type="string">
            <text:p>--</text:p>
          </table:table-cell>
          <table:table-cell table:style-name="ce7" table:formula="of:=LOOKUP([.L72];Levels;SaveDiff)" office:value-type="float" office:value="14" calcext:value-type="float">
            <text:p>14+</text:p>
          </table:table-cell>
          <table:table-cell table:style-name="ce3" table:formula="of:=[.A72]*[.$R$43]" office:value-type="float" office:value="28" calcext:value-type="float">
            <text:p>28</text:p>
          </table:table-cell>
          <table:table-cell table:style-name="ce5" table:formula="of:=ROUND(AVERAGE([.F72:.H72]))" office:value-type="float" office:value="5" calcext:value-type="float">
            <text:p>+5</text:p>
          </table:table-cell>
          <table:table-cell table:style-name="ce5" table:formula="of:=SUM([.F72:.H72])" office:value-type="float" office:value="16" calcext:value-type="float">
            <text:p>+1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ROUND((LOOKUP([.A73];Levels;FighterXP)/3) + (LOOKUP([.A73];Levels;MageXP)*2/3);-4)" office:value-type="float" office:value="290000" calcext:value-type="float">
            <text:p>290,000</text:p>
          </table:table-cell>
          <table:table-cell table:formula="of:=[.A73]&amp;&quot;d6&quot;" office:value-type="string" office:string-value="9d6" calcext:value-type="string">
            <text:p>9d6</text:p>
          </table:table-cell>
          <table:table-cell table:formula="of:=ROUND((LOOKUP([.$A73];Levels;FighterAB)/3) + LOOKUP([.$A73];Levels;MageAB)*2/3)" office:value-type="float" office:value="4" calcext:value-type="float">
            <text:p>+4</text:p>
          </table:table-cell>
          <table:table-cell table:formula="of:=ROUND((LOOKUP([.$A73];Levels;FighterInit)/3) + LOOKUP([.$A73];Levels;MageInit)*2/3)" office:value-type="float" office:value="1" calcext:value-type="float">
            <text:p>+1</text:p>
          </table:table-cell>
          <table:table-cell table:formula="of:=ROUND((LOOKUP([.$A73];Levels;FighterEvade)/3) + LOOKUP([.$A73];Levels;MageEvade)*2/3)" office:value-type="float" office:value="6" calcext:value-type="float">
            <text:p>+6</text:p>
          </table:table-cell>
          <table:table-cell table:formula="of:=ROUND((LOOKUP([.$A73];Levels;FighterHardy)/3) + LOOKUP([.$A73];Levels;MageHardy)*2/3)" office:value-type="float" office:value="6" calcext:value-type="float">
            <text:p>+6</text:p>
          </table:table-cell>
          <table:table-cell table:formula="of:=ROUND((LOOKUP([.$A73];Levels;FighterSpirit)/3) + LOOKUP([.$A73];Levels;MageSpirit)*2/3)" office:value-type="float" office:value="7" calcext:value-type="float">
            <text:p>+7</text:p>
          </table:table-cell>
          <table:table-cell table:formula="of:=ROUND((LOOKUP([.$A73];Levels;FighterSkills)/3) + LOOKUP([.$A73];Levels;MageSkills)*2/3)" office:value-type="float" office:value="6" calcext:value-type="float">
            <text:p>6</text:p>
          </table:table-cell>
          <table:table-cell table:formula="of:=ROUND((LOOKUP([.$A73];Levels;FighterTraits)/3) + LOOKUP([.$A73];Levels;MageTraits)*2/3)" office:value-type="float" office:value="2" calcext:value-type="float">
            <text:p>2</text:p>
          </table:table-cell>
          <table:table-cell table:formula="of:=ROUND((LOOKUP([.$A73];Levels;FighterKnacks)/3))" office:value-type="float" office:value="2" calcext:value-type="float">
            <text:p>2</text:p>
          </table:table-cell>
          <table:table-cell table:formula="of:=ROUNDDOWN([.A73]*2/3)" office:value-type="float" office:value="6" calcext:value-type="float">
            <text:p>6</text:p>
          </table:table-cell>
          <table:table-cell table:formula="of:=[.L73]&amp;&quot;d6&quot;" office:value-type="string" office:string-value="6d6" calcext:value-type="string">
            <text:p>6d6</text:p>
          </table:table-cell>
          <table:table-cell table:formula="of:=LOOKUP([.$L73];Levels;L1Spells)" office:value-type="float" office:value="3" calcext:value-type="float">
            <text:p>3</text:p>
          </table:table-cell>
          <table:table-cell table:formula="of:=LOOKUP([.$L73];Levels;L2Spells)" office:value-type="float" office:value="2" calcext:value-type="float">
            <text:p>2</text:p>
          </table:table-cell>
          <table:table-cell table:style-name="ce3" table:formula="of:=LOOKUP([.$L73];Levels;L3Spells)" office:value-type="float" office:value="2" calcext:value-type="float">
            <text:p>2</text:p>
          </table:table-cell>
          <table:table-cell table:style-name="ce3" table:formula="of:=LOOKUP([.$L73];Levels;L4Spells)" office:value-type="string" office:string-value="--" calcext:value-type="string">
            <text:p>--</text:p>
          </table:table-cell>
          <table:table-cell table:formula="of:=LOOKUP([.$L73];Levels;L5Spells)" office:value-type="string" office:string-value="--" calcext:value-type="string">
            <text:p>--</text:p>
          </table:table-cell>
          <table:table-cell table:style-name="ce7" table:formula="of:=LOOKUP([.L73];Levels;SaveDiff)" office:value-type="float" office:value="14" calcext:value-type="float">
            <text:p>14+</text:p>
          </table:table-cell>
          <table:table-cell table:style-name="ce3" table:formula="of:=[.A73]*[.$R$43]" office:value-type="float" office:value="31.5" calcext:value-type="float">
            <text:p>31.5</text:p>
          </table:table-cell>
          <table:table-cell table:style-name="ce5" table:formula="of:=ROUND(AVERAGE([.F73:.H73]))" office:value-type="float" office:value="6" calcext:value-type="float">
            <text:p>+6</text:p>
          </table:table-cell>
          <table:table-cell table:style-name="ce5" table:formula="of:=SUM([.F73:.H73])" office:value-type="float" office:value="19" calcext:value-type="float">
            <text:p>+1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ROUND((LOOKUP([.A74];Levels;FighterXP)/3) + (LOOKUP([.A74];Levels;MageXP)*2/3);-4)" office:value-type="float" office:value="430000" calcext:value-type="float">
            <text:p>430,000</text:p>
          </table:table-cell>
          <table:table-cell table:formula="of:=[.A74]&amp;&quot;d6&quot;" office:value-type="string" office:string-value="10d6" calcext:value-type="string">
            <text:p>10d6</text:p>
          </table:table-cell>
          <table:table-cell table:formula="of:=ROUND((LOOKUP([.$A74];Levels;FighterAB)/3) + LOOKUP([.$A74];Levels;MageAB)*2/3)" office:value-type="float" office:value="4" calcext:value-type="float">
            <text:p>+4</text:p>
          </table:table-cell>
          <table:table-cell table:formula="of:=ROUND((LOOKUP([.$A74];Levels;FighterInit)/3) + LOOKUP([.$A74];Levels;MageInit)*2/3)" office:value-type="float" office:value="2" calcext:value-type="float">
            <text:p>+2</text:p>
          </table:table-cell>
          <table:table-cell table:formula="of:=ROUND((LOOKUP([.$A74];Levels;FighterEvade)/3) + LOOKUP([.$A74];Levels;MageEvade)*2/3)" office:value-type="float" office:value="7" calcext:value-type="float">
            <text:p>+7</text:p>
          </table:table-cell>
          <table:table-cell table:formula="of:=ROUND((LOOKUP([.$A74];Levels;FighterHardy)/3) + LOOKUP([.$A74];Levels;MageHardy)*2/3)" office:value-type="float" office:value="7" calcext:value-type="float">
            <text:p>+7</text:p>
          </table:table-cell>
          <table:table-cell table:formula="of:=ROUND((LOOKUP([.$A74];Levels;FighterSpirit)/3) + LOOKUP([.$A74];Levels;MageSpirit)*2/3)" office:value-type="float" office:value="7" calcext:value-type="float">
            <text:p>+7</text:p>
          </table:table-cell>
          <table:table-cell table:formula="of:=ROUND((LOOKUP([.$A74];Levels;FighterSkills)/3) + LOOKUP([.$A74];Levels;MageSkills)*2/3)" office:value-type="float" office:value="6" calcext:value-type="float">
            <text:p>6</text:p>
          </table:table-cell>
          <table:table-cell table:formula="of:=ROUND((LOOKUP([.$A74];Levels;FighterTraits)/3) + LOOKUP([.$A74];Levels;MageTraits)*2/3)" office:value-type="float" office:value="3" calcext:value-type="float">
            <text:p>3</text:p>
          </table:table-cell>
          <table:table-cell table:formula="of:=ROUND((LOOKUP([.$A74];Levels;FighterKnacks)/3))" office:value-type="float" office:value="2" calcext:value-type="float">
            <text:p>2</text:p>
          </table:table-cell>
          <table:table-cell table:formula="of:=ROUNDDOWN([.A74]*2/3)" office:value-type="float" office:value="6" calcext:value-type="float">
            <text:p>6</text:p>
          </table:table-cell>
          <table:table-cell table:formula="of:=[.L74]&amp;&quot;d6&quot;" office:value-type="string" office:string-value="6d6" calcext:value-type="string">
            <text:p>6d6</text:p>
          </table:table-cell>
          <table:table-cell table:formula="of:=LOOKUP([.$L74];Levels;L1Spells)" office:value-type="float" office:value="3" calcext:value-type="float">
            <text:p>3</text:p>
          </table:table-cell>
          <table:table-cell table:formula="of:=LOOKUP([.$L74];Levels;L2Spells)" office:value-type="float" office:value="2" calcext:value-type="float">
            <text:p>2</text:p>
          </table:table-cell>
          <table:table-cell table:style-name="ce3" table:formula="of:=LOOKUP([.$L74];Levels;L3Spells)" office:value-type="float" office:value="2" calcext:value-type="float">
            <text:p>2</text:p>
          </table:table-cell>
          <table:table-cell table:style-name="ce3" table:formula="of:=LOOKUP([.$L74];Levels;L4Spells)" office:value-type="string" office:string-value="--" calcext:value-type="string">
            <text:p>--</text:p>
          </table:table-cell>
          <table:table-cell table:formula="of:=LOOKUP([.$L74];Levels;L5Spells)" office:value-type="string" office:string-value="--" calcext:value-type="string">
            <text:p>--</text:p>
          </table:table-cell>
          <table:table-cell table:style-name="ce7" table:formula="of:=LOOKUP([.L74];Levels;SaveDiff)" office:value-type="float" office:value="14" calcext:value-type="float">
            <text:p>14+</text:p>
          </table:table-cell>
          <table:table-cell table:style-name="ce3" table:formula="of:=[.A74]*[.$R$43]" office:value-type="float" office:value="35" calcext:value-type="float">
            <text:p>35</text:p>
          </table:table-cell>
          <table:table-cell table:style-name="ce5" table:formula="of:=ROUND(AVERAGE([.F74:.H74]))" office:value-type="float" office:value="7" calcext:value-type="float">
            <text:p>+7</text:p>
          </table:table-cell>
          <table:table-cell table:style-name="ce5" table:formula="of:=SUM([.F74:.H74])" office:value-type="float" office:value="21" calcext:value-type="float">
            <text:p>+2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ROUND((LOOKUP([.A75];Levels;FighterXP)/3) + (LOOKUP([.A75];Levels;MageXP)*2/3);-4)" office:value-type="float" office:value="570000" calcext:value-type="float">
            <text:p>570,000</text:p>
          </table:table-cell>
          <table:table-cell table:formula="of:=[.$C$55] &amp; &quot;+&quot; &amp; (([.A75]-10))" office:value-type="string" office:string-value="10d6+1" calcext:value-type="string">
            <text:p>10d6+1</text:p>
          </table:table-cell>
          <table:table-cell table:formula="of:=ROUND((LOOKUP([.$A75];Levels;FighterAB)/3) + LOOKUP([.$A75];Levels;MageAB)*2/3)" office:value-type="float" office:value="5" calcext:value-type="float">
            <text:p>+5</text:p>
          </table:table-cell>
          <table:table-cell table:formula="of:=ROUND((LOOKUP([.$A75];Levels;FighterInit)/3) + LOOKUP([.$A75];Levels;MageInit)*2/3)" office:value-type="float" office:value="2" calcext:value-type="float">
            <text:p>+2</text:p>
          </table:table-cell>
          <table:table-cell table:formula="of:=ROUND((LOOKUP([.$A75];Levels;FighterEvade)/3) + LOOKUP([.$A75];Levels;MageEvade)*2/3)" office:value-type="float" office:value="7" calcext:value-type="float">
            <text:p>+7</text:p>
          </table:table-cell>
          <table:table-cell table:formula="of:=ROUND((LOOKUP([.$A75];Levels;FighterHardy)/3) + LOOKUP([.$A75];Levels;MageHardy)*2/3)" office:value-type="float" office:value="8" calcext:value-type="float">
            <text:p>+8</text:p>
          </table:table-cell>
          <table:table-cell table:formula="of:=ROUND((LOOKUP([.$A75];Levels;FighterSpirit)/3) + LOOKUP([.$A75];Levels;MageSpirit)*2/3)" office:value-type="float" office:value="8" calcext:value-type="float">
            <text:p>+8</text:p>
          </table:table-cell>
          <table:table-cell table:formula="of:=ROUND((LOOKUP([.$A75];Levels;FighterSkills)/3) + LOOKUP([.$A75];Levels;MageSkills)*2/3)" office:value-type="float" office:value="6" calcext:value-type="float">
            <text:p>6</text:p>
          </table:table-cell>
          <table:table-cell table:formula="of:=ROUND((LOOKUP([.$A75];Levels;FighterTraits)/3) + LOOKUP([.$A75];Levels;MageTraits)*2/3)" office:value-type="float" office:value="3" calcext:value-type="float">
            <text:p>3</text:p>
          </table:table-cell>
          <table:table-cell table:formula="of:=ROUND((LOOKUP([.$A75];Levels;FighterKnacks)/3))" office:value-type="float" office:value="2" calcext:value-type="float">
            <text:p>2</text:p>
          </table:table-cell>
          <table:table-cell table:formula="of:=ROUNDDOWN([.A75]*2/3)" office:value-type="float" office:value="7" calcext:value-type="float">
            <text:p>7</text:p>
          </table:table-cell>
          <table:table-cell table:formula="of:=[.L75]&amp;&quot;d6&quot;" office:value-type="string" office:string-value="7d6" calcext:value-type="string">
            <text:p>7d6</text:p>
          </table:table-cell>
          <table:table-cell table:formula="of:=LOOKUP([.$L75];Levels;L1Spells)" office:value-type="float" office:value="3" calcext:value-type="float">
            <text:p>3</text:p>
          </table:table-cell>
          <table:table-cell table:formula="of:=LOOKUP([.$L75];Levels;L2Spells)" office:value-type="float" office:value="2" calcext:value-type="float">
            <text:p>2</text:p>
          </table:table-cell>
          <table:table-cell table:style-name="ce3" table:formula="of:=LOOKUP([.$L75];Levels;L3Spells)" office:value-type="float" office:value="2" calcext:value-type="float">
            <text:p>2</text:p>
          </table:table-cell>
          <table:table-cell table:style-name="ce3" table:formula="of:=LOOKUP([.$L75];Levels;L4Spells)" office:value-type="float" office:value="1" calcext:value-type="float">
            <text:p>1</text:p>
          </table:table-cell>
          <table:table-cell table:formula="of:=LOOKUP([.$L75];Levels;L5Spells)" office:value-type="string" office:string-value="--" calcext:value-type="string">
            <text:p>--</text:p>
          </table:table-cell>
          <table:table-cell table:style-name="ce7" table:formula="of:=LOOKUP([.L75];Levels;SaveDiff)" office:value-type="float" office:value="15" calcext:value-type="float">
            <text:p>15+</text:p>
          </table:table-cell>
          <table:table-cell table:style-name="ce3" table:formula="of:=[.T74]+1" office:value-type="float" office:value="36" calcext:value-type="float">
            <text:p>36</text:p>
          </table:table-cell>
          <table:table-cell table:style-name="ce5" table:formula="of:=ROUND(AVERAGE([.F75:.H75]))" office:value-type="float" office:value="8" calcext:value-type="float">
            <text:p>+8</text:p>
          </table:table-cell>
          <table:table-cell table:style-name="ce5" table:formula="of:=SUM([.F75:.H75])" office:value-type="float" office:value="23" calcext:value-type="float">
            <text:p>+2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ROUND((LOOKUP([.A76];Levels;FighterXP)/3) + (LOOKUP([.A76];Levels;MageXP)*2/3);-4)" office:value-type="float" office:value="710000" calcext:value-type="float">
            <text:p>710,000</text:p>
          </table:table-cell>
          <table:table-cell table:formula="of:=[.$C$55] &amp; &quot;+&quot; &amp; (([.A76]-10))" office:value-type="string" office:string-value="10d6+2" calcext:value-type="string">
            <text:p>10d6+2</text:p>
          </table:table-cell>
          <table:table-cell table:formula="of:=ROUND((LOOKUP([.$A76];Levels;FighterAB)/3) + LOOKUP([.$A76];Levels;MageAB)*2/3)" office:value-type="float" office:value="5" calcext:value-type="float">
            <text:p>+5</text:p>
          </table:table-cell>
          <table:table-cell table:formula="of:=ROUND((LOOKUP([.$A76];Levels;FighterInit)/3) + LOOKUP([.$A76];Levels;MageInit)*2/3)" office:value-type="float" office:value="2" calcext:value-type="float">
            <text:p>+2</text:p>
          </table:table-cell>
          <table:table-cell table:formula="of:=ROUND((LOOKUP([.$A76];Levels;FighterEvade)/3) + LOOKUP([.$A76];Levels;MageEvade)*2/3)" office:value-type="float" office:value="8" calcext:value-type="float">
            <text:p>+8</text:p>
          </table:table-cell>
          <table:table-cell table:formula="of:=ROUND((LOOKUP([.$A76];Levels;FighterHardy)/3) + LOOKUP([.$A76];Levels;MageHardy)*2/3)" office:value-type="float" office:value="8" calcext:value-type="float">
            <text:p>+8</text:p>
          </table:table-cell>
          <table:table-cell table:formula="of:=ROUND((LOOKUP([.$A76];Levels;FighterSpirit)/3) + LOOKUP([.$A76];Levels;MageSpirit)*2/3)" office:value-type="float" office:value="9" calcext:value-type="float">
            <text:p>+9</text:p>
          </table:table-cell>
          <table:table-cell table:formula="of:=ROUND((LOOKUP([.$A76];Levels;FighterSkills)/3) + LOOKUP([.$A76];Levels;MageSkills)*2/3)" office:value-type="float" office:value="8" calcext:value-type="float">
            <text:p>8</text:p>
          </table:table-cell>
          <table:table-cell table:formula="of:=ROUND((LOOKUP([.$A76];Levels;FighterTraits)/3) + LOOKUP([.$A76];Levels;MageTraits)*2/3)" office:value-type="float" office:value="3" calcext:value-type="float">
            <text:p>3</text:p>
          </table:table-cell>
          <table:table-cell table:formula="of:=ROUND((LOOKUP([.$A76];Levels;FighterKnacks)/3))" office:value-type="float" office:value="2" calcext:value-type="float">
            <text:p>2</text:p>
          </table:table-cell>
          <table:table-cell table:formula="of:=ROUNDDOWN([.A76]*2/3)" office:value-type="float" office:value="8" calcext:value-type="float">
            <text:p>8</text:p>
          </table:table-cell>
          <table:table-cell table:formula="of:=[.L76]&amp;&quot;d6&quot;" office:value-type="string" office:string-value="8d6" calcext:value-type="string">
            <text:p>8d6</text:p>
          </table:table-cell>
          <table:table-cell table:formula="of:=LOOKUP([.$L76];Levels;L1Spells)" office:value-type="float" office:value="3" calcext:value-type="float">
            <text:p>3</text:p>
          </table:table-cell>
          <table:table-cell table:formula="of:=LOOKUP([.$L76];Levels;L2Spells)" office:value-type="float" office:value="3" calcext:value-type="float">
            <text:p>3</text:p>
          </table:table-cell>
          <table:table-cell table:style-name="ce3" table:formula="of:=LOOKUP([.$L76];Levels;L3Spells)" office:value-type="float" office:value="2" calcext:value-type="float">
            <text:p>2</text:p>
          </table:table-cell>
          <table:table-cell table:style-name="ce3" table:formula="of:=LOOKUP([.$L76];Levels;L4Spells)" office:value-type="float" office:value="2" calcext:value-type="float">
            <text:p>2</text:p>
          </table:table-cell>
          <table:table-cell table:formula="of:=LOOKUP([.$L76];Levels;L5Spells)" office:value-type="string" office:string-value="--" calcext:value-type="string">
            <text:p>--</text:p>
          </table:table-cell>
          <table:table-cell table:style-name="ce7" table:formula="of:=LOOKUP([.L76];Levels;SaveDiff)" office:value-type="float" office:value="16" calcext:value-type="float">
            <text:p>16+</text:p>
          </table:table-cell>
          <table:table-cell table:style-name="ce3" table:formula="of:=[.T75]+1" office:value-type="float" office:value="37" calcext:value-type="float">
            <text:p>37</text:p>
          </table:table-cell>
          <table:table-cell table:style-name="ce5" table:formula="of:=ROUND(AVERAGE([.F76:.H76]))" office:value-type="float" office:value="8" calcext:value-type="float">
            <text:p>+8</text:p>
          </table:table-cell>
          <table:table-cell table:style-name="ce5" table:formula="of:=SUM([.F76:.H76])" office:value-type="float" office:value="25" calcext:value-type="float">
            <text:p>+2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ROUND((LOOKUP([.A77];Levels;FighterXP)/3) + (LOOKUP([.A77];Levels;MageXP)*2/3);-4)" office:value-type="float" office:value="850000" calcext:value-type="float">
            <text:p>850,000</text:p>
          </table:table-cell>
          <table:table-cell table:formula="of:=[.$C$55] &amp; &quot;+&quot; &amp; (([.A77]-10))" office:value-type="string" office:string-value="10d6+3" calcext:value-type="string">
            <text:p>10d6+3</text:p>
          </table:table-cell>
          <table:table-cell table:formula="of:=ROUND((LOOKUP([.$A77];Levels;FighterAB)/3) + LOOKUP([.$A77];Levels;MageAB)*2/3)" office:value-type="float" office:value="6" calcext:value-type="float">
            <text:p>+6</text:p>
          </table:table-cell>
          <table:table-cell table:formula="of:=ROUND((LOOKUP([.$A77];Levels;FighterInit)/3) + LOOKUP([.$A77];Levels;MageInit)*2/3)" office:value-type="float" office:value="2" calcext:value-type="float">
            <text:p>+2</text:p>
          </table:table-cell>
          <table:table-cell table:formula="of:=ROUND((LOOKUP([.$A77];Levels;FighterEvade)/3) + LOOKUP([.$A77];Levels;MageEvade)*2/3)" office:value-type="float" office:value="9" calcext:value-type="float">
            <text:p>+9</text:p>
          </table:table-cell>
          <table:table-cell table:formula="of:=ROUND((LOOKUP([.$A77];Levels;FighterHardy)/3) + LOOKUP([.$A77];Levels;MageHardy)*2/3)" office:value-type="float" office:value="9" calcext:value-type="float">
            <text:p>+9</text:p>
          </table:table-cell>
          <table:table-cell table:formula="of:=ROUND((LOOKUP([.$A77];Levels;FighterSpirit)/3) + LOOKUP([.$A77];Levels;MageSpirit)*2/3)" office:value-type="float" office:value="9" calcext:value-type="float">
            <text:p>+9</text:p>
          </table:table-cell>
          <table:table-cell table:formula="of:=ROUND((LOOKUP([.$A77];Levels;FighterSkills)/3) + LOOKUP([.$A77];Levels;MageSkills)*2/3)" office:value-type="float" office:value="8" calcext:value-type="float">
            <text:p>8</text:p>
          </table:table-cell>
          <table:table-cell table:formula="of:=ROUND((LOOKUP([.$A77];Levels;FighterTraits)/3) + LOOKUP([.$A77];Levels;MageTraits)*2/3)" office:value-type="float" office:value="3" calcext:value-type="float">
            <text:p>3</text:p>
          </table:table-cell>
          <table:table-cell table:formula="of:=ROUND((LOOKUP([.$A77];Levels;FighterKnacks)/3))" office:value-type="float" office:value="2" calcext:value-type="float">
            <text:p>2</text:p>
          </table:table-cell>
          <table:table-cell table:formula="of:=ROUNDDOWN([.A77]*2/3)" office:value-type="float" office:value="8" calcext:value-type="float">
            <text:p>8</text:p>
          </table:table-cell>
          <table:table-cell table:formula="of:=[.L77]&amp;&quot;d6&quot;" office:value-type="string" office:string-value="8d6" calcext:value-type="string">
            <text:p>8d6</text:p>
          </table:table-cell>
          <table:table-cell table:formula="of:=LOOKUP([.$L77];Levels;L1Spells)" office:value-type="float" office:value="3" calcext:value-type="float">
            <text:p>3</text:p>
          </table:table-cell>
          <table:table-cell table:formula="of:=LOOKUP([.$L77];Levels;L2Spells)" office:value-type="float" office:value="3" calcext:value-type="float">
            <text:p>3</text:p>
          </table:table-cell>
          <table:table-cell table:style-name="ce3" table:formula="of:=LOOKUP([.$L77];Levels;L3Spells)" office:value-type="float" office:value="2" calcext:value-type="float">
            <text:p>2</text:p>
          </table:table-cell>
          <table:table-cell table:style-name="ce3" table:formula="of:=LOOKUP([.$L77];Levels;L4Spells)" office:value-type="float" office:value="2" calcext:value-type="float">
            <text:p>2</text:p>
          </table:table-cell>
          <table:table-cell table:formula="of:=LOOKUP([.$L77];Levels;L5Spells)" office:value-type="string" office:string-value="--" calcext:value-type="string">
            <text:p>--</text:p>
          </table:table-cell>
          <table:table-cell table:style-name="ce7" table:formula="of:=LOOKUP([.L77];Levels;SaveDiff)" office:value-type="float" office:value="16" calcext:value-type="float">
            <text:p>16+</text:p>
          </table:table-cell>
          <table:table-cell table:style-name="ce3" table:formula="of:=[.T76]+1" office:value-type="float" office:value="38" calcext:value-type="float">
            <text:p>38</text:p>
          </table:table-cell>
          <table:table-cell table:style-name="ce5" table:formula="of:=ROUND(AVERAGE([.F77:.H77]))" office:value-type="float" office:value="9" calcext:value-type="float">
            <text:p>+9</text:p>
          </table:table-cell>
          <table:table-cell table:style-name="ce5" table:formula="of:=SUM([.F77:.H77])" office:value-type="float" office:value="27" calcext:value-type="float">
            <text:p>+2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ROUND((LOOKUP([.A78];Levels;FighterXP)/3) + (LOOKUP([.A78];Levels;MageXP)*2/3);-4)" office:value-type="float" office:value="990000" calcext:value-type="float">
            <text:p>990,000</text:p>
          </table:table-cell>
          <table:table-cell table:formula="of:=[.$C$55] &amp; &quot;+&quot; &amp; (([.A78]-10))" office:value-type="string" office:string-value="10d6+4" calcext:value-type="string">
            <text:p>10d6+4</text:p>
          </table:table-cell>
          <table:table-cell table:formula="of:=ROUND((LOOKUP([.$A78];Levels;FighterAB)/3) + LOOKUP([.$A78];Levels;MageAB)*2/3)" office:value-type="float" office:value="7" calcext:value-type="float">
            <text:p>+7</text:p>
          </table:table-cell>
          <table:table-cell table:formula="of:=ROUND((LOOKUP([.$A78];Levels;FighterInit)/3) + LOOKUP([.$A78];Levels;MageInit)*2/3)" office:value-type="float" office:value="2" calcext:value-type="float">
            <text:p>+2</text:p>
          </table:table-cell>
          <table:table-cell table:formula="of:=ROUND((LOOKUP([.$A78];Levels;FighterEvade)/3) + LOOKUP([.$A78];Levels;MageEvade)*2/3)" office:value-type="float" office:value="9" calcext:value-type="float">
            <text:p>+9</text:p>
          </table:table-cell>
          <table:table-cell table:formula="of:=ROUND((LOOKUP([.$A78];Levels;FighterHardy)/3) + LOOKUP([.$A78];Levels;MageHardy)*2/3)" office:value-type="float" office:value="10" calcext:value-type="float">
            <text:p>+10</text:p>
          </table:table-cell>
          <table:table-cell table:formula="of:=ROUND((LOOKUP([.$A78];Levels;FighterSpirit)/3) + LOOKUP([.$A78];Levels;MageSpirit)*2/3)" office:value-type="float" office:value="10" calcext:value-type="float">
            <text:p>+10</text:p>
          </table:table-cell>
          <table:table-cell table:formula="of:=ROUND((LOOKUP([.$A78];Levels;FighterSkills)/3) + LOOKUP([.$A78];Levels;MageSkills)*2/3)" office:value-type="float" office:value="8" calcext:value-type="float">
            <text:p>8</text:p>
          </table:table-cell>
          <table:table-cell table:formula="of:=ROUND((LOOKUP([.$A78];Levels;FighterTraits)/3) + LOOKUP([.$A78];Levels;MageTraits)*2/3)" office:value-type="float" office:value="4" calcext:value-type="float">
            <text:p>4</text:p>
          </table:table-cell>
          <table:table-cell table:formula="of:=ROUND((LOOKUP([.$A78];Levels;FighterKnacks)/3))" office:value-type="float" office:value="2" calcext:value-type="float">
            <text:p>2</text:p>
          </table:table-cell>
          <table:table-cell table:formula="of:=ROUNDDOWN([.A78]*2/3)" office:value-type="float" office:value="9" calcext:value-type="float">
            <text:p>9</text:p>
          </table:table-cell>
          <table:table-cell table:formula="of:=[.L78]&amp;&quot;d6&quot;" office:value-type="string" office:string-value="9d6" calcext:value-type="string">
            <text:p>9d6</text:p>
          </table:table-cell>
          <table:table-cell table:formula="of:=LOOKUP([.$L78];Levels;L1Spells)" office:value-type="float" office:value="3" calcext:value-type="float">
            <text:p>3</text:p>
          </table:table-cell>
          <table:table-cell table:formula="of:=LOOKUP([.$L78];Levels;L2Spells)" office:value-type="float" office:value="3" calcext:value-type="float">
            <text:p>3</text:p>
          </table:table-cell>
          <table:table-cell table:style-name="ce3" table:formula="of:=LOOKUP([.$L78];Levels;L3Spells)" office:value-type="float" office:value="2" calcext:value-type="float">
            <text:p>2</text:p>
          </table:table-cell>
          <table:table-cell table:style-name="ce3" table:formula="of:=LOOKUP([.$L78];Levels;L4Spells)" office:value-type="float" office:value="2" calcext:value-type="float">
            <text:p>2</text:p>
          </table:table-cell>
          <table:table-cell table:formula="of:=LOOKUP([.$L78];Levels;L5Spells)" office:value-type="float" office:value="1" calcext:value-type="float">
            <text:p>1</text:p>
          </table:table-cell>
          <table:table-cell table:style-name="ce7" table:formula="of:=LOOKUP([.L78];Levels;SaveDiff)" office:value-type="float" office:value="16" calcext:value-type="float">
            <text:p>16+</text:p>
          </table:table-cell>
          <table:table-cell table:style-name="ce3" table:formula="of:=[.T77]+1" office:value-type="float" office:value="39" calcext:value-type="float">
            <text:p>39</text:p>
          </table:table-cell>
          <table:table-cell table:style-name="ce5" table:formula="of:=ROUND(AVERAGE([.F78:.H78]))" office:value-type="float" office:value="10" calcext:value-type="float">
            <text:p>+10</text:p>
          </table:table-cell>
          <table:table-cell table:style-name="ce5" table:formula="of:=SUM([.F78:.H78])" office:value-type="float" office:value="29" calcext:value-type="float">
            <text:p>+2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ROUND((LOOKUP([.A79];Levels;FighterXP)/3) + (LOOKUP([.A79];Levels;MageXP)*2/3);-4)" office:value-type="float" office:value="1130000" calcext:value-type="float">
            <text:p>1,130,000</text:p>
          </table:table-cell>
          <table:table-cell table:formula="of:=[.$C$55] &amp; &quot;+&quot; &amp; (([.A79]-10))" office:value-type="string" office:string-value="10d6+5" calcext:value-type="string">
            <text:p>10d6+5</text:p>
          </table:table-cell>
          <table:table-cell table:formula="of:=ROUND((LOOKUP([.$A79];Levels;FighterAB)/3) + LOOKUP([.$A79];Levels;MageAB)*2/3)" office:value-type="float" office:value="7" calcext:value-type="float">
            <text:p>+7</text:p>
          </table:table-cell>
          <table:table-cell table:formula="of:=ROUND((LOOKUP([.$A79];Levels;FighterInit)/3) + LOOKUP([.$A79];Levels;MageInit)*2/3)" office:value-type="float" office:value="3" calcext:value-type="float">
            <text:p>+3</text:p>
          </table:table-cell>
          <table:table-cell table:formula="of:=ROUND((LOOKUP([.$A79];Levels;FighterEvade)/3) + LOOKUP([.$A79];Levels;MageEvade)*2/3)" office:value-type="float" office:value="10" calcext:value-type="float">
            <text:p>+10</text:p>
          </table:table-cell>
          <table:table-cell table:formula="of:=ROUND((LOOKUP([.$A79];Levels;FighterHardy)/3) + LOOKUP([.$A79];Levels;MageHardy)*2/3)" office:value-type="float" office:value="11" calcext:value-type="float">
            <text:p>+11</text:p>
          </table:table-cell>
          <table:table-cell table:formula="of:=ROUND((LOOKUP([.$A79];Levels;FighterSpirit)/3) + LOOKUP([.$A79];Levels;MageSpirit)*2/3)" office:value-type="float" office:value="11" calcext:value-type="float">
            <text:p>+11</text:p>
          </table:table-cell>
          <table:table-cell table:formula="of:=ROUND((LOOKUP([.$A79];Levels;FighterSkills)/3) + LOOKUP([.$A79];Levels;MageSkills)*2/3)" office:value-type="float" office:value="8" calcext:value-type="float">
            <text:p>8</text:p>
          </table:table-cell>
          <table:table-cell table:formula="of:=ROUND((LOOKUP([.$A79];Levels;FighterTraits)/3) + LOOKUP([.$A79];Levels;MageTraits)*2/3)" office:value-type="float" office:value="4" calcext:value-type="float">
            <text:p>4</text:p>
          </table:table-cell>
          <table:table-cell table:formula="of:=ROUND((LOOKUP([.$A79];Levels;FighterKnacks)/3))" office:value-type="float" office:value="3" calcext:value-type="float">
            <text:p>3</text:p>
          </table:table-cell>
          <table:table-cell table:formula="of:=ROUNDDOWN([.A79]*2/3)" office:value-type="float" office:value="10" calcext:value-type="float">
            <text:p>10</text:p>
          </table:table-cell>
          <table:table-cell table:formula="of:=[.L79]&amp;&quot;d6&quot;" office:value-type="string" office:string-value="10d6" calcext:value-type="string">
            <text:p>10d6</text:p>
          </table:table-cell>
          <table:table-cell table:formula="of:=LOOKUP([.$L79];Levels;L1Spells)" office:value-type="float" office:value="4" calcext:value-type="float">
            <text:p>4</text:p>
          </table:table-cell>
          <table:table-cell table:formula="of:=LOOKUP([.$L79];Levels;L2Spells)" office:value-type="float" office:value="3" calcext:value-type="float">
            <text:p>3</text:p>
          </table:table-cell>
          <table:table-cell table:style-name="ce3" table:formula="of:=LOOKUP([.$L79];Levels;L3Spells)" office:value-type="float" office:value="3" calcext:value-type="float">
            <text:p>3</text:p>
          </table:table-cell>
          <table:table-cell table:style-name="ce3" table:formula="of:=LOOKUP([.$L79];Levels;L4Spells)" office:value-type="float" office:value="2" calcext:value-type="float">
            <text:p>2</text:p>
          </table:table-cell>
          <table:table-cell table:formula="of:=LOOKUP([.$L79];Levels;L5Spells)" office:value-type="float" office:value="2" calcext:value-type="float">
            <text:p>2</text:p>
          </table:table-cell>
          <table:table-cell table:style-name="ce7" table:formula="of:=LOOKUP([.L79];Levels;SaveDiff)" office:value-type="float" office:value="17" calcext:value-type="float">
            <text:p>17+</text:p>
          </table:table-cell>
          <table:table-cell table:style-name="ce3" table:formula="of:=[.T78]+1" office:value-type="float" office:value="40" calcext:value-type="float">
            <text:p>40</text:p>
          </table:table-cell>
          <table:table-cell table:style-name="ce5" table:formula="of:=ROUND(AVERAGE([.F79:.H79]))" office:value-type="float" office:value="11" calcext:value-type="float">
            <text:p>+11</text:p>
          </table:table-cell>
          <table:table-cell table:style-name="ce5" table:formula="of:=SUM([.F79:.H79])" office:value-type="float" office:value="32" calcext:value-type="float">
            <text:p>+32</text:p>
          </table:table-cell>
        </table:table-row>
        <table:table-row table:style-name="ro1">
          <table:table-cell table:style-name="Default" table:number-columns-repeated="15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style-name="ce1" office:value-type="string" calcext:value-type="string">
            <text:p>ROGUE-MAGE</text:p>
          </table:table-cell>
          <table:table-cell table:style-name="Default" table:number-columns-repeated="14"/>
          <table:table-cell/>
          <table:table-cell table:style-name="ce2" office:value-type="string" calcext:value-type="string">
            <text:p>Spell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Hit</text:p>
          </table:table-cell>
          <table:table-cell table:style-name="ce2" office:value-type="string" calcext:value-type="string">
            <text:p>Attack</text:p>
          </table:table-cell>
          <table:table-cell table:style-name="ce2"/>
          <table:table-cell table:style-name="ce12" office:value-type="string" calcext:value-type="string" table:number-columns-spanned="3" table:number-rows-spanned="1">
            <text:p>Saving Throws</text:p>
          </table:table-cell>
          <table:covered-table-cell table:number-columns-repeated="2" table:style-name="ce2"/>
          <table:table-cell table:style-name="ce2" table:number-columns-repeated="3"/>
          <table:table-cell table:style-name="ce2" office:value-type="string" calcext:value-type="string">
            <text:p>Caster</text:p>
          </table:table-cell>
          <table:table-cell table:style-name="ce2" office:value-type="string" calcext:value-type="string">
            <text:p>Invocation</text:p>
          </table:table-cell>
          <table:table-cell table:style-name="ce12" office:value-type="string" calcext:value-type="string" table:number-columns-spanned="3" table:number-rows-spanned="1">
            <text:p>Prepared Spells</text:p>
          </table:table-cell>
          <table:covered-table-cell table:style-name="Default"/>
          <table:covered-table-cell/>
          <table:table-cell table:style-name="ce2" office:value-type="string" calcext:value-type="string">
            <text:p>Save</text:p>
          </table:table-cell>
          <table:table-cell table:number-columns-repeated="2" table:style-name="ce2" office:value-type="string" calcext:value-type="string">
            <text:p>Average</text:p>
          </table:table-cell>
          <table:table-cell table:style-name="ce2"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Level</text:p>
          </table:table-cell>
          <table:table-cell table:style-name="ce2" office:value-type="string" calcext:value-type="string">
            <text:p>Experience</text:p>
          </table:table-cell>
          <table:table-cell table:style-name="ce2" office:value-type="string" calcext:value-type="string">
            <text:p>Dice</text:p>
          </table:table-cell>
          <table:table-cell table:style-name="ce2" office:value-type="string" calcext:value-type="string">
            <text:p>Bonus</text:p>
          </table:table-cell>
          <table:table-cell table:style-name="ce2" office:value-type="string" calcext:value-type="string">
            <text:p>Initiative</text:p>
          </table:table-cell>
          <table:table-cell table:style-name="ce2" office:value-type="string" calcext:value-type="string">
            <text:p>Evasion</text:p>
          </table:table-cell>
          <table:table-cell table:style-name="ce2" office:value-type="string" calcext:value-type="string">
            <text:p>Hardiness</text:p>
          </table:table-cell>
          <table:table-cell table:style-name="ce2" office:value-type="string" calcext:value-type="string">
            <text:p>Spirit</text:p>
          </table:table-cell>
          <table:table-cell table:style-name="ce2" office:value-type="string" calcext:value-type="string">
            <text:p>Skills</text:p>
          </table:table-cell>
          <table:table-cell table:style-name="ce2" office:value-type="string" calcext:value-type="string">
            <text:p>Traits</text:p>
          </table:table-cell>
          <table:table-cell table:style-name="ce2" office:value-type="string" calcext:value-type="string">
            <text:p>Knacks</text:p>
          </table:table-cell>
          <table:table-cell table:style-name="ce2" office:value-type="string" calcext:value-type="string">
            <text:p>Level</text:p>
          </table:table-cell>
          <table:table-cell table:style-name="ce2" office:value-type="string" calcext:value-type="string">
            <text:p>Dic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Difficulty</text:p>
          </table:table-cell>
          <table:table-cell table:style-name="ce2" office:value-type="string" calcext:value-type="string">
            <text:p>HP</text:p>
          </table:table-cell>
          <table:table-cell table:number-columns-repeated="2" table:style-name="ce2" office:value-type="string" calcext:value-type="string">
            <text:p>Sav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ROUND((LOOKUP([.A84];Levels;RogueXP)*2/3) + (LOOKUP([.A84];Levels;MageXP)/3);-2)" office:value-type="float" office:value="0" calcext:value-type="float">
            <text:p>0</text:p>
          </table:table-cell>
          <table:table-cell table:formula="of:=[.A84]&amp;&quot;d5&quot;" office:value-type="string" office:string-value="1d5" calcext:value-type="string">
            <text:p>1d5</text:p>
          </table:table-cell>
          <table:table-cell table:formula="of:=ROUND((LOOKUP([.$A84];Levels;RogueAB)*2/3) + LOOKUP([.$A84];Levels;MageAB)/3)" office:value-type="float" office:value="0" calcext:value-type="float">
            <text:p>+0</text:p>
          </table:table-cell>
          <table:table-cell table:formula="of:=ROUND((LOOKUP([.$A84];Levels;RogueInit)*2/3) + LOOKUP([.$A84];Levels;MageInit)/3)" office:value-type="float" office:value="0" calcext:value-type="float">
            <text:p>+0</text:p>
          </table:table-cell>
          <table:table-cell table:formula="of:=ROUND((LOOKUP([.$A84];Levels;RogueEvade)*2/3) + LOOKUP([.$A84];Levels;MageEvade)/3)" office:value-type="float" office:value="1" calcext:value-type="float">
            <text:p>+1</text:p>
          </table:table-cell>
          <table:table-cell table:formula="of:=ROUND((LOOKUP([.$A84];Levels;RogueHardy)*2/3) + LOOKUP([.$A84];Levels;MageHardy)/3)" office:value-type="float" office:value="1" calcext:value-type="float">
            <text:p>+1</text:p>
          </table:table-cell>
          <table:table-cell table:formula="of:=ROUND((LOOKUP([.$A84];Levels;RogueSpirit)*2/3) + LOOKUP([.$A84];Levels;MageSpirit)/3)" office:value-type="float" office:value="0" calcext:value-type="float">
            <text:p>+0</text:p>
          </table:table-cell>
          <table:table-cell table:formula="of:=ROUND((LOOKUP([.$A84];Levels;RogueSkills)*2/3) + LOOKUP([.$A84];Levels;MageSkills)/3)" office:value-type="float" office:value="3" calcext:value-type="float">
            <text:p>3</text:p>
          </table:table-cell>
          <table:table-cell table:formula="of:=ROUND((LOOKUP([.$A84];Levels;RogueTraits)*2/3) + LOOKUP([.$A84];Levels;MageTraits)/3)" office:value-type="float" office:value="0" calcext:value-type="float">
            <text:p>0</text:p>
          </table:table-cell>
          <table:table-cell table:formula="of:=ROUND((LOOKUP([.$A84];Levels;RogueKnacks)*2/3))" office:value-type="float" office:value="1" calcext:value-type="float">
            <text:p>1</text:p>
          </table:table-cell>
          <table:table-cell table:formula="of:=ROUND([.A84]/3)" office:value-type="float" office:value="0" calcext:value-type="float">
            <text:p>0</text:p>
          </table:table-cell>
          <table:table-cell table:formula="of:=[.L84]&amp;&quot;d6&quot;" office:value-type="string" office:string-value="0d6" calcext:value-type="string">
            <text:p>0d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</text:p>
          </table:table-cell>
          <table:table-cell table:style-name="ce3" office:value-type="string" calcext:value-type="string">
            <text:p>--</text:p>
          </table:table-cell>
          <table:table-cell table:style-name="ce7" office:value-type="float" office:value="10" calcext:value-type="float">
            <text:p>10+</text:p>
          </table:table-cell>
          <table:table-cell office:value-type="float" office:value="5" calcext:value-type="float">
            <text:p>5</text:p>
          </table:table-cell>
          <table:table-cell table:style-name="ce5" table:formula="of:=ROUND(AVERAGE([.F84:.H84]))" office:value-type="float" office:value="1" calcext:value-type="float">
            <text:p>+1</text:p>
          </table:table-cell>
          <table:table-cell table:style-name="ce5" table:formula="of:=SUM([.F84:.H84])" office:value-type="float" office:value="2" calcext:value-type="float">
            <text:p>+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ROUND((LOOKUP([.A85];Levels;RogueXP)*2/3) + (LOOKUP([.A85];Levels;MageXP)/3);-2)" office:value-type="float" office:value="1800" calcext:value-type="float">
            <text:p>1,800</text:p>
          </table:table-cell>
          <table:table-cell table:formula="of:=[.A85]&amp;&quot;d5&quot;" office:value-type="string" office:string-value="2d5" calcext:value-type="string">
            <text:p>2d5</text:p>
          </table:table-cell>
          <table:table-cell table:formula="of:=ROUND((LOOKUP([.$A85];Levels;RogueAB)*2/3) + LOOKUP([.$A85];Levels;MageAB)/3)" office:value-type="float" office:value="1" calcext:value-type="float">
            <text:p>+1</text:p>
          </table:table-cell>
          <table:table-cell table:formula="of:=ROUND((LOOKUP([.$A85];Levels;RogueInit)*2/3) + LOOKUP([.$A85];Levels;MageInit)/3)" office:value-type="float" office:value="0" calcext:value-type="float">
            <text:p>+0</text:p>
          </table:table-cell>
          <table:table-cell table:formula="of:=ROUND((LOOKUP([.$A85];Levels;RogueEvade)*2/3) + LOOKUP([.$A85];Levels;MageEvade)/3)" office:value-type="float" office:value="2" calcext:value-type="float">
            <text:p>+2</text:p>
          </table:table-cell>
          <table:table-cell table:formula="of:=ROUND((LOOKUP([.$A85];Levels;RogueHardy)*2/3) + LOOKUP([.$A85];Levels;MageHardy)/3)" office:value-type="float" office:value="1" calcext:value-type="float">
            <text:p>+1</text:p>
          </table:table-cell>
          <table:table-cell table:formula="of:=ROUND((LOOKUP([.$A85];Levels;RogueSpirit)*2/3) + LOOKUP([.$A85];Levels;MageSpirit)/3)" office:value-type="float" office:value="1" calcext:value-type="float">
            <text:p>+1</text:p>
          </table:table-cell>
          <table:table-cell table:formula="of:=ROUND((LOOKUP([.$A85];Levels;RogueSkills)*2/3) + LOOKUP([.$A85];Levels;MageSkills)/3)" office:value-type="float" office:value="3" calcext:value-type="float">
            <text:p>3</text:p>
          </table:table-cell>
          <table:table-cell table:formula="of:=ROUND((LOOKUP([.$A85];Levels;RogueTraits)*2/3) + LOOKUP([.$A85];Levels;MageTraits)/3)" office:value-type="float" office:value="1" calcext:value-type="float">
            <text:p>1</text:p>
          </table:table-cell>
          <table:table-cell table:formula="of:=ROUND((LOOKUP([.$A85];Levels;RogueKnacks)*2/3))" office:value-type="float" office:value="1" calcext:value-type="float">
            <text:p>1</text:p>
          </table:table-cell>
          <table:table-cell table:formula="of:=ROUND([.A85]/3)" office:value-type="float" office:value="1" calcext:value-type="float">
            <text:p>1</text:p>
          </table:table-cell>
          <table:table-cell table:formula="of:=[.L85]&amp;&quot;d6&quot;" office:value-type="string" office:string-value="1d6" calcext:value-type="string">
            <text:p>1d6</text:p>
          </table:table-cell>
          <table:table-cell table:formula="of:=LOOKUP([.$L85];Levels;L1Spells)" office:value-type="float" office:value="1" calcext:value-type="float">
            <text:p>1</text:p>
          </table:table-cell>
          <table:table-cell table:formula="of:=LOOKUP([.$L85];Levels;L2Spells)" office:value-type="string" office:string-value="--" calcext:value-type="string">
            <text:p>--</text:p>
          </table:table-cell>
          <table:table-cell table:style-name="ce3" table:formula="of:=LOOKUP([.$L85];Levels;L3Spells)" office:value-type="string" office:string-value="--" calcext:value-type="string">
            <text:p>--</text:p>
          </table:table-cell>
          <table:table-cell table:style-name="ce7" table:formula="of:=LOOKUP([.L85];Levels;SaveDiff)" office:value-type="float" office:value="11" calcext:value-type="float">
            <text:p>11+</text:p>
          </table:table-cell>
          <table:table-cell table:formula="of:=[.A85]*[.$R$81]" office:value-type="float" office:value="4" calcext:value-type="float">
            <text:p>4</text:p>
          </table:table-cell>
          <table:table-cell table:style-name="ce5" table:formula="of:=ROUND(AVERAGE([.F85:.H85]))" office:value-type="float" office:value="1" calcext:value-type="float">
            <text:p>+1</text:p>
          </table:table-cell>
          <table:table-cell table:style-name="ce5" table:formula="of:=SUM([.F85:.H85])" office:value-type="float" office:value="4" calcext:value-type="float">
            <text:p>+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ROUND((LOOKUP([.A86];Levels;RogueXP)*2/3) + (LOOKUP([.A86];Levels;MageXP)/3);-2)" office:value-type="float" office:value="3700" calcext:value-type="float">
            <text:p>3,700</text:p>
          </table:table-cell>
          <table:table-cell table:formula="of:=[.A86]&amp;&quot;d5&quot;" office:value-type="string" office:string-value="3d5" calcext:value-type="string">
            <text:p>3d5</text:p>
          </table:table-cell>
          <table:table-cell table:formula="of:=ROUND((LOOKUP([.$A86];Levels;RogueAB)*2/3) + LOOKUP([.$A86];Levels;MageAB)/3)" office:value-type="float" office:value="2" calcext:value-type="float">
            <text:p>+2</text:p>
          </table:table-cell>
          <table:table-cell table:formula="of:=ROUND((LOOKUP([.$A86];Levels;RogueInit)*2/3) + LOOKUP([.$A86];Levels;MageInit)/3)" office:value-type="float" office:value="1" calcext:value-type="float">
            <text:p>+1</text:p>
          </table:table-cell>
          <table:table-cell table:formula="of:=ROUND((LOOKUP([.$A86];Levels;RogueEvade)*2/3) + LOOKUP([.$A86];Levels;MageEvade)/3)" office:value-type="float" office:value="3" calcext:value-type="float">
            <text:p>+3</text:p>
          </table:table-cell>
          <table:table-cell table:formula="of:=ROUND((LOOKUP([.$A86];Levels;RogueHardy)*2/3) + LOOKUP([.$A86];Levels;MageHardy)/3)" office:value-type="float" office:value="2" calcext:value-type="float">
            <text:p>+2</text:p>
          </table:table-cell>
          <table:table-cell table:formula="of:=ROUND((LOOKUP([.$A86];Levels;RogueSpirit)*2/3) + LOOKUP([.$A86];Levels;MageSpirit)/3)" office:value-type="float" office:value="2" calcext:value-type="float">
            <text:p>+2</text:p>
          </table:table-cell>
          <table:table-cell table:formula="of:=ROUND((LOOKUP([.$A86];Levels;RogueSkills)*2/3) + LOOKUP([.$A86];Levels;MageSkills)/3)" office:value-type="float" office:value="5" calcext:value-type="float">
            <text:p>5</text:p>
          </table:table-cell>
          <table:table-cell table:formula="of:=ROUND((LOOKUP([.$A86];Levels;RogueTraits)*2/3) + LOOKUP([.$A86];Levels;MageTraits)/3)" office:value-type="float" office:value="1" calcext:value-type="float">
            <text:p>1</text:p>
          </table:table-cell>
          <table:table-cell table:formula="of:=ROUND((LOOKUP([.$A86];Levels;RogueKnacks)*2/3))" office:value-type="float" office:value="1" calcext:value-type="float">
            <text:p>1</text:p>
          </table:table-cell>
          <table:table-cell table:formula="of:=ROUND([.A86]/3)" office:value-type="float" office:value="1" calcext:value-type="float">
            <text:p>1</text:p>
          </table:table-cell>
          <table:table-cell table:formula="of:=[.L86]&amp;&quot;d6&quot;" office:value-type="string" office:string-value="1d6" calcext:value-type="string">
            <text:p>1d6</text:p>
          </table:table-cell>
          <table:table-cell table:formula="of:=LOOKUP([.$L86];Levels;L1Spells)" office:value-type="float" office:value="1" calcext:value-type="float">
            <text:p>1</text:p>
          </table:table-cell>
          <table:table-cell table:formula="of:=LOOKUP([.$L86];Levels;L2Spells)" office:value-type="string" office:string-value="--" calcext:value-type="string">
            <text:p>--</text:p>
          </table:table-cell>
          <table:table-cell table:style-name="ce3" table:formula="of:=LOOKUP([.$L86];Levels;L3Spells)" office:value-type="string" office:string-value="--" calcext:value-type="string">
            <text:p>--</text:p>
          </table:table-cell>
          <table:table-cell table:style-name="ce7" table:formula="of:=LOOKUP([.L86];Levels;SaveDiff)" office:value-type="float" office:value="11" calcext:value-type="float">
            <text:p>11+</text:p>
          </table:table-cell>
          <table:table-cell table:formula="of:=[.A86]*[.$R$81]" office:value-type="float" office:value="6" calcext:value-type="float">
            <text:p>6</text:p>
          </table:table-cell>
          <table:table-cell table:style-name="ce5" table:formula="of:=ROUND(AVERAGE([.F86:.H86]))" office:value-type="float" office:value="2" calcext:value-type="float">
            <text:p>+2</text:p>
          </table:table-cell>
          <table:table-cell table:style-name="ce5" table:formula="of:=SUM([.F86:.H86])" office:value-type="float" office:value="7" calcext:value-type="float">
            <text:p>+7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ROUND((LOOKUP([.A87];Levels;RogueXP)*2/3) + (LOOKUP([.A87];Levels;MageXP)/3);-2)" office:value-type="float" office:value="7300" calcext:value-type="float">
            <text:p>7,300</text:p>
          </table:table-cell>
          <table:table-cell table:formula="of:=[.A87]&amp;&quot;d5&quot;" office:value-type="string" office:string-value="4d5" calcext:value-type="string">
            <text:p>4d5</text:p>
          </table:table-cell>
          <table:table-cell table:formula="of:=ROUND((LOOKUP([.$A87];Levels;RogueAB)*2/3) + LOOKUP([.$A87];Levels;MageAB)/3)" office:value-type="float" office:value="2" calcext:value-type="float">
            <text:p>+2</text:p>
          </table:table-cell>
          <table:table-cell table:formula="of:=ROUND((LOOKUP([.$A87];Levels;RogueInit)*2/3) + LOOKUP([.$A87];Levels;MageInit)/3)" office:value-type="float" office:value="1" calcext:value-type="float">
            <text:p>+1</text:p>
          </table:table-cell>
          <table:table-cell table:formula="of:=ROUND((LOOKUP([.$A87];Levels;RogueEvade)*2/3) + LOOKUP([.$A87];Levels;MageEvade)/3)" office:value-type="float" office:value="3" calcext:value-type="float">
            <text:p>+3</text:p>
          </table:table-cell>
          <table:table-cell table:formula="of:=ROUND((LOOKUP([.$A87];Levels;RogueHardy)*2/3) + LOOKUP([.$A87];Levels;MageHardy)/3)" office:value-type="float" office:value="3" calcext:value-type="float">
            <text:p>+3</text:p>
          </table:table-cell>
          <table:table-cell table:formula="of:=ROUND((LOOKUP([.$A87];Levels;RogueSpirit)*2/3) + LOOKUP([.$A87];Levels;MageSpirit)/3)" office:value-type="float" office:value="3" calcext:value-type="float">
            <text:p>+3</text:p>
          </table:table-cell>
          <table:table-cell table:formula="of:=ROUND((LOOKUP([.$A87];Levels;RogueSkills)*2/3) + LOOKUP([.$A87];Levels;MageSkills)/3)" office:value-type="float" office:value="5" calcext:value-type="float">
            <text:p>5</text:p>
          </table:table-cell>
          <table:table-cell table:formula="of:=ROUND((LOOKUP([.$A87];Levels;RogueTraits)*2/3) + LOOKUP([.$A87];Levels;MageTraits)/3)" office:value-type="float" office:value="1" calcext:value-type="float">
            <text:p>1</text:p>
          </table:table-cell>
          <table:table-cell table:formula="of:=ROUND((LOOKUP([.$A87];Levels;RogueKnacks)*2/3))" office:value-type="float" office:value="1" calcext:value-type="float">
            <text:p>1</text:p>
          </table:table-cell>
          <table:table-cell table:formula="of:=ROUND([.A87]/3)" office:value-type="float" office:value="1" calcext:value-type="float">
            <text:p>1</text:p>
          </table:table-cell>
          <table:table-cell table:formula="of:=[.L87]&amp;&quot;d6&quot;" office:value-type="string" office:string-value="1d6" calcext:value-type="string">
            <text:p>1d6</text:p>
          </table:table-cell>
          <table:table-cell table:formula="of:=LOOKUP([.$L87];Levels;L1Spells)" office:value-type="float" office:value="1" calcext:value-type="float">
            <text:p>1</text:p>
          </table:table-cell>
          <table:table-cell table:formula="of:=LOOKUP([.$L87];Levels;L2Spells)" office:value-type="string" office:string-value="--" calcext:value-type="string">
            <text:p>--</text:p>
          </table:table-cell>
          <table:table-cell table:style-name="ce3" table:formula="of:=LOOKUP([.$L87];Levels;L3Spells)" office:value-type="string" office:string-value="--" calcext:value-type="string">
            <text:p>--</text:p>
          </table:table-cell>
          <table:table-cell table:style-name="ce7" table:formula="of:=LOOKUP([.L87];Levels;SaveDiff)" office:value-type="float" office:value="11" calcext:value-type="float">
            <text:p>11+</text:p>
          </table:table-cell>
          <table:table-cell table:formula="of:=[.A87]*[.$R$81]" office:value-type="float" office:value="8" calcext:value-type="float">
            <text:p>8</text:p>
          </table:table-cell>
          <table:table-cell table:style-name="ce5" table:formula="of:=ROUND(AVERAGE([.F87:.H87]))" office:value-type="float" office:value="3" calcext:value-type="float">
            <text:p>+3</text:p>
          </table:table-cell>
          <table:table-cell table:style-name="ce5" table:formula="of:=SUM([.F87:.H87])" office:value-type="float" office:value="9" calcext:value-type="float">
            <text:p>+9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ROUND((LOOKUP([.A88];Levels;RogueXP)*2/3) + (LOOKUP([.A88];Levels;MageXP)/3);-3)" office:value-type="float" office:value="15000" calcext:value-type="float">
            <text:p>15,000</text:p>
          </table:table-cell>
          <table:table-cell table:formula="of:=[.A88]&amp;&quot;d5&quot;" office:value-type="string" office:string-value="5d5" calcext:value-type="string">
            <text:p>5d5</text:p>
          </table:table-cell>
          <table:table-cell table:formula="of:=ROUND((LOOKUP([.$A88];Levels;RogueAB)*2/3) + LOOKUP([.$A88];Levels;MageAB)/3)" office:value-type="float" office:value="2" calcext:value-type="float">
            <text:p>+2</text:p>
          </table:table-cell>
          <table:table-cell table:formula="of:=ROUND((LOOKUP([.$A88];Levels;RogueInit)*2/3) + LOOKUP([.$A88];Levels;MageInit)/3)" office:value-type="float" office:value="1" calcext:value-type="float">
            <text:p>+1</text:p>
          </table:table-cell>
          <table:table-cell table:formula="of:=ROUND((LOOKUP([.$A88];Levels;RogueEvade)*2/3) + LOOKUP([.$A88];Levels;MageEvade)/3)" office:value-type="float" office:value="4" calcext:value-type="float">
            <text:p>+4</text:p>
          </table:table-cell>
          <table:table-cell table:formula="of:=ROUND((LOOKUP([.$A88];Levels;RogueHardy)*2/3) + LOOKUP([.$A88];Levels;MageHardy)/3)" office:value-type="float" office:value="3" calcext:value-type="float">
            <text:p>+3</text:p>
          </table:table-cell>
          <table:table-cell table:formula="of:=ROUND((LOOKUP([.$A88];Levels;RogueSpirit)*2/3) + LOOKUP([.$A88];Levels;MageSpirit)/3)" office:value-type="float" office:value="3" calcext:value-type="float">
            <text:p>+3</text:p>
          </table:table-cell>
          <table:table-cell table:formula="of:=ROUND((LOOKUP([.$A88];Levels;RogueSkills)*2/3) + LOOKUP([.$A88];Levels;MageSkills)/3)" office:value-type="float" office:value="7" calcext:value-type="float">
            <text:p>7</text:p>
          </table:table-cell>
          <table:table-cell table:formula="of:=ROUND((LOOKUP([.$A88];Levels;RogueTraits)*2/3) + LOOKUP([.$A88];Levels;MageTraits)/3)" office:value-type="float" office:value="1" calcext:value-type="float">
            <text:p>1</text:p>
          </table:table-cell>
          <table:table-cell table:formula="of:=ROUND((LOOKUP([.$A88];Levels;RogueKnacks)*2/3))" office:value-type="float" office:value="1" calcext:value-type="float">
            <text:p>1</text:p>
          </table:table-cell>
          <table:table-cell table:formula="of:=ROUND([.A88]/3)" office:value-type="float" office:value="2" calcext:value-type="float">
            <text:p>2</text:p>
          </table:table-cell>
          <table:table-cell table:formula="of:=[.L88]&amp;&quot;d6&quot;" office:value-type="string" office:string-value="2d6" calcext:value-type="string">
            <text:p>2d6</text:p>
          </table:table-cell>
          <table:table-cell table:formula="of:=LOOKUP([.$L88];Levels;L1Spells)" office:value-type="float" office:value="2" calcext:value-type="float">
            <text:p>2</text:p>
          </table:table-cell>
          <table:table-cell table:formula="of:=LOOKUP([.$L88];Levels;L2Spells)" office:value-type="string" office:string-value="--" calcext:value-type="string">
            <text:p>--</text:p>
          </table:table-cell>
          <table:table-cell table:style-name="ce3" table:formula="of:=LOOKUP([.$L88];Levels;L3Spells)" office:value-type="string" office:string-value="--" calcext:value-type="string">
            <text:p>--</text:p>
          </table:table-cell>
          <table:table-cell table:style-name="ce7" table:formula="of:=LOOKUP([.L88];Levels;SaveDiff)" office:value-type="float" office:value="11" calcext:value-type="float">
            <text:p>11+</text:p>
          </table:table-cell>
          <table:table-cell table:formula="of:=[.A88]*[.$R$81]" office:value-type="float" office:value="10" calcext:value-type="float">
            <text:p>10</text:p>
          </table:table-cell>
          <table:table-cell table:style-name="ce5" table:formula="of:=ROUND(AVERAGE([.F88:.H88]))" office:value-type="float" office:value="3" calcext:value-type="float">
            <text:p>+3</text:p>
          </table:table-cell>
          <table:table-cell table:style-name="ce5" table:formula="of:=SUM([.F88:.H88])" office:value-type="float" office:value="10" calcext:value-type="float">
            <text:p>+1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ROUND((LOOKUP([.A89];Levels;RogueXP)*2/3) + (LOOKUP([.A89];Levels;MageXP)/3);-3)" office:value-type="float" office:value="29000" calcext:value-type="float">
            <text:p>29,000</text:p>
          </table:table-cell>
          <table:table-cell table:formula="of:=[.A89]&amp;&quot;d5&quot;" office:value-type="string" office:string-value="6d5" calcext:value-type="string">
            <text:p>6d5</text:p>
          </table:table-cell>
          <table:table-cell table:formula="of:=ROUND((LOOKUP([.$A89];Levels;RogueAB)*2/3) + LOOKUP([.$A89];Levels;MageAB)/3)" office:value-type="float" office:value="3" calcext:value-type="float">
            <text:p>+3</text:p>
          </table:table-cell>
          <table:table-cell table:formula="of:=ROUND((LOOKUP([.$A89];Levels;RogueInit)*2/3) + LOOKUP([.$A89];Levels;MageInit)/3)" office:value-type="float" office:value="2" calcext:value-type="float">
            <text:p>+2</text:p>
          </table:table-cell>
          <table:table-cell table:formula="of:=ROUND((LOOKUP([.$A89];Levels;RogueEvade)*2/3) + LOOKUP([.$A89];Levels;MageEvade)/3)" office:value-type="float" office:value="5" calcext:value-type="float">
            <text:p>+5</text:p>
          </table:table-cell>
          <table:table-cell table:formula="of:=ROUND((LOOKUP([.$A89];Levels;RogueHardy)*2/3) + LOOKUP([.$A89];Levels;MageHardy)/3)" office:value-type="float" office:value="4" calcext:value-type="float">
            <text:p>+4</text:p>
          </table:table-cell>
          <table:table-cell table:formula="of:=ROUND((LOOKUP([.$A89];Levels;RogueSpirit)*2/3) + LOOKUP([.$A89];Levels;MageSpirit)/3)" office:value-type="float" office:value="4" calcext:value-type="float">
            <text:p>+4</text:p>
          </table:table-cell>
          <table:table-cell table:formula="of:=ROUND((LOOKUP([.$A89];Levels;RogueSkills)*2/3) + LOOKUP([.$A89];Levels;MageSkills)/3)" office:value-type="float" office:value="7" calcext:value-type="float">
            <text:p>7</text:p>
          </table:table-cell>
          <table:table-cell table:formula="of:=ROUND((LOOKUP([.$A89];Levels;RogueTraits)*2/3) + LOOKUP([.$A89];Levels;MageTraits)/3)" office:value-type="float" office:value="2" calcext:value-type="float">
            <text:p>2</text:p>
          </table:table-cell>
          <table:table-cell table:formula="of:=ROUND((LOOKUP([.$A89];Levels;RogueKnacks)*2/3))" office:value-type="float" office:value="1" calcext:value-type="float">
            <text:p>1</text:p>
          </table:table-cell>
          <table:table-cell table:formula="of:=ROUND([.A89]/3)" office:value-type="float" office:value="2" calcext:value-type="float">
            <text:p>2</text:p>
          </table:table-cell>
          <table:table-cell table:formula="of:=[.L89]&amp;&quot;d6&quot;" office:value-type="string" office:string-value="2d6" calcext:value-type="string">
            <text:p>2d6</text:p>
          </table:table-cell>
          <table:table-cell table:formula="of:=LOOKUP([.$L89];Levels;L1Spells)" office:value-type="float" office:value="2" calcext:value-type="float">
            <text:p>2</text:p>
          </table:table-cell>
          <table:table-cell table:formula="of:=LOOKUP([.$L89];Levels;L2Spells)" office:value-type="string" office:string-value="--" calcext:value-type="string">
            <text:p>--</text:p>
          </table:table-cell>
          <table:table-cell table:style-name="ce3" table:formula="of:=LOOKUP([.$L89];Levels;L3Spells)" office:value-type="string" office:string-value="--" calcext:value-type="string">
            <text:p>--</text:p>
          </table:table-cell>
          <table:table-cell table:style-name="ce7" table:formula="of:=LOOKUP([.L89];Levels;SaveDiff)" office:value-type="float" office:value="11" calcext:value-type="float">
            <text:p>11+</text:p>
          </table:table-cell>
          <table:table-cell table:formula="of:=[.A89]*[.$R$81]" office:value-type="float" office:value="12" calcext:value-type="float">
            <text:p>12</text:p>
          </table:table-cell>
          <table:table-cell table:style-name="ce5" table:formula="of:=ROUND(AVERAGE([.F89:.H89]))" office:value-type="float" office:value="4" calcext:value-type="float">
            <text:p>+4</text:p>
          </table:table-cell>
          <table:table-cell table:style-name="ce5" table:formula="of:=SUM([.F89:.H89])" office:value-type="float" office:value="13" calcext:value-type="float">
            <text:p>+13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ROUND((LOOKUP([.A90];Levels;RogueXP)*2/3) + (LOOKUP([.A90];Levels;MageXP)/3);-3)" office:value-type="float" office:value="59000" calcext:value-type="float">
            <text:p>59,000</text:p>
          </table:table-cell>
          <table:table-cell table:formula="of:=[.A90]&amp;&quot;d5&quot;" office:value-type="string" office:string-value="7d5" calcext:value-type="string">
            <text:p>7d5</text:p>
          </table:table-cell>
          <table:table-cell table:formula="of:=ROUND((LOOKUP([.$A90];Levels;RogueAB)*2/3) + LOOKUP([.$A90];Levels;MageAB)/3)" office:value-type="float" office:value="3" calcext:value-type="float">
            <text:p>+3</text:p>
          </table:table-cell>
          <table:table-cell table:formula="of:=ROUND((LOOKUP([.$A90];Levels;RogueInit)*2/3) + LOOKUP([.$A90];Levels;MageInit)/3)" office:value-type="float" office:value="2" calcext:value-type="float">
            <text:p>+2</text:p>
          </table:table-cell>
          <table:table-cell table:formula="of:=ROUND((LOOKUP([.$A90];Levels;RogueEvade)*2/3) + LOOKUP([.$A90];Levels;MageEvade)/3)" office:value-type="float" office:value="6" calcext:value-type="float">
            <text:p>+6</text:p>
          </table:table-cell>
          <table:table-cell table:formula="of:=ROUND((LOOKUP([.$A90];Levels;RogueHardy)*2/3) + LOOKUP([.$A90];Levels;MageHardy)/3)" office:value-type="float" office:value="5" calcext:value-type="float">
            <text:p>+5</text:p>
          </table:table-cell>
          <table:table-cell table:formula="of:=ROUND((LOOKUP([.$A90];Levels;RogueSpirit)*2/3) + LOOKUP([.$A90];Levels;MageSpirit)/3)" office:value-type="float" office:value="5" calcext:value-type="float">
            <text:p>+5</text:p>
          </table:table-cell>
          <table:table-cell table:formula="of:=ROUND((LOOKUP([.$A90];Levels;RogueSkills)*2/3) + LOOKUP([.$A90];Levels;MageSkills)/3)" office:value-type="float" office:value="8" calcext:value-type="float">
            <text:p>8</text:p>
          </table:table-cell>
          <table:table-cell table:formula="of:=ROUND((LOOKUP([.$A90];Levels;RogueTraits)*2/3) + LOOKUP([.$A90];Levels;MageTraits)/3)" office:value-type="float" office:value="2" calcext:value-type="float">
            <text:p>2</text:p>
          </table:table-cell>
          <table:table-cell table:formula="of:=ROUND((LOOKUP([.$A90];Levels;RogueKnacks)*2/3))" office:value-type="float" office:value="2" calcext:value-type="float">
            <text:p>2</text:p>
          </table:table-cell>
          <table:table-cell table:formula="of:=ROUND([.A90]/3)" office:value-type="float" office:value="2" calcext:value-type="float">
            <text:p>2</text:p>
          </table:table-cell>
          <table:table-cell table:formula="of:=[.L90]&amp;&quot;d6&quot;" office:value-type="string" office:string-value="2d6" calcext:value-type="string">
            <text:p>2d6</text:p>
          </table:table-cell>
          <table:table-cell table:formula="of:=LOOKUP([.$L90];Levels;L1Spells)" office:value-type="float" office:value="2" calcext:value-type="float">
            <text:p>2</text:p>
          </table:table-cell>
          <table:table-cell table:formula="of:=LOOKUP([.$L90];Levels;L2Spells)" office:value-type="string" office:string-value="--" calcext:value-type="string">
            <text:p>--</text:p>
          </table:table-cell>
          <table:table-cell table:style-name="ce3" table:formula="of:=LOOKUP([.$L90];Levels;L3Spells)" office:value-type="string" office:string-value="--" calcext:value-type="string">
            <text:p>--</text:p>
          </table:table-cell>
          <table:table-cell table:style-name="ce7" table:formula="of:=LOOKUP([.L90];Levels;SaveDiff)" office:value-type="float" office:value="11" calcext:value-type="float">
            <text:p>11+</text:p>
          </table:table-cell>
          <table:table-cell table:formula="of:=[.A90]*[.$R$81]" office:value-type="float" office:value="14" calcext:value-type="float">
            <text:p>14</text:p>
          </table:table-cell>
          <table:table-cell table:style-name="ce5" table:formula="of:=ROUND(AVERAGE([.F90:.H90]))" office:value-type="float" office:value="5" calcext:value-type="float">
            <text:p>+5</text:p>
          </table:table-cell>
          <table:table-cell table:style-name="ce5" table:formula="of:=SUM([.F90:.H90])" office:value-type="float" office:value="16" calcext:value-type="float">
            <text:p>+16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ROUND((LOOKUP([.A91];Levels;RogueXP)*2/3) + (LOOKUP([.A91];Levels;MageXP)/3);-3)" office:value-type="float" office:value="117000" calcext:value-type="float">
            <text:p>117,000</text:p>
          </table:table-cell>
          <table:table-cell table:formula="of:=[.A91]&amp;&quot;d5&quot;" office:value-type="string" office:string-value="8d5" calcext:value-type="string">
            <text:p>8d5</text:p>
          </table:table-cell>
          <table:table-cell table:formula="of:=ROUND((LOOKUP([.$A91];Levels;RogueAB)*2/3) + LOOKUP([.$A91];Levels;MageAB)/3)" office:value-type="float" office:value="4" calcext:value-type="float">
            <text:p>+4</text:p>
          </table:table-cell>
          <table:table-cell table:formula="of:=ROUND((LOOKUP([.$A91];Levels;RogueInit)*2/3) + LOOKUP([.$A91];Levels;MageInit)/3)" office:value-type="float" office:value="2" calcext:value-type="float">
            <text:p>+2</text:p>
          </table:table-cell>
          <table:table-cell table:formula="of:=ROUND((LOOKUP([.$A91];Levels;RogueEvade)*2/3) + LOOKUP([.$A91];Levels;MageEvade)/3)" office:value-type="float" office:value="6" calcext:value-type="float">
            <text:p>+6</text:p>
          </table:table-cell>
          <table:table-cell table:formula="of:=ROUND((LOOKUP([.$A91];Levels;RogueHardy)*2/3) + LOOKUP([.$A91];Levels;MageHardy)/3)" office:value-type="float" office:value="5" calcext:value-type="float">
            <text:p>+5</text:p>
          </table:table-cell>
          <table:table-cell table:formula="of:=ROUND((LOOKUP([.$A91];Levels;RogueSpirit)*2/3) + LOOKUP([.$A91];Levels;MageSpirit)/3)" office:value-type="float" office:value="5" calcext:value-type="float">
            <text:p>+5</text:p>
          </table:table-cell>
          <table:table-cell table:formula="of:=ROUND((LOOKUP([.$A91];Levels;RogueSkills)*2/3) + LOOKUP([.$A91];Levels;MageSkills)/3)" office:value-type="float" office:value="9" calcext:value-type="float">
            <text:p>9</text:p>
          </table:table-cell>
          <table:table-cell table:formula="of:=ROUND((LOOKUP([.$A91];Levels;RogueTraits)*2/3) + LOOKUP([.$A91];Levels;MageTraits)/3)" office:value-type="float" office:value="2" calcext:value-type="float">
            <text:p>2</text:p>
          </table:table-cell>
          <table:table-cell table:formula="of:=ROUND((LOOKUP([.$A91];Levels;RogueKnacks)*2/3))" office:value-type="float" office:value="2" calcext:value-type="float">
            <text:p>2</text:p>
          </table:table-cell>
          <table:table-cell table:formula="of:=ROUND([.A91]/3)" office:value-type="float" office:value="3" calcext:value-type="float">
            <text:p>3</text:p>
          </table:table-cell>
          <table:table-cell table:formula="of:=[.L91]&amp;&quot;d6&quot;" office:value-type="string" office:string-value="3d6" calcext:value-type="string">
            <text:p>3d6</text:p>
          </table:table-cell>
          <table:table-cell table:formula="of:=LOOKUP([.$L91];Levels;L1Spells)" office:value-type="float" office:value="2" calcext:value-type="float">
            <text:p>2</text:p>
          </table:table-cell>
          <table:table-cell table:formula="of:=LOOKUP([.$L91];Levels;L2Spells)" office:value-type="float" office:value="1" calcext:value-type="float">
            <text:p>1</text:p>
          </table:table-cell>
          <table:table-cell table:style-name="ce3" table:formula="of:=LOOKUP([.$L91];Levels;L3Spells)" office:value-type="string" office:string-value="--" calcext:value-type="string">
            <text:p>--</text:p>
          </table:table-cell>
          <table:table-cell table:style-name="ce7" table:formula="of:=LOOKUP([.L91];Levels;SaveDiff)" office:value-type="float" office:value="12" calcext:value-type="float">
            <text:p>12+</text:p>
          </table:table-cell>
          <table:table-cell table:formula="of:=[.A91]*[.$R$81]" office:value-type="float" office:value="16" calcext:value-type="float">
            <text:p>16</text:p>
          </table:table-cell>
          <table:table-cell table:style-name="ce5" table:formula="of:=ROUND(AVERAGE([.F91:.H91]))" office:value-type="float" office:value="5" calcext:value-type="float">
            <text:p>+5</text:p>
          </table:table-cell>
          <table:table-cell table:style-name="ce5" table:formula="of:=SUM([.F91:.H91])" office:value-type="float" office:value="16" calcext:value-type="float">
            <text:p>+16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ROUND((LOOKUP([.A92];Levels;RogueXP)*2/3) + (LOOKUP([.A92];Levels;MageXP)/3);-4)" office:value-type="float" office:value="230000" calcext:value-type="float">
            <text:p>230,000</text:p>
          </table:table-cell>
          <table:table-cell table:formula="of:=[.A92]&amp;&quot;d5&quot;" office:value-type="string" office:string-value="9d5" calcext:value-type="string">
            <text:p>9d5</text:p>
          </table:table-cell>
          <table:table-cell table:formula="of:=ROUND((LOOKUP([.$A92];Levels;RogueAB)*2/3) + LOOKUP([.$A92];Levels;MageAB)/3)" office:value-type="float" office:value="4" calcext:value-type="float">
            <text:p>+4</text:p>
          </table:table-cell>
          <table:table-cell table:formula="of:=ROUND((LOOKUP([.$A92];Levels;RogueInit)*2/3) + LOOKUP([.$A92];Levels;MageInit)/3)" office:value-type="float" office:value="2" calcext:value-type="float">
            <text:p>+2</text:p>
          </table:table-cell>
          <table:table-cell table:formula="of:=ROUND((LOOKUP([.$A92];Levels;RogueEvade)*2/3) + LOOKUP([.$A92];Levels;MageEvade)/3)" office:value-type="float" office:value="7" calcext:value-type="float">
            <text:p>+7</text:p>
          </table:table-cell>
          <table:table-cell table:formula="of:=ROUND((LOOKUP([.$A92];Levels;RogueHardy)*2/3) + LOOKUP([.$A92];Levels;MageHardy)/3)" office:value-type="float" office:value="6" calcext:value-type="float">
            <text:p>+6</text:p>
          </table:table-cell>
          <table:table-cell table:formula="of:=ROUND((LOOKUP([.$A92];Levels;RogueSpirit)*2/3) + LOOKUP([.$A92];Levels;MageSpirit)/3)" office:value-type="float" office:value="6" calcext:value-type="float">
            <text:p>+6</text:p>
          </table:table-cell>
          <table:table-cell table:formula="of:=ROUND((LOOKUP([.$A92];Levels;RogueSkills)*2/3) + LOOKUP([.$A92];Levels;MageSkills)/3)" office:value-type="float" office:value="10" calcext:value-type="float">
            <text:p>10</text:p>
          </table:table-cell>
          <table:table-cell table:formula="of:=ROUND((LOOKUP([.$A92];Levels;RogueTraits)*2/3) + LOOKUP([.$A92];Levels;MageTraits)/3)" office:value-type="float" office:value="2" calcext:value-type="float">
            <text:p>2</text:p>
          </table:table-cell>
          <table:table-cell table:formula="of:=ROUND((LOOKUP([.$A92];Levels;RogueKnacks)*2/3))" office:value-type="float" office:value="2" calcext:value-type="float">
            <text:p>2</text:p>
          </table:table-cell>
          <table:table-cell table:formula="of:=ROUND([.A92]/3)" office:value-type="float" office:value="3" calcext:value-type="float">
            <text:p>3</text:p>
          </table:table-cell>
          <table:table-cell table:formula="of:=[.L92]&amp;&quot;d6&quot;" office:value-type="string" office:string-value="3d6" calcext:value-type="string">
            <text:p>3d6</text:p>
          </table:table-cell>
          <table:table-cell table:formula="of:=LOOKUP([.$L92];Levels;L1Spells)" office:value-type="float" office:value="2" calcext:value-type="float">
            <text:p>2</text:p>
          </table:table-cell>
          <table:table-cell table:formula="of:=LOOKUP([.$L92];Levels;L2Spells)" office:value-type="float" office:value="1" calcext:value-type="float">
            <text:p>1</text:p>
          </table:table-cell>
          <table:table-cell table:style-name="ce3" table:formula="of:=LOOKUP([.$L92];Levels;L3Spells)" office:value-type="string" office:string-value="--" calcext:value-type="string">
            <text:p>--</text:p>
          </table:table-cell>
          <table:table-cell table:style-name="ce7" table:formula="of:=LOOKUP([.L92];Levels;SaveDiff)" office:value-type="float" office:value="12" calcext:value-type="float">
            <text:p>12+</text:p>
          </table:table-cell>
          <table:table-cell table:formula="of:=[.A92]*[.$R$81]" office:value-type="float" office:value="18" calcext:value-type="float">
            <text:p>18</text:p>
          </table:table-cell>
          <table:table-cell table:style-name="ce5" table:formula="of:=ROUND(AVERAGE([.F92:.H92]))" office:value-type="float" office:value="6" calcext:value-type="float">
            <text:p>+6</text:p>
          </table:table-cell>
          <table:table-cell table:style-name="ce5" table:formula="of:=SUM([.F92:.H92])" office:value-type="float" office:value="19" calcext:value-type="float">
            <text:p>+19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ROUND((LOOKUP([.A93];Levels;RogueXP)*2/3) + (LOOKUP([.A93];Levels;MageXP)/3);-4)" office:value-type="float" office:value="350000" calcext:value-type="float">
            <text:p>350,000</text:p>
          </table:table-cell>
          <table:table-cell table:formula="of:=[.A93]&amp;&quot;d5&quot;" office:value-type="string" office:string-value="10d5" calcext:value-type="string">
            <text:p>10d5</text:p>
          </table:table-cell>
          <table:table-cell table:formula="of:=ROUND((LOOKUP([.$A93];Levels;RogueAB)*2/3) + LOOKUP([.$A93];Levels;MageAB)/3)" office:value-type="float" office:value="4" calcext:value-type="float">
            <text:p>+4</text:p>
          </table:table-cell>
          <table:table-cell table:formula="of:=ROUND((LOOKUP([.$A93];Levels;RogueInit)*2/3) + LOOKUP([.$A93];Levels;MageInit)/3)" office:value-type="float" office:value="3" calcext:value-type="float">
            <text:p>+3</text:p>
          </table:table-cell>
          <table:table-cell table:formula="of:=ROUND((LOOKUP([.$A93];Levels;RogueEvade)*2/3) + LOOKUP([.$A93];Levels;MageEvade)/3)" office:value-type="float" office:value="8" calcext:value-type="float">
            <text:p>+8</text:p>
          </table:table-cell>
          <table:table-cell table:formula="of:=ROUND((LOOKUP([.$A93];Levels;RogueHardy)*2/3) + LOOKUP([.$A93];Levels;MageHardy)/3)" office:value-type="float" office:value="7" calcext:value-type="float">
            <text:p>+7</text:p>
          </table:table-cell>
          <table:table-cell table:formula="of:=ROUND((LOOKUP([.$A93];Levels;RogueSpirit)*2/3) + LOOKUP([.$A93];Levels;MageSpirit)/3)" office:value-type="float" office:value="7" calcext:value-type="float">
            <text:p>+7</text:p>
          </table:table-cell>
          <table:table-cell table:formula="of:=ROUND((LOOKUP([.$A93];Levels;RogueSkills)*2/3) + LOOKUP([.$A93];Levels;MageSkills)/3)" office:value-type="float" office:value="10" calcext:value-type="float">
            <text:p>10</text:p>
          </table:table-cell>
          <table:table-cell table:formula="of:=ROUND((LOOKUP([.$A93];Levels;RogueTraits)*2/3) + LOOKUP([.$A93];Levels;MageTraits)/3)" office:value-type="float" office:value="3" calcext:value-type="float">
            <text:p>3</text:p>
          </table:table-cell>
          <table:table-cell table:formula="of:=ROUND((LOOKUP([.$A93];Levels;RogueKnacks)*2/3))" office:value-type="float" office:value="3" calcext:value-type="float">
            <text:p>3</text:p>
          </table:table-cell>
          <table:table-cell table:formula="of:=ROUND([.A93]/3)" office:value-type="float" office:value="3" calcext:value-type="float">
            <text:p>3</text:p>
          </table:table-cell>
          <table:table-cell table:formula="of:=[.L93]&amp;&quot;d6&quot;" office:value-type="string" office:string-value="3d6" calcext:value-type="string">
            <text:p>3d6</text:p>
          </table:table-cell>
          <table:table-cell table:formula="of:=LOOKUP([.$L93];Levels;L1Spells)" office:value-type="float" office:value="2" calcext:value-type="float">
            <text:p>2</text:p>
          </table:table-cell>
          <table:table-cell table:formula="of:=LOOKUP([.$L93];Levels;L2Spells)" office:value-type="float" office:value="1" calcext:value-type="float">
            <text:p>1</text:p>
          </table:table-cell>
          <table:table-cell table:style-name="ce3" table:formula="of:=LOOKUP([.$L93];Levels;L3Spells)" office:value-type="string" office:string-value="--" calcext:value-type="string">
            <text:p>--</text:p>
          </table:table-cell>
          <table:table-cell table:style-name="ce7" table:formula="of:=LOOKUP([.L93];Levels;SaveDiff)" office:value-type="float" office:value="12" calcext:value-type="float">
            <text:p>12+</text:p>
          </table:table-cell>
          <table:table-cell table:formula="of:=[.A93]*[.$R$81]" office:value-type="float" office:value="20" calcext:value-type="float">
            <text:p>20</text:p>
          </table:table-cell>
          <table:table-cell table:style-name="ce5" table:formula="of:=ROUND(AVERAGE([.F93:.H93]))" office:value-type="float" office:value="7" calcext:value-type="float">
            <text:p>+7</text:p>
          </table:table-cell>
          <table:table-cell table:style-name="ce5" table:formula="of:=SUM([.F93:.H93])" office:value-type="float" office:value="22" calcext:value-type="float">
            <text:p>+2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ROUND((LOOKUP([.A94];Levels;RogueXP)*2/3) + (LOOKUP([.A94];Levels;MageXP)/3);-4)" office:value-type="float" office:value="470000" calcext:value-type="float">
            <text:p>470,000</text:p>
          </table:table-cell>
          <table:table-cell table:formula="of:=&quot;10d5+&quot; &amp; (([.A94]-10))" office:value-type="string" office:string-value="10d5+1" calcext:value-type="string">
            <text:p>10d5+1</text:p>
          </table:table-cell>
          <table:table-cell table:formula="of:=ROUND((LOOKUP([.$A94];Levels;RogueAB)*2/3) + LOOKUP([.$A94];Levels;MageAB)/3)" office:value-type="float" office:value="5" calcext:value-type="float">
            <text:p>+5</text:p>
          </table:table-cell>
          <table:table-cell table:formula="of:=ROUND((LOOKUP([.$A94];Levels;RogueInit)*2/3) + LOOKUP([.$A94];Levels;MageInit)/3)" office:value-type="float" office:value="3" calcext:value-type="float">
            <text:p>+3</text:p>
          </table:table-cell>
          <table:table-cell table:formula="of:=ROUND((LOOKUP([.$A94];Levels;RogueEvade)*2/3) + LOOKUP([.$A94];Levels;MageEvade)/3)" office:value-type="float" office:value="8" calcext:value-type="float">
            <text:p>+8</text:p>
          </table:table-cell>
          <table:table-cell table:formula="of:=ROUND((LOOKUP([.$A94];Levels;RogueHardy)*2/3) + LOOKUP([.$A94];Levels;MageHardy)/3)" office:value-type="float" office:value="7" calcext:value-type="float">
            <text:p>+7</text:p>
          </table:table-cell>
          <table:table-cell table:formula="of:=ROUND((LOOKUP([.$A94];Levels;RogueSpirit)*2/3) + LOOKUP([.$A94];Levels;MageSpirit)/3)" office:value-type="float" office:value="8" calcext:value-type="float">
            <text:p>+8</text:p>
          </table:table-cell>
          <table:table-cell table:formula="of:=ROUND((LOOKUP([.$A94];Levels;RogueSkills)*2/3) + LOOKUP([.$A94];Levels;MageSkills)/3)" office:value-type="float" office:value="11" calcext:value-type="float">
            <text:p>11</text:p>
          </table:table-cell>
          <table:table-cell table:formula="of:=ROUND((LOOKUP([.$A94];Levels;RogueTraits)*2/3) + LOOKUP([.$A94];Levels;MageTraits)/3)" office:value-type="float" office:value="3" calcext:value-type="float">
            <text:p>3</text:p>
          </table:table-cell>
          <table:table-cell table:formula="of:=ROUND((LOOKUP([.$A94];Levels;RogueKnacks)*2/3))" office:value-type="float" office:value="3" calcext:value-type="float">
            <text:p>3</text:p>
          </table:table-cell>
          <table:table-cell table:formula="of:=ROUND([.A94]/3)" office:value-type="float" office:value="4" calcext:value-type="float">
            <text:p>4</text:p>
          </table:table-cell>
          <table:table-cell table:formula="of:=[.L94]&amp;&quot;d6&quot;" office:value-type="string" office:string-value="4d6" calcext:value-type="string">
            <text:p>4d6</text:p>
          </table:table-cell>
          <table:table-cell table:formula="of:=LOOKUP([.$L94];Levels;L1Spells)" office:value-type="float" office:value="2" calcext:value-type="float">
            <text:p>2</text:p>
          </table:table-cell>
          <table:table-cell table:formula="of:=LOOKUP([.$L94];Levels;L2Spells)" office:value-type="float" office:value="2" calcext:value-type="float">
            <text:p>2</text:p>
          </table:table-cell>
          <table:table-cell table:style-name="ce3" table:formula="of:=LOOKUP([.$L94];Levels;L3Spells)" office:value-type="string" office:string-value="--" calcext:value-type="string">
            <text:p>--</text:p>
          </table:table-cell>
          <table:table-cell table:style-name="ce7" table:formula="of:=LOOKUP([.L94];Levels;SaveDiff)" office:value-type="float" office:value="13" calcext:value-type="float">
            <text:p>13+</text:p>
          </table:table-cell>
          <table:table-cell table:formula="of:=[.R93]+1" office:value-type="float" office:value="21" calcext:value-type="float">
            <text:p>21</text:p>
          </table:table-cell>
          <table:table-cell table:style-name="ce5" table:formula="of:=ROUND(AVERAGE([.F94:.H94]))" office:value-type="float" office:value="8" calcext:value-type="float">
            <text:p>+8</text:p>
          </table:table-cell>
          <table:table-cell table:style-name="ce5" table:formula="of:=SUM([.F94:.H94])" office:value-type="float" office:value="23" calcext:value-type="float">
            <text:p>+23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ROUND((LOOKUP([.A95];Levels;RogueXP)*2/3) + (LOOKUP([.A95];Levels;MageXP)/3);-4)" office:value-type="float" office:value="580000" calcext:value-type="float">
            <text:p>580,000</text:p>
          </table:table-cell>
          <table:table-cell table:formula="of:=&quot;10d5+&quot; &amp; (([.A95]-10))" office:value-type="string" office:string-value="10d5+2" calcext:value-type="string">
            <text:p>10d5+2</text:p>
          </table:table-cell>
          <table:table-cell table:formula="of:=ROUND((LOOKUP([.$A95];Levels;RogueAB)*2/3) + LOOKUP([.$A95];Levels;MageAB)/3)" office:value-type="float" office:value="5" calcext:value-type="float">
            <text:p>+5</text:p>
          </table:table-cell>
          <table:table-cell table:formula="of:=ROUND((LOOKUP([.$A95];Levels;RogueInit)*2/3) + LOOKUP([.$A95];Levels;MageInit)/3)" office:value-type="float" office:value="3" calcext:value-type="float">
            <text:p>+3</text:p>
          </table:table-cell>
          <table:table-cell table:formula="of:=ROUND((LOOKUP([.$A95];Levels;RogueEvade)*2/3) + LOOKUP([.$A95];Levels;MageEvade)/3)" office:value-type="float" office:value="9" calcext:value-type="float">
            <text:p>+9</text:p>
          </table:table-cell>
          <table:table-cell table:formula="of:=ROUND((LOOKUP([.$A95];Levels;RogueHardy)*2/3) + LOOKUP([.$A95];Levels;MageHardy)/3)" office:value-type="float" office:value="8" calcext:value-type="float">
            <text:p>+8</text:p>
          </table:table-cell>
          <table:table-cell table:formula="of:=ROUND((LOOKUP([.$A95];Levels;RogueSpirit)*2/3) + LOOKUP([.$A95];Levels;MageSpirit)/3)" office:value-type="float" office:value="8" calcext:value-type="float">
            <text:p>+8</text:p>
          </table:table-cell>
          <table:table-cell table:formula="of:=ROUND((LOOKUP([.$A95];Levels;RogueSkills)*2/3) + LOOKUP([.$A95];Levels;MageSkills)/3)" office:value-type="float" office:value="12" calcext:value-type="float">
            <text:p>12</text:p>
          </table:table-cell>
          <table:table-cell table:formula="of:=ROUND((LOOKUP([.$A95];Levels;RogueTraits)*2/3) + LOOKUP([.$A95];Levels;MageTraits)/3)" office:value-type="float" office:value="3" calcext:value-type="float">
            <text:p>3</text:p>
          </table:table-cell>
          <table:table-cell table:formula="of:=ROUND((LOOKUP([.$A95];Levels;RogueKnacks)*2/3))" office:value-type="float" office:value="3" calcext:value-type="float">
            <text:p>3</text:p>
          </table:table-cell>
          <table:table-cell table:formula="of:=ROUND([.A95]/3)" office:value-type="float" office:value="4" calcext:value-type="float">
            <text:p>4</text:p>
          </table:table-cell>
          <table:table-cell table:formula="of:=[.L95]&amp;&quot;d6&quot;" office:value-type="string" office:string-value="4d6" calcext:value-type="string">
            <text:p>4d6</text:p>
          </table:table-cell>
          <table:table-cell table:formula="of:=LOOKUP([.$L95];Levels;L1Spells)" office:value-type="float" office:value="2" calcext:value-type="float">
            <text:p>2</text:p>
          </table:table-cell>
          <table:table-cell table:formula="of:=LOOKUP([.$L95];Levels;L2Spells)" office:value-type="float" office:value="2" calcext:value-type="float">
            <text:p>2</text:p>
          </table:table-cell>
          <table:table-cell table:style-name="ce3" table:formula="of:=LOOKUP([.$L95];Levels;L3Spells)" office:value-type="string" office:string-value="--" calcext:value-type="string">
            <text:p>--</text:p>
          </table:table-cell>
          <table:table-cell table:style-name="ce7" table:formula="of:=LOOKUP([.L95];Levels;SaveDiff)" office:value-type="float" office:value="13" calcext:value-type="float">
            <text:p>13+</text:p>
          </table:table-cell>
          <table:table-cell table:formula="of:=[.R94]+1" office:value-type="float" office:value="22" calcext:value-type="float">
            <text:p>22</text:p>
          </table:table-cell>
          <table:table-cell table:style-name="ce5" table:formula="of:=ROUND(AVERAGE([.F95:.H95]))" office:value-type="float" office:value="8" calcext:value-type="float">
            <text:p>+8</text:p>
          </table:table-cell>
          <table:table-cell table:style-name="ce5" table:formula="of:=SUM([.F95:.H95])" office:value-type="float" office:value="25" calcext:value-type="float">
            <text:p>+25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ROUND((LOOKUP([.A96];Levels;RogueXP)*2/3) + (LOOKUP([.A96];Levels;MageXP)/3);-4)" office:value-type="float" office:value="700000" calcext:value-type="float">
            <text:p>700,000</text:p>
          </table:table-cell>
          <table:table-cell table:formula="of:=&quot;10d5+&quot; &amp; (([.A96]-10))" office:value-type="string" office:string-value="10d5+3" calcext:value-type="string">
            <text:p>10d5+3</text:p>
          </table:table-cell>
          <table:table-cell table:formula="of:=ROUND((LOOKUP([.$A96];Levels;RogueAB)*2/3) + LOOKUP([.$A96];Levels;MageAB)/3)" office:value-type="float" office:value="6" calcext:value-type="float">
            <text:p>+6</text:p>
          </table:table-cell>
          <table:table-cell table:formula="of:=ROUND((LOOKUP([.$A96];Levels;RogueInit)*2/3) + LOOKUP([.$A96];Levels;MageInit)/3)" office:value-type="float" office:value="3" calcext:value-type="float">
            <text:p>+3</text:p>
          </table:table-cell>
          <table:table-cell table:formula="of:=ROUND((LOOKUP([.$A96];Levels;RogueEvade)*2/3) + LOOKUP([.$A96];Levels;MageEvade)/3)" office:value-type="float" office:value="10" calcext:value-type="float">
            <text:p>+10</text:p>
          </table:table-cell>
          <table:table-cell table:formula="of:=ROUND((LOOKUP([.$A96];Levels;RogueHardy)*2/3) + LOOKUP([.$A96];Levels;MageHardy)/3)" office:value-type="float" office:value="9" calcext:value-type="float">
            <text:p>+9</text:p>
          </table:table-cell>
          <table:table-cell table:formula="of:=ROUND((LOOKUP([.$A96];Levels;RogueSpirit)*2/3) + LOOKUP([.$A96];Levels;MageSpirit)/3)" office:value-type="float" office:value="9" calcext:value-type="float">
            <text:p>+9</text:p>
          </table:table-cell>
          <table:table-cell table:formula="of:=ROUND((LOOKUP([.$A96];Levels;RogueSkills)*2/3) + LOOKUP([.$A96];Levels;MageSkills)/3)" office:value-type="float" office:value="13" calcext:value-type="float">
            <text:p>13</text:p>
          </table:table-cell>
          <table:table-cell table:formula="of:=ROUND((LOOKUP([.$A96];Levels;RogueTraits)*2/3) + LOOKUP([.$A96];Levels;MageTraits)/3)" office:value-type="float" office:value="3" calcext:value-type="float">
            <text:p>3</text:p>
          </table:table-cell>
          <table:table-cell table:formula="of:=ROUND((LOOKUP([.$A96];Levels;RogueKnacks)*2/3))" office:value-type="float" office:value="3" calcext:value-type="float">
            <text:p>3</text:p>
          </table:table-cell>
          <table:table-cell table:formula="of:=ROUND([.A96]/3)" office:value-type="float" office:value="4" calcext:value-type="float">
            <text:p>4</text:p>
          </table:table-cell>
          <table:table-cell table:formula="of:=[.L96]&amp;&quot;d6&quot;" office:value-type="string" office:string-value="4d6" calcext:value-type="string">
            <text:p>4d6</text:p>
          </table:table-cell>
          <table:table-cell table:formula="of:=LOOKUP([.$L96];Levels;L1Spells)" office:value-type="float" office:value="2" calcext:value-type="float">
            <text:p>2</text:p>
          </table:table-cell>
          <table:table-cell table:formula="of:=LOOKUP([.$L96];Levels;L2Spells)" office:value-type="float" office:value="2" calcext:value-type="float">
            <text:p>2</text:p>
          </table:table-cell>
          <table:table-cell table:style-name="ce3" table:formula="of:=LOOKUP([.$L96];Levels;L3Spells)" office:value-type="string" office:string-value="--" calcext:value-type="string">
            <text:p>--</text:p>
          </table:table-cell>
          <table:table-cell table:style-name="ce7" table:formula="of:=LOOKUP([.L96];Levels;SaveDiff)" office:value-type="float" office:value="13" calcext:value-type="float">
            <text:p>13+</text:p>
          </table:table-cell>
          <table:table-cell table:formula="of:=[.R95]+1" office:value-type="float" office:value="23" calcext:value-type="float">
            <text:p>23</text:p>
          </table:table-cell>
          <table:table-cell table:style-name="ce5" table:formula="of:=ROUND(AVERAGE([.F96:.H96]))" office:value-type="float" office:value="9" calcext:value-type="float">
            <text:p>+9</text:p>
          </table:table-cell>
          <table:table-cell table:style-name="ce5" table:formula="of:=SUM([.F96:.H96])" office:value-type="float" office:value="28" calcext:value-type="float">
            <text:p>+28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ROUND((LOOKUP([.A97];Levels;RogueXP)*2/3) + (LOOKUP([.A97];Levels;MageXP)/3);-4)" office:value-type="float" office:value="820000" calcext:value-type="float">
            <text:p>820,000</text:p>
          </table:table-cell>
          <table:table-cell table:formula="of:=&quot;10d5+&quot; &amp; (([.A97]-10))" office:value-type="string" office:string-value="10d5+4" calcext:value-type="string">
            <text:p>10d5+4</text:p>
          </table:table-cell>
          <table:table-cell table:formula="of:=ROUND((LOOKUP([.$A97];Levels;RogueAB)*2/3) + LOOKUP([.$A97];Levels;MageAB)/3)" office:value-type="float" office:value="6" calcext:value-type="float">
            <text:p>+6</text:p>
          </table:table-cell>
          <table:table-cell table:formula="of:=ROUND((LOOKUP([.$A97];Levels;RogueInit)*2/3) + LOOKUP([.$A97];Levels;MageInit)/3)" office:value-type="float" office:value="3" calcext:value-type="float">
            <text:p>+3</text:p>
          </table:table-cell>
          <table:table-cell table:formula="of:=ROUND((LOOKUP([.$A97];Levels;RogueEvade)*2/3) + LOOKUP([.$A97];Levels;MageEvade)/3)" office:value-type="float" office:value="10" calcext:value-type="float">
            <text:p>+10</text:p>
          </table:table-cell>
          <table:table-cell table:formula="of:=ROUND((LOOKUP([.$A97];Levels;RogueHardy)*2/3) + LOOKUP([.$A97];Levels;MageHardy)/3)" office:value-type="float" office:value="9" calcext:value-type="float">
            <text:p>+9</text:p>
          </table:table-cell>
          <table:table-cell table:formula="of:=ROUND((LOOKUP([.$A97];Levels;RogueSpirit)*2/3) + LOOKUP([.$A97];Levels;MageSpirit)/3)" office:value-type="float" office:value="10" calcext:value-type="float">
            <text:p>+10</text:p>
          </table:table-cell>
          <table:table-cell table:formula="of:=ROUND((LOOKUP([.$A97];Levels;RogueSkills)*2/3) + LOOKUP([.$A97];Levels;MageSkills)/3)" office:value-type="float" office:value="13" calcext:value-type="float">
            <text:p>13</text:p>
          </table:table-cell>
          <table:table-cell table:formula="of:=ROUND((LOOKUP([.$A97];Levels;RogueTraits)*2/3) + LOOKUP([.$A97];Levels;MageTraits)/3)" office:value-type="float" office:value="4" calcext:value-type="float">
            <text:p>4</text:p>
          </table:table-cell>
          <table:table-cell table:formula="of:=ROUND((LOOKUP([.$A97];Levels;RogueKnacks)*2/3))" office:value-type="float" office:value="3" calcext:value-type="float">
            <text:p>3</text:p>
          </table:table-cell>
          <table:table-cell table:formula="of:=ROUND([.A97]/3)" office:value-type="float" office:value="5" calcext:value-type="float">
            <text:p>5</text:p>
          </table:table-cell>
          <table:table-cell table:formula="of:=[.L97]&amp;&quot;d6&quot;" office:value-type="string" office:string-value="5d6" calcext:value-type="string">
            <text:p>5d6</text:p>
          </table:table-cell>
          <table:table-cell table:formula="of:=LOOKUP([.$L97];Levels;L1Spells)" office:value-type="float" office:value="2" calcext:value-type="float">
            <text:p>2</text:p>
          </table:table-cell>
          <table:table-cell table:formula="of:=LOOKUP([.$L97];Levels;L2Spells)" office:value-type="float" office:value="2" calcext:value-type="float">
            <text:p>2</text:p>
          </table:table-cell>
          <table:table-cell table:style-name="ce3" table:formula="of:=LOOKUP([.$L97];Levels;L3Spells)" office:value-type="float" office:value="1" calcext:value-type="float">
            <text:p>1</text:p>
          </table:table-cell>
          <table:table-cell table:style-name="ce7" table:formula="of:=LOOKUP([.L97];Levels;SaveDiff)" office:value-type="float" office:value="14" calcext:value-type="float">
            <text:p>14+</text:p>
          </table:table-cell>
          <table:table-cell table:formula="of:=[.R96]+1" office:value-type="float" office:value="24" calcext:value-type="float">
            <text:p>24</text:p>
          </table:table-cell>
          <table:table-cell table:style-name="ce5" table:formula="of:=ROUND(AVERAGE([.F97:.H97]))" office:value-type="float" office:value="10" calcext:value-type="float">
            <text:p>+10</text:p>
          </table:table-cell>
          <table:table-cell table:style-name="ce5" table:formula="of:=SUM([.F97:.H97])" office:value-type="float" office:value="29" calcext:value-type="float">
            <text:p>+29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ROUND((LOOKUP([.A98];Levels;RogueXP)*2/3) + (LOOKUP([.A98];Levels;MageXP)/3);-4)" office:value-type="float" office:value="930000" calcext:value-type="float">
            <text:p>930,000</text:p>
          </table:table-cell>
          <table:table-cell table:formula="of:=&quot;10d5+&quot; &amp; (([.A98]-10))" office:value-type="string" office:string-value="10d5+5" calcext:value-type="string">
            <text:p>10d5+5</text:p>
          </table:table-cell>
          <table:table-cell table:formula="of:=ROUND((LOOKUP([.$A98];Levels;RogueAB)*2/3) + LOOKUP([.$A98];Levels;MageAB)/3)" office:value-type="float" office:value="7" calcext:value-type="float">
            <text:p>+7</text:p>
          </table:table-cell>
          <table:table-cell table:formula="of:=ROUND((LOOKUP([.$A98];Levels;RogueInit)*2/3) + LOOKUP([.$A98];Levels;MageInit)/3)" office:value-type="float" office:value="4" calcext:value-type="float">
            <text:p>+4</text:p>
          </table:table-cell>
          <table:table-cell table:formula="of:=ROUND((LOOKUP([.$A98];Levels;RogueEvade)*2/3) + LOOKUP([.$A98];Levels;MageEvade)/3)" office:value-type="float" office:value="11" calcext:value-type="float">
            <text:p>+11</text:p>
          </table:table-cell>
          <table:table-cell table:formula="of:=ROUND((LOOKUP([.$A98];Levels;RogueHardy)*2/3) + LOOKUP([.$A98];Levels;MageHardy)/3)" office:value-type="float" office:value="10" calcext:value-type="float">
            <text:p>+10</text:p>
          </table:table-cell>
          <table:table-cell table:formula="of:=ROUND((LOOKUP([.$A98];Levels;RogueSpirit)*2/3) + LOOKUP([.$A98];Levels;MageSpirit)/3)" office:value-type="float" office:value="11" calcext:value-type="float">
            <text:p>+11</text:p>
          </table:table-cell>
          <table:table-cell table:formula="of:=ROUND((LOOKUP([.$A98];Levels;RogueSkills)*2/3) + LOOKUP([.$A98];Levels;MageSkills)/3)" office:value-type="float" office:value="15" calcext:value-type="float">
            <text:p>15</text:p>
          </table:table-cell>
          <table:table-cell table:formula="of:=ROUND((LOOKUP([.$A98];Levels;RogueTraits)*2/3) + LOOKUP([.$A98];Levels;MageTraits)/3)" office:value-type="float" office:value="4" calcext:value-type="float">
            <text:p>4</text:p>
          </table:table-cell>
          <table:table-cell table:formula="of:=ROUND((LOOKUP([.$A98];Levels;RogueKnacks)*2/3))" office:value-type="float" office:value="3" calcext:value-type="float">
            <text:p>3</text:p>
          </table:table-cell>
          <table:table-cell table:formula="of:=ROUND([.A98]/3)" office:value-type="float" office:value="5" calcext:value-type="float">
            <text:p>5</text:p>
          </table:table-cell>
          <table:table-cell table:formula="of:=[.L98]&amp;&quot;d6&quot;" office:value-type="string" office:string-value="5d6" calcext:value-type="string">
            <text:p>5d6</text:p>
          </table:table-cell>
          <table:table-cell table:formula="of:=LOOKUP([.$L98];Levels;L1Spells)" office:value-type="float" office:value="2" calcext:value-type="float">
            <text:p>2</text:p>
          </table:table-cell>
          <table:table-cell table:formula="of:=LOOKUP([.$L98];Levels;L2Spells)" office:value-type="float" office:value="2" calcext:value-type="float">
            <text:p>2</text:p>
          </table:table-cell>
          <table:table-cell table:style-name="ce3" table:formula="of:=LOOKUP([.$L98];Levels;L3Spells)" office:value-type="float" office:value="1" calcext:value-type="float">
            <text:p>1</text:p>
          </table:table-cell>
          <table:table-cell table:style-name="ce7" table:formula="of:=LOOKUP([.L98];Levels;SaveDiff)" office:value-type="float" office:value="14" calcext:value-type="float">
            <text:p>14+</text:p>
          </table:table-cell>
          <table:table-cell table:formula="of:=[.R97]+1" office:value-type="float" office:value="25" calcext:value-type="float">
            <text:p>25</text:p>
          </table:table-cell>
          <table:table-cell table:style-name="ce5" table:formula="of:=ROUND(AVERAGE([.F98:.H98]))" office:value-type="float" office:value="11" calcext:value-type="float">
            <text:p>+11</text:p>
          </table:table-cell>
          <table:table-cell table:style-name="ce5" table:formula="of:=SUM([.F98:.H98])" office:value-type="float" office:value="32" calcext:value-type="float">
            <text:p>+32</text:p>
          </table:table-cell>
          <table:table-cell table:number-columns-repeated="2"/>
        </table:table-row>
        <table:table-row table:style-name="ro1">
          <table:table-cell table:style-name="Default" table:number-columns-repeated="15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style-name="ce1" office:value-type="string" calcext:value-type="string">
            <text:p>MAGE-ROGUE</text:p>
          </table:table-cell>
          <table:table-cell table:style-name="Default" table:number-columns-repeated="14"/>
          <table:table-cell/>
          <table:table-cell table:style-name="ce3" office:value-type="float" office:value="3.5" calcext:value-type="float">
            <text:p>3.5</text:p>
          </table:table-cell>
          <table:table-cell/>
          <table:table-cell table:style-name="ce2" office:value-type="string" calcext:value-type="string">
            <text:p>Spell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Hit</text:p>
          </table:table-cell>
          <table:table-cell table:style-name="ce2" office:value-type="string" calcext:value-type="string">
            <text:p>Attack</text:p>
          </table:table-cell>
          <table:table-cell table:style-name="ce2"/>
          <table:table-cell table:style-name="ce12" office:value-type="string" calcext:value-type="string" table:number-columns-spanned="3" table:number-rows-spanned="1">
            <text:p>Saving Throws</text:p>
          </table:table-cell>
          <table:covered-table-cell table:number-columns-repeated="2" table:style-name="ce2"/>
          <table:table-cell table:style-name="ce2" table:number-columns-repeated="3"/>
          <table:table-cell table:style-name="ce2" office:value-type="string" calcext:value-type="string">
            <text:p>Caster</text:p>
          </table:table-cell>
          <table:table-cell table:style-name="ce2" office:value-type="string" calcext:value-type="string">
            <text:p>Invocation</text:p>
          </table:table-cell>
          <table:table-cell table:style-name="ce12" office:value-type="string" calcext:value-type="string" table:number-columns-spanned="4" table:number-rows-spanned="1">
            <text:p>Prepared Spells</text:p>
          </table:table-cell>
          <table:covered-table-cell table:style-name="Default"/>
          <table:covered-table-cell table:number-columns-repeated="2"/>
          <table:table-cell table:style-name="Default"/>
          <table:table-cell table:style-name="ce2" office:value-type="string" calcext:value-type="string">
            <text:p>Save</text:p>
          </table:table-cell>
          <table:table-cell table:number-columns-repeated="2" table:style-name="ce2" office:value-type="string" calcext:value-type="string">
            <text:p>Average</text:p>
          </table:table-cell>
          <table:table-cell table:style-name="ce2" office:value-type="string" calcext:value-type="string">
            <text:p>Total</text:p>
          </table:table-cell>
        </table:table-row>
        <table:table-row table:style-name="ro1">
          <table:table-cell table:style-name="ce2" office:value-type="string" calcext:value-type="string">
            <text:p>Level</text:p>
          </table:table-cell>
          <table:table-cell table:style-name="ce2" office:value-type="string" calcext:value-type="string">
            <text:p>Experience</text:p>
          </table:table-cell>
          <table:table-cell table:style-name="ce2" office:value-type="string" calcext:value-type="string">
            <text:p>Dice</text:p>
          </table:table-cell>
          <table:table-cell table:style-name="ce2" office:value-type="string" calcext:value-type="string">
            <text:p>Bonus</text:p>
          </table:table-cell>
          <table:table-cell table:style-name="ce2" office:value-type="string" calcext:value-type="string">
            <text:p>Initiative</text:p>
          </table:table-cell>
          <table:table-cell table:style-name="ce2" office:value-type="string" calcext:value-type="string">
            <text:p>Evasion</text:p>
          </table:table-cell>
          <table:table-cell table:style-name="ce2" office:value-type="string" calcext:value-type="string">
            <text:p>Hardiness</text:p>
          </table:table-cell>
          <table:table-cell table:style-name="ce2" office:value-type="string" calcext:value-type="string">
            <text:p>Spirit</text:p>
          </table:table-cell>
          <table:table-cell table:style-name="ce2" office:value-type="string" calcext:value-type="string">
            <text:p>Skills</text:p>
          </table:table-cell>
          <table:table-cell table:style-name="ce2" office:value-type="string" calcext:value-type="string">
            <text:p>Traits</text:p>
          </table:table-cell>
          <table:table-cell table:style-name="ce2" office:value-type="string" calcext:value-type="string">
            <text:p>Knacks</text:p>
          </table:table-cell>
          <table:table-cell table:style-name="ce2" office:value-type="string" calcext:value-type="string">
            <text:p>Level</text:p>
          </table:table-cell>
          <table:table-cell table:style-name="ce2" office:value-type="string" calcext:value-type="string">
            <text:p>Dic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Difficulty</text:p>
          </table:table-cell>
          <table:table-cell table:style-name="ce2" office:value-type="string" calcext:value-type="string">
            <text:p>HP</text:p>
          </table:table-cell>
          <table:table-cell table:number-columns-repeated="2" table:style-name="ce2" office:value-type="string" calcext:value-type="string">
            <text:p>Sav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ROUND((LOOKUP([.A103];Levels;RogueXP)/3) + (LOOKUP([.A103];Levels;MageXP)*2/3);-2)" office:value-type="float" office:value="0" calcext:value-type="float">
            <text:p>0</text:p>
          </table:table-cell>
          <table:table-cell table:formula="of:=[.A103]&amp;&quot;d5&quot;" office:value-type="string" office:string-value="1d5" calcext:value-type="string">
            <text:p>1d5</text:p>
          </table:table-cell>
          <table:table-cell table:formula="of:=ROUND((LOOKUP([.$A103];Levels;RogueAB)/3) + LOOKUP([.$A103];Levels;MageAB)*2/3)" office:value-type="float" office:value="0" calcext:value-type="float">
            <text:p>+0</text:p>
          </table:table-cell>
          <table:table-cell table:formula="of:=ROUND((LOOKUP([.$A103];Levels;RogueInit)/3) + LOOKUP([.$A103];Levels;MageInit)*2/3)" office:value-type="float" office:value="0" calcext:value-type="float">
            <text:p>+0</text:p>
          </table:table-cell>
          <table:table-cell table:formula="of:=ROUND((LOOKUP([.$A103];Levels;RogueEvade)/3) + LOOKUP([.$A103];Levels;MageEvade)*2/3)" office:value-type="float" office:value="1" calcext:value-type="float">
            <text:p>+1</text:p>
          </table:table-cell>
          <table:table-cell table:formula="of:=ROUND((LOOKUP([.$A103];Levels;RogueHardy)/3) + LOOKUP([.$A103];Levels;MageHardy)*2/3)" office:value-type="float" office:value="0" calcext:value-type="float">
            <text:p>+0</text:p>
          </table:table-cell>
          <table:table-cell table:formula="of:=ROUND((LOOKUP([.$A103];Levels;RogueSpirit)/3) + LOOKUP([.$A103];Levels;MageSpirit)*2/3)" office:value-type="float" office:value="1" calcext:value-type="float">
            <text:p>+1</text:p>
          </table:table-cell>
          <table:table-cell table:formula="of:=ROUND((LOOKUP([.$A103];Levels;RogueSkills)/3) + LOOKUP([.$A103];Levels;MageSkills)*2/3)" office:value-type="float" office:value="3" calcext:value-type="float">
            <text:p>3</text:p>
          </table:table-cell>
          <table:table-cell table:formula="of:=ROUND((LOOKUP([.$A103];Levels;RogueTraits)/3) + LOOKUP([.$A103];Levels;MageTraits)*2/3)" office:value-type="float" office:value="0" calcext:value-type="float">
            <text:p>0</text:p>
          </table:table-cell>
          <table:table-cell table:formula="of:=ROUND((LOOKUP([.$A103];Levels;RogueKnacks)/3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L103]&amp;&quot;d6&quot;" office:value-type="string" office:string-value="0d6" calcext:value-type="string">
            <text:p>0d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</text:p>
          </table:table-cell>
          <table:table-cell table:number-columns-repeated="2" table:style-name="ce3" office:value-type="string" calcext:value-type="string">
            <text:p>--</text:p>
          </table:table-cell>
          <table:table-cell office:value-type="string" calcext:value-type="string">
            <text:p>--</text:p>
          </table:table-cell>
          <table:table-cell table:style-name="ce7" office:value-type="float" office:value="10" calcext:value-type="float">
            <text:p>10+</text:p>
          </table:table-cell>
          <table:table-cell table:style-name="ce3" office:value-type="float" office:value="5" calcext:value-type="float">
            <text:p>5</text:p>
          </table:table-cell>
          <table:table-cell table:style-name="ce5" table:formula="of:=ROUND(AVERAGE([.F103:.H103]))" office:value-type="float" office:value="1" calcext:value-type="float">
            <text:p>+1</text:p>
          </table:table-cell>
          <table:table-cell table:style-name="ce5" table:formula="of:=SUM([.F103:.H103])" office:value-type="float" office:value="2" calcext:value-type="float">
            <text:p>+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ROUND((LOOKUP([.A104];Levels;RogueXP)/3) + (LOOKUP([.A104];Levels;MageXP)*2/3);-2)" office:value-type="float" office:value="2200" calcext:value-type="float">
            <text:p>2,200</text:p>
          </table:table-cell>
          <table:table-cell table:formula="of:=[.A104]&amp;&quot;d5&quot;" office:value-type="string" office:string-value="2d5" calcext:value-type="string">
            <text:p>2d5</text:p>
          </table:table-cell>
          <table:table-cell table:formula="of:=ROUND((LOOKUP([.$A104];Levels;RogueAB)/3) + LOOKUP([.$A104];Levels;MageAB)*2/3)" office:value-type="float" office:value="0" calcext:value-type="float">
            <text:p>+0</text:p>
          </table:table-cell>
          <table:table-cell table:formula="of:=ROUND((LOOKUP([.$A104];Levels;RogueInit)/3) + LOOKUP([.$A104];Levels;MageInit)*2/3)" office:value-type="float" office:value="0" calcext:value-type="float">
            <text:p>+0</text:p>
          </table:table-cell>
          <table:table-cell table:formula="of:=ROUND((LOOKUP([.$A104];Levels;RogueEvade)/3) + LOOKUP([.$A104];Levels;MageEvade)*2/3)" office:value-type="float" office:value="1" calcext:value-type="float">
            <text:p>+1</text:p>
          </table:table-cell>
          <table:table-cell table:formula="of:=ROUND((LOOKUP([.$A104];Levels;RogueHardy)/3) + LOOKUP([.$A104];Levels;MageHardy)*2/3)" office:value-type="float" office:value="1" calcext:value-type="float">
            <text:p>+1</text:p>
          </table:table-cell>
          <table:table-cell table:formula="of:=ROUND((LOOKUP([.$A104];Levels;RogueSpirit)/3) + LOOKUP([.$A104];Levels;MageSpirit)*2/3)" office:value-type="float" office:value="2" calcext:value-type="float">
            <text:p>+2</text:p>
          </table:table-cell>
          <table:table-cell table:formula="of:=ROUND((LOOKUP([.$A104];Levels;RogueSkills)/3) + LOOKUP([.$A104];Levels;MageSkills)*2/3)" office:value-type="float" office:value="3" calcext:value-type="float">
            <text:p>3</text:p>
          </table:table-cell>
          <table:table-cell table:formula="of:=ROUND((LOOKUP([.$A104];Levels;RogueTraits)/3) + LOOKUP([.$A104];Levels;MageTraits)*2/3)" office:value-type="float" office:value="1" calcext:value-type="float">
            <text:p>1</text:p>
          </table:table-cell>
          <table:table-cell table:formula="of:=ROUND((LOOKUP([.$A104];Levels;RogueKnacks)/3))" office:value-type="float" office:value="0" calcext:value-type="float">
            <text:p>0</text:p>
          </table:table-cell>
          <table:table-cell table:formula="of:=ROUNDDOWN([.A104]*2/3)" office:value-type="float" office:value="1" calcext:value-type="float">
            <text:p>1</text:p>
          </table:table-cell>
          <table:table-cell table:formula="of:=[.L104]&amp;&quot;d6&quot;" office:value-type="string" office:string-value="1d6" calcext:value-type="string">
            <text:p>1d6</text:p>
          </table:table-cell>
          <table:table-cell table:formula="of:=LOOKUP([.$L104];Levels;L1Spells)" office:value-type="float" office:value="1" calcext:value-type="float">
            <text:p>1</text:p>
          </table:table-cell>
          <table:table-cell table:formula="of:=LOOKUP([.$L104];Levels;L2Spells)" office:value-type="string" office:string-value="--" calcext:value-type="string">
            <text:p>--</text:p>
          </table:table-cell>
          <table:table-cell table:style-name="ce3" table:formula="of:=LOOKUP([.$L104];Levels;L3Spells)" office:value-type="string" office:string-value="--" calcext:value-type="string">
            <text:p>--</text:p>
          </table:table-cell>
          <table:table-cell table:style-name="ce3" table:formula="of:=LOOKUP([.$L104];Levels;L4Spells)" office:value-type="string" office:string-value="--" calcext:value-type="string">
            <text:p>--</text:p>
          </table:table-cell>
          <table:table-cell table:formula="of:=LOOKUP([.$L104];Levels;L5Spells)" office:value-type="string" office:string-value="--" calcext:value-type="string">
            <text:p>--</text:p>
          </table:table-cell>
          <table:table-cell table:style-name="ce7" table:formula="of:=LOOKUP([.L104];Levels;SaveDiff)" office:value-type="float" office:value="11" calcext:value-type="float">
            <text:p>11+</text:p>
          </table:table-cell>
          <table:table-cell table:style-name="ce3" office:value-type="float" office:value="4" calcext:value-type="float">
            <text:p>4</text:p>
          </table:table-cell>
          <table:table-cell table:style-name="ce5" table:formula="of:=ROUND(AVERAGE([.F104:.H104]))" office:value-type="float" office:value="1" calcext:value-type="float">
            <text:p>+1</text:p>
          </table:table-cell>
          <table:table-cell table:style-name="ce5" table:formula="of:=SUM([.F104:.H104])" office:value-type="float" office:value="4" calcext:value-type="float">
            <text:p>+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ROUND((LOOKUP([.A105];Levels;RogueXP)/3) + (LOOKUP([.A105];Levels;MageXP)*2/3);-2)" office:value-type="float" office:value="4300" calcext:value-type="float">
            <text:p>4,300</text:p>
          </table:table-cell>
          <table:table-cell table:formula="of:=[.A105]&amp;&quot;d5&quot;" office:value-type="string" office:string-value="3d5" calcext:value-type="string">
            <text:p>3d5</text:p>
          </table:table-cell>
          <table:table-cell table:formula="of:=ROUND((LOOKUP([.$A105];Levels;RogueAB)/3) + LOOKUP([.$A105];Levels;MageAB)*2/3)" office:value-type="float" office:value="1" calcext:value-type="float">
            <text:p>+1</text:p>
          </table:table-cell>
          <table:table-cell table:formula="of:=ROUND((LOOKUP([.$A105];Levels;RogueInit)/3) + LOOKUP([.$A105];Levels;MageInit)*2/3)" office:value-type="float" office:value="0" calcext:value-type="float">
            <text:p>+0</text:p>
          </table:table-cell>
          <table:table-cell table:formula="of:=ROUND((LOOKUP([.$A105];Levels;RogueEvade)/3) + LOOKUP([.$A105];Levels;MageEvade)*2/3)" office:value-type="float" office:value="2" calcext:value-type="float">
            <text:p>+2</text:p>
          </table:table-cell>
          <table:table-cell table:formula="of:=ROUND((LOOKUP([.$A105];Levels;RogueHardy)/3) + LOOKUP([.$A105];Levels;MageHardy)*2/3)" office:value-type="float" office:value="2" calcext:value-type="float">
            <text:p>+2</text:p>
          </table:table-cell>
          <table:table-cell table:formula="of:=ROUND((LOOKUP([.$A105];Levels;RogueSpirit)/3) + LOOKUP([.$A105];Levels;MageSpirit)*2/3)" office:value-type="float" office:value="3" calcext:value-type="float">
            <text:p>+3</text:p>
          </table:table-cell>
          <table:table-cell table:formula="of:=ROUND((LOOKUP([.$A105];Levels;RogueSkills)/3) + LOOKUP([.$A105];Levels;MageSkills)*2/3)" office:value-type="float" office:value="3" calcext:value-type="float">
            <text:p>3</text:p>
          </table:table-cell>
          <table:table-cell table:formula="of:=ROUND((LOOKUP([.$A105];Levels;RogueTraits)/3) + LOOKUP([.$A105];Levels;MageTraits)*2/3)" office:value-type="float" office:value="1" calcext:value-type="float">
            <text:p>1</text:p>
          </table:table-cell>
          <table:table-cell table:formula="of:=ROUND((LOOKUP([.$A105];Levels;RogueKnacks)/3))" office:value-type="float" office:value="0" calcext:value-type="float">
            <text:p>0</text:p>
          </table:table-cell>
          <table:table-cell table:formula="of:=ROUNDDOWN([.A105]*2/3)" office:value-type="float" office:value="2" calcext:value-type="float">
            <text:p>2</text:p>
          </table:table-cell>
          <table:table-cell table:formula="of:=[.L105]&amp;&quot;d6&quot;" office:value-type="string" office:string-value="2d6" calcext:value-type="string">
            <text:p>2d6</text:p>
          </table:table-cell>
          <table:table-cell table:formula="of:=LOOKUP([.$L105];Levels;L1Spells)" office:value-type="float" office:value="2" calcext:value-type="float">
            <text:p>2</text:p>
          </table:table-cell>
          <table:table-cell table:formula="of:=LOOKUP([.$L105];Levels;L2Spells)" office:value-type="string" office:string-value="--" calcext:value-type="string">
            <text:p>--</text:p>
          </table:table-cell>
          <table:table-cell table:style-name="ce3" table:formula="of:=LOOKUP([.$L105];Levels;L3Spells)" office:value-type="string" office:string-value="--" calcext:value-type="string">
            <text:p>--</text:p>
          </table:table-cell>
          <table:table-cell table:style-name="ce3" table:formula="of:=LOOKUP([.$L105];Levels;L4Spells)" office:value-type="string" office:string-value="--" calcext:value-type="string">
            <text:p>--</text:p>
          </table:table-cell>
          <table:table-cell table:formula="of:=LOOKUP([.$L105];Levels;L5Spells)" office:value-type="string" office:string-value="--" calcext:value-type="string">
            <text:p>--</text:p>
          </table:table-cell>
          <table:table-cell table:style-name="ce7" table:formula="of:=LOOKUP([.L105];Levels;SaveDiff)" office:value-type="float" office:value="11" calcext:value-type="float">
            <text:p>11+</text:p>
          </table:table-cell>
          <table:table-cell table:style-name="ce3" office:value-type="float" office:value="6" calcext:value-type="float">
            <text:p>6</text:p>
          </table:table-cell>
          <table:table-cell table:style-name="ce5" table:formula="of:=ROUND(AVERAGE([.F105:.H105]))" office:value-type="float" office:value="2" calcext:value-type="float">
            <text:p>+2</text:p>
          </table:table-cell>
          <table:table-cell table:style-name="ce5" table:formula="of:=SUM([.F105:.H105])" office:value-type="float" office:value="7" calcext:value-type="float">
            <text:p>+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ROUND((LOOKUP([.A106];Levels;RogueXP)/3) + (LOOKUP([.A106];Levels;MageXP)*2/3);-2)" office:value-type="float" office:value="8700" calcext:value-type="float">
            <text:p>8,700</text:p>
          </table:table-cell>
          <table:table-cell table:formula="of:=[.A106]&amp;&quot;d5&quot;" office:value-type="string" office:string-value="4d5" calcext:value-type="string">
            <text:p>4d5</text:p>
          </table:table-cell>
          <table:table-cell table:formula="of:=ROUND((LOOKUP([.$A106];Levels;RogueAB)/3) + LOOKUP([.$A106];Levels;MageAB)*2/3)" office:value-type="float" office:value="1" calcext:value-type="float">
            <text:p>+1</text:p>
          </table:table-cell>
          <table:table-cell table:formula="of:=ROUND((LOOKUP([.$A106];Levels;RogueInit)/3) + LOOKUP([.$A106];Levels;MageInit)*2/3)" office:value-type="float" office:value="0" calcext:value-type="float">
            <text:p>+0</text:p>
          </table:table-cell>
          <table:table-cell table:formula="of:=ROUND((LOOKUP([.$A106];Levels;RogueEvade)/3) + LOOKUP([.$A106];Levels;MageEvade)*2/3)" office:value-type="float" office:value="2" calcext:value-type="float">
            <text:p>+2</text:p>
          </table:table-cell>
          <table:table-cell table:formula="of:=ROUND((LOOKUP([.$A106];Levels;RogueHardy)/3) + LOOKUP([.$A106];Levels;MageHardy)*2/3)" office:value-type="float" office:value="2" calcext:value-type="float">
            <text:p>+2</text:p>
          </table:table-cell>
          <table:table-cell table:formula="of:=ROUND((LOOKUP([.$A106];Levels;RogueSpirit)/3) + LOOKUP([.$A106];Levels;MageSpirit)*2/3)" office:value-type="float" office:value="3" calcext:value-type="float">
            <text:p>+3</text:p>
          </table:table-cell>
          <table:table-cell table:formula="of:=ROUND((LOOKUP([.$A106];Levels;RogueSkills)/3) + LOOKUP([.$A106];Levels;MageSkills)*2/3)" office:value-type="float" office:value="5" calcext:value-type="float">
            <text:p>5</text:p>
          </table:table-cell>
          <table:table-cell table:formula="of:=ROUND((LOOKUP([.$A106];Levels;RogueTraits)/3) + LOOKUP([.$A106];Levels;MageTraits)*2/3)" office:value-type="float" office:value="1" calcext:value-type="float">
            <text:p>1</text:p>
          </table:table-cell>
          <table:table-cell table:formula="of:=ROUND((LOOKUP([.$A106];Levels;RogueKnacks)/3))" office:value-type="float" office:value="1" calcext:value-type="float">
            <text:p>1</text:p>
          </table:table-cell>
          <table:table-cell table:formula="of:=ROUNDDOWN([.A106]*2/3)" office:value-type="float" office:value="2" calcext:value-type="float">
            <text:p>2</text:p>
          </table:table-cell>
          <table:table-cell table:formula="of:=[.L106]&amp;&quot;d6&quot;" office:value-type="string" office:string-value="2d6" calcext:value-type="string">
            <text:p>2d6</text:p>
          </table:table-cell>
          <table:table-cell table:formula="of:=LOOKUP([.$L106];Levels;L1Spells)" office:value-type="float" office:value="2" calcext:value-type="float">
            <text:p>2</text:p>
          </table:table-cell>
          <table:table-cell table:formula="of:=LOOKUP([.$L106];Levels;L2Spells)" office:value-type="string" office:string-value="--" calcext:value-type="string">
            <text:p>--</text:p>
          </table:table-cell>
          <table:table-cell table:style-name="ce3" table:formula="of:=LOOKUP([.$L106];Levels;L3Spells)" office:value-type="string" office:string-value="--" calcext:value-type="string">
            <text:p>--</text:p>
          </table:table-cell>
          <table:table-cell table:style-name="ce3" table:formula="of:=LOOKUP([.$L106];Levels;L4Spells)" office:value-type="string" office:string-value="--" calcext:value-type="string">
            <text:p>--</text:p>
          </table:table-cell>
          <table:table-cell table:formula="of:=LOOKUP([.$L106];Levels;L5Spells)" office:value-type="string" office:string-value="--" calcext:value-type="string">
            <text:p>--</text:p>
          </table:table-cell>
          <table:table-cell table:style-name="ce7" table:formula="of:=LOOKUP([.L106];Levels;SaveDiff)" office:value-type="float" office:value="11" calcext:value-type="float">
            <text:p>11+</text:p>
          </table:table-cell>
          <table:table-cell table:style-name="ce3" office:value-type="float" office:value="8" calcext:value-type="float">
            <text:p>8</text:p>
          </table:table-cell>
          <table:table-cell table:style-name="ce5" table:formula="of:=ROUND(AVERAGE([.F106:.H106]))" office:value-type="float" office:value="2" calcext:value-type="float">
            <text:p>+2</text:p>
          </table:table-cell>
          <table:table-cell table:style-name="ce5" table:formula="of:=SUM([.F106:.H106])" office:value-type="float" office:value="7" calcext:value-type="float">
            <text:p>+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ROUND((LOOKUP([.A107];Levels;RogueXP)/3) + (LOOKUP([.A107];Levels;MageXP)*2/3);-3)" office:value-type="float" office:value="17000" calcext:value-type="float">
            <text:p>17,000</text:p>
          </table:table-cell>
          <table:table-cell table:formula="of:=[.A107]&amp;&quot;d5&quot;" office:value-type="string" office:string-value="5d5" calcext:value-type="string">
            <text:p>5d5</text:p>
          </table:table-cell>
          <table:table-cell table:formula="of:=ROUND((LOOKUP([.$A107];Levels;RogueAB)/3) + LOOKUP([.$A107];Levels;MageAB)*2/3)" office:value-type="float" office:value="2" calcext:value-type="float">
            <text:p>+2</text:p>
          </table:table-cell>
          <table:table-cell table:formula="of:=ROUND((LOOKUP([.$A107];Levels;RogueInit)/3) + LOOKUP([.$A107];Levels;MageInit)*2/3)" office:value-type="float" office:value="1" calcext:value-type="float">
            <text:p>+1</text:p>
          </table:table-cell>
          <table:table-cell table:formula="of:=ROUND((LOOKUP([.$A107];Levels;RogueEvade)/3) + LOOKUP([.$A107];Levels;MageEvade)*2/3)" office:value-type="float" office:value="3" calcext:value-type="float">
            <text:p>+3</text:p>
          </table:table-cell>
          <table:table-cell table:formula="of:=ROUND((LOOKUP([.$A107];Levels;RogueHardy)/3) + LOOKUP([.$A107];Levels;MageHardy)*2/3)" office:value-type="float" office:value="3" calcext:value-type="float">
            <text:p>+3</text:p>
          </table:table-cell>
          <table:table-cell table:formula="of:=ROUND((LOOKUP([.$A107];Levels;RogueSpirit)/3) + LOOKUP([.$A107];Levels;MageSpirit)*2/3)" office:value-type="float" office:value="4" calcext:value-type="float">
            <text:p>+4</text:p>
          </table:table-cell>
          <table:table-cell table:formula="of:=ROUND((LOOKUP([.$A107];Levels;RogueSkills)/3) + LOOKUP([.$A107];Levels;MageSkills)*2/3)" office:value-type="float" office:value="5" calcext:value-type="float">
            <text:p>5</text:p>
          </table:table-cell>
          <table:table-cell table:formula="of:=ROUND((LOOKUP([.$A107];Levels;RogueTraits)/3) + LOOKUP([.$A107];Levels;MageTraits)*2/3)" office:value-type="float" office:value="1" calcext:value-type="float">
            <text:p>1</text:p>
          </table:table-cell>
          <table:table-cell table:formula="of:=ROUND((LOOKUP([.$A107];Levels;RogueKnacks)/3))" office:value-type="float" office:value="1" calcext:value-type="float">
            <text:p>1</text:p>
          </table:table-cell>
          <table:table-cell table:formula="of:=ROUNDDOWN([.A107]*2/3)" office:value-type="float" office:value="3" calcext:value-type="float">
            <text:p>3</text:p>
          </table:table-cell>
          <table:table-cell table:formula="of:=[.L107]&amp;&quot;d6&quot;" office:value-type="string" office:string-value="3d6" calcext:value-type="string">
            <text:p>3d6</text:p>
          </table:table-cell>
          <table:table-cell table:formula="of:=LOOKUP([.$L107];Levels;L1Spells)" office:value-type="float" office:value="2" calcext:value-type="float">
            <text:p>2</text:p>
          </table:table-cell>
          <table:table-cell table:formula="of:=LOOKUP([.$L107];Levels;L2Spells)" office:value-type="float" office:value="1" calcext:value-type="float">
            <text:p>1</text:p>
          </table:table-cell>
          <table:table-cell table:style-name="ce3" table:formula="of:=LOOKUP([.$L107];Levels;L3Spells)" office:value-type="string" office:string-value="--" calcext:value-type="string">
            <text:p>--</text:p>
          </table:table-cell>
          <table:table-cell table:style-name="ce3" table:formula="of:=LOOKUP([.$L107];Levels;L4Spells)" office:value-type="string" office:string-value="--" calcext:value-type="string">
            <text:p>--</text:p>
          </table:table-cell>
          <table:table-cell table:formula="of:=LOOKUP([.$L107];Levels;L5Spells)" office:value-type="string" office:string-value="--" calcext:value-type="string">
            <text:p>--</text:p>
          </table:table-cell>
          <table:table-cell table:style-name="ce7" table:formula="of:=LOOKUP([.L107];Levels;SaveDiff)" office:value-type="float" office:value="12" calcext:value-type="float">
            <text:p>12+</text:p>
          </table:table-cell>
          <table:table-cell table:style-name="ce3" office:value-type="float" office:value="10" calcext:value-type="float">
            <text:p>10</text:p>
          </table:table-cell>
          <table:table-cell table:style-name="ce5" table:formula="of:=ROUND(AVERAGE([.F107:.H107]))" office:value-type="float" office:value="3" calcext:value-type="float">
            <text:p>+3</text:p>
          </table:table-cell>
          <table:table-cell table:style-name="ce5" table:formula="of:=SUM([.F107:.H107])" office:value-type="float" office:value="10" calcext:value-type="float">
            <text:p>+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ROUND((LOOKUP([.A108];Levels;RogueXP)/3) + (LOOKUP([.A108];Levels;MageXP)*2/3);-3)" office:value-type="float" office:value="35000" calcext:value-type="float">
            <text:p>35,000</text:p>
          </table:table-cell>
          <table:table-cell table:formula="of:=[.A108]&amp;&quot;d5&quot;" office:value-type="string" office:string-value="6d5" calcext:value-type="string">
            <text:p>6d5</text:p>
          </table:table-cell>
          <table:table-cell table:formula="of:=ROUND((LOOKUP([.$A108];Levels;RogueAB)/3) + LOOKUP([.$A108];Levels;MageAB)*2/3)" office:value-type="float" office:value="2" calcext:value-type="float">
            <text:p>+2</text:p>
          </table:table-cell>
          <table:table-cell table:formula="of:=ROUND((LOOKUP([.$A108];Levels;RogueInit)/3) + LOOKUP([.$A108];Levels;MageInit)*2/3)" office:value-type="float" office:value="1" calcext:value-type="float">
            <text:p>+1</text:p>
          </table:table-cell>
          <table:table-cell table:formula="of:=ROUND((LOOKUP([.$A108];Levels;RogueEvade)/3) + LOOKUP([.$A108];Levels;MageEvade)*2/3)" office:value-type="float" office:value="4" calcext:value-type="float">
            <text:p>+4</text:p>
          </table:table-cell>
          <table:table-cell table:formula="of:=ROUND((LOOKUP([.$A108];Levels;RogueHardy)/3) + LOOKUP([.$A108];Levels;MageHardy)*2/3)" office:value-type="float" office:value="4" calcext:value-type="float">
            <text:p>+4</text:p>
          </table:table-cell>
          <table:table-cell table:formula="of:=ROUND((LOOKUP([.$A108];Levels;RogueSpirit)/3) + LOOKUP([.$A108];Levels;MageSpirit)*2/3)" office:value-type="float" office:value="5" calcext:value-type="float">
            <text:p>+5</text:p>
          </table:table-cell>
          <table:table-cell table:formula="of:=ROUND((LOOKUP([.$A108];Levels;RogueSkills)/3) + LOOKUP([.$A108];Levels;MageSkills)*2/3)" office:value-type="float" office:value="5" calcext:value-type="float">
            <text:p>5</text:p>
          </table:table-cell>
          <table:table-cell table:formula="of:=ROUND((LOOKUP([.$A108];Levels;RogueTraits)/3) + LOOKUP([.$A108];Levels;MageTraits)*2/3)" office:value-type="float" office:value="2" calcext:value-type="float">
            <text:p>2</text:p>
          </table:table-cell>
          <table:table-cell table:formula="of:=ROUND((LOOKUP([.$A108];Levels;RogueKnacks)/3))" office:value-type="float" office:value="1" calcext:value-type="float">
            <text:p>1</text:p>
          </table:table-cell>
          <table:table-cell table:formula="of:=ROUNDDOWN([.A108]*2/3)" office:value-type="float" office:value="4" calcext:value-type="float">
            <text:p>4</text:p>
          </table:table-cell>
          <table:table-cell table:formula="of:=[.L108]&amp;&quot;d6&quot;" office:value-type="string" office:string-value="4d6" calcext:value-type="string">
            <text:p>4d6</text:p>
          </table:table-cell>
          <table:table-cell table:formula="of:=LOOKUP([.$L108];Levels;L1Spells)" office:value-type="float" office:value="2" calcext:value-type="float">
            <text:p>2</text:p>
          </table:table-cell>
          <table:table-cell table:formula="of:=LOOKUP([.$L108];Levels;L2Spells)" office:value-type="float" office:value="2" calcext:value-type="float">
            <text:p>2</text:p>
          </table:table-cell>
          <table:table-cell table:style-name="ce3" table:formula="of:=LOOKUP([.$L108];Levels;L3Spells)" office:value-type="string" office:string-value="--" calcext:value-type="string">
            <text:p>--</text:p>
          </table:table-cell>
          <table:table-cell table:style-name="ce3" table:formula="of:=LOOKUP([.$L108];Levels;L4Spells)" office:value-type="string" office:string-value="--" calcext:value-type="string">
            <text:p>--</text:p>
          </table:table-cell>
          <table:table-cell table:formula="of:=LOOKUP([.$L108];Levels;L5Spells)" office:value-type="string" office:string-value="--" calcext:value-type="string">
            <text:p>--</text:p>
          </table:table-cell>
          <table:table-cell table:style-name="ce7" table:formula="of:=LOOKUP([.L108];Levels;SaveDiff)" office:value-type="float" office:value="13" calcext:value-type="float">
            <text:p>13+</text:p>
          </table:table-cell>
          <table:table-cell table:style-name="ce3" office:value-type="float" office:value="12" calcext:value-type="float">
            <text:p>12</text:p>
          </table:table-cell>
          <table:table-cell table:style-name="ce5" table:formula="of:=ROUND(AVERAGE([.F108:.H108]))" office:value-type="float" office:value="4" calcext:value-type="float">
            <text:p>+4</text:p>
          </table:table-cell>
          <table:table-cell table:style-name="ce5" table:formula="of:=SUM([.F108:.H108])" office:value-type="float" office:value="13" calcext:value-type="float">
            <text:p>+1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ROUND((LOOKUP([.A109];Levels;RogueXP)/3) + (LOOKUP([.A109];Levels;MageXP)*2/3);-3)" office:value-type="float" office:value="69000" calcext:value-type="float">
            <text:p>69,000</text:p>
          </table:table-cell>
          <table:table-cell table:formula="of:=[.A109]&amp;&quot;d5&quot;" office:value-type="string" office:string-value="7d5" calcext:value-type="string">
            <text:p>7d5</text:p>
          </table:table-cell>
          <table:table-cell table:formula="of:=ROUND((LOOKUP([.$A109];Levels;RogueAB)/3) + LOOKUP([.$A109];Levels;MageAB)*2/3)" office:value-type="float" office:value="3" calcext:value-type="float">
            <text:p>+3</text:p>
          </table:table-cell>
          <table:table-cell table:formula="of:=ROUND((LOOKUP([.$A109];Levels;RogueInit)/3) + LOOKUP([.$A109];Levels;MageInit)*2/3)" office:value-type="float" office:value="1" calcext:value-type="float">
            <text:p>+1</text:p>
          </table:table-cell>
          <table:table-cell table:formula="of:=ROUND((LOOKUP([.$A109];Levels;RogueEvade)/3) + LOOKUP([.$A109];Levels;MageEvade)*2/3)" office:value-type="float" office:value="5" calcext:value-type="float">
            <text:p>+5</text:p>
          </table:table-cell>
          <table:table-cell table:formula="of:=ROUND((LOOKUP([.$A109];Levels;RogueHardy)/3) + LOOKUP([.$A109];Levels;MageHardy)*2/3)" office:value-type="float" office:value="4" calcext:value-type="float">
            <text:p>+4</text:p>
          </table:table-cell>
          <table:table-cell table:formula="of:=ROUND((LOOKUP([.$A109];Levels;RogueSpirit)/3) + LOOKUP([.$A109];Levels;MageSpirit)*2/3)" office:value-type="float" office:value="5" calcext:value-type="float">
            <text:p>+5</text:p>
          </table:table-cell>
          <table:table-cell table:formula="of:=ROUND((LOOKUP([.$A109];Levels;RogueSkills)/3) + LOOKUP([.$A109];Levels;MageSkills)*2/3)" office:value-type="float" office:value="6" calcext:value-type="float">
            <text:p>6</text:p>
          </table:table-cell>
          <table:table-cell table:formula="of:=ROUND((LOOKUP([.$A109];Levels;RogueTraits)/3) + LOOKUP([.$A109];Levels;MageTraits)*2/3)" office:value-type="float" office:value="2" calcext:value-type="float">
            <text:p>2</text:p>
          </table:table-cell>
          <table:table-cell table:formula="of:=ROUND((LOOKUP([.$A109];Levels;RogueKnacks)/3))" office:value-type="float" office:value="1" calcext:value-type="float">
            <text:p>1</text:p>
          </table:table-cell>
          <table:table-cell table:formula="of:=ROUNDDOWN([.A109]*2/3)" office:value-type="float" office:value="4" calcext:value-type="float">
            <text:p>4</text:p>
          </table:table-cell>
          <table:table-cell table:formula="of:=[.L109]&amp;&quot;d6&quot;" office:value-type="string" office:string-value="4d6" calcext:value-type="string">
            <text:p>4d6</text:p>
          </table:table-cell>
          <table:table-cell table:formula="of:=LOOKUP([.$L109];Levels;L1Spells)" office:value-type="float" office:value="2" calcext:value-type="float">
            <text:p>2</text:p>
          </table:table-cell>
          <table:table-cell table:formula="of:=LOOKUP([.$L109];Levels;L2Spells)" office:value-type="float" office:value="2" calcext:value-type="float">
            <text:p>2</text:p>
          </table:table-cell>
          <table:table-cell table:style-name="ce3" table:formula="of:=LOOKUP([.$L109];Levels;L3Spells)" office:value-type="string" office:string-value="--" calcext:value-type="string">
            <text:p>--</text:p>
          </table:table-cell>
          <table:table-cell table:style-name="ce3" table:formula="of:=LOOKUP([.$L109];Levels;L4Spells)" office:value-type="string" office:string-value="--" calcext:value-type="string">
            <text:p>--</text:p>
          </table:table-cell>
          <table:table-cell table:formula="of:=LOOKUP([.$L109];Levels;L5Spells)" office:value-type="string" office:string-value="--" calcext:value-type="string">
            <text:p>--</text:p>
          </table:table-cell>
          <table:table-cell table:style-name="ce7" table:formula="of:=LOOKUP([.L109];Levels;SaveDiff)" office:value-type="float" office:value="13" calcext:value-type="float">
            <text:p>13+</text:p>
          </table:table-cell>
          <table:table-cell table:style-name="ce3" office:value-type="float" office:value="14" calcext:value-type="float">
            <text:p>14</text:p>
          </table:table-cell>
          <table:table-cell table:style-name="ce5" table:formula="of:=ROUND(AVERAGE([.F109:.H109]))" office:value-type="float" office:value="5" calcext:value-type="float">
            <text:p>+5</text:p>
          </table:table-cell>
          <table:table-cell table:style-name="ce5" table:formula="of:=SUM([.F109:.H109])" office:value-type="float" office:value="14" calcext:value-type="float">
            <text:p>+1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ROUND((LOOKUP([.A110];Levels;RogueXP)/3) + (LOOKUP([.A110];Levels;MageXP)*2/3);-3)" office:value-type="float" office:value="139000" calcext:value-type="float">
            <text:p>139,000</text:p>
          </table:table-cell>
          <table:table-cell table:formula="of:=[.A110]&amp;&quot;d5&quot;" office:value-type="string" office:string-value="8d5" calcext:value-type="string">
            <text:p>8d5</text:p>
          </table:table-cell>
          <table:table-cell table:formula="of:=ROUND((LOOKUP([.$A110];Levels;RogueAB)/3) + LOOKUP([.$A110];Levels;MageAB)*2/3)" office:value-type="float" office:value="3" calcext:value-type="float">
            <text:p>+3</text:p>
          </table:table-cell>
          <table:table-cell table:formula="of:=ROUND((LOOKUP([.$A110];Levels;RogueInit)/3) + LOOKUP([.$A110];Levels;MageInit)*2/3)" office:value-type="float" office:value="1" calcext:value-type="float">
            <text:p>+1</text:p>
          </table:table-cell>
          <table:table-cell table:formula="of:=ROUND((LOOKUP([.$A110];Levels;RogueEvade)/3) + LOOKUP([.$A110];Levels;MageEvade)*2/3)" office:value-type="float" office:value="5" calcext:value-type="float">
            <text:p>+5</text:p>
          </table:table-cell>
          <table:table-cell table:formula="of:=ROUND((LOOKUP([.$A110];Levels;RogueHardy)/3) + LOOKUP([.$A110];Levels;MageHardy)*2/3)" office:value-type="float" office:value="5" calcext:value-type="float">
            <text:p>+5</text:p>
          </table:table-cell>
          <table:table-cell table:formula="of:=ROUND((LOOKUP([.$A110];Levels;RogueSpirit)/3) + LOOKUP([.$A110];Levels;MageSpirit)*2/3)" office:value-type="float" office:value="6" calcext:value-type="float">
            <text:p>+6</text:p>
          </table:table-cell>
          <table:table-cell table:formula="of:=ROUND((LOOKUP([.$A110];Levels;RogueSkills)/3) + LOOKUP([.$A110];Levels;MageSkills)*2/3)" office:value-type="float" office:value="7" calcext:value-type="float">
            <text:p>7</text:p>
          </table:table-cell>
          <table:table-cell table:formula="of:=ROUND((LOOKUP([.$A110];Levels;RogueTraits)/3) + LOOKUP([.$A110];Levels;MageTraits)*2/3)" office:value-type="float" office:value="2" calcext:value-type="float">
            <text:p>2</text:p>
          </table:table-cell>
          <table:table-cell table:formula="of:=ROUND((LOOKUP([.$A110];Levels;RogueKnacks)/3))" office:value-type="float" office:value="1" calcext:value-type="float">
            <text:p>1</text:p>
          </table:table-cell>
          <table:table-cell table:formula="of:=ROUNDDOWN([.A110]*2/3)" office:value-type="float" office:value="5" calcext:value-type="float">
            <text:p>5</text:p>
          </table:table-cell>
          <table:table-cell table:formula="of:=[.L110]&amp;&quot;d6&quot;" office:value-type="string" office:string-value="5d6" calcext:value-type="string">
            <text:p>5d6</text:p>
          </table:table-cell>
          <table:table-cell table:formula="of:=LOOKUP([.$L110];Levels;L1Spells)" office:value-type="float" office:value="2" calcext:value-type="float">
            <text:p>2</text:p>
          </table:table-cell>
          <table:table-cell table:formula="of:=LOOKUP([.$L110];Levels;L2Spells)" office:value-type="float" office:value="2" calcext:value-type="float">
            <text:p>2</text:p>
          </table:table-cell>
          <table:table-cell table:style-name="ce3" table:formula="of:=LOOKUP([.$L110];Levels;L3Spells)" office:value-type="float" office:value="1" calcext:value-type="float">
            <text:p>1</text:p>
          </table:table-cell>
          <table:table-cell table:style-name="ce3" table:formula="of:=LOOKUP([.$L110];Levels;L4Spells)" office:value-type="string" office:string-value="--" calcext:value-type="string">
            <text:p>--</text:p>
          </table:table-cell>
          <table:table-cell table:formula="of:=LOOKUP([.$L110];Levels;L5Spells)" office:value-type="string" office:string-value="--" calcext:value-type="string">
            <text:p>--</text:p>
          </table:table-cell>
          <table:table-cell table:style-name="ce7" table:formula="of:=LOOKUP([.L110];Levels;SaveDiff)" office:value-type="float" office:value="14" calcext:value-type="float">
            <text:p>14+</text:p>
          </table:table-cell>
          <table:table-cell table:style-name="ce3" office:value-type="float" office:value="16" calcext:value-type="float">
            <text:p>16</text:p>
          </table:table-cell>
          <table:table-cell table:style-name="ce5" table:formula="of:=ROUND(AVERAGE([.F110:.H110]))" office:value-type="float" office:value="5" calcext:value-type="float">
            <text:p>+5</text:p>
          </table:table-cell>
          <table:table-cell table:style-name="ce5" table:formula="of:=SUM([.F110:.H110])" office:value-type="float" office:value="16" calcext:value-type="float">
            <text:p>+1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ROUND((LOOKUP([.A111];Levels;RogueXP)/3) + (LOOKUP([.A111];Levels;MageXP)*2/3);-4)" office:value-type="float" office:value="280000" calcext:value-type="float">
            <text:p>280,000</text:p>
          </table:table-cell>
          <table:table-cell table:formula="of:=[.A111]&amp;&quot;d5&quot;" office:value-type="string" office:string-value="9d5" calcext:value-type="string">
            <text:p>9d5</text:p>
          </table:table-cell>
          <table:table-cell table:formula="of:=ROUND((LOOKUP([.$A111];Levels;RogueAB)/3) + LOOKUP([.$A111];Levels;MageAB)*2/3)" office:value-type="float" office:value="4" calcext:value-type="float">
            <text:p>+4</text:p>
          </table:table-cell>
          <table:table-cell table:formula="of:=ROUND((LOOKUP([.$A111];Levels;RogueInit)/3) + LOOKUP([.$A111];Levels;MageInit)*2/3)" office:value-type="float" office:value="2" calcext:value-type="float">
            <text:p>+2</text:p>
          </table:table-cell>
          <table:table-cell table:formula="of:=ROUND((LOOKUP([.$A111];Levels;RogueEvade)/3) + LOOKUP([.$A111];Levels;MageEvade)*2/3)" office:value-type="float" office:value="6" calcext:value-type="float">
            <text:p>+6</text:p>
          </table:table-cell>
          <table:table-cell table:formula="of:=ROUND((LOOKUP([.$A111];Levels;RogueHardy)/3) + LOOKUP([.$A111];Levels;MageHardy)*2/3)" office:value-type="float" office:value="6" calcext:value-type="float">
            <text:p>+6</text:p>
          </table:table-cell>
          <table:table-cell table:formula="of:=ROUND((LOOKUP([.$A111];Levels;RogueSpirit)/3) + LOOKUP([.$A111];Levels;MageSpirit)*2/3)" office:value-type="float" office:value="7" calcext:value-type="float">
            <text:p>+7</text:p>
          </table:table-cell>
          <table:table-cell table:formula="of:=ROUND((LOOKUP([.$A111];Levels;RogueSkills)/3) + LOOKUP([.$A111];Levels;MageSkills)*2/3)" office:value-type="float" office:value="8" calcext:value-type="float">
            <text:p>8</text:p>
          </table:table-cell>
          <table:table-cell table:formula="of:=ROUND((LOOKUP([.$A111];Levels;RogueTraits)/3) + LOOKUP([.$A111];Levels;MageTraits)*2/3)" office:value-type="float" office:value="2" calcext:value-type="float">
            <text:p>2</text:p>
          </table:table-cell>
          <table:table-cell table:formula="of:=ROUND((LOOKUP([.$A111];Levels;RogueKnacks)/3))" office:value-type="float" office:value="1" calcext:value-type="float">
            <text:p>1</text:p>
          </table:table-cell>
          <table:table-cell table:formula="of:=ROUNDDOWN([.A111]*2/3)" office:value-type="float" office:value="6" calcext:value-type="float">
            <text:p>6</text:p>
          </table:table-cell>
          <table:table-cell table:formula="of:=[.L111]&amp;&quot;d6&quot;" office:value-type="string" office:string-value="6d6" calcext:value-type="string">
            <text:p>6d6</text:p>
          </table:table-cell>
          <table:table-cell table:formula="of:=LOOKUP([.$L111];Levels;L1Spells)" office:value-type="float" office:value="3" calcext:value-type="float">
            <text:p>3</text:p>
          </table:table-cell>
          <table:table-cell table:formula="of:=LOOKUP([.$L111];Levels;L2Spells)" office:value-type="float" office:value="2" calcext:value-type="float">
            <text:p>2</text:p>
          </table:table-cell>
          <table:table-cell table:style-name="ce3" table:formula="of:=LOOKUP([.$L111];Levels;L3Spells)" office:value-type="float" office:value="2" calcext:value-type="float">
            <text:p>2</text:p>
          </table:table-cell>
          <table:table-cell table:style-name="ce3" table:formula="of:=LOOKUP([.$L111];Levels;L4Spells)" office:value-type="string" office:string-value="--" calcext:value-type="string">
            <text:p>--</text:p>
          </table:table-cell>
          <table:table-cell table:formula="of:=LOOKUP([.$L111];Levels;L5Spells)" office:value-type="string" office:string-value="--" calcext:value-type="string">
            <text:p>--</text:p>
          </table:table-cell>
          <table:table-cell table:style-name="ce7" table:formula="of:=LOOKUP([.L111];Levels;SaveDiff)" office:value-type="float" office:value="14" calcext:value-type="float">
            <text:p>14+</text:p>
          </table:table-cell>
          <table:table-cell table:style-name="ce3" office:value-type="float" office:value="18" calcext:value-type="float">
            <text:p>18</text:p>
          </table:table-cell>
          <table:table-cell table:style-name="ce5" table:formula="of:=ROUND(AVERAGE([.F111:.H111]))" office:value-type="float" office:value="6" calcext:value-type="float">
            <text:p>+6</text:p>
          </table:table-cell>
          <table:table-cell table:style-name="ce5" table:formula="of:=SUM([.F111:.H111])" office:value-type="float" office:value="19" calcext:value-type="float">
            <text:p>+1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ROUND((LOOKUP([.A112];Levels;RogueXP)/3) + (LOOKUP([.A112];Levels;MageXP)*2/3);-4)" office:value-type="float" office:value="410000" calcext:value-type="float">
            <text:p>410,000</text:p>
          </table:table-cell>
          <table:table-cell table:formula="of:=[.A112]&amp;&quot;d5&quot;" office:value-type="string" office:string-value="10d5" calcext:value-type="string">
            <text:p>10d5</text:p>
          </table:table-cell>
          <table:table-cell table:formula="of:=ROUND((LOOKUP([.$A112];Levels;RogueAB)/3) + LOOKUP([.$A112];Levels;MageAB)*2/3)" office:value-type="float" office:value="4" calcext:value-type="float">
            <text:p>+4</text:p>
          </table:table-cell>
          <table:table-cell table:formula="of:=ROUND((LOOKUP([.$A112];Levels;RogueInit)/3) + LOOKUP([.$A112];Levels;MageInit)*2/3)" office:value-type="float" office:value="2" calcext:value-type="float">
            <text:p>+2</text:p>
          </table:table-cell>
          <table:table-cell table:formula="of:=ROUND((LOOKUP([.$A112];Levels;RogueEvade)/3) + LOOKUP([.$A112];Levels;MageEvade)*2/3)" office:value-type="float" office:value="7" calcext:value-type="float">
            <text:p>+7</text:p>
          </table:table-cell>
          <table:table-cell table:formula="of:=ROUND((LOOKUP([.$A112];Levels;RogueHardy)/3) + LOOKUP([.$A112];Levels;MageHardy)*2/3)" office:value-type="float" office:value="6" calcext:value-type="float">
            <text:p>+6</text:p>
          </table:table-cell>
          <table:table-cell table:formula="of:=ROUND((LOOKUP([.$A112];Levels;RogueSpirit)/3) + LOOKUP([.$A112];Levels;MageSpirit)*2/3)" office:value-type="float" office:value="7" calcext:value-type="float">
            <text:p>+7</text:p>
          </table:table-cell>
          <table:table-cell table:formula="of:=ROUND((LOOKUP([.$A112];Levels;RogueSkills)/3) + LOOKUP([.$A112];Levels;MageSkills)*2/3)" office:value-type="float" office:value="8" calcext:value-type="float">
            <text:p>8</text:p>
          </table:table-cell>
          <table:table-cell table:formula="of:=ROUND((LOOKUP([.$A112];Levels;RogueTraits)/3) + LOOKUP([.$A112];Levels;MageTraits)*2/3)" office:value-type="float" office:value="3" calcext:value-type="float">
            <text:p>3</text:p>
          </table:table-cell>
          <table:table-cell table:formula="of:=ROUND((LOOKUP([.$A112];Levels;RogueKnacks)/3))" office:value-type="float" office:value="1" calcext:value-type="float">
            <text:p>1</text:p>
          </table:table-cell>
          <table:table-cell table:formula="of:=ROUNDDOWN([.A112]*2/3)" office:value-type="float" office:value="6" calcext:value-type="float">
            <text:p>6</text:p>
          </table:table-cell>
          <table:table-cell table:formula="of:=[.L112]&amp;&quot;d6&quot;" office:value-type="string" office:string-value="6d6" calcext:value-type="string">
            <text:p>6d6</text:p>
          </table:table-cell>
          <table:table-cell table:formula="of:=LOOKUP([.$L112];Levels;L1Spells)" office:value-type="float" office:value="3" calcext:value-type="float">
            <text:p>3</text:p>
          </table:table-cell>
          <table:table-cell table:formula="of:=LOOKUP([.$L112];Levels;L2Spells)" office:value-type="float" office:value="2" calcext:value-type="float">
            <text:p>2</text:p>
          </table:table-cell>
          <table:table-cell table:style-name="ce3" table:formula="of:=LOOKUP([.$L112];Levels;L3Spells)" office:value-type="float" office:value="2" calcext:value-type="float">
            <text:p>2</text:p>
          </table:table-cell>
          <table:table-cell table:style-name="ce3" table:formula="of:=LOOKUP([.$L112];Levels;L4Spells)" office:value-type="string" office:string-value="--" calcext:value-type="string">
            <text:p>--</text:p>
          </table:table-cell>
          <table:table-cell table:formula="of:=LOOKUP([.$L112];Levels;L5Spells)" office:value-type="string" office:string-value="--" calcext:value-type="string">
            <text:p>--</text:p>
          </table:table-cell>
          <table:table-cell table:style-name="ce7" table:formula="of:=LOOKUP([.L112];Levels;SaveDiff)" office:value-type="float" office:value="14" calcext:value-type="float">
            <text:p>14+</text:p>
          </table:table-cell>
          <table:table-cell table:style-name="ce3" office:value-type="float" office:value="20" calcext:value-type="float">
            <text:p>20</text:p>
          </table:table-cell>
          <table:table-cell table:style-name="ce5" table:formula="of:=ROUND(AVERAGE([.F112:.H112]))" office:value-type="float" office:value="7" calcext:value-type="float">
            <text:p>+7</text:p>
          </table:table-cell>
          <table:table-cell table:style-name="ce5" table:formula="of:=SUM([.F112:.H112])" office:value-type="float" office:value="20" calcext:value-type="float">
            <text:p>+2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ROUND((LOOKUP([.A113];Levels;RogueXP)/3) + (LOOKUP([.A113];Levels;MageXP)*2/3);-4)" office:value-type="float" office:value="540000" calcext:value-type="float">
            <text:p>540,000</text:p>
          </table:table-cell>
          <table:table-cell table:formula="of:=&quot;10d5+&quot; &amp; (([.A113]-10))" office:value-type="string" office:string-value="10d5+1" calcext:value-type="string">
            <text:p>10d5+1</text:p>
          </table:table-cell>
          <table:table-cell table:formula="of:=ROUND((LOOKUP([.$A113];Levels;RogueAB)/3) + LOOKUP([.$A113];Levels;MageAB)*2/3)" office:value-type="float" office:value="5" calcext:value-type="float">
            <text:p>+5</text:p>
          </table:table-cell>
          <table:table-cell table:formula="of:=ROUND((LOOKUP([.$A113];Levels;RogueInit)/3) + LOOKUP([.$A113];Levels;MageInit)*2/3)" office:value-type="float" office:value="2" calcext:value-type="float">
            <text:p>+2</text:p>
          </table:table-cell>
          <table:table-cell table:formula="of:=ROUND((LOOKUP([.$A113];Levels;RogueEvade)/3) + LOOKUP([.$A113];Levels;MageEvade)*2/3)" office:value-type="float" office:value="8" calcext:value-type="float">
            <text:p>+8</text:p>
          </table:table-cell>
          <table:table-cell table:formula="of:=ROUND((LOOKUP([.$A113];Levels;RogueHardy)/3) + LOOKUP([.$A113];Levels;MageHardy)*2/3)" office:value-type="float" office:value="7" calcext:value-type="float">
            <text:p>+7</text:p>
          </table:table-cell>
          <table:table-cell table:formula="of:=ROUND((LOOKUP([.$A113];Levels;RogueSpirit)/3) + LOOKUP([.$A113];Levels;MageSpirit)*2/3)" office:value-type="float" office:value="8" calcext:value-type="float">
            <text:p>+8</text:p>
          </table:table-cell>
          <table:table-cell table:formula="of:=ROUND((LOOKUP([.$A113];Levels;RogueSkills)/3) + LOOKUP([.$A113];Levels;MageSkills)*2/3)" office:value-type="float" office:value="9" calcext:value-type="float">
            <text:p>9</text:p>
          </table:table-cell>
          <table:table-cell table:formula="of:=ROUND((LOOKUP([.$A113];Levels;RogueTraits)/3) + LOOKUP([.$A113];Levels;MageTraits)*2/3)" office:value-type="float" office:value="3" calcext:value-type="float">
            <text:p>3</text:p>
          </table:table-cell>
          <table:table-cell table:formula="of:=ROUND((LOOKUP([.$A113];Levels;RogueKnacks)/3))" office:value-type="float" office:value="1" calcext:value-type="float">
            <text:p>1</text:p>
          </table:table-cell>
          <table:table-cell table:formula="of:=ROUNDDOWN([.A113]*2/3)" office:value-type="float" office:value="7" calcext:value-type="float">
            <text:p>7</text:p>
          </table:table-cell>
          <table:table-cell table:formula="of:=[.L113]&amp;&quot;d6&quot;" office:value-type="string" office:string-value="7d6" calcext:value-type="string">
            <text:p>7d6</text:p>
          </table:table-cell>
          <table:table-cell table:formula="of:=LOOKUP([.$L113];Levels;L1Spells)" office:value-type="float" office:value="3" calcext:value-type="float">
            <text:p>3</text:p>
          </table:table-cell>
          <table:table-cell table:formula="of:=LOOKUP([.$L113];Levels;L2Spells)" office:value-type="float" office:value="2" calcext:value-type="float">
            <text:p>2</text:p>
          </table:table-cell>
          <table:table-cell table:style-name="ce3" table:formula="of:=LOOKUP([.$L113];Levels;L3Spells)" office:value-type="float" office:value="2" calcext:value-type="float">
            <text:p>2</text:p>
          </table:table-cell>
          <table:table-cell table:style-name="ce3" table:formula="of:=LOOKUP([.$L113];Levels;L4Spells)" office:value-type="float" office:value="1" calcext:value-type="float">
            <text:p>1</text:p>
          </table:table-cell>
          <table:table-cell table:formula="of:=LOOKUP([.$L113];Levels;L5Spells)" office:value-type="string" office:string-value="--" calcext:value-type="string">
            <text:p>--</text:p>
          </table:table-cell>
          <table:table-cell table:style-name="ce7" table:formula="of:=LOOKUP([.L113];Levels;SaveDiff)" office:value-type="float" office:value="15" calcext:value-type="float">
            <text:p>15+</text:p>
          </table:table-cell>
          <table:table-cell table:style-name="ce3" office:value-type="float" office:value="21" calcext:value-type="float">
            <text:p>21</text:p>
          </table:table-cell>
          <table:table-cell table:style-name="ce5" table:formula="of:=ROUND(AVERAGE([.F113:.H113]))" office:value-type="float" office:value="8" calcext:value-type="float">
            <text:p>+8</text:p>
          </table:table-cell>
          <table:table-cell table:style-name="ce5" table:formula="of:=SUM([.F113:.H113])" office:value-type="float" office:value="23" calcext:value-type="float">
            <text:p>+2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ROUND((LOOKUP([.A114];Levels;RogueXP)/3) + (LOOKUP([.A114];Levels;MageXP)*2/3);-4)" office:value-type="float" office:value="680000" calcext:value-type="float">
            <text:p>680,000</text:p>
          </table:table-cell>
          <table:table-cell table:formula="of:=&quot;10d5+&quot; &amp; (([.A114]-10))" office:value-type="string" office:string-value="10d5+2" calcext:value-type="string">
            <text:p>10d5+2</text:p>
          </table:table-cell>
          <table:table-cell table:formula="of:=ROUND((LOOKUP([.$A114];Levels;RogueAB)/3) + LOOKUP([.$A114];Levels;MageAB)*2/3)" office:value-type="float" office:value="5" calcext:value-type="float">
            <text:p>+5</text:p>
          </table:table-cell>
          <table:table-cell table:formula="of:=ROUND((LOOKUP([.$A114];Levels;RogueInit)/3) + LOOKUP([.$A114];Levels;MageInit)*2/3)" office:value-type="float" office:value="3" calcext:value-type="float">
            <text:p>+3</text:p>
          </table:table-cell>
          <table:table-cell table:formula="of:=ROUND((LOOKUP([.$A114];Levels;RogueEvade)/3) + LOOKUP([.$A114];Levels;MageEvade)*2/3)" office:value-type="float" office:value="8" calcext:value-type="float">
            <text:p>+8</text:p>
          </table:table-cell>
          <table:table-cell table:formula="of:=ROUND((LOOKUP([.$A114];Levels;RogueHardy)/3) + LOOKUP([.$A114];Levels;MageHardy)*2/3)" office:value-type="float" office:value="8" calcext:value-type="float">
            <text:p>+8</text:p>
          </table:table-cell>
          <table:table-cell table:formula="of:=ROUND((LOOKUP([.$A114];Levels;RogueSpirit)/3) + LOOKUP([.$A114];Levels;MageSpirit)*2/3)" office:value-type="float" office:value="9" calcext:value-type="float">
            <text:p>+9</text:p>
          </table:table-cell>
          <table:table-cell table:formula="of:=ROUND((LOOKUP([.$A114];Levels;RogueSkills)/3) + LOOKUP([.$A114];Levels;MageSkills)*2/3)" office:value-type="float" office:value="10" calcext:value-type="float">
            <text:p>10</text:p>
          </table:table-cell>
          <table:table-cell table:formula="of:=ROUND((LOOKUP([.$A114];Levels;RogueTraits)/3) + LOOKUP([.$A114];Levels;MageTraits)*2/3)" office:value-type="float" office:value="3" calcext:value-type="float">
            <text:p>3</text:p>
          </table:table-cell>
          <table:table-cell table:formula="of:=ROUND((LOOKUP([.$A114];Levels;RogueKnacks)/3))" office:value-type="float" office:value="1" calcext:value-type="float">
            <text:p>1</text:p>
          </table:table-cell>
          <table:table-cell table:formula="of:=ROUNDDOWN([.A114]*2/3)" office:value-type="float" office:value="8" calcext:value-type="float">
            <text:p>8</text:p>
          </table:table-cell>
          <table:table-cell table:formula="of:=[.L114]&amp;&quot;d6&quot;" office:value-type="string" office:string-value="8d6" calcext:value-type="string">
            <text:p>8d6</text:p>
          </table:table-cell>
          <table:table-cell table:formula="of:=LOOKUP([.$L114];Levels;L1Spells)" office:value-type="float" office:value="3" calcext:value-type="float">
            <text:p>3</text:p>
          </table:table-cell>
          <table:table-cell table:formula="of:=LOOKUP([.$L114];Levels;L2Spells)" office:value-type="float" office:value="3" calcext:value-type="float">
            <text:p>3</text:p>
          </table:table-cell>
          <table:table-cell table:style-name="ce3" table:formula="of:=LOOKUP([.$L114];Levels;L3Spells)" office:value-type="float" office:value="2" calcext:value-type="float">
            <text:p>2</text:p>
          </table:table-cell>
          <table:table-cell table:style-name="ce3" table:formula="of:=LOOKUP([.$L114];Levels;L4Spells)" office:value-type="float" office:value="2" calcext:value-type="float">
            <text:p>2</text:p>
          </table:table-cell>
          <table:table-cell table:formula="of:=LOOKUP([.$L114];Levels;L5Spells)" office:value-type="string" office:string-value="--" calcext:value-type="string">
            <text:p>--</text:p>
          </table:table-cell>
          <table:table-cell table:style-name="ce7" table:formula="of:=LOOKUP([.L114];Levels;SaveDiff)" office:value-type="float" office:value="16" calcext:value-type="float">
            <text:p>16+</text:p>
          </table:table-cell>
          <table:table-cell table:style-name="ce3" office:value-type="float" office:value="22" calcext:value-type="float">
            <text:p>22</text:p>
          </table:table-cell>
          <table:table-cell table:style-name="ce5" table:formula="of:=ROUND(AVERAGE([.F114:.H114]))" office:value-type="float" office:value="8" calcext:value-type="float">
            <text:p>+8</text:p>
          </table:table-cell>
          <table:table-cell table:style-name="ce5" table:formula="of:=SUM([.F114:.H114])" office:value-type="float" office:value="25" calcext:value-type="float">
            <text:p>+2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ROUND((LOOKUP([.A115];Levels;RogueXP)/3) + (LOOKUP([.A115];Levels;MageXP)*2/3);-4)" office:value-type="float" office:value="810000" calcext:value-type="float">
            <text:p>810,000</text:p>
          </table:table-cell>
          <table:table-cell table:formula="of:=&quot;10d5+&quot; &amp; (([.A115]-10))" office:value-type="string" office:string-value="10d5+3" calcext:value-type="string">
            <text:p>10d5+3</text:p>
          </table:table-cell>
          <table:table-cell table:formula="of:=ROUND((LOOKUP([.$A115];Levels;RogueAB)/3) + LOOKUP([.$A115];Levels;MageAB)*2/3)" office:value-type="float" office:value="5" calcext:value-type="float">
            <text:p>+5</text:p>
          </table:table-cell>
          <table:table-cell table:formula="of:=ROUND((LOOKUP([.$A115];Levels;RogueInit)/3) + LOOKUP([.$A115];Levels;MageInit)*2/3)" office:value-type="float" office:value="3" calcext:value-type="float">
            <text:p>+3</text:p>
          </table:table-cell>
          <table:table-cell table:formula="of:=ROUND((LOOKUP([.$A115];Levels;RogueEvade)/3) + LOOKUP([.$A115];Levels;MageEvade)*2/3)" office:value-type="float" office:value="9" calcext:value-type="float">
            <text:p>+9</text:p>
          </table:table-cell>
          <table:table-cell table:formula="of:=ROUND((LOOKUP([.$A115];Levels;RogueHardy)/3) + LOOKUP([.$A115];Levels;MageHardy)*2/3)" office:value-type="float" office:value="8" calcext:value-type="float">
            <text:p>+8</text:p>
          </table:table-cell>
          <table:table-cell table:formula="of:=ROUND((LOOKUP([.$A115];Levels;RogueSpirit)/3) + LOOKUP([.$A115];Levels;MageSpirit)*2/3)" office:value-type="float" office:value="9" calcext:value-type="float">
            <text:p>+9</text:p>
          </table:table-cell>
          <table:table-cell table:formula="of:=ROUND((LOOKUP([.$A115];Levels;RogueSkills)/3) + LOOKUP([.$A115];Levels;MageSkills)*2/3)" office:value-type="float" office:value="11" calcext:value-type="float">
            <text:p>11</text:p>
          </table:table-cell>
          <table:table-cell table:formula="of:=ROUND((LOOKUP([.$A115];Levels;RogueTraits)/3) + LOOKUP([.$A115];Levels;MageTraits)*2/3)" office:value-type="float" office:value="3" calcext:value-type="float">
            <text:p>3</text:p>
          </table:table-cell>
          <table:table-cell table:formula="of:=ROUND((LOOKUP([.$A115];Levels;RogueKnacks)/3))" office:value-type="float" office:value="2" calcext:value-type="float">
            <text:p>2</text:p>
          </table:table-cell>
          <table:table-cell table:formula="of:=ROUNDDOWN([.A115]*2/3)" office:value-type="float" office:value="8" calcext:value-type="float">
            <text:p>8</text:p>
          </table:table-cell>
          <table:table-cell table:formula="of:=[.L115]&amp;&quot;d6&quot;" office:value-type="string" office:string-value="8d6" calcext:value-type="string">
            <text:p>8d6</text:p>
          </table:table-cell>
          <table:table-cell table:formula="of:=LOOKUP([.$L115];Levels;L1Spells)" office:value-type="float" office:value="3" calcext:value-type="float">
            <text:p>3</text:p>
          </table:table-cell>
          <table:table-cell table:formula="of:=LOOKUP([.$L115];Levels;L2Spells)" office:value-type="float" office:value="3" calcext:value-type="float">
            <text:p>3</text:p>
          </table:table-cell>
          <table:table-cell table:style-name="ce3" table:formula="of:=LOOKUP([.$L115];Levels;L3Spells)" office:value-type="float" office:value="2" calcext:value-type="float">
            <text:p>2</text:p>
          </table:table-cell>
          <table:table-cell table:style-name="ce3" table:formula="of:=LOOKUP([.$L115];Levels;L4Spells)" office:value-type="float" office:value="2" calcext:value-type="float">
            <text:p>2</text:p>
          </table:table-cell>
          <table:table-cell table:formula="of:=LOOKUP([.$L115];Levels;L5Spells)" office:value-type="string" office:string-value="--" calcext:value-type="string">
            <text:p>--</text:p>
          </table:table-cell>
          <table:table-cell table:style-name="ce7" table:formula="of:=LOOKUP([.L115];Levels;SaveDiff)" office:value-type="float" office:value="16" calcext:value-type="float">
            <text:p>16+</text:p>
          </table:table-cell>
          <table:table-cell table:style-name="ce3" office:value-type="float" office:value="23" calcext:value-type="float">
            <text:p>23</text:p>
          </table:table-cell>
          <table:table-cell table:style-name="ce5" table:formula="of:=ROUND(AVERAGE([.F115:.H115]))" office:value-type="float" office:value="9" calcext:value-type="float">
            <text:p>+9</text:p>
          </table:table-cell>
          <table:table-cell table:style-name="ce5" table:formula="of:=SUM([.F115:.H115])" office:value-type="float" office:value="26" calcext:value-type="float">
            <text:p>+2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ROUND((LOOKUP([.A116];Levels;RogueXP)/3) + (LOOKUP([.A116];Levels;MageXP)*2/3);-4)" office:value-type="float" office:value="940000" calcext:value-type="float">
            <text:p>940,000</text:p>
          </table:table-cell>
          <table:table-cell table:formula="of:=&quot;10d5+&quot; &amp; (([.A116]-10))" office:value-type="string" office:string-value="10d5+4" calcext:value-type="string">
            <text:p>10d5+4</text:p>
          </table:table-cell>
          <table:table-cell table:formula="of:=ROUND((LOOKUP([.$A116];Levels;RogueAB)/3) + LOOKUP([.$A116];Levels;MageAB)*2/3)" office:value-type="float" office:value="6" calcext:value-type="float">
            <text:p>+6</text:p>
          </table:table-cell>
          <table:table-cell table:formula="of:=ROUND((LOOKUP([.$A116];Levels;RogueInit)/3) + LOOKUP([.$A116];Levels;MageInit)*2/3)" office:value-type="float" office:value="3" calcext:value-type="float">
            <text:p>+3</text:p>
          </table:table-cell>
          <table:table-cell table:formula="of:=ROUND((LOOKUP([.$A116];Levels;RogueEvade)/3) + LOOKUP([.$A116];Levels;MageEvade)*2/3)" office:value-type="float" office:value="10" calcext:value-type="float">
            <text:p>+10</text:p>
          </table:table-cell>
          <table:table-cell table:formula="of:=ROUND((LOOKUP([.$A116];Levels;RogueHardy)/3) + LOOKUP([.$A116];Levels;MageHardy)*2/3)" office:value-type="float" office:value="9" calcext:value-type="float">
            <text:p>+9</text:p>
          </table:table-cell>
          <table:table-cell table:formula="of:=ROUND((LOOKUP([.$A116];Levels;RogueSpirit)/3) + LOOKUP([.$A116];Levels;MageSpirit)*2/3)" office:value-type="float" office:value="10" calcext:value-type="float">
            <text:p>+10</text:p>
          </table:table-cell>
          <table:table-cell table:formula="of:=ROUND((LOOKUP([.$A116];Levels;RogueSkills)/3) + LOOKUP([.$A116];Levels;MageSkills)*2/3)" office:value-type="float" office:value="11" calcext:value-type="float">
            <text:p>11</text:p>
          </table:table-cell>
          <table:table-cell table:formula="of:=ROUND((LOOKUP([.$A116];Levels;RogueTraits)/3) + LOOKUP([.$A116];Levels;MageTraits)*2/3)" office:value-type="float" office:value="4" calcext:value-type="float">
            <text:p>4</text:p>
          </table:table-cell>
          <table:table-cell table:formula="of:=ROUND((LOOKUP([.$A116];Levels;RogueKnacks)/3))" office:value-type="float" office:value="2" calcext:value-type="float">
            <text:p>2</text:p>
          </table:table-cell>
          <table:table-cell table:formula="of:=ROUNDDOWN([.A116]*2/3)" office:value-type="float" office:value="9" calcext:value-type="float">
            <text:p>9</text:p>
          </table:table-cell>
          <table:table-cell table:formula="of:=[.L116]&amp;&quot;d6&quot;" office:value-type="string" office:string-value="9d6" calcext:value-type="string">
            <text:p>9d6</text:p>
          </table:table-cell>
          <table:table-cell table:formula="of:=LOOKUP([.$L116];Levels;L1Spells)" office:value-type="float" office:value="3" calcext:value-type="float">
            <text:p>3</text:p>
          </table:table-cell>
          <table:table-cell table:formula="of:=LOOKUP([.$L116];Levels;L2Spells)" office:value-type="float" office:value="3" calcext:value-type="float">
            <text:p>3</text:p>
          </table:table-cell>
          <table:table-cell table:style-name="ce3" table:formula="of:=LOOKUP([.$L116];Levels;L3Spells)" office:value-type="float" office:value="2" calcext:value-type="float">
            <text:p>2</text:p>
          </table:table-cell>
          <table:table-cell table:style-name="ce3" table:formula="of:=LOOKUP([.$L116];Levels;L4Spells)" office:value-type="float" office:value="2" calcext:value-type="float">
            <text:p>2</text:p>
          </table:table-cell>
          <table:table-cell table:formula="of:=LOOKUP([.$L116];Levels;L5Spells)" office:value-type="float" office:value="1" calcext:value-type="float">
            <text:p>1</text:p>
          </table:table-cell>
          <table:table-cell table:style-name="ce7" table:formula="of:=LOOKUP([.L116];Levels;SaveDiff)" office:value-type="float" office:value="16" calcext:value-type="float">
            <text:p>16+</text:p>
          </table:table-cell>
          <table:table-cell table:style-name="ce3" office:value-type="float" office:value="24" calcext:value-type="float">
            <text:p>24</text:p>
          </table:table-cell>
          <table:table-cell table:style-name="ce5" table:formula="of:=ROUND(AVERAGE([.F116:.H116]))" office:value-type="float" office:value="10" calcext:value-type="float">
            <text:p>+10</text:p>
          </table:table-cell>
          <table:table-cell table:style-name="ce5" table:formula="of:=SUM([.F116:.H116])" office:value-type="float" office:value="29" calcext:value-type="float">
            <text:p>+2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ROUND((LOOKUP([.A117];Levels;RogueXP)/3) + (LOOKUP([.A117];Levels;MageXP)*2/3);-4)" office:value-type="float" office:value="1080000" calcext:value-type="float">
            <text:p>1,080,000</text:p>
          </table:table-cell>
          <table:table-cell table:formula="of:=&quot;10d5+&quot; &amp; (([.A117]-10))" office:value-type="string" office:string-value="10d5+5" calcext:value-type="string">
            <text:p>10d5+5</text:p>
          </table:table-cell>
          <table:table-cell table:formula="of:=ROUND((LOOKUP([.$A117];Levels;RogueAB)/3) + LOOKUP([.$A117];Levels;MageAB)*2/3)" office:value-type="float" office:value="6" calcext:value-type="float">
            <text:p>+6</text:p>
          </table:table-cell>
          <table:table-cell table:formula="of:=ROUND((LOOKUP([.$A117];Levels;RogueInit)/3) + LOOKUP([.$A117];Levels;MageInit)*2/3)" office:value-type="float" office:value="4" calcext:value-type="float">
            <text:p>+4</text:p>
          </table:table-cell>
          <table:table-cell table:formula="of:=ROUND((LOOKUP([.$A117];Levels;RogueEvade)/3) + LOOKUP([.$A117];Levels;MageEvade)*2/3)" office:value-type="float" office:value="11" calcext:value-type="float">
            <text:p>+11</text:p>
          </table:table-cell>
          <table:table-cell table:formula="of:=ROUND((LOOKUP([.$A117];Levels;RogueHardy)/3) + LOOKUP([.$A117];Levels;MageHardy)*2/3)" office:value-type="float" office:value="10" calcext:value-type="float">
            <text:p>+10</text:p>
          </table:table-cell>
          <table:table-cell table:formula="of:=ROUND((LOOKUP([.$A117];Levels;RogueSpirit)/3) + LOOKUP([.$A117];Levels;MageSpirit)*2/3)" office:value-type="float" office:value="11" calcext:value-type="float">
            <text:p>+11</text:p>
          </table:table-cell>
          <table:table-cell table:formula="of:=ROUND((LOOKUP([.$A117];Levels;RogueSkills)/3) + LOOKUP([.$A117];Levels;MageSkills)*2/3)" office:value-type="float" office:value="11" calcext:value-type="float">
            <text:p>11</text:p>
          </table:table-cell>
          <table:table-cell table:formula="of:=ROUND((LOOKUP([.$A117];Levels;RogueTraits)/3) + LOOKUP([.$A117];Levels;MageTraits)*2/3)" office:value-type="float" office:value="4" calcext:value-type="float">
            <text:p>4</text:p>
          </table:table-cell>
          <table:table-cell table:formula="of:=ROUND((LOOKUP([.$A117];Levels;RogueKnacks)/3))" office:value-type="float" office:value="2" calcext:value-type="float">
            <text:p>2</text:p>
          </table:table-cell>
          <table:table-cell table:formula="of:=ROUNDDOWN([.A117]*2/3)" office:value-type="float" office:value="10" calcext:value-type="float">
            <text:p>10</text:p>
          </table:table-cell>
          <table:table-cell table:formula="of:=[.L117]&amp;&quot;d6&quot;" office:value-type="string" office:string-value="10d6" calcext:value-type="string">
            <text:p>10d6</text:p>
          </table:table-cell>
          <table:table-cell table:formula="of:=LOOKUP([.$L117];Levels;L1Spells)" office:value-type="float" office:value="4" calcext:value-type="float">
            <text:p>4</text:p>
          </table:table-cell>
          <table:table-cell table:formula="of:=LOOKUP([.$L117];Levels;L2Spells)" office:value-type="float" office:value="3" calcext:value-type="float">
            <text:p>3</text:p>
          </table:table-cell>
          <table:table-cell table:style-name="ce3" table:formula="of:=LOOKUP([.$L117];Levels;L3Spells)" office:value-type="float" office:value="3" calcext:value-type="float">
            <text:p>3</text:p>
          </table:table-cell>
          <table:table-cell table:style-name="ce3" table:formula="of:=LOOKUP([.$L117];Levels;L4Spells)" office:value-type="float" office:value="2" calcext:value-type="float">
            <text:p>2</text:p>
          </table:table-cell>
          <table:table-cell table:formula="of:=LOOKUP([.$L117];Levels;L5Spells)" office:value-type="float" office:value="2" calcext:value-type="float">
            <text:p>2</text:p>
          </table:table-cell>
          <table:table-cell table:style-name="ce7" table:formula="of:=LOOKUP([.L117];Levels;SaveDiff)" office:value-type="float" office:value="17" calcext:value-type="float">
            <text:p>17+</text:p>
          </table:table-cell>
          <table:table-cell table:style-name="ce3" office:value-type="float" office:value="25" calcext:value-type="float">
            <text:p>25</text:p>
          </table:table-cell>
          <table:table-cell table:style-name="ce5" table:formula="of:=ROUND(AVERAGE([.F117:.H117]))" office:value-type="float" office:value="11" calcext:value-type="float">
            <text:p>+11</text:p>
          </table:table-cell>
          <table:table-cell table:style-name="ce5" table:formula="of:=SUM([.F117:.H117])" office:value-type="float" office:value="32" calcext:value-type="float">
            <text:p>+32</text:p>
          </table:table-cell>
        </table:table-row>
      </table:table>
      <table:named-expressions>
        <table:named-range table:name="CombatMastery" table:base-cell-address="$Fighter.$L$6" table:cell-range-address="$Fighter.$L$6:.$L$20"/>
        <table:named-range table:name="FighterAB" table:base-cell-address="$Fighter.$D$6" table:cell-range-address="$Fighter.$D$6:.$D$20"/>
        <table:named-range table:name="FighterEvade" table:base-cell-address="$Fighter.$F$6" table:cell-range-address="$Fighter.$F$6:.$F$20"/>
        <table:named-range table:name="FighterHardy" table:base-cell-address="$Fighter.$G$6" table:cell-range-address="$Fighter.$G$6:.$G$20"/>
        <table:named-range table:name="FighterInit" table:base-cell-address="$Fighter.$E$6" table:cell-range-address="$Fighter.$E$6:.$E$20"/>
        <table:named-range table:name="FighterKnacks" table:base-cell-address="$Fighter.$K$6" table:cell-range-address="$Fighter.$K$6:.$K$20"/>
        <table:named-range table:name="FighterSkills" table:base-cell-address="$Fighter.$I$6" table:cell-range-address="$Fighter.$I$6:.$I$20"/>
        <table:named-range table:name="FighterSpirit" table:base-cell-address="$Fighter.$H$6" table:cell-range-address="$Fighter.$H$6:.$H$20"/>
        <table:named-range table:name="FighterTraits" table:base-cell-address="$Fighter.$J$6" table:cell-range-address="$Fighter.$J$6:.$J$20"/>
        <table:named-range table:name="FighterXP" table:base-cell-address="$Fighter.$B$6" table:cell-range-address="$Fighter.$B$6:.$B$20"/>
        <table:named-range table:name="Invocation" table:base-cell-address="$Fighter.$K$44" table:cell-range-address="$Fighter.$K$44:.$K$58"/>
        <table:named-range table:name="L1Spells" table:base-cell-address="$Fighter.$L$44" table:cell-range-address="$Fighter.$L$44:.$L$58"/>
        <table:named-range table:name="L2Spells" table:base-cell-address="$Fighter.$M$44" table:cell-range-address="$Fighter.$M$44:.$M$58"/>
        <table:named-range table:name="L3Spells" table:base-cell-address="$Fighter.$N$44" table:cell-range-address="$Fighter.$N$44:.$N$58"/>
        <table:named-range table:name="L4Spells" table:base-cell-address="$Fighter.$O$44" table:cell-range-address="$Fighter.$O$44:.$O$58"/>
        <table:named-range table:name="L5Spells" table:base-cell-address="$Fighter.$P$44" table:cell-range-address="$Fighter.$P$44:.$P$58"/>
        <table:named-range table:name="L6Spells" table:base-cell-address="$Fighter.$Q$44" table:cell-range-address="$Fighter.$Q$44:.$Q$58"/>
        <table:named-range table:name="Levels" table:base-cell-address="$Fighter.$A$6" table:cell-range-address="$Fighter.$A$6:.$A$20"/>
        <table:named-range table:name="MageAB" table:base-cell-address="$Fighter.$D$44" table:cell-range-address="$Fighter.$D$44:.$D$58"/>
        <table:named-range table:name="MageEvade" table:base-cell-address="$Fighter.$F$44" table:cell-range-address="$Fighter.$F$44:.$F$58"/>
        <table:named-range table:name="MageHardy" table:base-cell-address="$Fighter.$G$44" table:cell-range-address="$Fighter.$G$44:.$G$58"/>
        <table:named-range table:name="MageInit" table:base-cell-address="$Fighter.$E$44" table:cell-range-address="$Fighter.$E$44:.$E$58"/>
        <table:named-range table:name="MageSkills" table:base-cell-address="$Fighter.$I$44" table:cell-range-address="$Fighter.$I$44:.$I$58"/>
        <table:named-range table:name="MageSpirit" table:base-cell-address="$Fighter.$H$44" table:cell-range-address="$Fighter.$H$44:.$H$58"/>
        <table:named-range table:name="MageTraits" table:base-cell-address="$Fighter.$J$44" table:cell-range-address="$Fighter.$J$44:.$J$58"/>
        <table:named-range table:name="MageXP" table:base-cell-address="$Fighter.$B$44" table:cell-range-address="$Fighter.$B$44:.$B$58"/>
        <table:named-range table:name="RogueAB" table:base-cell-address="$Fighter.$D$25" table:cell-range-address="$Fighter.$D$25:.$D$39"/>
        <table:named-range table:name="RogueEvade" table:base-cell-address="$Fighter.$F$25" table:cell-range-address="$Fighter.$F$25:.$F$39"/>
        <table:named-range table:name="RogueHardy" table:base-cell-address="$Fighter.$G$25" table:cell-range-address="$Fighter.$G$25:.$G$39"/>
        <table:named-range table:name="RogueInit" table:base-cell-address="$Fighter.$E$25" table:cell-range-address="$Fighter.$E$25:.$E$39"/>
        <table:named-range table:name="RogueKnacks" table:base-cell-address="$Fighter.$K$25" table:cell-range-address="$Fighter.$K$25:.$K$39"/>
        <table:named-range table:name="RogueSkills" table:base-cell-address="$Fighter.$I$25" table:cell-range-address="$Fighter.$I$25:.$I$39"/>
        <table:named-range table:name="RogueSpirit" table:base-cell-address="$Fighter.$H$25" table:cell-range-address="$Fighter.$H$25:.$H$39"/>
        <table:named-range table:name="RogueTraits" table:base-cell-address="$Fighter.$J$25" table:cell-range-address="$Fighter.$J$25:.$J$39"/>
        <table:named-range table:name="RogueXP" table:base-cell-address="$Fighter.$B$25" table:cell-range-address="$Fighter.$B$25:.$B$39"/>
        <table:named-range table:name="SaveDiff" table:base-cell-address="$Fighter.$R$44" table:cell-range-address="$Fighter.$R$44:.$R$58"/>
        <table:named-range table:name="SneakAttack" table:base-cell-address="$Fighter.$L$25" table:cell-range-address="$Fighter.$L$25:.$L$39"/>
        <table:named-range table:name="Spells" table:base-cell-address="$Fighter.$L$44" table:cell-range-address="$Fighter.$L$44:.$Q$58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+</number:text>
      <number:number number:decimal-places="0" number:min-decimal-places="0" number:min-integer-digits="1" number:grouping="true"/>
    </number:number-style>
    <number:number-style style:name="N122">
      <number:text>-</number:text>
      <number:number number:decimal-places="0" number:min-decimal-places="0" number:min-integer-digits="1" number:grouping="true"/>
      <style:map style:condition="value()&gt;=0" style:apply-style-name="N122P0"/>
    </number:number-style>
    <number:number-style style:name="N123">
      <number:number number:decimal-places="0" number:min-decimal-places="0" number:min-integer-digits="1" number:grouping="true"/>
      <number:text>+</number:text>
    </number:number-style>
    <number:number-style style:name="N124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7">00/00/0000</text:date>, <text:time style:data-style-name="N2" text:time-value="20:22:12.38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1-16T14:18:24.274000000</meta:creation-date>
    <dc:date>2025-01-17T21:10:02.894000000</dc:date>
    <meta:editing-duration>PT3H4M16S</meta:editing-duration>
    <meta:editing-cycles>2</meta:editing-cycles>
    <meta:generator>LibreOffice/7.0.1.2$Windows_X86_64 LibreOffice_project/7cbcfc562f6eb6708b5ff7d7397325de9e764452</meta:generator>
    <meta:document-statistic meta:table-count="2" meta:cell-count="3608" meta:object-count="0"/>
  </office:meta>
</office:document-meta>
</file>